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6.2988in" svg:height="3.5429in" svg:x="13.0748in" svg:y="1.1059in">
            <draw:object draw:notify-on-update-of-ranges="Sheet2.A1:Sheet2.A1 Sheet2.A2:Sheet2.A202 Sheet2.C1:Sheet2.C1 Sheet2.C2:Sheet2.C202 Sheet2.A1:Sheet2.A1 Sheet2.A2:Sheet2.A202 Sheet2.E1:Sheet2.E1 Sheet2.E2:Sheet2.E202 Sheet2.A1:Sheet2.A1 Sheet2.A2:Sheet2.A202 Sheet2.G1:Sheet2.G1 Sheet2.G2:Sheet2.G202 Sheet2.A1:Sheet2.A1 Sheet2.A2:Sheet2.A202 Sheet2.I1:Sheet2.I1 Sheet2.I2:Sheet2.I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5039in" svg:y="3.689in">
            <draw:object draw:notify-on-update-of-ranges="Sheet2.A1:Sheet2.A1 Sheet2.A2:Sheet2.A202 Sheet2.B1:Sheet2.B1 Sheet2.B2:Sheet2.B202 Sheet2.A1:Sheet2.A1 Sheet2.A2:Sheet2.A202 Sheet2.D1:Sheet2.D1 Sheet2.D2:Sheet2.D202 Sheet2.A1:Sheet2.A1 Sheet2.A2:Sheet2.A202 Sheet2.F1:Sheet2.F1 Sheet2.F2:Sheet2.F202 Sheet2.A1:Sheet2.A1 Sheet2.A2:Sheet2.A202 Sheet2.H1:Sheet2.H1 Sheet2.H2:Sheet2.H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0228in" svg:y="2.2669in">
            <draw:object draw:notify-on-update-of-ranges="Sheet2.B1:Sheet2.B1 Sheet2.B2:Sheet2.B202 Sheet2.C1:Sheet2.C1 Sheet2.C2:Sheet2.C202 Sheet2.K1:Sheet2.K1 Sheet2.K2:Sheet2.K202 Sheet2.J2:Sheet2.J202 Sheet2.E1:Sheet2.E1 Sheet2.E2:Sheet2.E202 Sheet2.D2:Sheet2.D202 Sheet2.G1:Sheet2.G1 Sheet2.G2:Sheet2.G202 Sheet2.F2:Sheet2.F202 Sheet2.I1:Sheet2.I1 Sheet2.I2:Sheet2.I202 Sheet2.H2:Sheet2.H2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_cold_thick</text:p>
          </table:table-cell>
          <table:table-cell office:value-type="string" calcext:value-type="string">
            <text:p>T_cold_thick</text:p>
          </table:table-cell>
          <table:table-cell office:value-type="string" calcext:value-type="string">
            <text:p>f_cold_thin</text:p>
          </table:table-cell>
          <table:table-cell office:value-type="string" calcext:value-type="string">
            <text:p>T_cold_thin</text:p>
          </table:table-cell>
          <table:table-cell office:value-type="string" calcext:value-type="string">
            <text:p>f_hot_thick</text:p>
          </table:table-cell>
          <table:table-cell office:value-type="string" calcext:value-type="string">
            <text:p>T_hot_thick</text:p>
          </table:table-cell>
          <table:table-cell office:value-type="string" calcext:value-type="string">
            <text:p>f_hot_thin</text:p>
          </table:table-cell>
          <table:table-cell office:value-type="string" calcext:value-type="string">
            <text:p>T_hot_thin</text:p>
          </table:table-cell>
          <table:table-cell office:value-type="string" calcext:value-type="string">
            <text:p>f_stable</text:p>
          </table:table-cell>
          <table:table-cell office:value-type="string" calcext:value-type="string">
            <text:p>T_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1.4" calcext:value-type="float">
            <text:p>1.4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table:formula="of:=0.2" office:value-type="float" office:value="0.2" calcext:value-type="float">
            <text:p>0.2</text:p>
          </table:table-cell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3263811887793" calcext:value-type="float">
            <text:p>1.3263811887793</text:p>
          </table:table-cell>
          <table:table-cell office:value-type="float" office:value="0.39420348436506" calcext:value-type="float">
            <text:p>0.39420348436506</text:p>
          </table:table-cell>
          <table:table-cell office:value-type="float" office:value="0.69143897857185" calcext:value-type="float">
            <text:p>0.69143897857185</text:p>
          </table:table-cell>
          <table:table-cell office:value-type="float" office:value="0.27667683057375" calcext:value-type="float">
            <text:p>0.27667683057375</text:p>
          </table:table-cell>
          <table:table-cell office:value-type="float" office:value="1.1918226888468" calcext:value-type="float">
            <text:p>1.1918226888468</text:p>
          </table:table-cell>
          <table:table-cell office:value-type="float" office:value="0.68639073297889" calcext:value-type="float">
            <text:p>0.68639073297889</text:p>
          </table:table-cell>
          <table:table-cell office:value-type="float" office:value="0.61212696130025" calcext:value-type="float">
            <text:p>0.61212696130025</text:p>
          </table:table-cell>
          <table:table-cell office:value-type="float" office:value="0.62885350409972" calcext:value-type="float">
            <text:p>0.62885350409972</text:p>
          </table:table-cell>
          <table:table-cell office:value-type="float" office:value="2" calcext:value-type="float">
            <text:p>2</text:p>
          </table:table-cell>
          <table:table-cell table:formula="of:=[.K2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2648252333393" calcext:value-type="float">
            <text:p>1.2648252333393</text:p>
          </table:table-cell>
          <table:table-cell office:value-type="float" office:value="0.42908066737755" calcext:value-type="float">
            <text:p>0.42908066737755</text:p>
          </table:table-cell>
          <table:table-cell office:value-type="float" office:value="0.80948189660512" calcext:value-type="float">
            <text:p>0.80948189660512</text:p>
          </table:table-cell>
          <table:table-cell office:value-type="float" office:value="0.18953714973224" calcext:value-type="float">
            <text:p>0.18953714973224</text:p>
          </table:table-cell>
          <table:table-cell office:value-type="float" office:value="1.0636107743083" calcext:value-type="float">
            <text:p>1.0636107743083</text:p>
          </table:table-cell>
          <table:table-cell office:value-type="float" office:value="0.70174493438796" calcext:value-type="float">
            <text:p>0.70174493438796</text:p>
          </table:table-cell>
          <table:table-cell office:value-type="float" office:value="0.62825064812212" calcext:value-type="float">
            <text:p>0.62825064812212</text:p>
          </table:table-cell>
          <table:table-cell office:value-type="float" office:value="0.60713213876196" calcext:value-type="float">
            <text:p>0.60713213876196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125645447651" calcext:value-type="float">
            <text:p>1.2125645447651</text:p>
          </table:table-cell>
          <table:table-cell office:value-type="float" office:value="0.45681068113411" calcext:value-type="float">
            <text:p>0.45681068113411</text:p>
          </table:table-cell>
          <table:table-cell office:value-type="float" office:value="0.96103611462954" calcext:value-type="float">
            <text:p>0.96103611462954</text:p>
          </table:table-cell>
          <table:table-cell office:value-type="float" office:value="0.086849483525271" calcext:value-type="float">
            <text:p>0.086849483525271</text:p>
          </table:table-cell>
          <table:table-cell office:value-type="float" office:value="0.97515068529114" calcext:value-type="float">
            <text:p>0.97515068529114</text:p>
          </table:table-cell>
          <table:table-cell office:value-type="float" office:value="0.70696586211293" calcext:value-type="float">
            <text:p>0.70696586211293</text:p>
          </table:table-cell>
          <table:table-cell office:value-type="float" office:value="0.64841395440862" calcext:value-type="float">
            <text:p>0.64841395440862</text:p>
          </table:table-cell>
          <table:table-cell office:value-type="float" office:value="0.58478140983433" calcext:value-type="float">
            <text:p>0.58478140983433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167791048206" calcext:value-type="float">
            <text:p>1.167791048206</text:p>
          </table:table-cell>
          <table:table-cell office:value-type="float" office:value="0.47889984905039" calcext:value-type="float">
            <text:p>0.47889984905039</text:p>
          </table:table-cell>
          <table:table-cell office:value-type="float" office:value="1.1506597544395" calcext:value-type="float">
            <text:p>1.1506597544395</text:p>
          </table:table-cell>
          <table:table-cell office:value-type="float" office:value="-0.029882338300644" calcext:value-type="float">
            <text:p>-0.029882338300644</text:p>
          </table:table-cell>
          <table:table-cell office:value-type="float" office:value="0.91071858261797" calcext:value-type="float">
            <text:p>0.91071858261797</text:p>
          </table:table-cell>
          <table:table-cell office:value-type="float" office:value="0.70635351645759" calcext:value-type="float">
            <text:p>0.70635351645759</text:p>
          </table:table-cell>
          <table:table-cell office:value-type="float" office:value="0.67268505823377" calcext:value-type="float">
            <text:p>0.67268505823377</text:p>
          </table:table-cell>
          <table:table-cell office:value-type="float" office:value="0.56177995165793" calcext:value-type="float">
            <text:p>0.5617799516579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1292427537124" calcext:value-type="float">
            <text:p>1.1292427537124</text:p>
          </table:table-cell>
          <table:table-cell office:value-type="float" office:value="0.49644492009158" calcext:value-type="float">
            <text:p>0.49644492009158</text:p>
          </table:table-cell>
          <table:table-cell office:value-type="float" office:value="1.3728378572877" calcext:value-type="float">
            <text:p>1.3728378572877</text:p>
          </table:table-cell>
          <table:table-cell office:value-type="float" office:value="-0.15106237905566" calcext:value-type="float">
            <text:p>-0.15106237905566</text:p>
          </table:table-cell>
          <table:table-cell office:value-type="float" office:value="0.8625125957426" calcext:value-type="float">
            <text:p>0.8625125957426</text:p>
          </table:table-cell>
          <table:table-cell office:value-type="float" office:value="0.70203019971779" calcext:value-type="float">
            <text:p>0.70203019971779</text:p>
          </table:table-cell>
          <table:table-cell office:value-type="float" office:value="0.70112663680007" calcext:value-type="float">
            <text:p>0.70112663680007</text:p>
          </table:table-cell>
          <table:table-cell office:value-type="float" office:value="0.53815358484961" calcext:value-type="float">
            <text:p>0.5381535848496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0959921897847" calcext:value-type="float">
            <text:p>1.0959921897847</text:p>
          </table:table-cell>
          <table:table-cell office:value-type="float" office:value="0.51027487155808" calcext:value-type="float">
            <text:p>0.51027487155808</text:p>
          </table:table-cell>
          <table:table-cell office:value-type="float" office:value="1.600168510063" calcext:value-type="float">
            <text:p>1.600168510063</text:p>
          </table:table-cell>
          <table:table-cell office:value-type="float" office:value="-0.25380584812586" calcext:value-type="float">
            <text:p>-0.25380584812586</text:p>
          </table:table-cell>
          <table:table-cell office:value-type="float" office:value="0.82610461853064" calcext:value-type="float">
            <text:p>0.82610461853064</text:p>
          </table:table-cell>
          <table:table-cell office:value-type="float" office:value="0.69518003634633" calcext:value-type="float">
            <text:p>0.69518003634633</text:p>
          </table:table-cell>
          <table:table-cell office:value-type="float" office:value="0.73375681702898" calcext:value-type="float">
            <text:p>0.73375681702898</text:p>
          </table:table-cell>
          <table:table-cell office:value-type="float" office:value="0.513993700768" calcext:value-type="float">
            <text:p>0.513993700768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673293161056" calcext:value-type="float">
            <text:p>1.0673293161056</text:p>
          </table:table-cell>
          <table:table-cell office:value-type="float" office:value="0.52103399024653" calcext:value-type="float">
            <text:p>0.52103399024653</text:p>
          </table:table-cell>
          <table:table-cell office:value-type="float" office:value="1.7824037377426" calcext:value-type="float">
            <text:p>1.7824037377426</text:p>
          </table:table-cell>
          <table:table-cell office:value-type="float" office:value="-0.30673459748801" calcext:value-type="float">
            <text:p>-0.30673459748801</text:p>
          </table:table-cell>
          <table:table-cell office:value-type="float" office:value="0.79875345280558" calcext:value-type="float">
            <text:p>0.79875345280558</text:p>
          </table:table-cell>
          <table:table-cell office:value-type="float" office:value="0.68651693446475" calcext:value-type="float">
            <text:p>0.68651693446475</text:p>
          </table:table-cell>
          <table:table-cell office:value-type="float" office:value="0.77049920524033" calcext:value-type="float">
            <text:p>0.77049920524033</text:p>
          </table:table-cell>
          <table:table-cell office:value-type="float" office:value="0.48947974886519" calcext:value-type="float">
            <text:p>0.4894797488651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0426923849814" calcext:value-type="float">
            <text:p>1.0426923849814</text:p>
          </table:table-cell>
          <table:table-cell office:value-type="float" office:value="0.52923394441154" calcext:value-type="float">
            <text:p>0.52923394441154</text:p>
          </table:table-cell>
          <table:table-cell office:value-type="float" office:value="1.877697224935" calcext:value-type="float">
            <text:p>1.877697224935</text:p>
          </table:table-cell>
          <table:table-cell office:value-type="float" office:value="-0.29305202820631" calcext:value-type="float">
            <text:p>-0.29305202820631</text:p>
          </table:table-cell>
          <table:table-cell office:value-type="float" office:value="0.77865709416798" calcext:value-type="float">
            <text:p>0.77865709416798</text:p>
          </table:table-cell>
          <table:table-cell office:value-type="float" office:value="0.67649519888444" calcext:value-type="float">
            <text:p>0.67649519888444</text:p>
          </table:table-cell>
          <table:table-cell office:value-type="float" office:value="0.81112101354792" calcext:value-type="float">
            <text:p>0.81112101354792</text:p>
          </table:table-cell>
          <table:table-cell office:value-type="float" office:value="0.46490423132416" calcext:value-type="float">
            <text:p>0.46490423132416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216247808666" calcext:value-type="float">
            <text:p>1.0216247808666</text:p>
          </table:table-cell>
          <table:table-cell office:value-type="float" office:value="0.5352882495537" calcext:value-type="float">
            <text:p>0.5352882495537</text:p>
          </table:table-cell>
          <table:table-cell office:value-type="float" office:value="1.8872907444685" calcext:value-type="float">
            <text:p>1.8872907444685</text:p>
          </table:table-cell>
          <table:table-cell office:value-type="float" office:value="-0.2266247593401" calcext:value-type="float">
            <text:p>-0.2266247593401</text:p>
          </table:table-cell>
          <table:table-cell office:value-type="float" office:value="0.76457826876629" calcext:value-type="float">
            <text:p>0.76457826876629</text:p>
          </table:table-cell>
          <table:table-cell office:value-type="float" office:value="0.6654163857722" calcext:value-type="float">
            <text:p>0.6654163857722</text:p>
          </table:table-cell>
          <table:table-cell office:value-type="float" office:value="0.85516189951482" calcext:value-type="float">
            <text:p>0.85516189951482</text:p>
          </table:table-cell>
          <table:table-cell office:value-type="float" office:value="0.4406962954046" calcext:value-type="float">
            <text:p>0.4406962954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37467259607" calcext:value-type="float">
            <text:p>1.0037467259607</text:p>
          </table:table-cell>
          <table:table-cell office:value-type="float" office:value="0.53953610874807" calcext:value-type="float">
            <text:p>0.53953610874807</text:p>
          </table:table-cell>
          <table:table-cell office:value-type="float" office:value="1.8422214086662" calcext:value-type="float">
            <text:p>1.8422214086662</text:p>
          </table:table-cell>
          <table:table-cell office:value-type="float" office:value="-0.13531780523259" calcext:value-type="float">
            <text:p>-0.13531780523259</text:p>
          </table:table-cell>
          <table:table-cell office:value-type="float" office:value="0.75563894089958" calcext:value-type="float">
            <text:p>0.75563894089958</text:p>
          </table:table-cell>
          <table:table-cell office:value-type="float" office:value="0.65348863441167" calcext:value-type="float">
            <text:p>0.65348863441167</text:p>
          </table:table-cell>
          <table:table-cell office:value-type="float" office:value="0.90186231817716" calcext:value-type="float">
            <text:p>0.90186231817716</text:p>
          </table:table-cell>
          <table:table-cell office:value-type="float" office:value="0.41743675748454" calcext:value-type="float">
            <text:p>0.41743675748454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8873590500998" calcext:value-type="float">
            <text:p>0.98873590500998</text:p>
          </table:table-cell>
          <table:table-cell office:value-type="float" office:value="0.54225949771038" calcext:value-type="float">
            <text:p>0.54225949771038</text:p>
          </table:table-cell>
          <table:table-cell office:value-type="float" office:value="1.7717366913494" calcext:value-type="float">
            <text:p>1.7717366913494</text:p>
          </table:table-cell>
          <table:table-cell office:value-type="float" office:value="-0.039950562188656" calcext:value-type="float">
            <text:p>-0.039950562188656</text:p>
          </table:table-cell>
          <table:table-cell office:value-type="float" office:value="0.75119887067591" calcext:value-type="float">
            <text:p>0.75119887067591</text:p>
          </table:table-cell>
          <table:table-cell office:value-type="float" office:value="0.64086217324571" calcext:value-type="float">
            <text:p>0.64086217324571</text:p>
          </table:table-cell>
          <table:table-cell office:value-type="float" office:value="0.95010877656415" calcext:value-type="float">
            <text:p>0.95010877656415</text:p>
          </table:table-cell>
          <table:table-cell office:value-type="float" office:value="0.39585390254984" calcext:value-type="float">
            <text:p>0.39585390254984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97631367275963" calcext:value-type="float">
            <text:p>0.97631367275963</text:p>
          </table:table-cell>
          <table:table-cell office:value-type="float" office:value="0.54369575810572" calcext:value-type="float">
            <text:p>0.54369575810572</text:p>
          </table:table-cell>
          <table:table-cell office:value-type="float" office:value="1.6930710190007" calcext:value-type="float">
            <text:p>1.6930710190007</text:p>
          </table:table-cell>
          <table:table-cell office:value-type="float" office:value="0.049293109509975" calcext:value-type="float">
            <text:p>0.049293109509975</text:p>
          </table:table-cell>
          <table:table-cell office:value-type="float" office:value="0.75077898373838" calcext:value-type="float">
            <text:p>0.75077898373838</text:p>
          </table:table-cell>
          <table:table-cell office:value-type="float" office:value="0.62765208215788" calcext:value-type="float">
            <text:p>0.62765208215788</text:p>
          </table:table-cell>
          <table:table-cell office:value-type="float" office:value="0.99842208378802" calcext:value-type="float">
            <text:p>0.99842208378802</text:p>
          </table:table-cell>
          <table:table-cell office:value-type="float" office:value="0.37678759753217" calcext:value-type="float">
            <text:p>0.37678759753217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96623489658479" calcext:value-type="float">
            <text:p>0.96623489658479</text:p>
          </table:table-cell>
          <table:table-cell office:value-type="float" office:value="0.54404708500858" calcext:value-type="float">
            <text:p>0.54404708500858</text:p>
          </table:table-cell>
          <table:table-cell office:value-type="float" office:value="1.6146196889221" calcext:value-type="float">
            <text:p>1.6146196889221</text:p>
          </table:table-cell>
          <table:table-cell office:value-type="float" office:value="0.12875044079912" calcext:value-type="float">
            <text:p>0.12875044079912</text:p>
          </table:table-cell>
          <table:table-cell office:value-type="float" office:value="0.75400984379785" calcext:value-type="float">
            <text:p>0.75400984379785</text:p>
          </table:table-cell>
          <table:table-cell office:value-type="float" office:value="0.61395391468719" calcext:value-type="float">
            <text:p>0.61395391468719</text:p>
          </table:table-cell>
          <table:table-cell office:value-type="float" office:value="1.0450178774638" calcext:value-type="float">
            <text:p>1.0450178774638</text:p>
          </table:table-cell>
          <table:table-cell office:value-type="float" office:value="0.36111228381825" calcext:value-type="float">
            <text:p>0.36111228381825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95828026026313" calcext:value-type="float">
            <text:p>0.95828026026313</text:p>
          </table:table-cell>
          <table:table-cell office:value-type="float" office:value="0.54348779084871" calcext:value-type="float">
            <text:p>0.54348779084871</text:p>
          </table:table-cell>
          <table:table-cell office:value-type="float" office:value="1.5401027548452" calcext:value-type="float">
            <text:p>1.5401027548452</text:p>
          </table:table-cell>
          <table:table-cell office:value-type="float" office:value="0.19778641514689" calcext:value-type="float">
            <text:p>0.19778641514689</text:p>
          </table:table-cell>
          <table:table-cell office:value-type="float" office:value="0.76059463540186" calcext:value-type="float">
            <text:p>0.76059463540186</text:p>
          </table:table-cell>
          <table:table-cell office:value-type="float" office:value="0.59985523307269" calcext:value-type="float">
            <text:p>0.59985523307269</text:p>
          </table:table-cell>
          <table:table-cell office:value-type="float" office:value="1.087958628044" calcext:value-type="float">
            <text:p>1.087958628044</text:p>
          </table:table-cell>
          <table:table-cell office:value-type="float" office:value="0.34962023526997" calcext:value-type="float">
            <text:p>0.3496202352699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95225030331411" calcext:value-type="float">
            <text:p>0.95225030331411</text:p>
          </table:table-cell>
          <table:table-cell office:value-type="float" office:value="0.54216992633761" calcext:value-type="float">
            <text:p>0.54216992633761</text:p>
          </table:table-cell>
          <table:table-cell office:value-type="float" office:value="1.4710006352449" calcext:value-type="float">
            <text:p>1.4710006352449</text:p>
          </table:table-cell>
          <table:table-cell office:value-type="float" office:value="0.25699109138842" calcext:value-type="float">
            <text:p>0.25699109138842</text:p>
          </table:table-cell>
          <table:table-cell office:value-type="float" office:value="0.77028064358756" calcext:value-type="float">
            <text:p>0.77028064358756</text:p>
          </table:table-cell>
          <table:table-cell office:value-type="float" office:value="0.58544463418521" calcext:value-type="float">
            <text:p>0.58544463418521</text:p>
          </table:table-cell>
          <table:table-cell office:value-type="float" office:value="1.1253882175357" calcext:value-type="float">
            <text:p>1.1253882175357</text:p>
          </table:table-cell>
          <table:table-cell office:value-type="float" office:value="0.34288448459689" calcext:value-type="float">
            <text:p>0.34288448459689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94796074003649" calcext:value-type="float">
            <text:p>0.94796074003649</text:p>
          </table:table-cell>
          <table:table-cell office:value-type="float" office:value="0.54022765097091" calcext:value-type="float">
            <text:p>0.54022765097091</text:p>
          </table:table-cell>
          <table:table-cell office:value-type="float" office:value="1.4077478139525" calcext:value-type="float">
            <text:p>1.4077478139525</text:p>
          </table:table-cell>
          <table:table-cell office:value-type="float" office:value="0.30737462178827" calcext:value-type="float">
            <text:p>0.30737462178827</text:p>
          </table:table-cell>
          <table:table-cell office:value-type="float" office:value="0.78283574233843" calcext:value-type="float">
            <text:p>0.78283574233843</text:p>
          </table:table-cell>
          <table:table-cell office:value-type="float" office:value="0.57081924946105" calcext:value-type="float">
            <text:p>0.57081924946105</text:p>
          </table:table-cell>
          <table:table-cell office:value-type="float" office:value="1.1558008490533" calcext:value-type="float">
            <text:p>1.1558008490533</text:p>
          </table:table-cell>
          <table:table-cell office:value-type="float" office:value="0.34113856372575" calcext:value-type="float">
            <text:p>0.34113856372575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94523876976016" calcext:value-type="float">
            <text:p>0.94523876976016</text:p>
          </table:table-cell>
          <table:table-cell office:value-type="float" office:value="0.53778062506584" calcext:value-type="float">
            <text:p>0.53778062506584</text:p>
          </table:table-cell>
          <table:table-cell office:value-type="float" office:value="1.3502955205658" calcext:value-type="float">
            <text:p>1.3502955205658</text:p>
          </table:table-cell>
          <table:table-cell office:value-type="float" office:value="0.35002694247986" calcext:value-type="float">
            <text:p>0.35002694247986</text:p>
          </table:table-cell>
          <table:table-cell office:value-type="float" office:value="0.79802788194608" calcext:value-type="float">
            <text:p>0.79802788194608</text:p>
          </table:table-cell>
          <table:table-cell office:value-type="float" office:value="0.55609106665076" calcext:value-type="float">
            <text:p>0.55609106665076</text:p>
          </table:table-cell>
          <table:table-cell office:value-type="float" office:value="1.1782668646388" calcext:value-type="float">
            <text:p>1.1782668646388</text:p>
          </table:table-cell>
          <table:table-cell office:value-type="float" office:value="0.34421500590898" calcext:value-type="float">
            <text:p>0.34421500590898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4392019611061" calcext:value-type="float">
            <text:p>0.94392019611061</text:p>
          </table:table-cell>
          <table:table-cell office:value-type="float" office:value="0.53493661616935" calcext:value-type="float">
            <text:p>0.53493661616935</text:p>
          </table:table-cell>
          <table:table-cell office:value-type="float" office:value="1.2983784078934" calcext:value-type="float">
            <text:p>1.2983784078934</text:p>
          </table:table-cell>
          <table:table-cell office:value-type="float" office:value="0.38598106919286" calcext:value-type="float">
            <text:p>0.38598106919286</text:p>
          </table:table-cell>
          <table:table-cell office:value-type="float" office:value="0.81560661643724" calcext:value-type="float">
            <text:p>0.81560661643724</text:p>
          </table:table-cell>
          <table:table-cell office:value-type="float" office:value="0.54139210240859" calcext:value-type="float">
            <text:p>0.54139210240859</text:p>
          </table:table-cell>
          <table:table-cell office:value-type="float" office:value="1.1925426523444" calcext:value-type="float">
            <text:p>1.1925426523444</text:p>
          </table:table-cell>
          <table:table-cell office:value-type="float" office:value="0.351567716191" calcext:value-type="float">
            <text:p>0.351567716191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9438472410011" calcext:value-type="float">
            <text:p>0.9438472410011</text:p>
          </table:table-cell>
          <table:table-cell office:value-type="float" office:value="0.53179346037329" calcext:value-type="float">
            <text:p>0.53179346037329</text:p>
          </table:table-cell>
          <table:table-cell office:value-type="float" office:value="1.2516430430755" calcext:value-type="float">
            <text:p>1.2516430430755</text:p>
          </table:table-cell>
          <table:table-cell office:value-type="float" office:value="0.41616456739099" calcext:value-type="float">
            <text:p>0.41616456739099</text:p>
          </table:table-cell>
          <table:table-cell office:value-type="float" office:value="0.83528654416298" calcext:value-type="float">
            <text:p>0.83528654416298</text:p>
          </table:table-cell>
          <table:table-cell office:value-type="float" office:value="0.52687813500004" calcext:value-type="float">
            <text:p>0.52687813500004</text:p>
          </table:table-cell>
          <table:table-cell office:value-type="float" office:value="1.1990354234289" calcext:value-type="float">
            <text:p>1.1990354234289</text:p>
          </table:table-cell>
          <table:table-cell office:value-type="float" office:value="0.36237125396352" calcext:value-type="float">
            <text:p>0.362371253963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486698137273" calcext:value-type="float">
            <text:p>0.94486698137273</text:p>
          </table:table-cell>
          <table:table-cell office:value-type="float" office:value="0.52844048492626" calcext:value-type="float">
            <text:p>0.52844048492626</text:p>
          </table:table-cell>
          <table:table-cell office:value-type="float" office:value="1.2097105528482" calcext:value-type="float">
            <text:p>1.2097105528482</text:p>
          </table:table-cell>
          <table:table-cell office:value-type="float" office:value="0.44138894354055" calcext:value-type="float">
            <text:p>0.44138894354055</text:p>
          </table:table-cell>
          <table:table-cell office:value-type="float" office:value="0.85673328501234" calcext:value-type="float">
            <text:p>0.85673328501234</text:p>
          </table:table-cell>
          <table:table-cell office:value-type="float" office:value="0.51273043898842" calcext:value-type="float">
            <text:p>0.51273043898842</text:p>
          </table:table-cell>
          <table:table-cell office:value-type="float" office:value="1.1986501125958" calcext:value-type="float">
            <text:p>1.1986501125958</text:p>
          </table:table-cell>
          <table:table-cell office:value-type="float" office:value="0.37566128187603" calcext:value-type="float">
            <text:p>0.37566128187603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94683036068945" calcext:value-type="float">
            <text:p>0.94683036068945</text:p>
          </table:table-cell>
          <table:table-cell office:value-type="float" office:value="0.52495947718457" calcext:value-type="float">
            <text:p>0.52495947718457</text:p>
          </table:table-cell>
          <table:table-cell office:value-type="float" office:value="1.1722070226989" calcext:value-type="float">
            <text:p>1.1722070226989</text:p>
          </table:table-cell>
          <table:table-cell office:value-type="float" office:value="0.46235484941495" calcext:value-type="float">
            <text:p>0.46235484941495</text:p>
          </table:table-cell>
          <table:table-cell office:value-type="float" office:value="0.87955329646057" calcext:value-type="float">
            <text:p>0.87955329646057</text:p>
          </table:table-cell>
          <table:table-cell office:value-type="float" office:value="0.49915478398454" calcext:value-type="float">
            <text:p>0.49915478398454</text:p>
          </table:table-cell>
          <table:table-cell office:value-type="float" office:value="1.1925822464983" calcext:value-type="float">
            <text:p>1.1925822464983</text:p>
          </table:table-cell>
          <table:table-cell office:value-type="float" office:value="0.39047199551295" calcext:value-type="float">
            <text:p>0.39047199551295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495917372415" calcext:value-type="float">
            <text:p>0.9495917372415</text:p>
          </table:table-cell>
          <table:table-cell office:value-type="float" office:value="0.52142527284733" calcext:value-type="float">
            <text:p>0.52142527284733</text:p>
          </table:table-cell>
          <table:table-cell office:value-type="float" office:value="1.1387776859059" calcext:value-type="float">
            <text:p>1.1387776859059</text:p>
          </table:table-cell>
          <table:table-cell office:value-type="float" office:value="0.47966324673967" calcext:value-type="float">
            <text:p>0.47966324673967</text:p>
          </table:table-cell>
          <table:table-cell office:value-type="float" office:value="0.90328935775742" calcext:value-type="float">
            <text:p>0.90328935775742</text:p>
          </table:table-cell>
          <table:table-cell office:value-type="float" office:value="0.48637690231616" calcext:value-type="float">
            <text:p>0.48637690231616</text:p>
          </table:table-cell>
          <table:table-cell office:value-type="float" office:value="1.1821207924186" calcext:value-type="float">
            <text:p>1.1821207924186</text:p>
          </table:table-cell>
          <table:table-cell office:value-type="float" office:value="0.40593850844483" calcext:value-type="float">
            <text:p>0.40593850844483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95300893039334" calcext:value-type="float">
            <text:p>0.95300893039334</text:p>
          </table:table-cell>
          <table:table-cell office:value-type="float" office:value="0.51790603095619" calcext:value-type="float">
            <text:p>0.51790603095619</text:p>
          </table:table-cell>
          <table:table-cell office:value-type="float" office:value="1.109092795073" calcext:value-type="float">
            <text:p>1.109092795073</text:p>
          </table:table-cell>
          <table:table-cell office:value-type="float" office:value="0.49382813351405" calcext:value-type="float">
            <text:p>0.49382813351405</text:p>
          </table:table-cell>
          <table:table-cell office:value-type="float" office:value="0.92742373808321" calcext:value-type="float">
            <text:p>0.92742373808321</text:p>
          </table:table-cell>
          <table:table-cell office:value-type="float" office:value="0.47463382953324" calcext:value-type="float">
            <text:p>0.47463382953324</text:p>
          </table:table-cell>
          <table:table-cell office:value-type="float" office:value="1.1685002077798" calcext:value-type="float">
            <text:p>1.1685002077798</text:p>
          </table:table-cell>
          <table:table-cell office:value-type="float" office:value="0.4213532192193" calcext:value-type="float">
            <text:p>0.4213532192193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569437165446" calcext:value-type="float">
            <text:p>0.9569437165446</text:p>
          </table:table-cell>
          <table:table-cell office:value-type="float" office:value="0.51446326211287" calcext:value-type="float">
            <text:p>0.51446326211287</text:p>
          </table:table-cell>
          <table:table-cell office:value-type="float" office:value="1.0828491781613" calcext:value-type="float">
            <text:p>1.0828491781613</text:p>
          </table:table-cell>
          <table:table-cell office:value-type="float" office:value="0.50528891554006" calcext:value-type="float">
            <text:p>0.50528891554006</text:p>
          </table:table-cell>
          <table:table-cell office:value-type="float" office:value="0.95139074163938" calcext:value-type="float">
            <text:p>0.95139074163938</text:p>
          </table:table-cell>
          <table:table-cell office:value-type="float" office:value="0.4641609835595" calcext:value-type="float">
            <text:p>0.4641609835595</text:p>
          </table:table-cell>
          <table:table-cell office:value-type="float" office:value="1.152811966782" calcext:value-type="float">
            <text:p>1.152811966782</text:p>
          </table:table-cell>
          <table:table-cell office:value-type="float" office:value="0.43618184142424" calcext:value-type="float">
            <text:p>0.4361818414242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6126271136398" calcext:value-type="float">
            <text:p>0.96126271136398</text:p>
          </table:table-cell>
          <table:table-cell office:value-type="float" office:value="0.51115167774362" calcext:value-type="float">
            <text:p>0.51115167774362</text:p>
          </table:table-cell>
          <table:table-cell office:value-type="float" office:value="1.0597695628719" calcext:value-type="float">
            <text:p>1.0597695628719</text:p>
          </table:table-cell>
          <table:table-cell office:value-type="float" office:value="0.51442165414931" calcext:value-type="float">
            <text:p>0.51442165414931</text:p>
          </table:table-cell>
          <table:table-cell office:value-type="float" office:value="0.97459926867072" calcext:value-type="float">
            <text:p>0.97459926867072</text:p>
          </table:table-cell>
          <table:table-cell office:value-type="float" office:value="0.45517564498557" calcext:value-type="float">
            <text:p>0.45517564498557</text:p>
          </table:table-cell>
          <table:table-cell office:value-type="float" office:value="1.1359666942961" calcext:value-type="float">
            <text:p>1.1359666942961</text:p>
          </table:table-cell>
          <table:table-cell office:value-type="float" office:value="0.4500523212427" calcext:value-type="float">
            <text:p>0.4500523212427</text:p>
          </table:table-cell>
          <table:table-cell table:formula="of:=[.J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96583855676563" calcext:value-type="float">
            <text:p>0.96583855676563</text:p>
          </table:table-cell>
          <table:table-cell office:value-type="float" office:value="0.50801893006121" calcext:value-type="float">
            <text:p>0.50801893006121</text:p>
          </table:table-cell>
          <table:table-cell office:value-type="float" office:value="1.0396007788097" calcext:value-type="float">
            <text:p>1.0396007788097</text:p>
          </table:table-cell>
          <table:table-cell office:value-type="float" office:value="0.5215489526418" calcext:value-type="float">
            <text:p>0.5215489526418</text:p>
          </table:table-cell>
          <table:table-cell office:value-type="float" office:value="0.99646430220788" calcext:value-type="float">
            <text:p>0.99646430220788</text:p>
          </table:table-cell>
          <table:table-cell office:value-type="float" office:value="0.44785847383691" calcext:value-type="float">
            <text:p>0.44785847383691</text:p>
          </table:table-cell>
          <table:table-cell office:value-type="float" office:value="1.1186909144398" calcext:value-type="float">
            <text:p>1.1186909144398</text:p>
          </table:table-cell>
          <table:table-cell office:value-type="float" office:value="0.46272987526454" calcext:value-type="float">
            <text:p>0.46272987526454</text:p>
          </table:table-cell>
          <table:table-cell table:formula="of:=[.J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97055131342495" calcext:value-type="float">
            <text:p>0.97055131342495</text:p>
          </table:table-cell>
          <table:table-cell office:value-type="float" office:value="0.50510531282123" calcext:value-type="float">
            <text:p>0.50510531282123</text:p>
          </table:table-cell>
          <table:table-cell office:value-type="float" office:value="1.0221114384451" calcext:value-type="float">
            <text:p>1.0221114384451</text:p>
          </table:table-cell>
          <table:table-cell office:value-type="float" office:value="0.52694848473159" calcext:value-type="float">
            <text:p>0.52694848473159</text:p>
          </table:table-cell>
          <table:table-cell office:value-type="float" office:value="1.0164441099977" calcext:value-type="float">
            <text:p>1.0164441099977</text:p>
          </table:table-cell>
          <table:table-cell office:value-type="float" office:value="0.44233560670363" calcext:value-type="float">
            <text:p>0.44233560670363</text:p>
          </table:table-cell>
          <table:table-cell office:value-type="float" office:value="1.1015432732917" calcext:value-type="float">
            <text:p>1.1015432732917</text:p>
          </table:table-cell>
          <table:table-cell office:value-type="float" office:value="0.47408786546234" calcext:value-type="float">
            <text:p>0.47408786546234</text:p>
          </table:table-cell>
          <table:table-cell table:formula="of:=[.J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97528994576074" calcext:value-type="float">
            <text:p>0.97528994576074</text:p>
          </table:table-cell>
          <table:table-cell office:value-type="float" office:value="0.5024434905101" calcext:value-type="float">
            <text:p>0.5024434905101</text:p>
          </table:table-cell>
          <table:table-cell office:value-type="float" office:value="1.0070894267243" calcext:value-type="float">
            <text:p>1.0070894267243</text:p>
          </table:table-cell>
          <table:table-cell office:value-type="float" office:value="0.5308602698014" calcext:value-type="float">
            <text:p>0.5308602698014</text:p>
          </table:table-cell>
          <table:table-cell office:value-type="float" office:value="1.0340780573609" calcext:value-type="float">
            <text:p>1.0340780573609</text:p>
          </table:table-cell>
          <table:table-cell office:value-type="float" office:value="0.43866436371893" calcext:value-type="float">
            <text:p>0.43866436371893</text:p>
          </table:table-cell>
          <table:table-cell office:value-type="float" office:value="1.084939150195" calcext:value-type="float">
            <text:p>1.084939150195</text:p>
          </table:table-cell>
          <table:table-cell office:value-type="float" office:value="0.48408022656708" calcext:value-type="float">
            <text:p>0.48408022656708</text:p>
          </table:table-cell>
          <table:table-cell table:formula="of:=[.J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9799537792805" calcext:value-type="float">
            <text:p>0.9799537792805</text:p>
          </table:table-cell>
          <table:table-cell office:value-type="float" office:value="0.50005831720489" calcext:value-type="float">
            <text:p>0.50005831720489</text:p>
          </table:table-cell>
          <table:table-cell office:value-type="float" office:value="0.99433938232224" calcext:value-type="float">
            <text:p>0.99433938232224</text:p>
          </table:table-cell>
          <table:table-cell office:value-type="float" office:value="0.53349283439227" calcext:value-type="float">
            <text:p>0.53349283439227</text:p>
          </table:table-cell>
          <table:table-cell office:value-type="float" office:value="1.0490189996914" calcext:value-type="float">
            <text:p>1.0490189996914</text:p>
          </table:table-cell>
          <table:table-cell office:value-type="float" office:value="0.43682535196014" calcext:value-type="float">
            <text:p>0.43682535196014</text:p>
          </table:table-cell>
          <table:table-cell office:value-type="float" office:value="1.0691768282845" calcext:value-type="float">
            <text:p>1.0691768282845</text:p>
          </table:table-cell>
          <table:table-cell office:value-type="float" office:value="0.49271806634038" calcext:value-type="float">
            <text:p>0.49271806634038</text:p>
          </table:table-cell>
          <table:table-cell table:formula="of:=[.J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445381219215" calcext:value-type="float">
            <text:p>0.98445381219215</text:p>
          </table:table-cell>
          <table:table-cell office:value-type="float" office:value="0.49796679565279" calcext:value-type="float">
            <text:p>0.49796679565279</text:p>
          </table:table-cell>
          <table:table-cell office:value-type="float" office:value="0.98368027354379" calcext:value-type="float">
            <text:p>0.98368027354379</text:p>
          </table:table-cell>
          <table:table-cell office:value-type="float" office:value="0.53502840243144" calcext:value-type="float">
            <text:p>0.53502840243144</text:p>
          </table:table-cell>
          <table:table-cell office:value-type="float" office:value="1.0610547970371" calcext:value-type="float">
            <text:p>1.0610547970371</text:p>
          </table:table-cell>
          <table:table-cell office:value-type="float" office:value="0.43672269831622" calcext:value-type="float">
            <text:p>0.43672269831622</text:p>
          </table:table-cell>
          <table:table-cell office:value-type="float" office:value="1.0544616486483" calcext:value-type="float">
            <text:p>1.0544616486483</text:p>
          </table:table-cell>
          <table:table-cell office:value-type="float" office:value="0.50005113165244" calcext:value-type="float">
            <text:p>0.50005113165244</text:p>
          </table:table-cell>
          <table:table-cell table:formula="of:=[.J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98871377513691" calcext:value-type="float">
            <text:p>0.98871377513691</text:p>
          </table:table-cell>
          <table:table-cell office:value-type="float" office:value="0.49617821254645" calcext:value-type="float">
            <text:p>0.49617821254645</text:p>
          </table:table-cell>
          <table:table-cell office:value-type="float" office:value="0.97494312869149" calcext:value-type="float">
            <text:p>0.97494312869149</text:p>
          </table:table-cell>
          <table:table-cell office:value-type="float" office:value="0.53562724574716" calcext:value-type="float">
            <text:p>0.53562724574716</text:p>
          </table:table-cell>
          <table:table-cell office:value-type="float" office:value="1.0701155731223" calcext:value-type="float">
            <text:p>1.0701155731223</text:p>
          </table:table-cell>
          <table:table-cell office:value-type="float" office:value="0.43819253009942" calcext:value-type="float">
            <text:p>0.43819253009942</text:p>
          </table:table-cell>
          <table:table-cell office:value-type="float" office:value="1.0409266649298" calcext:value-type="float">
            <text:p>1.0409266649298</text:p>
          </table:table-cell>
          <table:table-cell office:value-type="float" office:value="0.50615383365841" calcext:value-type="float">
            <text:p>0.50615383365841</text:p>
          </table:table-cell>
          <table:table-cell table:formula="of:=[.J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99267085418696" calcext:value-type="float">
            <text:p>0.99267085418696</text:p>
          </table:table-cell>
          <table:table-cell office:value-type="float" office:value="0.49469446867097" calcext:value-type="float">
            <text:p>0.49469446867097</text:p>
          </table:table-cell>
          <table:table-cell office:value-type="float" office:value="0.96796895809309" calcext:value-type="float">
            <text:p>0.96796895809309</text:p>
          </table:table-cell>
          <table:table-cell office:value-type="float" office:value="0.53543131018411" calcext:value-type="float">
            <text:p>0.53543131018411</text:p>
          </table:table-cell>
          <table:table-cell office:value-type="float" office:value="1.0762663012027" calcext:value-type="float">
            <text:p>1.0762663012027</text:p>
          </table:table-cell>
          <table:table-cell office:value-type="float" office:value="0.44101813402662" calcext:value-type="float">
            <text:p>0.44101813402662</text:p>
          </table:table-cell>
          <table:table-cell office:value-type="float" office:value="1.0286494940097" calcext:value-type="float">
            <text:p>1.0286494940097</text:p>
          </table:table-cell>
          <table:table-cell office:value-type="float" office:value="0.51111506402032" calcext:value-type="float">
            <text:p>0.51111506402032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99627602079151" calcext:value-type="float">
            <text:p>0.99627602079151</text:p>
          </table:table-cell>
          <table:table-cell office:value-type="float" office:value="0.49351060426545" calcext:value-type="float">
            <text:p>0.49351060426545</text:p>
          </table:table-cell>
          <table:table-cell office:value-type="float" office:value="0.9626068938561" calcext:value-type="float">
            <text:p>0.9626068938561</text:p>
          </table:table-cell>
          <table:table-cell office:value-type="float" office:value="0.53456721549453" calcext:value-type="float">
            <text:p>0.53456721549453</text:p>
          </table:table-cell>
          <table:table-cell office:value-type="float" office:value="1.0796871953291" calcext:value-type="float">
            <text:p>1.0796871953291</text:p>
          </table:table-cell>
          <table:table-cell office:value-type="float" office:value="0.44494904737166" calcext:value-type="float">
            <text:p>0.44494904737166</text:p>
          </table:table-cell>
          <table:table-cell office:value-type="float" office:value="1.0176656577593" calcext:value-type="float">
            <text:p>1.0176656577593</text:p>
          </table:table-cell>
          <table:table-cell office:value-type="float" office:value="0.51503108586221" calcext:value-type="float">
            <text:p>0.51503108586221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99949394493812" calcext:value-type="float">
            <text:p>0.99949394493812</text:p>
          </table:table-cell>
          <table:table-cell office:value-type="float" office:value="0.49261550252035" calcext:value-type="float">
            <text:p>0.49261550252035</text:p>
          </table:table-cell>
          <table:table-cell office:value-type="float" office:value="0.95871256848001" calcext:value-type="float">
            <text:p>0.95871256848001</text:p>
          </table:table-cell>
          <table:table-cell office:value-type="float" office:value="0.53314871130469" calcext:value-type="float">
            <text:p>0.53314871130469</text:p>
          </table:table-cell>
          <table:table-cell office:value-type="float" office:value="1.0806462902164" calcext:value-type="float">
            <text:p>1.0806462902164</text:p>
          </table:table-cell>
          <table:table-cell office:value-type="float" office:value="0.44972092769069" calcext:value-type="float">
            <text:p>0.44972092769069</text:p>
          </table:table-cell>
          <table:table-cell office:value-type="float" office:value="1.0079789028779" calcext:value-type="float">
            <text:p>1.0079789028779</text:p>
          </table:table-cell>
          <table:table-cell office:value-type="float" office:value="0.51800066759924" calcext:value-type="float">
            <text:p>0.51800066759924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0023025006645" calcext:value-type="float">
            <text:p>1.0023025006645</text:p>
          </table:table-cell>
          <table:table-cell office:value-type="float" office:value="0.4919927394585" calcext:value-type="float">
            <text:p>0.4919927394585</text:p>
          </table:table-cell>
          <table:table-cell office:value-type="float" office:value="0.95614675143224" calcext:value-type="float">
            <text:p>0.95614675143224</text:p>
          </table:table-cell>
          <table:table-cell office:value-type="float" office:value="0.53127865788491" calcext:value-type="float">
            <text:p>0.53127865788491</text:p>
          </table:table-cell>
          <table:table-cell office:value-type="float" office:value="1.0794691610992" calcext:value-type="float">
            <text:p>1.0794691610992</text:p>
          </table:table-cell>
          <table:table-cell office:value-type="float" office:value="0.45507347387069" calcext:value-type="float">
            <text:p>0.45507347387069</text:p>
          </table:table-cell>
          <table:table-cell office:value-type="float" office:value="0.99956907395184" calcext:value-type="float">
            <text:p>0.99956907395184</text:p>
          </table:table-cell>
          <table:table-cell office:value-type="float" office:value="0.52012189496112" calcext:value-type="float">
            <text:p>0.52012189496112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0046919025742" calcext:value-type="float">
            <text:p>1.0046919025742</text:p>
          </table:table-cell>
          <table:table-cell office:value-type="float" office:value="0.49162153793141" calcext:value-type="float">
            <text:p>0.49162153793141</text:p>
          </table:table-cell>
          <table:table-cell office:value-type="float" office:value="0.95477426150751" calcext:value-type="float">
            <text:p>0.95477426150751</text:p>
          </table:table-cell>
          <table:table-cell office:value-type="float" office:value="0.52905058964657" calcext:value-type="float">
            <text:p>0.52905058964657</text:p>
          </table:table-cell>
          <table:table-cell office:value-type="float" office:value="1.0765100723211" calcext:value-type="float">
            <text:p>1.0765100723211</text:p>
          </table:table-cell>
          <table:table-cell office:value-type="float" office:value="0.46076458718749" calcext:value-type="float">
            <text:p>0.46076458718749</text:p>
          </table:table-cell>
          <table:table-cell office:value-type="float" office:value="0.99239805094356" calcext:value-type="float">
            <text:p>0.99239805094356</text:p>
          </table:table-cell>
          <table:table-cell office:value-type="float" office:value="0.52149016654449" calcext:value-type="float">
            <text:p>0.52149016654449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0066635352665" calcext:value-type="float">
            <text:p>1.0066635352665</text:p>
          </table:table-cell>
          <table:table-cell office:value-type="float" office:value="0.49147777786957" calcext:value-type="float">
            <text:p>0.49147777786957</text:p>
          </table:table-cell>
          <table:table-cell office:value-type="float" office:value="0.95446317072046" calcext:value-type="float">
            <text:p>0.95446317072046</text:p>
          </table:table-cell>
          <table:table-cell office:value-type="float" office:value="0.52654991138776" calcext:value-type="float">
            <text:p>0.52654991138776</text:p>
          </table:table-cell>
          <table:table-cell office:value-type="float" office:value="1.0721274793973" calcext:value-type="float">
            <text:p>1.0721274793973</text:p>
          </table:table-cell>
          <table:table-cell office:value-type="float" office:value="0.46658002046566" calcext:value-type="float">
            <text:p>0.46658002046566</text:p>
          </table:table-cell>
          <table:table-cell office:value-type="float" office:value="0.98641419560942" calcext:value-type="float">
            <text:p>0.98641419560942</text:p>
          </table:table-cell>
          <table:table-cell office:value-type="float" office:value="0.52219700971173" calcext:value-type="float">
            <text:p>0.52219700971173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0082285528052" calcext:value-type="float">
            <text:p>1.0082285528052</text:p>
          </table:table-cell>
          <table:table-cell office:value-type="float" office:value="0.4915350143039" calcext:value-type="float">
            <text:p>0.4915350143039</text:p>
          </table:table-cell>
          <table:table-cell office:value-type="float" office:value="0.95508431155367" calcext:value-type="float">
            <text:p>0.95508431155367</text:p>
          </table:table-cell>
          <table:table-cell office:value-type="float" office:value="0.52385477224168" calcext:value-type="float">
            <text:p>0.52385477224168</text:p>
          </table:table-cell>
          <table:table-cell office:value-type="float" office:value="1.0666652986294" calcext:value-type="float">
            <text:p>1.0666652986294</text:p>
          </table:table-cell>
          <table:table-cell office:value-type="float" office:value="0.47233865287602" calcext:value-type="float">
            <text:p>0.47233865287602</text:p>
          </table:table-cell>
          <table:table-cell office:value-type="float" office:value="0.98155567172727" calcext:value-type="float">
            <text:p>0.98155567172727</text:p>
          </table:table-cell>
          <table:table-cell office:value-type="float" office:value="0.52232944417401" calcext:value-type="float">
            <text:p>0.52232944417401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0094063320137" calcext:value-type="float">
            <text:p>1.0094063320137</text:p>
          </table:table-cell>
          <table:table-cell office:value-type="float" office:value="0.49176545843365" calcext:value-type="float">
            <text:p>0.49176545843365</text:p>
          </table:table-cell>
          <table:table-cell office:value-type="float" office:value="0.95651109290572" calcext:value-type="float">
            <text:p>0.95651109290572</text:p>
          </table:table-cell>
          <table:table-cell office:value-type="float" office:value="0.52103665980359" calcext:value-type="float">
            <text:p>0.52103665980359</text:p>
          </table:table-cell>
          <table:table-cell office:value-type="float" office:value="1.0604401042563" calcext:value-type="float">
            <text:p>1.0604401042563</text:p>
          </table:table-cell>
          <table:table-cell office:value-type="float" office:value="0.4778940962394" calcext:value-type="float">
            <text:p>0.4778940962394</text:p>
          </table:table-cell>
          <table:table-cell office:value-type="float" office:value="0.97775293295825" calcext:value-type="float">
            <text:p>0.97775293295825</text:p>
          </table:table-cell>
          <table:table-cell office:value-type="float" office:value="0.52196968709256" calcext:value-type="float">
            <text:p>0.521969687092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102228621374" calcext:value-type="float">
            <text:p>1.0102228621374</text:p>
          </table:table-cell>
          <table:table-cell office:value-type="float" office:value="0.49214088409814" calcext:value-type="float">
            <text:p>0.49214088409814</text:p>
          </table:table-cell>
          <table:table-cell office:value-type="float" office:value="0.95861962077145" calcext:value-type="float">
            <text:p>0.95861962077145</text:p>
          </table:table-cell>
          <table:table-cell office:value-type="float" office:value="0.51816075660609" calcext:value-type="float">
            <text:p>0.51816075660609</text:p>
          </table:table-cell>
          <table:table-cell office:value-type="float" office:value="1.053733591175" calcext:value-type="float">
            <text:p>1.053733591175</text:p>
          </table:table-cell>
          <table:table-cell office:value-type="float" office:value="0.48313358620445" calcext:value-type="float">
            <text:p>0.48313358620445</text:p>
          </table:table-cell>
          <table:table-cell office:value-type="float" office:value="0.97493061288747" calcext:value-type="float">
            <text:p>0.97493061288747</text:p>
          </table:table-cell>
          <table:table-cell office:value-type="float" office:value="0.52119508779942" calcext:value-type="float">
            <text:p>0.52119508779942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.0107091457675" calcext:value-type="float">
            <text:p>1.0107091457675</text:p>
          </table:table-cell>
          <table:table-cell office:value-type="float" office:value="0.49263343113564" calcext:value-type="float">
            <text:p>0.49263343113564</text:p>
          </table:table-cell>
          <table:table-cell office:value-type="float" office:value="0.96128910770722" calcext:value-type="float">
            <text:p>0.96128910770722</text:p>
          </table:table-cell>
          <table:table-cell office:value-type="float" office:value="0.5152861023866" calcext:value-type="float">
            <text:p>0.5152861023866</text:p>
          </table:table-cell>
          <table:table-cell office:value-type="float" office:value="1.0467892416588" calcext:value-type="float">
            <text:p>1.0467892416588</text:p>
          </table:table-cell>
          <table:table-cell office:value-type="float" office:value="0.48797510922859" calcext:value-type="float">
            <text:p>0.48797510922859</text:p>
          </table:table-cell>
          <table:table-cell office:value-type="float" office:value="0.97300899284627" calcext:value-type="float">
            <text:p>0.97300899284627</text:p>
          </table:table-cell>
          <table:table-cell office:value-type="float" office:value="0.52007816519023" calcext:value-type="float">
            <text:p>0.52007816519023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0108996738305" calcext:value-type="float">
            <text:p>1.0108996738305</text:p>
          </table:table-cell>
          <table:table-cell office:value-type="float" office:value="0.49321628700316" calcext:value-type="float">
            <text:p>0.49321628700316</text:p>
          </table:table-cell>
          <table:table-cell office:value-type="float" office:value="0.9644025411496" calcext:value-type="float">
            <text:p>0.9644025411496</text:p>
          </table:table-cell>
          <table:table-cell office:value-type="float" office:value="0.51246560768816" calcext:value-type="float">
            <text:p>0.51246560768816</text:p>
          </table:table-cell>
          <table:table-cell office:value-type="float" office:value="1.0398120547212" calcext:value-type="float">
            <text:p>1.0398120547212</text:p>
          </table:table-cell>
          <table:table-cell office:value-type="float" office:value="0.49236357879767" calcext:value-type="float">
            <text:p>0.49236357879767</text:p>
          </table:table-cell>
          <table:table-cell office:value-type="float" office:value="0.97190518975781" calcext:value-type="float">
            <text:p>0.97190518975781</text:p>
          </table:table-cell>
          <table:table-cell office:value-type="float" office:value="0.51868664255041" calcext:value-type="float">
            <text:p>0.51868664255041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0108310229824" calcext:value-type="float">
            <text:p>1.0108310229824</text:p>
          </table:table-cell>
          <table:table-cell office:value-type="float" office:value="0.49386423758475" calcext:value-type="float">
            <text:p>0.49386423758475</text:p>
          </table:table-cell>
          <table:table-cell office:value-type="float" office:value="0.96784756581169" calcext:value-type="float">
            <text:p>0.96784756581169</text:p>
          </table:table-cell>
          <table:table-cell office:value-type="float" office:value="0.50974596637975" calcext:value-type="float">
            <text:p>0.50974596637975</text:p>
          </table:table-cell>
          <table:table-cell office:value-type="float" office:value="1.032970307253" calcext:value-type="float">
            <text:p>1.032970307253</text:p>
          </table:table-cell>
          <table:table-cell office:value-type="float" office:value="0.49626667139939" calcext:value-type="float">
            <text:p>0.49626667139939</text:p>
          </table:table-cell>
          <table:table-cell office:value-type="float" office:value="0.97153418794299" calcext:value-type="float">
            <text:p>0.97153418794299</text:p>
          </table:table-cell>
          <table:table-cell office:value-type="float" office:value="0.5170835489226" calcext:value-type="float">
            <text:p>0.5170835489226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.0105406087389" calcext:value-type="float">
            <text:p>1.0105406087389</text:p>
          </table:table-cell>
          <table:table-cell office:value-type="float" office:value="0.49455408652177" calcext:value-type="float">
            <text:p>0.49455408652177</text:p>
          </table:table-cell>
          <table:table-cell office:value-type="float" office:value="0.97151752121532" calcext:value-type="float">
            <text:p>0.97151752121532</text:p>
          </table:table-cell>
          <table:table-cell office:value-type="float" office:value="0.50716751576152" calcext:value-type="float">
            <text:p>0.50716751576152</text:p>
          </table:table-cell>
          <table:table-cell office:value-type="float" office:value="1.0263985155984" calcext:value-type="float">
            <text:p>1.0263985155984</text:p>
          </table:table-cell>
          <table:table-cell office:value-type="float" office:value="0.49967073776608" calcext:value-type="float">
            <text:p>0.49967073776608</text:p>
          </table:table-cell>
          <table:table-cell office:value-type="float" office:value="0.97180976663276" calcext:value-type="float">
            <text:p>0.97180976663276</text:p>
          </table:table-cell>
          <table:table-cell office:value-type="float" office:value="0.51532725241031" calcext:value-type="float">
            <text:p>0.51532725241031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0100656135763" calcext:value-type="float">
            <text:p>1.0100656135763</text:p>
          </table:table-cell>
          <table:table-cell office:value-type="float" office:value="0.49526494916352" calcext:value-type="float">
            <text:p>0.49526494916352</text:p>
          </table:table-cell>
          <table:table-cell office:value-type="float" office:value="0.97531256368677" calcext:value-type="float">
            <text:p>0.97531256368677</text:p>
          </table:table-cell>
          <table:table-cell office:value-type="float" office:value="0.50476409219457" calcext:value-type="float">
            <text:p>0.50476409219457</text:p>
          </table:table-cell>
          <table:table-cell office:value-type="float" office:value="1.0202009812615" calcext:value-type="float">
            <text:p>1.0202009812615</text:p>
          </table:table-cell>
          <table:table-cell office:value-type="float" office:value="0.5025770411486" calcext:value-type="float">
            <text:p>0.5025770411486</text:p>
          </table:table-cell>
          <table:table-cell office:value-type="float" office:value="0.97264539535983" calcext:value-type="float">
            <text:p>0.97264539535983</text:p>
          </table:table-cell>
          <table:table-cell office:value-type="float" office:value="0.51347146200045" calcext:value-type="float">
            <text:p>0.51347146200045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0094420970177" calcext:value-type="float">
            <text:p>1.0094420970177</text:p>
          </table:table-cell>
          <table:table-cell office:value-type="float" office:value="0.49597843216776" calcext:value-type="float">
            <text:p>0.49597843216776</text:p>
          </table:table-cell>
          <table:table-cell office:value-type="float" office:value="0.97914079456707" calcext:value-type="float">
            <text:p>0.97914079456707</text:p>
          </table:table-cell>
          <table:table-cell office:value-type="float" office:value="0.50256292703336" calcext:value-type="float">
            <text:p>0.50256292703336</text:p>
          </table:table-cell>
          <table:table-cell office:value-type="float" office:value="1.0144554966835" calcext:value-type="float">
            <text:p>1.0144554966835</text:p>
          </table:table-cell>
          <table:table-cell office:value-type="float" office:value="0.50499844381064" calcext:value-type="float">
            <text:p>0.50499844381064</text:p>
          </table:table-cell>
          <table:table-cell office:value-type="float" office:value="0.9739551283075" calcext:value-type="float">
            <text:p>0.9739551283075</text:p>
          </table:table-cell>
          <table:table-cell office:value-type="float" office:value="0.51156518865984" calcext:value-type="float">
            <text:p>0.51156518865984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0087042848965" calcext:value-type="float">
            <text:p>1.0087042848965</text:p>
          </table:table-cell>
          <table:table-cell office:value-type="float" office:value="0.49667871292177" calcext:value-type="float">
            <text:p>0.49667871292177</text:p>
          </table:table-cell>
          <table:table-cell office:value-type="float" office:value="0.98291931435238" calcext:value-type="float">
            <text:p>0.98291931435238</text:p>
          </table:table-cell>
          <table:table-cell office:value-type="float" office:value="0.50058462173508" calcext:value-type="float">
            <text:p>0.50058462173508</text:p>
          </table:table-cell>
          <table:table-cell office:value-type="float" office:value="1.0092169438963" calcext:value-type="float">
            <text:p>1.0092169438963</text:p>
          </table:table-cell>
          <table:table-cell office:value-type="float" office:value="0.50695658465504" calcext:value-type="float">
            <text:p>0.50695658465504</text:p>
          </table:table-cell>
          <table:table-cell office:value-type="float" office:value="0.97565451445189" calcext:value-type="float">
            <text:p>0.97565451445189</text:p>
          </table:table-cell>
          <table:table-cell office:value-type="float" office:value="0.50965267281897" calcext:value-type="float">
            <text:p>0.50965267281897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0078840276939" calcext:value-type="float">
            <text:p>1.0078840276939</text:p>
          </table:table-cell>
          <table:table-cell office:value-type="float" office:value="0.4973525345152" calcext:value-type="float">
            <text:p>0.4973525345152</text:p>
          </table:table-cell>
          <table:table-cell office:value-type="float" office:value="0.98657512676842" calcext:value-type="float">
            <text:p>0.98657512676842</text:p>
          </table:table-cell>
          <table:table-cell office:value-type="float" office:value="0.4988432324784" calcext:value-type="float">
            <text:p>0.4988432324784</text:p>
          </table:table-cell>
          <table:table-cell office:value-type="float" office:value="1.0045206329135" calcext:value-type="float">
            <text:p>1.0045206329135</text:p>
          </table:table-cell>
          <table:table-cell office:value-type="float" office:value="0.50847953178393" calcext:value-type="float">
            <text:p>0.50847953178393</text:p>
          </table:table-cell>
          <table:table-cell office:value-type="float" office:value="0.9776615248421" calcext:value-type="float">
            <text:p>0.9776615248421</text:p>
          </table:table-cell>
          <table:table-cell office:value-type="float" office:value="0.50777329146334" calcext:value-type="float">
            <text:p>0.50777329146334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.0070104129477" calcext:value-type="float">
            <text:p>1.0070104129477</text:p>
          </table:table-cell>
          <table:table-cell office:value-type="float" office:value="0.49798913227286" calcext:value-type="float">
            <text:p>0.49798913227286</text:p>
          </table:table-cell>
          <table:table-cell office:value-type="float" office:value="0.99004582737717" calcext:value-type="float">
            <text:p>0.99004582737717</text:p>
          </table:table-cell>
          <table:table-cell office:value-type="float" office:value="0.49734648396875" calcext:value-type="float">
            <text:p>0.49734648396875</text:p>
          </table:table-cell>
          <table:table-cell office:value-type="float" office:value="1.0003853083302" calcext:value-type="float">
            <text:p>1.0003853083302</text:p>
          </table:table-cell>
          <table:table-cell office:value-type="float" office:value="0.5095998659006" calcext:value-type="float">
            <text:p>0.5095998659006</text:p>
          </table:table-cell>
          <table:table-cell office:value-type="float" office:value="0.97989748531114" calcext:value-type="float">
            <text:p>0.97989748531114</text:p>
          </table:table-cell>
          <table:table-cell office:value-type="float" office:value="0.50596146299818" calcext:value-type="float">
            <text:p>0.5059614629981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061095138947" calcext:value-type="float">
            <text:p>1.0061095138947</text:p>
          </table:table-cell>
          <table:table-cell office:value-type="float" office:value="0.49858010717779" calcext:value-type="float">
            <text:p>0.49858010717779</text:p>
          </table:table-cell>
          <table:table-cell office:value-type="float" office:value="0.99328002734549" calcext:value-type="float">
            <text:p>0.99328002734549</text:p>
          </table:table-cell>
          <table:table-cell office:value-type="float" office:value="0.49609612022733" calcext:value-type="float">
            <text:p>0.49609612022733</text:p>
          </table:table-cell>
          <table:table-cell office:value-type="float" office:value="0.99681580564612" calcext:value-type="float">
            <text:p>0.99681580564612</text:p>
          </table:table-cell>
          <table:table-cell office:value-type="float" office:value="0.51035314634958" calcext:value-type="float">
            <text:p>0.51035314634958</text:p>
          </table:table-cell>
          <table:table-cell office:value-type="float" office:value="0.98228799227521" calcext:value-type="float">
            <text:p>0.98228799227521</text:p>
          </table:table-cell>
          <table:table-cell office:value-type="float" office:value="0.50424656823275" calcext:value-type="float">
            <text:p>0.50424656823275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0052042553539" calcext:value-type="float">
            <text:p>1.0052042553539</text:p>
          </table:table-cell>
          <table:table-cell office:value-type="float" office:value="0.4991192601954" calcext:value-type="float">
            <text:p>0.4991192601954</text:p>
          </table:table-cell>
          <table:table-cell office:value-type="float" office:value="0.99623748285621" calcext:value-type="float">
            <text:p>0.99623748285621</text:p>
          </table:table-cell>
          <table:table-cell office:value-type="float" office:value="0.49508838816999" calcext:value-type="float">
            <text:p>0.49508838816999</text:p>
          </table:table-cell>
          <table:table-cell office:value-type="float" office:value="0.99380536708849" calcext:value-type="float">
            <text:p>0.99380536708849</text:p>
          </table:table-cell>
          <table:table-cell office:value-type="float" office:value="0.51077664583151" calcext:value-type="float">
            <text:p>0.51077664583151</text:p>
          </table:table-cell>
          <table:table-cell office:value-type="float" office:value="0.98476378247944" calcext:value-type="float">
            <text:p>0.98476378247944</text:p>
          </table:table-cell>
          <table:table-cell office:value-type="float" office:value="0.50265290858613" calcext:value-type="float">
            <text:p>0.50265290858613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.004314377958" calcext:value-type="float">
            <text:p>1.004314377958</text:p>
          </table:table-cell>
          <table:table-cell office:value-type="float" office:value="0.49960239981957" calcext:value-type="float">
            <text:p>0.49960239981957</text:p>
          </table:table-cell>
          <table:table-cell office:value-type="float" office:value="0.99888892219468" calcext:value-type="float">
            <text:p>0.99888892219468</text:p>
          </table:table-cell>
          <table:table-cell office:value-type="float" office:value="0.4943146388427" calcext:value-type="float">
            <text:p>0.4943146388427</text:p>
          </table:table-cell>
          <table:table-cell office:value-type="float" office:value="0.99133766643223" calcext:value-type="float">
            <text:p>0.99133766643223</text:p>
          </table:table-cell>
          <table:table-cell office:value-type="float" office:value="0.51090840845419" calcext:value-type="float">
            <text:p>0.51090840845419</text:p>
          </table:table-cell>
          <table:table-cell office:value-type="float" office:value="0.98726152312121" calcext:value-type="float">
            <text:p>0.98726152312121</text:p>
          </table:table-cell>
          <table:table-cell office:value-type="float" office:value="0.50119971907524" calcext:value-type="float">
            <text:p>0.50119971907524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.0034564828156" calcext:value-type="float">
            <text:p>1.0034564828156</text:p>
          </table:table-cell>
          <table:table-cell office:value-type="float" office:value="0.50002713331875" calcext:value-type="float">
            <text:p>0.50002713331875</text:p>
          </table:table-cell>
          <table:table-cell office:value-type="float" office:value="1.0012155835241" calcext:value-type="float">
            <text:p>1.0012155835241</text:p>
          </table:table-cell>
          <table:table-cell office:value-type="float" office:value="0.49376202231486" calcext:value-type="float">
            <text:p>0.49376202231486</text:p>
          </table:table-cell>
          <table:table-cell office:value-type="float" office:value="0.98938855305662" calcext:value-type="float">
            <text:p>0.98938855305662</text:p>
          </table:table-cell>
          <table:table-cell office:value-type="float" office:value="0.5107864605482" calcext:value-type="float">
            <text:p>0.5107864605482</text:p>
          </table:table-cell>
          <table:table-cell office:value-type="float" office:value="0.98972448867175" calcext:value-type="float">
            <text:p>0.98972448867175</text:p>
          </table:table-cell>
          <table:table-cell office:value-type="float" office:value="0.49990125100318" calcext:value-type="float">
            <text:p>0.49990125100318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.0026441402047" calcext:value-type="float">
            <text:p>1.0026441402047</text:p>
          </table:table-cell>
          <table:table-cell office:value-type="float" office:value="0.50039265032466" calcext:value-type="float">
            <text:p>0.50039265032466</text:p>
          </table:table-cell>
          <table:table-cell office:value-type="float" office:value="1.0032084946945" calcext:value-type="float">
            <text:p>1.0032084946945</text:p>
          </table:table-cell>
          <table:table-cell office:value-type="float" office:value="0.49341424616443" calcext:value-type="float">
            <text:p>0.49341424616443</text:p>
          </table:table-cell>
          <table:table-cell office:value-type="float" office:value="0.98792757900847" calcext:value-type="float">
            <text:p>0.98792757900847</text:p>
          </table:table-cell>
          <table:table-cell office:value-type="float" office:value="0.51044819141755" calcext:value-type="float">
            <text:p>0.51044819141755</text:p>
          </table:table-cell>
          <table:table-cell office:value-type="float" office:value="0.99210309373033" calcext:value-type="float">
            <text:p>0.99210309373033</text:p>
          </table:table-cell>
          <table:table-cell office:value-type="float" office:value="0.49876693443384" calcext:value-type="float">
            <text:p>0.49876693443384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0018880477057" calcext:value-type="float">
            <text:p>1.0018880477057</text:p>
          </table:table-cell>
          <table:table-cell office:value-type="float" office:value="0.50069950568689" calcext:value-type="float">
            <text:p>0.50069950568689</text:p>
          </table:table-cell>
          <table:table-cell office:value-type="float" office:value="1.00486754053" calcext:value-type="float">
            <text:p>1.00486754053</text:p>
          </table:table-cell>
          <table:table-cell office:value-type="float" office:value="0.49325236455851" calcext:value-type="float">
            <text:p>0.49325236455851</text:p>
          </table:table-cell>
          <table:table-cell office:value-type="float" office:value="0.98691934234649" calcext:value-type="float">
            <text:p>0.98691934234649</text:p>
          </table:table-cell>
          <table:table-cell office:value-type="float" office:value="0.50992985829399" calcext:value-type="float">
            <text:p>0.50992985829399</text:p>
          </table:table-cell>
          <table:table-cell office:value-type="float" office:value="0.99435525734486" calcext:value-type="float">
            <text:p>0.99435525734486</text:p>
          </table:table-cell>
          <table:table-cell office:value-type="float" office:value="0.49780162491792" calcext:value-type="float">
            <text:p>0.49780162491792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0011962250701" calcext:value-type="float">
            <text:p>1.0011962250701</text:p>
          </table:table-cell>
          <table:table-cell office:value-type="float" office:value="0.50094940697714" calcext:value-type="float">
            <text:p>0.50094940697714</text:p>
          </table:table-cell>
          <table:table-cell office:value-type="float" office:value="1.0062003720125" calcext:value-type="float">
            <text:p>1.0062003720125</text:p>
          </table:table-cell>
          <table:table-cell office:value-type="float" office:value="0.49325556507114" calcext:value-type="float">
            <text:p>0.49325556507114</text:p>
          </table:table-cell>
          <table:table-cell office:value-type="float" office:value="0.9863246804614" calcext:value-type="float">
            <text:p>0.9863246804614</text:p>
          </table:table-cell>
          <table:table-cell office:value-type="float" office:value="0.50926618504509" calcext:value-type="float">
            <text:p>0.50926618504509</text:p>
          </table:table-cell>
          <table:table-cell office:value-type="float" office:value="0.99644658265396" calcext:value-type="float">
            <text:p>0.99644658265396</text:p>
          </table:table-cell>
          <table:table-cell office:value-type="float" office:value="0.49700592501112" calcext:value-type="float">
            <text:p>0.49700592501112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0005742349698" calcext:value-type="float">
            <text:p>1.0005742349698</text:p>
          </table:table-cell>
          <table:table-cell office:value-type="float" office:value="0.50114501069905" calcext:value-type="float">
            <text:p>0.50114501069905</text:p>
          </table:table-cell>
          <table:table-cell office:value-type="float" office:value="1.0072212154295" calcext:value-type="float">
            <text:p>1.0072212154295</text:p>
          </table:table-cell>
          <table:table-cell office:value-type="float" office:value="0.49340192317218" calcext:value-type="float">
            <text:p>0.49340192317218</text:p>
          </table:table-cell>
          <table:table-cell office:value-type="float" office:value="0.98610174220151" calcext:value-type="float">
            <text:p>0.98610174220151</text:p>
          </table:table-cell>
          <table:table-cell office:value-type="float" office:value="0.50849003455183" calcext:value-type="float">
            <text:p>0.50849003455183</text:p>
          </table:table-cell>
          <table:table-cell office:value-type="float" office:value="0.99835034864103" calcext:value-type="float">
            <text:p>0.99835034864103</text:p>
          </table:table-cell>
          <table:table-cell office:value-type="float" office:value="0.49637661385838" calcext:value-type="float">
            <text:p>0.49637661385838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0000254204839" calcext:value-type="float">
            <text:p>1.0000254204839</text:p>
          </table:table-cell>
          <table:table-cell office:value-type="float" office:value="0.50128973014726" calcext:value-type="float">
            <text:p>0.50128973014726</text:p>
          </table:table-cell>
          <table:table-cell office:value-type="float" office:value="1.0079496383556" calcext:value-type="float">
            <text:p>1.0079496383556</text:p>
          </table:table-cell>
          <table:table-cell office:value-type="float" office:value="0.49366909910991" calcext:value-type="float">
            <text:p>0.49366909910991</text:p>
          </table:table-cell>
          <table:table-cell office:value-type="float" office:value="0.98620696081268" calcext:value-type="float">
            <text:p>0.98620696081268</text:p>
          </table:table-cell>
          <table:table-cell office:value-type="float" office:value="0.50763214075206" calcext:value-type="float">
            <text:p>0.50763214075206</text:p>
          </table:table-cell>
          <table:table-cell office:value-type="float" office:value="1.0000473052815" calcext:value-type="float">
            <text:p>1.0000473052815</text:p>
          </table:table-cell>
          <table:table-cell office:value-type="float" office:value="0.49590709009458" calcext:value-type="float">
            <text:p>0.49590709009458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99955115171259" calcext:value-type="float">
            <text:p>0.99955115171259</text:p>
          </table:table-cell>
          <table:table-cell office:value-type="float" office:value="0.50138755695241" calcext:value-type="float">
            <text:p>0.50138755695241</text:p>
          </table:table-cell>
          <table:table-cell office:value-type="float" office:value="1.0084093241914" calcext:value-type="float">
            <text:p>1.0084093241914</text:p>
          </table:table-cell>
          <table:table-cell office:value-type="float" office:value="0.49403495792598" calcext:value-type="float">
            <text:p>0.49403495792598</text:p>
          </table:table-cell>
          <table:table-cell office:value-type="float" office:value="0.98659594304107" calcext:value-type="float">
            <text:p>0.98659594304107</text:p>
          </table:table-cell>
          <table:table-cell office:value-type="float" office:value="0.50672089910568" calcext:value-type="float">
            <text:p>0.50672089910568</text:p>
          </table:table-cell>
          <table:table-cell office:value-type="float" office:value="1.0015253064885" calcext:value-type="float">
            <text:p>1.0015253064885</text:p>
          </table:table-cell>
          <table:table-cell office:value-type="float" office:value="0.49558789522105" calcext:value-type="float">
            <text:p>0.495587895221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915107524532" calcext:value-type="float">
            <text:p>0.99915107524532</text:p>
          </table:table-cell>
          <table:table-cell office:value-type="float" office:value="0.50144289762534" calcext:value-type="float">
            <text:p>0.50144289762534</text:p>
          </table:table-cell>
          <table:table-cell office:value-type="float" office:value="1.008626899074" calcext:value-type="float">
            <text:p>1.008626899074</text:p>
          </table:table-cell>
          <table:table-cell office:value-type="float" office:value="0.49447809982275" calcext:value-type="float">
            <text:p>0.49447809982275</text:p>
          </table:table-cell>
          <table:table-cell office:value-type="float" office:value="0.98722428084456" calcext:value-type="float">
            <text:p>0.98722428084456</text:p>
          </table:table-cell>
          <table:table-cell office:value-type="float" office:value="0.50578216198675" calcext:value-type="float">
            <text:p>0.50578216198675</text:p>
          </table:table-cell>
          <table:table-cell office:value-type="float" office:value="1.0027787882293" calcext:value-type="float">
            <text:p>1.0027787882293</text:p>
          </table:table-cell>
          <table:table-cell office:value-type="float" office:value="0.49540725583859" calcext:value-type="float">
            <text:p>0.49540725583859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99882336135598" calcext:value-type="float">
            <text:p>0.99882336135598</text:p>
          </table:table-cell>
          <table:table-cell office:value-type="float" office:value="0.50146042584719" calcext:value-type="float">
            <text:p>0.50146042584719</text:p>
          </table:table-cell>
          <table:table-cell office:value-type="float" office:value="1.0086308455276" calcext:value-type="float">
            <text:p>1.0086308455276</text:p>
          </table:table-cell>
          <table:table-cell office:value-type="float" office:value="0.49497829439317" calcext:value-type="float">
            <text:p>0.49497829439317</text:p>
          </table:table-cell>
          <table:table-cell office:value-type="float" office:value="0.98804830484849" calcext:value-type="float">
            <text:p>0.98804830484849</text:p>
          </table:table-cell>
          <table:table-cell office:value-type="float" office:value="0.50483913056802" calcext:value-type="float">
            <text:p>0.50483913056802</text:p>
          </table:table-cell>
          <table:table-cell office:value-type="float" office:value="1.0038081245213" calcext:value-type="float">
            <text:p>1.0038081245213</text:p>
          </table:table-cell>
          <table:table-cell office:value-type="float" office:value="0.49535163678116" calcext:value-type="float">
            <text:p>0.49535163678116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99856494476003" calcext:value-type="float">
            <text:p>0.99856494476003</text:p>
          </table:table-cell>
          <table:table-cell office:value-type="float" office:value="0.50144495081526" calcext:value-type="float">
            <text:p>0.50144495081526</text:p>
          </table:table-cell>
          <table:table-cell office:value-type="float" office:value="1.0084505273304" calcext:value-type="float">
            <text:p>1.0084505273304</text:p>
          </table:table-cell>
          <table:table-cell office:value-type="float" office:value="0.49551681782674" calcext:value-type="float">
            <text:p>0.49551681782674</text:p>
          </table:table-cell>
          <table:table-cell office:value-type="float" office:value="0.98902575739238" calcext:value-type="float">
            <text:p>0.98902575739238</text:p>
          </table:table-cell>
          <table:table-cell office:value-type="float" office:value="0.50391225105114" calcext:value-type="float">
            <text:p>0.50391225105114</text:p>
          </table:table-cell>
          <table:table-cell office:value-type="float" office:value="1.0046188949388" calcext:value-type="float">
            <text:p>1.0046188949388</text:p>
          </table:table-cell>
          <table:table-cell office:value-type="float" office:value="0.49540629117573" calcext:value-type="float">
            <text:p>0.49540629117573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99837175558153" calcext:value-type="float">
            <text:p>0.99837175558153</text:p>
          </table:table-cell>
          <table:table-cell office:value-type="float" office:value="0.50140130162073" calcext:value-type="float">
            <text:p>0.50140130162073</text:p>
          </table:table-cell>
          <table:table-cell office:value-type="float" office:value="1.0081153406514" calcext:value-type="float">
            <text:p>1.0081153406514</text:p>
          </table:table-cell>
          <table:table-cell office:value-type="float" office:value="0.49607669680979" calcext:value-type="float">
            <text:p>0.49607669680979</text:p>
          </table:table-cell>
          <table:table-cell office:value-type="float" office:value="0.99011639771226" calcext:value-type="float">
            <text:p>0.99011639771226</text:p>
          </table:table-cell>
          <table:table-cell office:value-type="float" office:value="0.50301915078868" calcext:value-type="float">
            <text:p>0.50301915078868</text:p>
          </table:table-cell>
          <table:table-cell office:value-type="float" office:value="1.0052210803591" calcext:value-type="float">
            <text:p>1.0052210803591</text:p>
          </table:table-cell>
          <table:table-cell office:value-type="float" office:value="0.49555574160782" calcext:value-type="float">
            <text:p>0.49555574160782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99823893785742" calcext:value-type="float">
            <text:p>0.99823893785742</text:p>
          </table:table-cell>
          <table:table-cell office:value-type="float" office:value="0.50133422737961" calcext:value-type="float">
            <text:p>0.50133422737961</text:p>
          </table:table-cell>
          <table:table-cell office:value-type="float" office:value="1.0076539981572" calcext:value-type="float">
            <text:p>1.0076539981572</text:p>
          </table:table-cell>
          <table:table-cell office:value-type="float" office:value="0.49664286630415" calcext:value-type="float">
            <text:p>0.49664286630415</text:p>
          </table:table-cell>
          <table:table-cell office:value-type="float" office:value="0.9912825338875" calcext:value-type="float">
            <text:p>0.9912825338875</text:p>
          </table:table-cell>
          <table:table-cell office:value-type="float" office:value="0.50217465283512" calcext:value-type="float">
            <text:p>0.50217465283512</text:p>
          </table:table-cell>
          <table:table-cell office:value-type="float" office:value="1.0056282728331" calcext:value-type="float">
            <text:p>1.0056282728331</text:p>
          </table:table-cell>
          <table:table-cell office:value-type="float" office:value="0.49578430171306" calcext:value-type="float">
            <text:p>0.49578430171306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9816105348299" calcext:value-type="float">
            <text:p>0.99816105348299</text:p>
          </table:table-cell>
          <table:table-cell office:value-type="float" office:value="0.50124831264381" calcext:value-type="float">
            <text:p>0.50124831264381</text:p>
          </table:table-cell>
          <table:table-cell office:value-type="float" office:value="1.0070939458885" calcext:value-type="float">
            <text:p>1.0070939458885</text:p>
          </table:table-cell>
          <table:table-cell office:value-type="float" office:value="0.49720225071796" calcext:value-type="float">
            <text:p>0.49720225071796</text:p>
          </table:table-cell>
          <table:table-cell office:value-type="float" office:value="0.99248946190766" calcext:value-type="float">
            <text:p>0.99248946190766</text:p>
          </table:table-cell>
          <table:table-cell office:value-type="float" office:value="0.5013907780954" calcext:value-type="float">
            <text:p>0.5013907780954</text:p>
          </table:table-cell>
          <table:table-cell office:value-type="float" office:value="1.0058568445735" calcext:value-type="float">
            <text:p>1.0058568445735</text:p>
          </table:table-cell>
          <table:table-cell office:value-type="float" office:value="0.49607646639407" calcext:value-type="float">
            <text:p>0.49607646639407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9813226999728" calcext:value-type="float">
            <text:p>0.99813226999728</text:p>
          </table:table-cell>
          <table:table-cell office:value-type="float" office:value="0.50114790746749" calcext:value-type="float">
            <text:p>0.50114790746749</text:p>
          </table:table-cell>
          <table:table-cell office:value-type="float" office:value="1.0064609073707" calcext:value-type="float">
            <text:p>1.0064609073707</text:p>
          </table:table-cell>
          <table:table-cell office:value-type="float" office:value="0.49774377928083" calcext:value-type="float">
            <text:p>0.49774377928083</text:p>
          </table:table-cell>
          <table:table-cell office:value-type="float" office:value="0.99370582869179" calcext:value-type="float">
            <text:p>0.99370582869179</text:p>
          </table:table-cell>
          <table:table-cell office:value-type="float" office:value="0.50067682569864" calcext:value-type="float">
            <text:p>0.50067682569864</text:p>
          </table:table-cell>
          <table:table-cell office:value-type="float" office:value="1.005925176004" calcext:value-type="float">
            <text:p>1.005925176004</text:p>
          </table:table-cell>
          <table:table-cell office:value-type="float" office:value="0.49641727921005" calcext:value-type="float">
            <text:p>0.49641727921005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99814653104007" calcext:value-type="float">
            <text:p>0.99814653104007</text:p>
          </table:table-cell>
          <table:table-cell office:value-type="float" office:value="0.50103707138413" calcext:value-type="float">
            <text:p>0.50103707138413</text:p>
          </table:table-cell>
          <table:table-cell office:value-type="float" office:value="1.0057785456345" calcext:value-type="float">
            <text:p>1.0057785456345</text:p>
          </table:table-cell>
          <table:table-cell office:value-type="float" office:value="0.49825834686936" calcext:value-type="float">
            <text:p>0.49825834686936</text:p>
          </table:table-cell>
          <table:table-cell office:value-type="float" office:value="0.99490389947526" calcext:value-type="float">
            <text:p>0.99490389947526</text:p>
          </table:table-cell>
          <table:table-cell office:value-type="float" office:value="0.50003948590909" calcext:value-type="float">
            <text:p>0.50003948590909</text:p>
          </table:table-cell>
          <table:table-cell office:value-type="float" office:value="1.0058529299178" calcext:value-type="float">
            <text:p>1.0058529299178</text:p>
          </table:table-cell>
          <table:table-cell office:value-type="float" office:value="0.49679263064265" calcext:value-type="float">
            <text:p>0.49679263064265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99819770869852" calcext:value-type="float">
            <text:p>0.99819770869852</text:p>
          </table:table-cell>
          <table:table-cell office:value-type="float" office:value="0.50091953045227" calcext:value-type="float">
            <text:p>0.50091953045227</text:p>
          </table:table-cell>
          <table:table-cell office:value-type="float" office:value="1.0050682314072" calcext:value-type="float">
            <text:p>1.0050682314072</text:p>
          </table:table-cell>
          <table:table-cell office:value-type="float" office:value="0.49873873129168" calcext:value-type="float">
            <text:p>0.49873873129168</text:p>
          </table:table-cell>
          <table:table-cell office:value-type="float" office:value="0.9960597314874" calcext:value-type="float">
            <text:p>0.9960597314874</text:p>
          </table:table-cell>
          <table:table-cell office:value-type="float" office:value="0.4994829921516" calcext:value-type="float">
            <text:p>0.4994829921516</text:p>
          </table:table-cell>
          <table:table-cell office:value-type="float" office:value="1.0056603929866" calcext:value-type="float">
            <text:p>1.0056603929866</text:p>
          </table:table-cell>
          <table:table-cell office:value-type="float" office:value="0.49718949111246" calcext:value-type="float">
            <text:p>0.49718949111246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9982797373127" calcext:value-type="float">
            <text:p>0.9982797373127</text:p>
          </table:table-cell>
          <table:table-cell office:value-type="float" office:value="0.50079864644815" calcext:value-type="float">
            <text:p>0.50079864644815</text:p>
          </table:table-cell>
          <table:table-cell office:value-type="float" office:value="1.0043489044774" calcext:value-type="float">
            <text:p>1.0043489044774</text:p>
          </table:table-cell>
          <table:table-cell office:value-type="float" office:value="0.49917947732339" calcext:value-type="float">
            <text:p>0.49917947732339</text:p>
          </table:table-cell>
          <table:table-cell office:value-type="float" office:value="0.99715325417439" calcext:value-type="float">
            <text:p>0.99715325417439</text:p>
          </table:table-cell>
          <table:table-cell office:value-type="float" office:value="0.49900930733314" calcext:value-type="float">
            <text:p>0.49900930733314</text:p>
          </table:table-cell>
          <table:table-cell office:value-type="float" office:value="1.0053678954051" calcext:value-type="float">
            <text:p>1.0053678954051</text:p>
          </table:table-cell>
          <table:table-cell office:value-type="float" office:value="0.49759608207862" calcext:value-type="float">
            <text:p>0.4975960820786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838672863152" calcext:value-type="float">
            <text:p>0.99838672863152</text:p>
          </table:table-cell>
          <table:table-cell office:value-type="float" office:value="0.50067739721727" calcext:value-type="float">
            <text:p>0.50067739721727</text:p>
          </table:table-cell>
          <table:table-cell office:value-type="float" office:value="1.0036370148879" calcext:value-type="float">
            <text:p>1.0036370148879</text:p>
          </table:table-cell>
          <table:table-cell office:value-type="float" office:value="0.49957675676687" calcext:value-type="float">
            <text:p>0.49957675676687</text:p>
          </table:table-cell>
          <table:table-cell office:value-type="float" office:value="0.99816825934597" calcext:value-type="float">
            <text:p>0.99816825934597</text:p>
          </table:table-cell>
          <table:table-cell office:value-type="float" office:value="0.49861834010446" calcext:value-type="float">
            <text:p>0.49861834010446</text:p>
          </table:table-cell>
          <table:table-cell office:value-type="float" office:value="1.0049953141515" calcext:value-type="float">
            <text:p>1.0049953141515</text:p>
          </table:table-cell>
          <table:table-cell office:value-type="float" office:value="0.4980019891235" calcext:value-type="float">
            <text:p>0.4980019891235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99851306850936" calcext:value-type="float">
            <text:p>0.99851306850936</text:p>
          </table:table-cell>
          <table:table-cell office:value-type="float" office:value="0.50055836714381" calcext:value-type="float">
            <text:p>0.50055836714381</text:p>
          </table:table-cell>
          <table:table-cell office:value-type="float" office:value="1.0029465309354" calcext:value-type="float">
            <text:p>1.0029465309354</text:p>
          </table:table-cell>
          <table:table-cell office:value-type="float" office:value="0.49992821262542" calcext:value-type="float">
            <text:p>0.49992821262542</text:p>
          </table:table-cell>
          <table:table-cell office:value-type="float" office:value="0.99909230702101" calcext:value-type="float">
            <text:p>0.99909230702101</text:p>
          </table:table-cell>
          <table:table-cell office:value-type="float" office:value="0.49830818461788" calcext:value-type="float">
            <text:p>0.49830818461788</text:p>
          </table:table-cell>
          <table:table-cell office:value-type="float" office:value="1.0045616613671" calcext:value-type="float">
            <text:p>1.0045616613671</text:p>
          </table:table-cell>
          <table:table-cell office:value-type="float" office:value="0.49839822261366" calcext:value-type="float">
            <text:p>0.49839822261366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99865349560756" calcext:value-type="float">
            <text:p>0.99865349560756</text:p>
          </table:table-cell>
          <table:table-cell office:value-type="float" office:value="0.50044374665678" calcext:value-type="float">
            <text:p>0.50044374665678</text:p>
          </table:table-cell>
          <table:table-cell office:value-type="float" office:value="1.0022890017327" calcext:value-type="float">
            <text:p>1.0022890017327</text:p>
          </table:table-cell>
          <table:table-cell office:value-type="float" office:value="0.50023279425746" calcext:value-type="float">
            <text:p>0.50023279425746</text:p>
          </table:table-cell>
          <table:table-cell office:value-type="float" office:value="0.99991655534926" calcext:value-type="float">
            <text:p>0.99991655534926</text:p>
          </table:table-cell>
          <table:table-cell office:value-type="float" office:value="0.49807537519319" calcext:value-type="float">
            <text:p>0.49807537519319</text:p>
          </table:table-cell>
          <table:table-cell office:value-type="float" office:value="1.004084756055" calcext:value-type="float">
            <text:p>1.004084756055</text:p>
          </table:table-cell>
          <table:table-cell office:value-type="float" office:value="0.49877723271601" calcext:value-type="float">
            <text:p>0.49877723271601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9880316281542" calcext:value-type="float">
            <text:p>0.99880316281542</text:p>
          </table:table-cell>
          <table:table-cell office:value-type="float" office:value="0.5003353396649" calcext:value-type="float">
            <text:p>0.5003353396649</text:p>
          </table:table-cell>
          <table:table-cell office:value-type="float" office:value="1.0016736631454" calcext:value-type="float">
            <text:p>1.0016736631454</text:p>
          </table:table-cell>
          <table:table-cell office:value-type="float" office:value="0.50049058918427" calcext:value-type="float">
            <text:p>0.50049058918427</text:p>
          </table:table-cell>
          <table:table-cell office:value-type="float" office:value="1.0006355256396" calcext:value-type="float">
            <text:p>1.0006355256396</text:p>
          </table:table-cell>
          <table:table-cell office:value-type="float" office:value="0.4979151517703" calcext:value-type="float">
            <text:p>0.4979151517703</text:p>
          </table:table-cell>
          <table:table-cell office:value-type="float" office:value="1.0035809746672" calcext:value-type="float">
            <text:p>1.0035809746672</text:p>
          </table:table-cell>
          <table:table-cell office:value-type="float" office:value="0.49913288537061" calcext:value-type="float">
            <text:p>0.49913288537061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9895768232738" calcext:value-type="float">
            <text:p>0.99895768232738</text:p>
          </table:table-cell>
          <table:table-cell office:value-type="float" office:value="0.50023457780032" calcext:value-type="float">
            <text:p>0.50023457780032</text:p>
          </table:table-cell>
          <table:table-cell office:value-type="float" office:value="1.0011075771086" calcext:value-type="float">
            <text:p>1.0011075771086</text:p>
          </table:table-cell>
          <table:table-cell office:value-type="float" office:value="0.50070265612162" calcext:value-type="float">
            <text:p>0.50070265612162</text:p>
          </table:table-cell>
          <table:table-cell office:value-type="float" office:value="1.0012468137159" calcext:value-type="float">
            <text:p>1.0012468137159</text:p>
          </table:table-cell>
          <table:table-cell office:value-type="float" office:value="0.49782172535077" calcext:value-type="float">
            <text:p>0.49782172535077</text:p>
          </table:table-cell>
          <table:table-cell office:value-type="float" office:value="1.0030650745049" calcext:value-type="float">
            <text:p>1.0030650745049</text:p>
          </table:table-cell>
          <table:table-cell office:value-type="float" office:value="0.4994604063116" calcext:value-type="float">
            <text:p>0.4994604063116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99113155506" calcext:value-type="float">
            <text:p>0.999113155506</text:p>
          </table:table-cell>
          <table:table-cell office:value-type="float" office:value="0.50014254035493" calcext:value-type="float">
            <text:p>0.50014254035493</text:p>
          </table:table-cell>
          <table:table-cell office:value-type="float" office:value="1.0005957955573" calcext:value-type="float">
            <text:p>1.0005957955573</text:p>
          </table:table-cell>
          <table:table-cell office:value-type="float" office:value="0.50087086282119" calcext:value-type="float">
            <text:p>0.50087086282119</text:p>
          </table:table-cell>
          <table:table-cell office:value-type="float" office:value="1.0017507620013" calcext:value-type="float">
            <text:p>1.0017507620013</text:p>
          </table:table-cell>
          <table:table-cell office:value-type="float" office:value="0.49778853284245" calcext:value-type="float">
            <text:p>0.49778853284245</text:p>
          </table:table-cell>
          <table:table-cell office:value-type="float" office:value="1.0025500826654" calcext:value-type="float">
            <text:p>1.0025500826654</text:p>
          </table:table-cell>
          <table:table-cell office:value-type="float" office:value="0.49975630143524" calcext:value-type="float">
            <text:p>0.49975630143524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9926618881927" calcext:value-type="float">
            <text:p>0.99926618881927</text:p>
          </table:table-cell>
          <table:table-cell office:value-type="float" office:value="0.50005997881253" calcext:value-type="float">
            <text:p>0.50005997881253</text:p>
          </table:table-cell>
          <table:table-cell office:value-type="float" office:value="1.0001415413923" calcext:value-type="float">
            <text:p>1.0001415413923</text:p>
          </table:table-cell>
          <table:table-cell office:value-type="float" office:value="0.50099773145527" calcext:value-type="float">
            <text:p>0.50099773145527</text:p>
          </table:table-cell>
          <table:table-cell office:value-type="float" office:value="1.0021501022226" calcext:value-type="float">
            <text:p>1.0021501022226</text:p>
          </table:table-cell>
          <table:table-cell office:value-type="float" office:value="0.49780850876282" calcext:value-type="float">
            <text:p>0.49780850876282</text:p>
          </table:table-cell>
          <table:table-cell office:value-type="float" office:value="1.0020472420906" calcext:value-type="float">
            <text:p>1.0020472420906</text:p>
          </table:table-cell>
          <table:table-cell office:value-type="float" office:value="0.50001825637932" calcext:value-type="float">
            <text:p>0.50001825637932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99941389726519" calcext:value-type="float">
            <text:p>0.99941389726519</text:p>
          </table:table-cell>
          <table:table-cell office:value-type="float" office:value="0.49998734491605" calcext:value-type="float">
            <text:p>0.49998734491605</text:p>
          </table:table-cell>
          <table:table-cell office:value-type="float" office:value="0.99974640001368" calcext:value-type="float">
            <text:p>0.99974640001368</text:p>
          </table:table-cell>
          <table:table-cell office:value-type="float" office:value="0.50108629355711" calcext:value-type="float">
            <text:p>0.50108629355711</text:p>
          </table:table-cell>
          <table:table-cell office:value-type="float" office:value="1.0024495813031" calcext:value-type="float">
            <text:p>1.0024495813031</text:p>
          </table:table-cell>
          <table:table-cell office:value-type="float" office:value="0.49787427491695" calcext:value-type="float">
            <text:p>0.49787427491695</text:p>
          </table:table-cell>
          <table:table-cell office:value-type="float" office:value="1.0015660074738" calcext:value-type="float">
            <text:p>1.0015660074738</text:p>
          </table:table-cell>
          <table:table-cell office:value-type="float" office:value="0.50024502437481" calcext:value-type="float">
            <text:p>0.50024502437481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99955389678277" calcext:value-type="float">
            <text:p>0.99955389678277</text:p>
          </table:table-cell>
          <table:table-cell office:value-type="float" office:value="0.49992482126048" calcext:value-type="float">
            <text:p>0.49992482126048</text:p>
          </table:table-cell>
          <table:table-cell office:value-type="float" office:value="0.99941051595553" calcext:value-type="float">
            <text:p>0.99941051595553</text:p>
          </table:table-cell>
          <table:table-cell office:value-type="float" office:value="0.50113995593169" calcext:value-type="float">
            <text:p>0.50113995593169</text:p>
          </table:table-cell>
          <table:table-cell office:value-type="float" office:value="1.0026555974332" calcext:value-type="float">
            <text:p>1.0026555974332</text:p>
          </table:table-cell>
          <table:table-cell office:value-type="float" office:value="0.49797838479498" calcext:value-type="float">
            <text:p>0.49797838479498</text:p>
          </table:table-cell>
          <table:table-cell office:value-type="float" office:value="1.0011140824964" calcext:value-type="float">
            <text:p>1.0011140824964</text:p>
          </table:table-cell>
          <table:table-cell office:value-type="float" office:value="0.50043630562955" calcext:value-type="float">
            <text:p>0.50043630562955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99968428719872" calcext:value-type="float">
            <text:p>0.99968428719872</text:p>
          </table:table-cell>
          <table:table-cell office:value-type="float" office:value="0.49987235346718" calcext:value-type="float">
            <text:p>0.49987235346718</text:p>
          </table:table-cell>
          <table:table-cell office:value-type="float" office:value="0.9991327900482" calcext:value-type="float">
            <text:p>0.9991327900482</text:p>
          </table:table-cell>
          <table:table-cell office:value-type="float" office:value="0.501162378464" calcext:value-type="float">
            <text:p>0.501162378464</text:p>
          </table:table-cell>
          <table:table-cell office:value-type="float" office:value="1.0027758274778" calcext:value-type="float">
            <text:p>1.0027758274778</text:p>
          </table:table-cell>
          <table:table-cell office:value-type="float" office:value="0.49811349343596" calcext:value-type="float">
            <text:p>0.49811349343596</text:p>
          </table:table-cell>
          <table:table-cell office:value-type="float" office:value="1.0006974910177" calcext:value-type="float">
            <text:p>1.0006974910177</text:p>
          </table:table-cell>
          <table:table-cell office:value-type="float" office:value="0.50059262280583" calcext:value-type="float">
            <text:p>0.5005926228058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980362727197" calcext:value-type="float">
            <text:p>0.99980362727197</text:p>
          </table:table-cell>
          <table:table-cell office:value-type="float" office:value="0.49982968307369" calcext:value-type="float">
            <text:p>0.49982968307369</text:p>
          </table:table-cell>
          <table:table-cell office:value-type="float" office:value="0.99891107331042" calcext:value-type="float">
            <text:p>0.99891107331042</text:p>
          </table:table-cell>
          <table:table-cell office:value-type="float" office:value="0.50115736435849" calcext:value-type="float">
            <text:p>0.50115736435849</text:p>
          </table:table-cell>
          <table:table-cell office:value-type="float" office:value="1.0028188802415" calcext:value-type="float">
            <text:p>1.0028188802415</text:p>
          </table:table-cell>
          <table:table-cell office:value-type="float" office:value="0.49827251822156" calcext:value-type="float">
            <text:p>0.49827251822156</text:p>
          </table:table-cell>
          <table:table-cell office:value-type="float" office:value="1.0003206752252" calcext:value-type="float">
            <text:p>1.0003206752252</text:p>
          </table:table-cell>
          <table:table-cell office:value-type="float" office:value="0.5007151961335" calcext:value-type="float">
            <text:p>0.5007151961335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99991090337668" calcext:value-type="float">
            <text:p>0.99991090337668</text:p>
          </table:table-cell>
          <table:table-cell office:value-type="float" office:value="0.49979638036043" calcext:value-type="float">
            <text:p>0.49979638036043</text:p>
          </table:table-cell>
          <table:table-cell office:value-type="float" office:value="0.99874235445412" calcext:value-type="float">
            <text:p>0.99874235445412</text:p>
          </table:table-cell>
          <table:table-cell office:value-type="float" office:value="0.50112876302825" calcext:value-type="float">
            <text:p>0.50112876302825</text:p>
          </table:table-cell>
          <table:table-cell office:value-type="float" office:value="1.0027939715702" calcext:value-type="float">
            <text:p>1.0027939715702</text:p>
          </table:table-cell>
          <table:table-cell office:value-type="float" office:value="0.49844876899583" calcext:value-type="float">
            <text:p>0.49844876899583</text:p>
          </table:table-cell>
          <table:table-cell office:value-type="float" office:value="0.99998661437832" calcext:value-type="float">
            <text:p>0.99998661437832</text:p>
          </table:table-cell>
          <table:table-cell office:value-type="float" office:value="0.50080582105578" calcext:value-type="float">
            <text:p>0.50080582105578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000054933123" calcext:value-type="float">
            <text:p>1.0000054933123</text:p>
          </table:table-cell>
          <table:table-cell office:value-type="float" office:value="0.49977187643124" calcext:value-type="float">
            <text:p>0.49977187643124</text:p>
          </table:table-cell>
          <table:table-cell office:value-type="float" office:value="0.99862293847195" calcext:value-type="float">
            <text:p>0.99862293847195</text:p>
          </table:table-cell>
          <table:table-cell office:value-type="float" office:value="0.50108038560098" calcext:value-type="float">
            <text:p>0.50108038560098</text:p>
          </table:table-cell>
          <table:table-cell office:value-type="float" office:value="1.0027106289814" calcext:value-type="float">
            <text:p>1.0027106289814</text:p>
          </table:table-cell>
          <table:table-cell office:value-type="float" office:value="0.49863605168133" calcext:value-type="float">
            <text:p>0.49863605168133</text:p>
          </table:table-cell>
          <table:table-cell office:value-type="float" office:value="0.99969695844032" calcext:value-type="float">
            <text:p>0.99969695844032</text:p>
          </table:table-cell>
          <table:table-cell office:value-type="float" office:value="0.5008667507221" calcext:value-type="float">
            <text:p>0.5008667507221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000871266488" calcext:value-type="float">
            <text:p>1.0000871266488</text:p>
          </table:table-cell>
          <table:table-cell office:value-type="float" office:value="0.49975549396434" calcext:value-type="float">
            <text:p>0.49975549396434</text:p>
          </table:table-cell>
          <table:table-cell office:value-type="float" office:value="0.99854861429073" calcext:value-type="float">
            <text:p>0.99854861429073</text:p>
          </table:table-cell>
          <table:table-cell office:value-type="float" office:value="0.50101593280763" calcext:value-type="float">
            <text:p>0.50101593280763</text:p>
          </table:table-cell>
          <table:table-cell office:value-type="float" office:value="1.0025784292286" calcext:value-type="float">
            <text:p>1.0025784292286</text:p>
          </table:table-cell>
          <table:table-cell office:value-type="float" office:value="0.49882874550964" calcext:value-type="float">
            <text:p>0.49882874550964</text:p>
          </table:table-cell>
          <table:table-cell office:value-type="float" office:value="0.99945217175703" calcext:value-type="float">
            <text:p>0.99945217175703</text:p>
          </table:table-cell>
          <table:table-cell office:value-type="float" office:value="0.50090059065956" calcext:value-type="float">
            <text:p>0.50090059065956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001558429137" calcext:value-type="float">
            <text:p>1.0001558429137</text:p>
          </table:table-cell>
          <table:table-cell office:value-type="float" office:value="0.49974647615184" calcext:value-type="float">
            <text:p>0.49974647615184</text:p>
          </table:table-cell>
          <table:table-cell office:value-type="float" office:value="0.99851480992566" calcext:value-type="float">
            <text:p>0.99851480992566</text:p>
          </table:table-cell>
          <table:table-cell office:value-type="float" office:value="0.50093893485741" calcext:value-type="float">
            <text:p>0.50093893485741</text:p>
          </table:table-cell>
          <table:table-cell office:value-type="float" office:value="1.0024067710323" calcext:value-type="float">
            <text:p>1.0024067710323</text:p>
          </table:table-cell>
          <table:table-cell office:value-type="float" office:value="0.49902185569375" calcext:value-type="float">
            <text:p>0.49902185569375</text:p>
          </table:table-cell>
          <table:table-cell office:value-type="float" office:value="0.99925167921594" calcext:value-type="float">
            <text:p>0.99925167921594</text:p>
          </table:table-cell>
          <table:table-cell office:value-type="float" office:value="0.50091017554769" calcext:value-type="float">
            <text:p>0.50091017554769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002119488056" calcext:value-type="float">
            <text:p>1.0002119488056</text:p>
          </table:table-cell>
          <table:table-cell office:value-type="float" office:value="0.49974401344647" calcext:value-type="float">
            <text:p>0.49974401344647</text:p>
          </table:table-cell>
          <table:table-cell office:value-type="float" office:value="0.99851673396981" calcext:value-type="float">
            <text:p>0.99851673396981</text:p>
          </table:table-cell>
          <table:table-cell office:value-type="float" office:value="0.50085270277214" calcext:value-type="float">
            <text:p>0.50085270277214</text:p>
          </table:table-cell>
          <table:table-cell office:value-type="float" office:value="1.0022046837502" calcext:value-type="float">
            <text:p>1.0022046837502</text:p>
          </table:table-cell>
          <table:table-cell office:value-type="float" office:value="0.49921104395701" calcext:value-type="float">
            <text:p>0.49921104395701</text:p>
          </table:table-cell>
          <table:table-cell office:value-type="float" office:value="0.99909402346319" calcext:value-type="float">
            <text:p>0.99909402346319</text:p>
          </table:table-cell>
          <table:table-cell office:value-type="float" office:value="0.50089850017822" calcext:value-type="float">
            <text:p>0.50089850017822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0002559754881" calcext:value-type="float">
            <text:p>1.0002559754881</text:p>
          </table:table-cell>
          <table:table-cell office:value-type="float" office:value="0.49974726783141" calcext:value-type="float">
            <text:p>0.49974726783141</text:p>
          </table:table-cell>
          <table:table-cell office:value-type="float" office:value="0.99854950261376" calcext:value-type="float">
            <text:p>0.99854950261376</text:p>
          </table:table-cell>
          <table:table-cell office:value-type="float" office:value="0.50076029054555" calcext:value-type="float">
            <text:p>0.50076029054555</text:p>
          </table:table-cell>
          <table:table-cell office:value-type="float" office:value="1.0019806714961" calcext:value-type="float">
            <text:p>1.0019806714961</text:p>
          </table:table-cell>
          <table:table-cell office:value-type="float" office:value="0.49939263824616" calcext:value-type="float">
            <text:p>0.49939263824616</text:p>
          </table:table-cell>
          <table:table-cell office:value-type="float" office:value="0.99897700889892" calcext:value-type="float">
            <text:p>0.99897700889892</text:p>
          </table:table-cell>
          <table:table-cell office:value-type="float" office:value="0.50086862377905" calcext:value-type="float">
            <text:p>0.50086862377905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0002886368757" calcext:value-type="float">
            <text:p>1.0002886368757</text:p>
          </table:table-cell>
          <table:table-cell office:value-type="float" office:value="0.49975539442092" calcext:value-type="float">
            <text:p>0.49975539442092</text:p>
          </table:table-cell>
          <table:table-cell office:value-type="float" office:value="0.99860825171512" calcext:value-type="float">
            <text:p>0.99860825171512</text:p>
          </table:table-cell>
          <table:table-cell office:value-type="float" office:value="0.50066446740653" calcext:value-type="float">
            <text:p>0.50066446740653</text:p>
          </table:table-cell>
          <table:table-cell office:value-type="float" office:value="1.0017425917121" calcext:value-type="float">
            <text:p>1.0017425917121</text:p>
          </table:table-cell>
          <table:table-cell office:value-type="float" office:value="0.49956362653923" calcext:value-type="float">
            <text:p>0.49956362653923</text:p>
          </table:table-cell>
          <table:table-cell office:value-type="float" office:value="0.99889784677607" calcext:value-type="float">
            <text:p>0.99889784677607</text:p>
          </table:table-cell>
          <table:table-cell office:value-type="float" office:value="0.50082359814368" calcext:value-type="float">
            <text:p>0.50082359814368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0003107896806" calcext:value-type="float">
            <text:p>1.0003107896806</text:p>
          </table:table-cell>
          <table:table-cell office:value-type="float" office:value="0.49976756028388" calcext:value-type="float">
            <text:p>0.49976756028388</text:p>
          </table:table-cell>
          <table:table-cell office:value-type="float" office:value="0.99868823373471" calcext:value-type="float">
            <text:p>0.99868823373471</text:p>
          </table:table-cell>
          <table:table-cell office:value-type="float" office:value="0.50056769939487" calcext:value-type="float">
            <text:p>0.50056769939487</text:p>
          </table:table-cell>
          <table:table-cell office:value-type="float" office:value="1.0014975655735" calcext:value-type="float">
            <text:p>1.0014975655735</text:p>
          </table:table-cell>
          <table:table-cell office:value-type="float" office:value="0.49972163530063" calcext:value-type="float">
            <text:p>0.49972163530063</text:p>
          </table:table-cell>
          <table:table-cell office:value-type="float" office:value="0.99885329256004" calcext:value-type="float">
            <text:p>0.99885329256004</text:p>
          </table:table-cell>
          <table:table-cell office:value-type="float" office:value="0.50076640230322" calcext:value-type="float">
            <text:p>0.50076640230322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003233958449" calcext:value-type="float">
            <text:p>1.0003233958449</text:p>
          </table:table-cell>
          <table:table-cell office:value-type="float" office:value="0.49978296045844" calcext:value-type="float">
            <text:p>0.49978296045844</text:p>
          </table:table-cell>
          <table:table-cell office:value-type="float" office:value="0.99878489962569" calcext:value-type="float">
            <text:p>0.99878489962569</text:p>
          </table:table-cell>
          <table:table-cell office:value-type="float" office:value="0.5004721394035" calcext:value-type="float">
            <text:p>0.5004721394035</text:p>
          </table:table-cell>
          <table:table-cell office:value-type="float" office:value="1.0012519179963" calcext:value-type="float">
            <text:p>1.0012519179963</text:p>
          </table:table-cell>
          <table:table-cell office:value-type="float" office:value="0.49986489630143" calcext:value-type="float">
            <text:p>0.49986489630143</text:p>
          </table:table-cell>
          <table:table-cell office:value-type="float" office:value="0.99883977525397" calcext:value-type="float">
            <text:p>0.99883977525397</text:p>
          </table:table-cell>
          <table:table-cell office:value-type="float" office:value="0.50069989852389" calcext:value-type="float">
            <text:p>0.5006998985238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003274878482" calcext:value-type="float">
            <text:p>1.0003274878482</text:p>
          </table:table-cell>
          <table:table-cell office:value-type="float" office:value="0.49980083119263" calcext:value-type="float">
            <text:p>0.49980083119263</text:p>
          </table:table-cell>
          <table:table-cell office:value-type="float" office:value="0.99889396600666" calcext:value-type="float">
            <text:p>0.99889396600666</text:p>
          </table:table-cell>
          <table:table-cell office:value-type="float" office:value="0.50037962480074" calcext:value-type="float">
            <text:p>0.50037962480074</text:p>
          </table:table-cell>
          <table:table-cell office:value-type="float" office:value="1.0010111442094" calcext:value-type="float">
            <text:p>1.0010111442094</text:p>
          </table:table-cell>
          <table:table-cell office:value-type="float" office:value="0.49999220416879" calcext:value-type="float">
            <text:p>0.49999220416879</text:p>
          </table:table-cell>
          <table:table-cell office:value-type="float" office:value="0.9988535129845" calcext:value-type="float">
            <text:p>0.9988535129845</text:p>
          </table:table-cell>
          <table:table-cell office:value-type="float" office:value="0.50062675817018" calcext:value-type="float">
            <text:p>0.50062675817018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000324137244" calcext:value-type="float">
            <text:p>1.000324137244</text:p>
          </table:table-cell>
          <table:table-cell office:value-type="float" office:value="0.49982046050294" calcext:value-type="float">
            <text:p>0.49982046050294</text:p>
          </table:table-cell>
          <table:table-cell office:value-type="float" office:value="0.99901146816787" calcext:value-type="float">
            <text:p>0.99901146816787</text:p>
          </table:table-cell>
          <table:table-cell office:value-type="float" office:value="0.50029168172046" calcext:value-type="float">
            <text:p>0.50029168172046</text:p>
          </table:table-cell>
          <table:table-cell office:value-type="float" office:value="1.0007798997481" calcext:value-type="float">
            <text:p>1.0007798997481</text:p>
          </table:table-cell>
          <table:table-cell office:value-type="float" office:value="0.50010286704839" calcext:value-type="float">
            <text:p>0.50010286704839</text:p>
          </table:table-cell>
          <table:table-cell office:value-type="float" office:value="0.99889062909081" calcext:value-type="float">
            <text:p>0.99889062909081</text:p>
          </table:table-cell>
          <table:table-cell office:value-type="float" office:value="0.50054945396649" calcext:value-type="float">
            <text:p>0.50054945396649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003144266646" calcext:value-type="float">
            <text:p>1.0003144266646</text:p>
          </table:table-cell>
          <table:table-cell office:value-type="float" office:value="0.49984119618917" calcext:value-type="float">
            <text:p>0.49984119618917</text:p>
          </table:table-cell>
          <table:table-cell office:value-type="float" office:value="0.99913379965154" calcext:value-type="float">
            <text:p>0.99913379965154</text:p>
          </table:table-cell>
          <table:table-cell office:value-type="float" office:value="0.50020953509624" calcext:value-type="float">
            <text:p>0.50020953509624</text:p>
          </table:table-cell>
          <table:table-cell office:value-type="float" office:value="1.0005620106617" calcext:value-type="float">
            <text:p>1.0005620106617</text:p>
          </table:table-cell>
          <table:table-cell office:value-type="float" office:value="0.50019665254982" calcext:value-type="float">
            <text:p>0.50019665254982</text:p>
          </table:table-cell>
          <table:table-cell office:value-type="float" office:value="0.9989472446081" calcext:value-type="float">
            <text:p>0.9989472446081</text:p>
          </table:table-cell>
          <table:table-cell office:value-type="float" office:value="0.5004702256162" calcext:value-type="float">
            <text:p>0.5004702256162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0002994254181" calcext:value-type="float">
            <text:p>1.0002994254181</text:p>
          </table:table-cell>
          <table:table-cell office:value-type="float" office:value="0.49986245148182" calcext:value-type="float">
            <text:p>0.49986245148182</text:p>
          </table:table-cell>
          <table:table-cell office:value-type="float" office:value="0.99925773930996" calcext:value-type="float">
            <text:p>0.99925773930996</text:p>
          </table:table-cell>
          <table:table-cell office:value-type="float" office:value="0.50013412351879" calcext:value-type="float">
            <text:p>0.50013412351879</text:p>
          </table:table-cell>
          <table:table-cell office:value-type="float" office:value="1.0003605007555" calcext:value-type="float">
            <text:p>1.0003605007555</text:p>
          </table:table-cell>
          <table:table-cell office:value-type="float" office:value="0.50027373091038" calcext:value-type="float">
            <text:p>0.50027373091038</text:p>
          </table:table-cell>
          <table:table-cell office:value-type="float" office:value="0.99901956227415" calcext:value-type="float">
            <text:p>0.99901956227415</text:p>
          </table:table-cell>
          <table:table-cell office:value-type="float" office:value="0.50039106185139" calcext:value-type="float">
            <text:p>0.50039106185139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002801687096" calcext:value-type="float">
            <text:p>1.0002801687096</text:p>
          </table:table-cell>
          <table:table-cell office:value-type="float" office:value="0.49988370852549" calcext:value-type="float">
            <text:p>0.49988370852549</text:p>
          </table:table-cell>
          <table:table-cell office:value-type="float" office:value="0.99938046687842" calcext:value-type="float">
            <text:p>0.99938046687842</text:p>
          </table:table-cell>
          <table:table-cell office:value-type="float" office:value="0.50006611801239" calcext:value-type="float">
            <text:p>0.50006611801239</text:p>
          </table:table-cell>
          <table:table-cell office:value-type="float" office:value="1.000177632798" calcext:value-type="float">
            <text:p>1.000177632798</text:p>
          </table:table-cell>
          <table:table-cell office:value-type="float" office:value="0.50033461706876" calcext:value-type="float">
            <text:p>0.50033461706876</text:p>
          </table:table-cell>
          <table:table-cell office:value-type="float" office:value="0.99910393805083" calcext:value-type="float">
            <text:p>0.99910393805083</text:p>
          </table:table-cell>
          <table:table-cell office:value-type="float" office:value="0.50031368999258" calcext:value-type="float">
            <text:p>0.50031368999258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0002576404315" calcext:value-type="float">
            <text:p>1.0002576404315</text:p>
          </table:table-cell>
          <table:table-cell office:value-type="float" office:value="0.49990451992147" calcext:value-type="float">
            <text:p>0.49990451992147</text:p>
          </table:table-cell>
          <table:table-cell office:value-type="float" office:value="0.99949956820253" calcext:value-type="float">
            <text:p>0.99949956820253</text:p>
          </table:table-cell>
          <table:table-cell office:value-type="float" office:value="0.50000594385695" calcext:value-type="float">
            <text:p>0.50000594385695</text:p>
          </table:table-cell>
          <table:table-cell office:value-type="float" office:value="1.0000149608759" calcext:value-type="float">
            <text:p>1.0000149608759</text:p>
          </table:table-cell>
          <table:table-cell office:value-type="float" office:value="0.50038012054747" calcext:value-type="float">
            <text:p>0.50038012054747</text:p>
          </table:table-cell>
          <table:table-cell office:value-type="float" office:value="0.99919694027791" calcext:value-type="float">
            <text:p>0.99919694027791</text:p>
          </table:table-cell>
          <table:table-cell office:value-type="float" office:value="0.50023957275302" calcext:value-type="float">
            <text:p>0.50023957275302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0002327594" calcext:value-type="float">
            <text:p>1.0002327594</text:p>
          </table:table-cell>
          <table:table-cell office:value-type="float" office:value="0.49992450856376" calcext:value-type="float">
            <text:p>0.49992450856376</text:p>
          </table:table-cell>
          <table:table-cell office:value-type="float" office:value="0.99961303133048" calcext:value-type="float">
            <text:p>0.99961303133048</text:p>
          </table:table-cell>
          <table:table-cell office:value-type="float" office:value="0.49995380462512" calcext:value-type="float">
            <text:p>0.49995380462512</text:p>
          </table:table-cell>
          <table:table-cell office:value-type="float" office:value="0.99987338798892" calcext:value-type="float">
            <text:p>0.99987338798892</text:p>
          </table:table-cell>
          <table:table-cell office:value-type="float" office:value="0.50041126532559" calcext:value-type="float">
            <text:p>0.50041126532559</text:p>
          </table:table-cell>
          <table:table-cell office:value-type="float" office:value="0.99929539662587" calcext:value-type="float">
            <text:p>0.99929539662587</text:p>
          </table:table-cell>
          <table:table-cell office:value-type="float" office:value="0.50016991058798" calcext:value-type="float">
            <text:p>0.50016991058798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0002063688541" calcext:value-type="float">
            <text:p>1.0002063688541</text:p>
          </table:table-cell>
          <table:table-cell office:value-type="float" office:value="0.49994336600768" calcext:value-type="float">
            <text:p>0.49994336600768</text:p>
          </table:table-cell>
          <table:table-cell office:value-type="float" office:value="0.9997192347217" calcext:value-type="float">
            <text:p>0.9997192347217</text:p>
          </table:table-cell>
          <table:table-cell office:value-type="float" office:value="0.49990970765834" calcext:value-type="float">
            <text:p>0.49990970765834</text:p>
          </table:table-cell>
          <table:table-cell office:value-type="float" office:value="0.999753239607" calcext:value-type="float">
            <text:p>0.999753239607</text:p>
          </table:table-cell>
          <table:table-cell office:value-type="float" office:value="0.50042926168529" calcext:value-type="float">
            <text:p>0.50042926168529</text:p>
          </table:table-cell>
          <table:table-cell office:value-type="float" office:value="0.99939642958299" calcext:value-type="float">
            <text:p>0.99939642958299</text:p>
          </table:table-cell>
          <table:table-cell office:value-type="float" office:value="0.50010564966958" calcext:value-type="float">
            <text:p>0.50010564966958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0001792289931" calcext:value-type="float">
            <text:p>1.0001792289931</text:p>
          </table:table-cell>
          <table:table-cell office:value-type="float" office:value="0.49996084960804" calcext:value-type="float">
            <text:p>0.49996084960804</text:p>
          </table:table-cell>
          <table:table-cell office:value-type="float" office:value="0.99981692883411" calcext:value-type="float">
            <text:p>0.99981692883411</text:p>
          </table:table-cell>
          <table:table-cell office:value-type="float" office:value="0.49987349026953" calcext:value-type="float">
            <text:p>0.49987349026953</text:p>
          </table:table-cell>
          <table:table-cell office:value-type="float" office:value="0.99965432960477" calcext:value-type="float">
            <text:p>0.99965432960477</text:p>
          </table:table-cell>
          <table:table-cell office:value-type="float" office:value="0.50043544885331" calcext:value-type="float">
            <text:p>0.50043544885331</text:p>
          </table:table-cell>
          <table:table-cell office:value-type="float" office:value="0.99949748104607" calcext:value-type="float">
            <text:p>0.99949748104607</text:p>
          </table:table-cell>
          <table:table-cell office:value-type="float" office:value="0.50004748491123" calcext:value-type="float">
            <text:p>0.50004748491123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000152012289" calcext:value-type="float">
            <text:p>1.000152012289</text:p>
          </table:table-cell>
          <table:table-cell office:value-type="float" office:value="0.49997677865792" calcext:value-type="float">
            <text:p>0.49997677865792</text:p>
          </table:table-cell>
          <table:table-cell office:value-type="float" office:value="0.99990521233603" calcext:value-type="float">
            <text:p>0.99990521233603</text:p>
          </table:table-cell>
          <table:table-cell office:value-type="float" office:value="0.49984484603204" calcext:value-type="float">
            <text:p>0.49984484603204</text:p>
          </table:table-cell>
          <table:table-cell office:value-type="float" office:value="0.99957603143916" calcext:value-type="float">
            <text:p>0.99957603143916</text:p>
          </table:table-cell>
          <table:table-cell office:value-type="float" office:value="0.50043124142074" calcext:value-type="float">
            <text:p>0.50043124142074</text:p>
          </table:table-cell>
          <table:table-cell office:value-type="float" office:value="0.99959633008401" calcext:value-type="float">
            <text:p>0.99959633008401</text:p>
          </table:table-cell>
          <table:table-cell office:value-type="float" office:value="0.49999590430201" calcext:value-type="float">
            <text:p>0.499995904302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001253012925" calcext:value-type="float">
            <text:p>1.0001253012925</text:p>
          </table:table-cell>
          <table:table-cell office:value-type="float" office:value="0.49999102974768" calcext:value-type="float">
            <text:p>0.49999102974768</text:p>
          </table:table-cell>
          <table:table-cell office:value-type="float" office:value="0.99998350414731" calcext:value-type="float">
            <text:p>0.99998350414731</text:p>
          </table:table-cell>
          <table:table-cell office:value-type="float" office:value="0.49982335059111" calcext:value-type="float">
            <text:p>0.49982335059111</text:p>
          </table:table-cell>
          <table:table-cell office:value-type="float" office:value="0.99951735295674" calcext:value-type="float">
            <text:p>0.99951735295674</text:p>
          </table:table-cell>
          <table:table-cell office:value-type="float" office:value="0.50041811036116" calcext:value-type="float">
            <text:p>0.50041811036116</text:p>
          </table:table-cell>
          <table:table-cell office:value-type="float" office:value="0.99969109074782" calcext:value-type="float">
            <text:p>0.99969109074782</text:p>
          </table:table-cell>
          <table:table-cell office:value-type="float" office:value="0.49995117947148" calcext:value-type="float">
            <text:p>0.49995117947148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000995886351" calcext:value-type="float">
            <text:p>1.0000995886351</text:p>
          </table:table-cell>
          <table:table-cell office:value-type="float" office:value="0.50000353155034" calcext:value-type="float">
            <text:p>0.50000353155034</text:p>
          </table:table-cell>
          <table:table-cell office:value-type="float" office:value="1.0000515124517" calcext:value-type="float">
            <text:p>1.0000515124517</text:p>
          </table:table-cell>
          <table:table-cell office:value-type="float" office:value="0.49980848651512" calcext:value-type="float">
            <text:p>0.49980848651512</text:p>
          </table:table-cell>
          <table:table-cell office:value-type="float" office:value="0.99947699891115" calcext:value-type="float">
            <text:p>0.99947699891115</text:p>
          </table:table-cell>
          <table:table-cell office:value-type="float" office:value="0.5003975138308" calcext:value-type="float">
            <text:p>0.5003975138308</text:p>
          </table:table-cell>
          <table:table-cell office:value-type="float" office:value="0.99978021365721" calcext:value-type="float">
            <text:p>0.99978021365721</text:p>
          </table:table-cell>
          <table:table-cell office:value-type="float" office:value="0.49991339602436" calcext:value-type="float">
            <text:p>0.49991339602436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0000752789233" calcext:value-type="float">
            <text:p>1.0000752789233</text:p>
          </table:table-cell>
          <table:table-cell office:value-type="float" office:value="0.50001425922247" calcext:value-type="float">
            <text:p>0.50001425922247</text:p>
          </table:table-cell>
          <table:table-cell office:value-type="float" office:value="1.0001092017418" calcext:value-type="float">
            <text:p>1.0001092017418</text:p>
          </table:table-cell>
          <table:table-cell office:value-type="float" office:value="0.49979966678526" calcext:value-type="float">
            <text:p>0.49979966678526</text:p>
          </table:table-cell>
          <table:table-cell office:value-type="float" office:value="0.99945344583123" calcext:value-type="float">
            <text:p>0.99945344583123</text:p>
          </table:table-cell>
          <table:table-cell office:value-type="float" office:value="0.50037088504079" calcext:value-type="float">
            <text:p>0.50037088504079</text:p>
          </table:table-cell>
          <table:table-cell office:value-type="float" office:value="0.9998624761933" calcext:value-type="float">
            <text:p>0.9998624761933</text:p>
          </table:table-cell>
          <table:table-cell office:value-type="float" office:value="0.49988247556529" calcext:value-type="float">
            <text:p>0.49988247556529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000526922268" calcext:value-type="float">
            <text:p>1.0000526922268</text:p>
          </table:table-cell>
          <table:table-cell office:value-type="float" office:value="0.50002322859187" calcext:value-type="float">
            <text:p>0.50002322859187</text:p>
          </table:table-cell>
          <table:table-cell office:value-type="float" office:value="1.0001567588635" calcext:value-type="float">
            <text:p>1.0001567588635</text:p>
          </table:table-cell>
          <table:table-cell office:value-type="float" office:value="0.4997962566031" calcext:value-type="float">
            <text:p>0.4997962566031</text:p>
          </table:table-cell>
          <table:table-cell office:value-type="float" office:value="0.99944500310209" calcext:value-type="float">
            <text:p>0.99944500310209</text:p>
          </table:table-cell>
          <table:table-cell office:value-type="float" office:value="0.50033960177678" calcext:value-type="float">
            <text:p>0.50033960177678</text:p>
          </table:table-cell>
          <table:table-cell office:value-type="float" office:value="0.99993696688956" calcext:value-type="float">
            <text:p>0.99993696688956</text:p>
          </table:table-cell>
          <table:table-cell office:value-type="float" office:value="0.49985819891018" calcext:value-type="float">
            <text:p>0.49985819891018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0000320688673" calcext:value-type="float">
            <text:p>1.0000320688673</text:p>
          </table:table-cell>
          <table:table-cell office:value-type="float" office:value="0.50003049028376" calcext:value-type="float">
            <text:p>0.50003049028376</text:p>
          </table:table-cell>
          <table:table-cell office:value-type="float" office:value="1.0001945589215" calcext:value-type="float">
            <text:p>1.0001945589215</text:p>
          </table:table-cell>
          <table:table-cell office:value-type="float" office:value="0.49979759327369" calcext:value-type="float">
            <text:p>0.49979759327369</text:p>
          </table:table-cell>
          <table:table-cell office:value-type="float" office:value="0.99944987120576" calcext:value-type="float">
            <text:p>0.99944987120576</text:p>
          </table:table-cell>
          <table:table-cell office:value-type="float" office:value="0.50030496231311" calcext:value-type="float">
            <text:p>0.50030496231311</text:p>
          </table:table-cell>
          <table:table-cell office:value-type="float" office:value="1.0000030649186" calcext:value-type="float">
            <text:p>1.0000030649186</text:p>
          </table:table-cell>
          <table:table-cell office:value-type="float" office:value="0.49984022968674" calcext:value-type="float">
            <text:p>0.49984022968674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0000135752289" calcext:value-type="float">
            <text:p>1.0000135752289</text:p>
          </table:table-cell>
          <table:table-cell office:value-type="float" office:value="0.50003612391762" calcext:value-type="float">
            <text:p>0.50003612391762</text:p>
          </table:table-cell>
          <table:table-cell office:value-type="float" office:value="1.0002231317976" calcext:value-type="float">
            <text:p>1.0002231317976</text:p>
          </table:table-cell>
          <table:table-cell office:value-type="float" office:value="0.4998030039956" calcext:value-type="float">
            <text:p>0.4998030039956</text:p>
          </table:table-cell>
          <table:table-cell office:value-type="float" office:value="0.99946619531694" calcext:value-type="float">
            <text:p>0.99946619531694</text:p>
          </table:table-cell>
          <table:table-cell office:value-type="float" office:value="0.50026816797098" calcext:value-type="float">
            <text:p>0.50026816797098</text:p>
          </table:table-cell>
          <table:table-cell office:value-type="float" office:value="1.0000604156589" calcext:value-type="float">
            <text:p>1.0000604156589</text:p>
          </table:table-cell>
          <table:table-cell office:value-type="float" office:value="0.49982813564979" calcext:value-type="float">
            <text:p>0.49982813564979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99999731032824" calcext:value-type="float">
            <text:p>0.99999731032824</text:p>
          </table:table-cell>
          <table:table-cell office:value-type="float" office:value="0.50004023248677" calcext:value-type="float">
            <text:p>0.50004023248677</text:p>
          </table:table-cell>
          <table:table-cell office:value-type="float" office:value="1.0002431299188" calcext:value-type="float">
            <text:p>1.0002431299188</text:p>
          </table:table-cell>
          <table:table-cell office:value-type="float" office:value="0.49981182145746" calcext:value-type="float">
            <text:p>0.49981182145746</text:p>
          </table:table-cell>
          <table:table-cell office:value-type="float" office:value="0.99949211293375" calcext:value-type="float">
            <text:p>0.99949211293375</text:p>
          </table:table-cell>
          <table:table-cell office:value-type="float" office:value="0.50023030974891" calcext:value-type="float">
            <text:p>0.50023030974891</text:p>
          </table:table-cell>
          <table:table-cell office:value-type="float" office:value="1.0001089040959" calcext:value-type="float">
            <text:p>1.0001089040959</text:p>
          </table:table-cell>
          <table:table-cell office:value-type="float" office:value="0.4998214121584" calcext:value-type="float">
            <text:p>0.4998214121584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99998331290277" calcext:value-type="float">
            <text:p>0.99998331290277</text:p>
          </table:table-cell>
          <table:table-cell office:value-type="float" office:value="0.50004293701389" calcext:value-type="float">
            <text:p>0.50004293701389</text:p>
          </table:table-cell>
          <table:table-cell office:value-type="float" office:value="1.0002552977982" calcext:value-type="float">
            <text:p>1.0002552977982</text:p>
          </table:table-cell>
          <table:table-cell office:value-type="float" office:value="0.49982339720203" calcext:value-type="float">
            <text:p>0.49982339720203</text:p>
          </table:table-cell>
          <table:table-cell office:value-type="float" office:value="0.99952579545212" calcext:value-type="float">
            <text:p>0.99952579545212</text:p>
          </table:table-cell>
          <table:table-cell office:value-type="float" office:value="0.5001923587428" calcext:value-type="float">
            <text:p>0.5001923587428</text:p>
          </table:table-cell>
          <table:table-cell office:value-type="float" office:value="1.000148625723" calcext:value-type="float">
            <text:p>1.000148625723</text:p>
          </table:table-cell>
          <table:table-cell office:value-type="float" office:value="0.49981949936376" calcext:value-type="float">
            <text:p>0.49981949936376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99997156879809" calcext:value-type="float">
            <text:p>0.99997156879809</text:p>
          </table:table-cell>
          <table:table-cell office:value-type="float" office:value="0.50004437155642" calcext:value-type="float">
            <text:p>0.50004437155642</text:p>
          </table:table-cell>
          <table:table-cell office:value-type="float" office:value="1.0002604437648" calcext:value-type="float">
            <text:p>1.0002604437648</text:p>
          </table:table-cell>
          <table:table-cell office:value-type="float" office:value="0.49983711277336" calcext:value-type="float">
            <text:p>0.49983711277336</text:p>
          </table:table-cell>
          <table:table-cell office:value-type="float" office:value="0.99956548370552" calcext:value-type="float">
            <text:p>0.99956548370552</text:p>
          </table:table-cell>
          <table:table-cell office:value-type="float" office:value="0.50015516074598" calcext:value-type="float">
            <text:p>0.50015516074598</text:p>
          </table:table-cell>
          <table:table-cell office:value-type="float" office:value="1.0001798580726" calcext:value-type="float">
            <text:p>1.0001798580726</text:p>
          </table:table-cell>
          <table:table-cell office:value-type="float" office:value="0.49982181646948" calcext:value-type="float">
            <text:p>0.49982181646948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99996201845837" calcext:value-type="float">
            <text:p>0.99996201845837</text:p>
          </table:table-cell>
          <table:table-cell office:value-type="float" office:value="0.50004467861904" calcext:value-type="float">
            <text:p>0.50004467861904</text:p>
          </table:table-cell>
          <table:table-cell office:value-type="float" office:value="1.0002594141887" calcext:value-type="float">
            <text:p>1.0002594141887</text:p>
          </table:table-cell>
          <table:table-cell office:value-type="float" office:value="0.49985238870894" calcext:value-type="float">
            <text:p>0.49985238870894</text:p>
          </table:table-cell>
          <table:table-cell office:value-type="float" office:value="0.99960951733812" calcext:value-type="float">
            <text:p>0.99960951733812</text:p>
          </table:table-cell>
          <table:table-cell office:value-type="float" office:value="0.5001194344014" calcext:value-type="float">
            <text:p>0.5001194344014</text:p>
          </table:table-cell>
          <table:table-cell office:value-type="float" office:value="1.0002030260219" calcext:value-type="float">
            <text:p>1.0002030260219</text:p>
          </table:table-cell>
          <table:table-cell office:value-type="float" office:value="0.49982774839421" calcext:value-type="float">
            <text:p>0.4998277483942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9995456434965" calcext:value-type="float">
            <text:p>0.99995456434965</text:p>
          </table:table-cell>
          <table:table-cell office:value-type="float" office:value="0.50004400501338" calcext:value-type="float">
            <text:p>0.50004400501338</text:p>
          </table:table-cell>
          <table:table-cell office:value-type="float" office:value="1.0002530704159" calcext:value-type="float">
            <text:p>1.0002530704159</text:p>
          </table:table-cell>
          <table:table-cell office:value-type="float" office:value="0.4998686914778" calcext:value-type="float">
            <text:p>0.4998686914778</text:p>
          </table:table-cell>
          <table:table-cell office:value-type="float" office:value="0.99965635813295" calcext:value-type="float">
            <text:p>0.99965635813295</text:p>
          </table:table-cell>
          <table:table-cell office:value-type="float" office:value="0.5000857718232" calcext:value-type="float">
            <text:p>0.5000857718232</text:p>
          </table:table-cell>
          <table:table-cell office:value-type="float" office:value="1.0002186801183" calcext:value-type="float">
            <text:p>1.0002186801183</text:p>
          </table:table-cell>
          <table:table-cell office:value-type="float" office:value="0.49983669227826" calcext:value-type="float">
            <text:p>0.49983669227826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99994907816953" calcext:value-type="float">
            <text:p>0.99994907816953</text:p>
          </table:table-cell>
          <table:table-cell office:value-type="float" office:value="0.50004249819087" calcext:value-type="float">
            <text:p>0.50004249819087</text:p>
          </table:table-cell>
          <table:table-cell office:value-type="float" office:value="1.0002422685351" calcext:value-type="float">
            <text:p>1.0002422685351</text:p>
          </table:table-cell>
          <table:table-cell office:value-type="float" office:value="0.49988553849653" calcext:value-type="float">
            <text:p>0.49988553849653</text:p>
          </table:table-cell>
          <table:table-cell office:value-type="float" office:value="0.99970460777883" calcext:value-type="float">
            <text:p>0.99970460777883</text:p>
          </table:table-cell>
          <table:table-cell office:value-type="float" office:value="0.5000546422479" calcext:value-type="float">
            <text:p>0.5000546422479</text:p>
          </table:table-cell>
          <table:table-cell office:value-type="float" office:value="1.0002274630557" calcext:value-type="float">
            <text:p>1.0002274630557</text:p>
          </table:table-cell>
          <table:table-cell office:value-type="float" office:value="0.49984805502752" calcext:value-type="float">
            <text:p>0.49984805502752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9999454077218" calcext:value-type="float">
            <text:p>0.9999454077218</text:p>
          </table:table-cell>
          <table:table-cell office:value-type="float" office:value="0.50004030306091" calcext:value-type="float">
            <text:p>0.50004030306091</text:p>
          </table:table-cell>
          <table:table-cell office:value-type="float" office:value="1.0002278420203" calcext:value-type="float">
            <text:p>1.0002278420203</text:p>
          </table:table-cell>
          <table:table-cell office:value-type="float" office:value="0.49990250137916" calcext:value-type="float">
            <text:p>0.49990250137916</text:p>
          </table:table-cell>
          <table:table-cell office:value-type="float" office:value="0.9997530202445" calcext:value-type="float">
            <text:p>0.9997530202445</text:p>
          </table:table-cell>
          <table:table-cell office:value-type="float" office:value="0.50002639780368" calcext:value-type="float">
            <text:p>0.50002639780368</text:p>
          </table:table-cell>
          <table:table-cell office:value-type="float" office:value="1.0002300846957" calcext:value-type="float">
            <text:p>1.0002300846957</text:p>
          </table:table-cell>
          <table:table-cell office:value-type="float" office:value="0.4998612687284" calcext:value-type="float">
            <text:p>0.4998612687284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99994338335767" calcext:value-type="float">
            <text:p>0.99994338335767</text:p>
          </table:table-cell>
          <table:table-cell office:value-type="float" office:value="0.50003755929477" calcext:value-type="float">
            <text:p>0.50003755929477</text:p>
          </table:table-cell>
          <table:table-cell office:value-type="float" office:value="1.0002105872271" calcext:value-type="float">
            <text:p>1.0002105872271</text:p>
          </table:table-cell>
          <table:table-cell office:value-type="float" office:value="0.49991920759371" calcext:value-type="float">
            <text:p>0.49991920759371</text:p>
          </table:table-cell>
          <table:table-cell office:value-type="float" office:value="0.99980050922069" calcext:value-type="float">
            <text:p>0.99980050922069</text:p>
          </table:table-cell>
          <table:table-cell office:value-type="float" office:value="0.50000128108574" calcext:value-type="float">
            <text:p>0.50000128108574</text:p>
          </table:table-cell>
          <table:table-cell office:value-type="float" office:value="1.0002272972983" calcext:value-type="float">
            <text:p>1.0002272972983</text:p>
          </table:table-cell>
          <table:table-cell office:value-type="float" office:value="0.49987579896136" calcext:value-type="float">
            <text:p>0.49987579896136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99994282390788" calcext:value-type="float">
            <text:p>0.99994282390788</text:p>
          </table:table-cell>
          <table:table-cell office:value-type="float" office:value="0.50003439910583" calcext:value-type="float">
            <text:p>0.50003439910583</text:p>
          </table:table-cell>
          <table:table-cell office:value-type="float" office:value="1.0001912516574" calcext:value-type="float">
            <text:p>1.0001912516574</text:p>
          </table:table-cell>
          <table:table-cell office:value-type="float" office:value="0.49993534070901" calcext:value-type="float">
            <text:p>0.49993534070901</text:p>
          </table:table-cell>
          <table:table-cell office:value-type="float" office:value="0.9998461511008" calcext:value-type="float">
            <text:p>0.9998461511008</text:p>
          </table:table-cell>
          <table:table-cell office:value-type="float" office:value="0.49997943468886" calcext:value-type="float">
            <text:p>0.49997943468886</text:p>
          </table:table-cell>
          <table:table-cell office:value-type="float" office:value="1.0002198734693" calcext:value-type="float">
            <text:p>1.0002198734693</text:p>
          </table:table-cell>
          <table:table-cell office:value-type="float" office:value="0.49989115257607" calcext:value-type="float">
            <text:p>0.49989115257607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99994354205068" calcext:value-type="float">
            <text:p>0.99994354205068</text:p>
          </table:table-cell>
          <table:table-cell office:value-type="float" office:value="0.50003094548762" calcext:value-type="float">
            <text:p>0.50003094548762</text:p>
          </table:table-cell>
          <table:table-cell office:value-type="float" office:value="1.0001705248629" calcext:value-type="float">
            <text:p>1.0001705248629</text:p>
          </table:table-cell>
          <table:table-cell office:value-type="float" office:value="0.49995063942023" calcext:value-type="float">
            <text:p>0.49995063942023</text:p>
          </table:table-cell>
          <table:table-cell office:value-type="float" office:value="0.99988918380595" calcext:value-type="float">
            <text:p>0.99988918380595</text:p>
          </table:table-cell>
          <table:table-cell office:value-type="float" office:value="0.49996090954814" calcext:value-type="float">
            <text:p>0.49996090954814</text:p>
          </table:table-cell>
          <table:table-cell office:value-type="float" office:value="1.0002085863959" calcext:value-type="float">
            <text:p>1.0002085863959</text:p>
          </table:table-cell>
          <table:table-cell office:value-type="float" office:value="0.49990688317289" calcext:value-type="float">
            <text:p>0.49990688317289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99994534908003" calcext:value-type="float">
            <text:p>0.99994534908003</text:p>
          </table:table-cell>
          <table:table-cell office:value-type="float" office:value="0.50002731088447" calcext:value-type="float">
            <text:p>0.50002731088447</text:p>
          </table:table-cell>
          <table:table-cell office:value-type="float" office:value="1.000149031817" calcext:value-type="float">
            <text:p>1.000149031817</text:p>
          </table:table-cell>
          <table:table-cell office:value-type="float" office:value="0.499964895542" calcext:value-type="float">
            <text:p>0.499964895542</text:p>
          </table:table-cell>
          <table:table-cell office:value-type="float" office:value="0.99992900284523" calcext:value-type="float">
            <text:p>0.99992900284523</text:p>
          </table:table-cell>
          <table:table-cell office:value-type="float" office:value="0.4999456773388" calcext:value-type="float">
            <text:p>0.4999456773388</text:p>
          </table:table-cell>
          <table:table-cell office:value-type="float" office:value="1.0001941926771" calcext:value-type="float">
            <text:p>1.0001941926771</text:p>
          </table:table-cell>
          <table:table-cell office:value-type="float" office:value="0.49992259533277" calcext:value-type="float">
            <text:p>0.49992259533277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99994805905546" calcext:value-type="float">
            <text:p>0.99994805905546</text:p>
          </table:table-cell>
          <table:table-cell office:value-type="float" office:value="0.50002359626393" calcext:value-type="float">
            <text:p>0.50002359626393</text:p>
          </table:table-cell>
          <table:table-cell office:value-type="float" office:value="1.0001273285567" calcext:value-type="float">
            <text:p>1.0001273285567</text:p>
          </table:table-cell>
          <table:table-cell office:value-type="float" office:value="0.49997795115374" calcext:value-type="float">
            <text:p>0.49997795115374</text:p>
          </table:table-cell>
          <table:table-cell office:value-type="float" office:value="0.99996515376409" calcext:value-type="float">
            <text:p>0.99996515376409</text:p>
          </table:table-cell>
          <table:table-cell office:value-type="float" office:value="0.49993364098487" calcext:value-type="float">
            <text:p>0.49993364098487</text:p>
          </table:table-cell>
          <table:table-cell office:value-type="float" office:value="1.0001774176029" calcext:value-type="float">
            <text:p>1.0001774176029</text:p>
          </table:table-cell>
          <table:table-cell office:value-type="float" office:value="0.49993794505644" calcext:value-type="float">
            <text:p>0.49993794505644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99995149233071" calcext:value-type="float">
            <text:p>0.99995149233071</text:p>
          </table:table-cell>
          <table:table-cell office:value-type="float" office:value="0.50001989055575" calcext:value-type="float">
            <text:p>0.50001989055575</text:p>
          </table:table-cell>
          <table:table-cell office:value-type="float" office:value="1.0001058998732" calcext:value-type="float">
            <text:p>1.0001058998732</text:p>
          </table:table-cell>
          <table:table-cell office:value-type="float" office:value="0.49998969507431" calcext:value-type="float">
            <text:p>0.49998969507431</text:p>
          </table:table-cell>
          <table:table-cell office:value-type="float" office:value="0.99999732250249" calcext:value-type="float">
            <text:p>0.99999732250249</text:p>
          </table:table-cell>
          <table:table-cell office:value-type="float" office:value="0.49992464579497" calcext:value-type="float">
            <text:p>0.49992464579497</text:p>
          </table:table-cell>
          <table:table-cell office:value-type="float" office:value="1.0001589436917" calcext:value-type="float">
            <text:p>1.0001589436917</text:p>
          </table:table-cell>
          <table:table-cell office:value-type="float" office:value="0.49995264214594" calcext:value-type="float">
            <text:p>0.49995264214594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99995547847129" calcext:value-type="float">
            <text:p>0.99995547847129</text:p>
          </table:table-cell>
          <table:table-cell office:value-type="float" office:value="0.50001627041962" calcext:value-type="float">
            <text:p>0.50001627041962</text:p>
          </table:table-cell>
          <table:table-cell office:value-type="float" office:value="1.0000851588208" calcext:value-type="float">
            <text:p>1.0000851588208</text:p>
          </table:table-cell>
          <table:table-cell office:value-type="float" office:value="0.50000005883292" calcext:value-type="float">
            <text:p>0.50000005883292</text:p>
          </table:table-cell>
          <table:table-cell office:value-type="float" office:value="1.0000253239171" calcext:value-type="float">
            <text:p>1.0000253239171</text:p>
          </table:table-cell>
          <table:table-cell office:value-type="float" office:value="0.49991849041486" calcext:value-type="float">
            <text:p>0.49991849041486</text:p>
          </table:table-cell>
          <table:table-cell office:value-type="float" office:value="1.0001394010244" calcext:value-type="float">
            <text:p>1.0001394010244</text:p>
          </table:table-cell>
          <table:table-cell office:value-type="float" office:value="0.49996644890033" calcext:value-type="float">
            <text:p>0.4999664489003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9995985858288" calcext:value-type="float">
            <text:p>0.99995985858288</text:p>
          </table:table-cell>
          <table:table-cell office:value-type="float" office:value="0.5000128003018" calcext:value-type="float">
            <text:p>0.5000128003018</text:p>
          </table:table-cell>
          <table:table-cell office:value-type="float" office:value="1.000065447802" calcext:value-type="float">
            <text:p>1.000065447802</text:p>
          </table:table-cell>
          <table:table-cell office:value-type="float" office:value="0.50000901229065" calcext:value-type="float">
            <text:p>0.50000901229065</text:p>
          </table:table-cell>
          <table:table-cell office:value-type="float" office:value="1.0000490889429" calcext:value-type="float">
            <text:p>1.0000490889429</text:p>
          </table:table-cell>
          <table:table-cell office:value-type="float" office:value="0.49991493256499" calcext:value-type="float">
            <text:p>0.49991493256499</text:p>
          </table:table-cell>
          <table:table-cell office:value-type="float" office:value="1.0001193602977" calcext:value-type="float">
            <text:p>1.0001193602977</text:p>
          </table:table-cell>
          <table:table-cell office:value-type="float" office:value="0.49997917851161" calcext:value-type="float">
            <text:p>0.49997917851161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99996448708143" calcext:value-type="float">
            <text:p>0.99996448708143</text:p>
          </table:table-cell>
          <table:table-cell office:value-type="float" office:value="0.50000953274041" calcext:value-type="float">
            <text:p>0.50000953274041</text:p>
          </table:table-cell>
          <table:table-cell office:value-type="float" office:value="1.0000470409915" calcext:value-type="float">
            <text:p>1.0000470409915</text:p>
          </table:table-cell>
          <table:table-cell office:value-type="float" office:value="0.50001655905291" calcext:value-type="float">
            <text:p>0.50001655905291</text:p>
          </table:table-cell>
          <table:table-cell office:value-type="float" office:value="1.0000686526895" calcext:value-type="float">
            <text:p>1.0000686526895</text:p>
          </table:table-cell>
          <table:table-cell office:value-type="float" office:value="0.49991371468512" calcext:value-type="float">
            <text:p>0.49991371468512</text:p>
          </table:table-cell>
          <table:table-cell office:value-type="float" office:value="1.0000993280713" calcext:value-type="float">
            <text:p>1.0000993280713</text:p>
          </table:table-cell>
          <table:table-cell office:value-type="float" office:value="0.49999069247604" calcext:value-type="float">
            <text:p>0.49999069247604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99996923294362" calcext:value-type="float">
            <text:p>0.99996923294362</text:p>
          </table:table-cell>
          <table:table-cell office:value-type="float" office:value="0.50000650887927" calcext:value-type="float">
            <text:p>0.50000650887927</text:p>
          </table:table-cell>
          <table:table-cell office:value-type="float" office:value="1.0000301478638" calcext:value-type="float">
            <text:p>1.0000301478638</text:p>
          </table:table-cell>
          <table:table-cell office:value-type="float" office:value="0.50002273179831" calcext:value-type="float">
            <text:p>0.50002273179831</text:p>
          </table:table-cell>
          <table:table-cell office:value-type="float" office:value="1.0000841358574" calcext:value-type="float">
            <text:p>1.0000841358574</text:p>
          </table:table-cell>
          <table:table-cell office:value-type="float" office:value="0.49991456028053" calcext:value-type="float">
            <text:p>0.49991456028053</text:p>
          </table:table-cell>
          <table:table-cell office:value-type="float" office:value="1.0000797440601" calcext:value-type="float">
            <text:p>1.0000797440601</text:p>
          </table:table-cell>
          <table:table-cell office:value-type="float" office:value="0.50000089728082" calcext:value-type="float">
            <text:p>0.50000089728082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99997398048183" calcext:value-type="float">
            <text:p>0.99997398048183</text:p>
          </table:table-cell>
          <table:table-cell office:value-type="float" office:value="0.50000375915113" calcext:value-type="float">
            <text:p>0.50000375915113</text:p>
          </table:table-cell>
          <table:table-cell office:value-type="float" office:value="1.0000149175991" calcext:value-type="float">
            <text:p>1.0000149175991</text:p>
          </table:table-cell>
          <table:table-cell office:value-type="float" office:value="0.50002758763355" calcext:value-type="float">
            <text:p>0.50002758763355</text:p>
          </table:table-cell>
          <table:table-cell office:value-type="float" office:value="1.0000957318296" calcext:value-type="float">
            <text:p>1.0000957318296</text:p>
          </table:table-cell>
          <table:table-cell office:value-type="float" office:value="0.49991717734625" calcext:value-type="float">
            <text:p>0.49991717734625</text:p>
          </table:table-cell>
          <table:table-cell office:value-type="float" office:value="1.0000609802569" calcext:value-type="float">
            <text:p>1.0000609802569</text:p>
          </table:table-cell>
          <table:table-cell office:value-type="float" office:value="0.50000974053598" calcext:value-type="float">
            <text:p>0.50000974053598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99997862969181" calcext:value-type="float">
            <text:p>0.99997862969181</text:p>
          </table:table-cell>
          <table:table-cell office:value-type="float" office:value="0.50000130409321" calcext:value-type="float">
            <text:p>0.50000130409321</text:p>
          </table:table-cell>
          <table:table-cell office:value-type="float" office:value="1.0000014441551" calcext:value-type="float">
            <text:p>1.0000014441551</text:p>
          </table:table-cell>
          <table:table-cell office:value-type="float" office:value="0.50003120356855" calcext:value-type="float">
            <text:p>0.50003120356855</text:p>
          </table:table-cell>
          <table:table-cell office:value-type="float" office:value="1.000103695488" calcext:value-type="float">
            <text:p>1.000103695488</text:p>
          </table:table-cell>
          <table:table-cell office:value-type="float" office:value="0.49992127557882" calcext:value-type="float">
            <text:p>0.49992127557882</text:p>
          </table:table-cell>
          <table:table-cell office:value-type="float" office:value="1.0000433416634" calcext:value-type="float">
            <text:p>1.0000433416634</text:p>
          </table:table-cell>
          <table:table-cell office:value-type="float" office:value="0.50001720671048" calcext:value-type="float">
            <text:p>0.50001720671048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99998309622374" calcext:value-type="float">
            <text:p>0.99998309622374</text:p>
          </table:table-cell>
          <table:table-cell office:value-type="float" office:value="0.49999915525974" calcext:value-type="float">
            <text:p>0.49999915525974</text:p>
          </table:table-cell>
          <table:table-cell office:value-type="float" office:value="0.9999897718069" calcext:value-type="float">
            <text:p>0.9999897718069</text:p>
          </table:table-cell>
          <table:table-cell office:value-type="float" office:value="0.50003367219026" calcext:value-type="float">
            <text:p>0.50003367219026</text:p>
          </table:table-cell>
          <table:table-cell office:value-type="float" office:value="1.0001083283601" calcext:value-type="float">
            <text:p>1.0001083283601</text:p>
          </table:table-cell>
          <table:table-cell office:value-type="float" office:value="0.49992656335392" calcext:value-type="float">
            <text:p>0.49992656335392</text:p>
          </table:table-cell>
          <table:table-cell office:value-type="float" office:value="1.0000270684002" calcext:value-type="float">
            <text:p>1.0000270684002</text:p>
          </table:table-cell>
          <table:table-cell office:value-type="float" office:value="0.50002331261923" calcext:value-type="float">
            <text:p>0.50002331261923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99998731102832" calcext:value-type="float">
            <text:p>0.99998731102832</text:p>
          </table:table-cell>
          <table:table-cell office:value-type="float" office:value="0.49999731619946" calcext:value-type="float">
            <text:p>0.49999731619946</text:p>
          </table:table-cell>
          <table:table-cell office:value-type="float" office:value="0.99997990097529" calcext:value-type="float">
            <text:p>0.99997990097529</text:p>
          </table:table-cell>
          <table:table-cell office:value-type="float" office:value="0.50003509759892" calcext:value-type="float">
            <text:p>0.50003509759892</text:p>
          </table:table-cell>
          <table:table-cell office:value-type="float" office:value="1.0001099682887" calcext:value-type="float">
            <text:p>1.0001099682887</text:p>
          </table:table-cell>
          <table:table-cell office:value-type="float" office:value="0.49993277225358" calcext:value-type="float">
            <text:p>0.49993277225358</text:p>
          </table:table-cell>
          <table:table-cell office:value-type="float" office:value="1.0000123389658" calcext:value-type="float">
            <text:p>1.0000123389658</text:p>
          </table:table-cell>
          <table:table-cell office:value-type="float" office:value="0.50002810279366" calcext:value-type="float">
            <text:p>0.50002810279366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99999121972932" calcext:value-type="float">
            <text:p>0.99999121972932</text:p>
          </table:table-cell>
          <table:table-cell office:value-type="float" office:value="0.49999578346847" calcext:value-type="float">
            <text:p>0.49999578346847</text:p>
          </table:table-cell>
          <table:table-cell office:value-type="float" office:value="0.99997179418166" calcext:value-type="float">
            <text:p>0.99997179418166</text:p>
          </table:table-cell>
          <table:table-cell office:value-type="float" office:value="0.50003559165594" calcext:value-type="float">
            <text:p>0.50003559165594</text:p>
          </table:table-cell>
          <table:table-cell office:value-type="float" office:value="1.0001089725857" calcext:value-type="float">
            <text:p>1.0001089725857</text:p>
          </table:table-cell>
          <table:table-cell office:value-type="float" office:value="0.49993964448953" calcext:value-type="float">
            <text:p>0.49993964448953</text:p>
          </table:table-cell>
          <table:table-cell office:value-type="float" office:value="0.99999927441661" calcext:value-type="float">
            <text:p>0.99999927441661</text:p>
          </table:table-cell>
          <table:table-cell office:value-type="float" office:value="0.50003164962574" calcext:value-type="float">
            <text:p>0.50003164962574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9999478177307" calcext:value-type="float">
            <text:p>0.99999478177307</text:p>
          </table:table-cell>
          <table:table-cell office:value-type="float" office:value="0.49999454765262" calcext:value-type="float">
            <text:p>0.49999454765262</text:p>
          </table:table-cell>
          <table:table-cell office:value-type="float" office:value="0.99996538198787" calcext:value-type="float">
            <text:p>0.99996538198787</text:p>
          </table:table-cell>
          <table:table-cell office:value-type="float" office:value="0.50003527057968" calcext:value-type="float">
            <text:p>0.50003527057968</text:p>
          </table:table-cell>
          <table:table-cell office:value-type="float" office:value="1.0001057096476" calcext:value-type="float">
            <text:p>1.0001057096476</text:p>
          </table:table-cell>
          <table:table-cell office:value-type="float" office:value="0.49994694155792" calcext:value-type="float">
            <text:p>0.49994694155792</text:p>
          </table:table-cell>
          <table:table-cell office:value-type="float" office:value="0.99998794154564" calcext:value-type="float">
            <text:p>0.99998794154564</text:p>
          </table:table-cell>
          <table:table-cell office:value-type="float" office:value="0.50003403378455" calcext:value-type="float">
            <text:p>0.50003403378455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9999979694028" calcext:value-type="float">
            <text:p>0.9999979694028</text:p>
          </table:table-cell>
          <table:table-cell office:value-type="float" office:value="0.49999359437645" calcext:value-type="float">
            <text:p>0.49999359437645</text:p>
          </table:table-cell>
          <table:table-cell office:value-type="float" office:value="0.9999605687986" calcext:value-type="float">
            <text:p>0.9999605687986</text:p>
          </table:table-cell>
          <table:table-cell office:value-type="float" office:value="0.50003425191305" calcext:value-type="float">
            <text:p>0.50003425191305</text:p>
          </table:table-cell>
          <table:table-cell office:value-type="float" office:value="1.0001005493711" calcext:value-type="float">
            <text:p>1.0001005493711</text:p>
          </table:table-cell>
          <table:table-cell office:value-type="float" office:value="0.49995444697451" calcext:value-type="float">
            <text:p>0.49995444697451</text:p>
          </table:table-cell>
          <table:table-cell office:value-type="float" office:value="0.99997836240609" calcext:value-type="float">
            <text:p>0.99997836240609</text:p>
          </table:table-cell>
          <table:table-cell office:value-type="float" office:value="0.50003535631394" calcext:value-type="float">
            <text:p>0.5000353563139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000007665034" calcext:value-type="float">
            <text:p>1.0000007665034</text:p>
          </table:table-cell>
          <table:table-cell office:value-type="float" office:value="0.49999290527942" calcext:value-type="float">
            <text:p>0.49999290527942</text:p>
          </table:table-cell>
          <table:table-cell office:value-type="float" office:value="0.99995723842347" calcext:value-type="float">
            <text:p>0.99995723842347</text:p>
          </table:table-cell>
          <table:table-cell office:value-type="float" office:value="0.50003265187552" calcext:value-type="float">
            <text:p>0.50003265187552</text:p>
          </table:table-cell>
          <table:table-cell office:value-type="float" office:value="1.0000938547926" calcext:value-type="float">
            <text:p>1.0000938547926</text:p>
          </table:table-cell>
          <table:table-cell office:value-type="float" office:value="0.49996196814219" calcext:value-type="float">
            <text:p>0.49996196814219</text:p>
          </table:table-cell>
          <table:table-cell office:value-type="float" office:value="0.99997051726042" calcext:value-type="float">
            <text:p>0.99997051726042</text:p>
          </table:table-cell>
          <table:table-cell office:value-type="float" office:value="0.500035725397" calcext:value-type="float">
            <text:p>0.500035725397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.0000031673584" calcext:value-type="float">
            <text:p>1.0000031673584</text:p>
          </table:table-cell>
          <table:table-cell office:value-type="float" office:value="0.4999924589433" calcext:value-type="float">
            <text:p>0.4999924589433</text:p>
          </table:table-cell>
          <table:table-cell office:value-type="float" office:value="0.99995525931514" calcext:value-type="float">
            <text:p>0.99995525931514</text:p>
          </table:table-cell>
          <table:table-cell office:value-type="float" office:value="0.50003058310312" calcext:value-type="float">
            <text:p>0.50003058310312</text:p>
          </table:table-cell>
          <table:table-cell office:value-type="float" office:value="1.0000859749874" calcext:value-type="float">
            <text:p>1.0000859749874</text:p>
          </table:table-cell>
          <table:table-cell office:value-type="float" office:value="0.49996933767556" calcext:value-type="float">
            <text:p>0.49996933767556</text:p>
          </table:table-cell>
          <table:table-cell office:value-type="float" office:value="0.99996435164436" calcext:value-type="float">
            <text:p>0.99996435164436</text:p>
          </table:table-cell>
          <table:table-cell office:value-type="float" office:value="0.50003525798981" calcext:value-type="float">
            <text:p>0.50003525798981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.0000051753568" calcext:value-type="float">
            <text:p>1.0000051753568</text:p>
          </table:table-cell>
          <table:table-cell office:value-type="float" office:value="0.4999922317579" calcext:value-type="float">
            <text:p>0.4999922317579</text:p>
          </table:table-cell>
          <table:table-cell office:value-type="float" office:value="0.99995448941789" calcext:value-type="float">
            <text:p>0.99995448941789</text:p>
          </table:table-cell>
          <table:table-cell office:value-type="float" office:value="0.50002815277054" calcext:value-type="float">
            <text:p>0.50002815277054</text:p>
          </table:table-cell>
          <table:table-cell office:value-type="float" office:value="1.0000772391316" calcext:value-type="float">
            <text:p>1.0000772391316</text:p>
          </table:table-cell>
          <table:table-cell office:value-type="float" office:value="0.49997641314706" calcext:value-type="float">
            <text:p>0.49997641314706</text:p>
          </table:table-cell>
          <table:table-cell office:value-type="float" office:value="0.99995978120599" calcext:value-type="float">
            <text:p>0.99995978120599</text:p>
          </table:table-cell>
          <table:table-cell office:value-type="float" office:value="0.50003407414663" calcext:value-type="float">
            <text:p>0.50003407414663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.0000068016849" calcext:value-type="float">
            <text:p>1.0000068016849</text:p>
          </table:table-cell>
          <table:table-cell office:value-type="float" office:value="0.49999219871518" calcext:value-type="float">
            <text:p>0.49999219871518</text:p>
          </table:table-cell>
          <table:table-cell office:value-type="float" office:value="0.99995478057786" calcext:value-type="float">
            <text:p>0.99995478057786</text:p>
          </table:table-cell>
          <table:table-cell office:value-type="float" office:value="0.50002546108307" calcext:value-type="float">
            <text:p>0.50002546108307</text:p>
          </table:table-cell>
          <table:table-cell office:value-type="float" office:value="1.0000679520322" calcext:value-type="float">
            <text:p>1.0000679520322</text:p>
          </table:table-cell>
          <table:table-cell office:value-type="float" office:value="0.4999830774981" calcext:value-type="float">
            <text:p>0.4999830774981</text:p>
          </table:table-cell>
          <table:table-cell office:value-type="float" office:value="0.99995669748652" calcext:value-type="float">
            <text:p>0.99995669748652</text:p>
          </table:table-cell>
          <table:table-cell office:value-type="float" office:value="0.50003229584219" calcext:value-type="float">
            <text:p>0.50003229584219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.0000080640311" calcext:value-type="float">
            <text:p>1.0000080640311</text:p>
          </table:table-cell>
          <table:table-cell office:value-type="float" office:value="0.49999233412498" calcext:value-type="float">
            <text:p>0.49999233412498</text:p>
          </table:table-cell>
          <table:table-cell office:value-type="float" office:value="0.99995598248247" calcext:value-type="float">
            <text:p>0.99995598248247</text:p>
          </table:table-cell>
          <table:table-cell office:value-type="float" office:value="0.50002260011953" calcext:value-type="float">
            <text:p>0.50002260011953</text:p>
          </table:table-cell>
          <table:table-cell office:value-type="float" office:value="1.0000583905436" calcext:value-type="float">
            <text:p>1.0000583905436</text:p>
          </table:table-cell>
          <table:table-cell office:value-type="float" office:value="0.4999892381158" calcext:value-type="float">
            <text:p>0.4999892381158</text:p>
          </table:table-cell>
          <table:table-cell office:value-type="float" office:value="0.99995497279153" calcext:value-type="float">
            <text:p>0.99995497279153</text:p>
          </table:table-cell>
          <table:table-cell office:value-type="float" office:value="0.50003003964439" calcext:value-type="float">
            <text:p>0.50003003964439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.0000089853308" calcext:value-type="float">
            <text:p>1.0000089853308</text:p>
          </table:table-cell>
          <table:table-cell office:value-type="float" office:value="0.49999261224772" calcext:value-type="float">
            <text:p>0.49999261224772</text:p>
          </table:table-cell>
          <table:table-cell office:value-type="float" office:value="0.99995794610997" calcext:value-type="float">
            <text:p>0.99995794610997</text:p>
          </table:table-cell>
          <table:table-cell office:value-type="float" office:value="0.5000196530028" calcext:value-type="float">
            <text:p>0.5000196530028</text:p>
          </table:table-cell>
          <table:table-cell office:value-type="float" office:value="1.0000488011496" calcext:value-type="float">
            <text:p>1.0000488011496</text:p>
          </table:table-cell>
          <table:table-cell office:value-type="float" office:value="0.49999482565564" calcext:value-type="float">
            <text:p>0.49999482565564</text:p>
          </table:table-cell>
          <table:table-cell office:value-type="float" office:value="0.99995446659923" calcext:value-type="float">
            <text:p>0.99995446659923</text:p>
          </table:table-cell>
          <table:table-cell office:value-type="float" office:value="0.50002741790365" calcext:value-type="float">
            <text:p>0.50002741790365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.0000095925707" calcext:value-type="float">
            <text:p>1.0000095925707</text:p>
          </table:table-cell>
          <table:table-cell office:value-type="float" office:value="0.49999300784222" calcext:value-type="float">
            <text:p>0.49999300784222</text:p>
          </table:table-cell>
          <table:table-cell office:value-type="float" office:value="0.9999605266837" calcext:value-type="float">
            <text:p>0.9999605266837</text:p>
          </table:table-cell>
          <table:table-cell office:value-type="float" office:value="0.50001669337098" calcext:value-type="float">
            <text:p>0.50001669337098</text:p>
          </table:table-cell>
          <table:table-cell office:value-type="float" office:value="1.0000393985331" calcext:value-type="float">
            <text:p>1.0000393985331</text:p>
          </table:table-cell>
          <table:table-cell office:value-type="float" office:value="0.49999979250629" calcext:value-type="float">
            <text:p>0.49999979250629</text:p>
          </table:table-cell>
          <table:table-cell office:value-type="float" office:value="0.99995503005471" calcext:value-type="float">
            <text:p>0.99995503005471</text:p>
          </table:table-cell>
          <table:table-cell office:value-type="float" office:value="0.5000245363125" calcext:value-type="float">
            <text:p>0.5000245363125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.0000099156712" calcext:value-type="float">
            <text:p>1.0000099156712</text:p>
          </table:table-cell>
          <table:table-cell office:value-type="float" office:value="0.49999349662861" calcext:value-type="float">
            <text:p>0.49999349662861</text:p>
          </table:table-cell>
          <table:table-cell office:value-type="float" office:value="0.99996358613613" calcext:value-type="float">
            <text:p>0.99996358613613</text:p>
          </table:table-cell>
          <table:table-cell office:value-type="float" office:value="0.50001378511931" calcext:value-type="float">
            <text:p>0.50001378511931</text:p>
          </table:table-cell>
          <table:table-cell office:value-type="float" office:value="1.0000303650348" calcext:value-type="float">
            <text:p>1.0000303650348</text:p>
          </table:table-cell>
          <table:table-cell office:value-type="float" office:value="0.50000411097788" calcext:value-type="float">
            <text:p>0.50000411097788</text:p>
          </table:table-cell>
          <table:table-cell office:value-type="float" office:value="0.9999565103127" calcext:value-type="float">
            <text:p>0.9999565103127</text:p>
          </table:table-cell>
          <table:table-cell office:value-type="float" office:value="0.50002149242492" calcext:value-type="float">
            <text:p>0.50002149242492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.0000099864586" calcext:value-type="float">
            <text:p>1.0000099864586</text:p>
          </table:table-cell>
          <table:table-cell office:value-type="float" office:value="0.49999405566804" calcext:value-type="float">
            <text:p>0.49999405566804</text:p>
          </table:table-cell>
          <table:table-cell office:value-type="float" office:value="0.99996699509753" calcext:value-type="float">
            <text:p>0.99996699509753</text:p>
          </table:table-cell>
          <table:table-cell office:value-type="float" office:value="0.50001098238163" calcext:value-type="float">
            <text:p>0.50001098238163</text:p>
          </table:table-cell>
          <table:table-cell office:value-type="float" office:value="1.0000218508936" calcext:value-type="float">
            <text:p>1.0000218508936</text:p>
          </table:table-cell>
          <table:table-cell office:value-type="float" office:value="0.50000777621688" calcext:value-type="float">
            <text:p>0.50000777621688</text:p>
          </table:table-cell>
          <table:table-cell office:value-type="float" office:value="0.99995875441491" calcext:value-type="float">
            <text:p>0.99995875441491</text:p>
          </table:table-cell>
          <table:table-cell office:value-type="float" office:value="0.50001837459004" calcext:value-type="float">
            <text:p>0.50001837459004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.0000098377369" calcext:value-type="float">
            <text:p>1.0000098377369</text:p>
          </table:table-cell>
          <table:table-cell office:value-type="float" office:value="0.49999466366265" calcext:value-type="float">
            <text:p>0.49999466366265</text:p>
          </table:table-cell>
          <table:table-cell office:value-type="float" office:value="0.99997063443211" calcext:value-type="float">
            <text:p>0.99997063443211</text:p>
          </table:table-cell>
          <table:table-cell office:value-type="float" office:value="0.50000832971929" calcext:value-type="float">
            <text:p>0.50000832971929</text:p>
          </table:table-cell>
          <table:table-cell office:value-type="float" office:value="1.0000139733795" calcext:value-type="float">
            <text:p>1.0000139733795</text:p>
          </table:table-cell>
          <table:table-cell office:value-type="float" office:value="0.50001078936159" calcext:value-type="float">
            <text:p>0.50001078936159</text:p>
          </table:table-cell>
          <table:table-cell office:value-type="float" office:value="0.99996161265914" calcext:value-type="float">
            <text:p>0.99996161265914</text:p>
          </table:table-cell>
          <table:table-cell office:value-type="float" office:value="0.50001526119965" calcext:value-type="float">
            <text:p>0.5000152611996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000095024657" calcext:value-type="float">
            <text:p>1.0000095024657</text:p>
          </table:table-cell>
          <table:table-cell office:value-type="float" office:value="0.49999530118024" calcext:value-type="float">
            <text:p>0.49999530118024</text:p>
          </table:table-cell>
          <table:table-cell office:value-type="float" office:value="0.99997439635073" calcext:value-type="float">
            <text:p>0.99997439635073</text:p>
          </table:table-cell>
          <table:table-cell office:value-type="float" office:value="0.50000586248534" calcext:value-type="float">
            <text:p>0.50000586248534</text:p>
          </table:table-cell>
          <table:table-cell office:value-type="float" office:value="1.0000068222355" calcext:value-type="float">
            <text:p>1.0000068222355</text:p>
          </table:table-cell>
          <table:table-cell office:value-type="float" office:value="0.50001316910932" calcext:value-type="float">
            <text:p>0.50001316910932</text:p>
          </table:table-cell>
          <table:table-cell office:value-type="float" office:value="0.99996494146356" calcext:value-type="float">
            <text:p>0.99996494146356</text:p>
          </table:table-cell>
          <table:table-cell office:value-type="float" office:value="0.50001221991657" calcext:value-type="float">
            <text:p>0.50001221991657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.0000090130455" calcext:value-type="float">
            <text:p>1.0000090130455</text:p>
          </table:table-cell>
          <table:table-cell office:value-type="float" office:value="0.49999595080917" calcext:value-type="float">
            <text:p>0.49999595080917</text:p>
          </table:table-cell>
          <table:table-cell office:value-type="float" office:value="0.99997818513418" calcext:value-type="float">
            <text:p>0.99997818513418</text:p>
          </table:table-cell>
          <table:table-cell office:value-type="float" office:value="0.50000360733268" calcext:value-type="float">
            <text:p>0.50000360733268</text:p>
          </table:table-cell>
          <table:table-cell office:value-type="float" office:value="1.0000004596651" calcext:value-type="float">
            <text:p>1.0000004596651</text:p>
          </table:table-cell>
          <table:table-cell office:value-type="float" office:value="0.50001494619212" calcext:value-type="float">
            <text:p>0.50001494619212</text:p>
          </table:table-cell>
          <table:table-cell office:value-type="float" office:value="0.99996860584975" calcext:value-type="float">
            <text:p>0.99996860584975</text:p>
          </table:table-cell>
          <table:table-cell office:value-type="float" office:value="0.50000930858345" calcext:value-type="float">
            <text:p>0.50000930858345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.0000084007135" calcext:value-type="float">
            <text:p>1.0000084007135</text:p>
          </table:table-cell>
          <table:table-cell office:value-type="float" office:value="0.49999659724971" calcext:value-type="float">
            <text:p>0.49999659724971</text:p>
          </table:table-cell>
          <table:table-cell office:value-type="float" office:value="0.99998191750484" calcext:value-type="float">
            <text:p>0.99998191750484</text:p>
          </table:table-cell>
          <table:table-cell office:value-type="float" office:value="0.50000158283593" calcext:value-type="float">
            <text:p>0.50000158283593</text:p>
          </table:table-cell>
          <table:table-cell office:value-type="float" office:value="0.99999492232735" calcext:value-type="float">
            <text:p>0.99999492232735</text:p>
          </table:table-cell>
          <table:table-cell office:value-type="float" office:value="0.50001616187563" calcext:value-type="float">
            <text:p>0.50001616187563</text:p>
          </table:table-cell>
          <table:table-cell office:value-type="float" office:value="0.99997248102205" calcext:value-type="float">
            <text:p>0.99997248102205</text:p>
          </table:table-cell>
          <table:table-cell office:value-type="float" office:value="0.50000657429285" calcext:value-type="float">
            <text:p>0.50000657429285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.0000076950445" calcext:value-type="float">
            <text:p>1.0000076950445</text:p>
          </table:table-cell>
          <table:table-cell office:value-type="float" office:value="0.49999722734861" calcext:value-type="float">
            <text:p>0.49999722734861</text:p>
          </table:table-cell>
          <table:table-cell office:value-type="float" office:value="0.99998552268642" calcext:value-type="float">
            <text:p>0.99998552268642</text:p>
          </table:table-cell>
          <table:table-cell office:value-type="float" office:value="0.49999980019847" calcext:value-type="float">
            <text:p>0.49999980019847</text:p>
          </table:table-cell>
          <table:table-cell office:value-type="float" office:value="0.99999022341689" calcext:value-type="float">
            <text:p>0.99999022341689</text:p>
          </table:table-cell>
          <table:table-cell office:value-type="float" office:value="0.5000168615482" calcext:value-type="float">
            <text:p>0.5000168615482</text:p>
          </table:table-cell>
          <table:table-cell office:value-type="float" office:value="0.9999764539199" calcext:value-type="float">
            <text:p>0.9999764539199</text:p>
          </table:table-cell>
          <table:table-cell office:value-type="float" office:value="0.50000405405578" calcext:value-type="float">
            <text:p>0.50000405405578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.0000069235553" calcext:value-type="float">
            <text:p>1.0000069235553</text:p>
          </table:table-cell>
          <table:table-cell office:value-type="float" office:value="0.49999783008383" calcext:value-type="float">
            <text:p>0.49999783008383</text:p>
          </table:table-cell>
          <table:table-cell office:value-type="float" office:value="0.99998894219298" calcext:value-type="float">
            <text:p>0.99998894219298</text:p>
          </table:table-cell>
          <table:table-cell office:value-type="float" office:value="0.4999982640185" calcext:value-type="float">
            <text:p>0.4999982640185</text:p>
          </table:table-cell>
          <table:table-cell office:value-type="float" office:value="0.99998635659101" calcext:value-type="float">
            <text:p>0.99998635659101</text:p>
          </table:table-cell>
          <table:table-cell office:value-type="float" office:value="0.5000170947993" calcext:value-type="float">
            <text:p>0.5000170947993</text:p>
          </table:table-cell>
          <table:table-cell office:value-type="float" office:value="0.9999804241688" calcext:value-type="float">
            <text:p>0.9999804241688</text:p>
          </table:table-cell>
          <table:table-cell office:value-type="float" office:value="0.50000177530923" calcext:value-type="float">
            <text:p>0.50000177530923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.0000061114063" calcext:value-type="float">
            <text:p>1.0000061114063</text:p>
          </table:table-cell>
          <table:table-cell office:value-type="float" office:value="0.4999983965065" calcext:value-type="float">
            <text:p>0.4999983965065</text:p>
          </table:table-cell>
          <table:table-cell office:value-type="float" office:value="0.99999212938833" calcext:value-type="float">
            <text:p>0.99999212938833</text:p>
          </table:table-cell>
          <table:table-cell office:value-type="float" office:value="0.49999697308966" calcext:value-type="float">
            <text:p>0.49999697308966</text:p>
          </table:table-cell>
          <table:table-cell office:value-type="float" office:value="0.99998329895586" calcext:value-type="float">
            <text:p>0.99998329895586</text:p>
          </table:table-cell>
          <table:table-cell office:value-type="float" office:value="0.50001692437495" calcext:value-type="float">
            <text:p>0.50001692437495</text:p>
          </table:table-cell>
          <table:table-cell office:value-type="float" office:value="0.99998430462705" calcext:value-type="float">
            <text:p>0.99998430462705</text:p>
          </table:table-cell>
          <table:table-cell office:value-type="float" office:value="0.49999975656804" calcext:value-type="float">
            <text:p>0.49999975656804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.0000052811927" calcext:value-type="float">
            <text:p>1.0000052811927</text:p>
          </table:table-cell>
          <table:table-cell office:value-type="float" office:value="0.49999891964726" calcext:value-type="float">
            <text:p>0.49999891964726</text:p>
          </table:table-cell>
          <table:table-cell office:value-type="float" office:value="0.99999504885621" calcext:value-type="float">
            <text:p>0.99999504885621</text:p>
          </table:table-cell>
          <table:table-cell office:value-type="float" office:value="0.49999592121508" calcext:value-type="float">
            <text:p>0.49999592121508</text:p>
          </table:table-cell>
          <table:table-cell office:value-type="float" office:value="0.99998101011609" calcext:value-type="float">
            <text:p>0.99998101011609</text:p>
          </table:table-cell>
          <table:table-cell office:value-type="float" office:value="0.50001640145261" calcext:value-type="float">
            <text:p>0.50001640145261</text:p>
          </table:table-cell>
          <table:table-cell office:value-type="float" office:value="0.99998802156928" calcext:value-type="float">
            <text:p>0.99998802156928</text:p>
          </table:table-cell>
          <table:table-cell office:value-type="float" office:value="0.49999800818774" calcext:value-type="float">
            <text:p>0.49999800818774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.0000044528185" calcext:value-type="float">
            <text:p>1.0000044528185</text:p>
          </table:table-cell>
          <table:table-cell office:value-type="float" office:value="0.49999939439367" calcext:value-type="float">
            <text:p>0.49999939439367</text:p>
          </table:table-cell>
          <table:table-cell office:value-type="float" office:value="0.99999767562019" calcext:value-type="float">
            <text:p>0.99999767562019</text:p>
          </table:table-cell>
          <table:table-cell office:value-type="float" office:value="0.4999950980156" calcext:value-type="float">
            <text:p>0.4999950980156</text:p>
          </table:table-cell>
          <table:table-cell office:value-type="float" office:value="0.99997944042359" calcext:value-type="float">
            <text:p>0.99997944042359</text:p>
          </table:table-cell>
          <table:table-cell office:value-type="float" office:value="0.50001558532277" calcext:value-type="float">
            <text:p>0.50001558532277</text:p>
          </table:table-cell>
          <table:table-cell office:value-type="float" office:value="0.99999151455028" calcext:value-type="float">
            <text:p>0.99999151455028</text:p>
          </table:table-cell>
          <table:table-cell office:value-type="float" office:value="0.4999965316386" calcext:value-type="float">
            <text:p>0.4999965316386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0000036434436" calcext:value-type="float">
            <text:p>1.0000036434436</text:p>
          </table:table-cell>
          <table:table-cell office:value-type="float" office:value="0.49999981734528" calcext:value-type="float">
            <text:p>0.49999981734528</text:p>
          </table:table-cell>
          <table:table-cell office:value-type="float" office:value="0.99999999425016" calcext:value-type="float">
            <text:p>0.99999999425016</text:p>
          </table:table-cell>
          <table:table-cell office:value-type="float" office:value="0.49999448971621" calcext:value-type="float">
            <text:p>0.49999448971621</text:p>
          </table:table-cell>
          <table:table-cell office:value-type="float" office:value="0.99997853016583" calcext:value-type="float">
            <text:p>0.99997853016583</text:p>
          </table:table-cell>
          <table:table-cell office:value-type="float" office:value="0.50001453334577" calcext:value-type="float">
            <text:p>0.50001453334577</text:p>
          </table:table-cell>
          <table:table-cell office:value-type="float" office:value="0.99999473656446" calcext:value-type="float">
            <text:p>0.99999473656446</text:p>
          </table:table-cell>
          <table:table-cell office:value-type="float" office:value="0.4999953252673" calcext:value-type="float">
            <text:p>0.4999953252673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0000028674964" calcext:value-type="float">
            <text:p>1.0000028674964</text:p>
          </table:table-cell>
          <table:table-cell office:value-type="float" office:value="0.50000018665237" calcext:value-type="float">
            <text:p>0.50000018665237</text:p>
          </table:table-cell>
          <table:table-cell office:value-type="float" office:value="1.0000019978895" calcext:value-type="float">
            <text:p>1.0000019978895</text:p>
          </table:table-cell>
          <table:table-cell office:value-type="float" office:value="0.49999407989699" calcext:value-type="float">
            <text:p>0.49999407989699</text:p>
          </table:table-cell>
          <table:table-cell office:value-type="float" office:value="0.99997821196306" calcext:value-type="float">
            <text:p>0.99997821196306</text:p>
          </table:table-cell>
          <table:table-cell office:value-type="float" office:value="0.50001329719009" calcext:value-type="float">
            <text:p>0.50001329719009</text:p>
          </table:table-cell>
          <table:table-cell office:value-type="float" office:value="0.99999765207398" calcext:value-type="float">
            <text:p>0.99999765207398</text:p>
          </table:table-cell>
          <table:table-cell office:value-type="float" office:value="0.49999438024898" calcext:value-type="float">
            <text:p>0.4999943802489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000021367418" calcext:value-type="float">
            <text:p>1.0000021367418</text:p>
          </table:table-cell>
          <table:table-cell office:value-type="float" office:value="0.50000050184411" calcext:value-type="float">
            <text:p>0.50000050184411</text:p>
          </table:table-cell>
          <table:table-cell office:value-type="float" office:value="1.000003687234" calcext:value-type="float">
            <text:p>1.000003687234</text:p>
          </table:table-cell>
          <table:table-cell office:value-type="float" office:value="0.49999385019767" calcext:value-type="float">
            <text:p>0.49999385019767</text:p>
          </table:table-cell>
          <table:table-cell office:value-type="float" office:value="0.99997841751961" calcext:value-type="float">
            <text:p>0.99997841751961</text:p>
          </table:table-cell>
          <table:table-cell office:value-type="float" office:value="0.50001192951726" calcext:value-type="float">
            <text:p>0.50001192951726</text:p>
          </table:table-cell>
          <table:table-cell office:value-type="float" office:value="1.0000002369641" calcext:value-type="float">
            <text:p>1.0000002369641</text:p>
          </table:table-cell>
          <table:table-cell office:value-type="float" office:value="0.49999368315068" calcext:value-type="float">
            <text:p>0.49999368315068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.0000014603958" calcext:value-type="float">
            <text:p>1.0000014603958</text:p>
          </table:table-cell>
          <table:table-cell office:value-type="float" office:value="0.50000076365098" calcext:value-type="float">
            <text:p>0.50000076365098</text:p>
          </table:table-cell>
          <table:table-cell office:value-type="float" office:value="1.0000050694913" calcext:value-type="float">
            <text:p>1.0000050694913</text:p>
          </table:table-cell>
          <table:table-cell office:value-type="float" office:value="0.49999378096723" calcext:value-type="float">
            <text:p>0.49999378096723</text:p>
          </table:table-cell>
          <table:table-cell office:value-type="float" office:value="0.99997907213695" calcext:value-type="float">
            <text:p>0.99997907213695</text:p>
          </table:table-cell>
          <table:table-cell office:value-type="float" office:value="0.50001048019878" calcext:value-type="float">
            <text:p>0.50001048019878</text:p>
          </table:table-cell>
          <table:table-cell office:value-type="float" office:value="1.0000024775768" calcext:value-type="float">
            <text:p>1.0000024775768</text:p>
          </table:table-cell>
          <table:table-cell office:value-type="float" office:value="0.49999321683201" calcext:value-type="float">
            <text:p>0.49999321683201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.0000008452785" calcext:value-type="float">
            <text:p>1.0000008452785</text:p>
          </table:table-cell>
          <table:table-cell office:value-type="float" office:value="0.50000097382617" calcext:value-type="float">
            <text:p>0.50000097382617</text:p>
          </table:table-cell>
          <table:table-cell office:value-type="float" office:value="1.0000061573438" calcext:value-type="float">
            <text:p>1.0000061573438</text:p>
          </table:table-cell>
          <table:table-cell office:value-type="float" office:value="0.49999385185238" calcext:value-type="float">
            <text:p>0.49999385185238</text:p>
          </table:table-cell>
          <table:table-cell office:value-type="float" office:value="0.99998010205889" calcext:value-type="float">
            <text:p>0.99998010205889</text:p>
          </table:table-cell>
          <table:table-cell office:value-type="float" office:value="0.50000899055448" calcext:value-type="float">
            <text:p>0.50000899055448</text:p>
          </table:table-cell>
          <table:table-cell office:value-type="float" office:value="1.0000043696416" calcext:value-type="float">
            <text:p>1.0000043696416</text:p>
          </table:table-cell>
          <table:table-cell office:value-type="float" office:value="0.4999929641968" calcext:value-type="float">
            <text:p>0.4999929641968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.000000295996" calcext:value-type="float">
            <text:p>1.000000295996</text:p>
          </table:table-cell>
          <table:table-cell office:value-type="float" office:value="0.50000113496973" calcext:value-type="float">
            <text:p>0.50000113496973</text:p>
          </table:table-cell>
          <table:table-cell office:value-type="float" office:value="1.0000069679388" calcext:value-type="float">
            <text:p>1.0000069679388</text:p>
          </table:table-cell>
          <table:table-cell office:value-type="float" office:value="0.4999940423208" calcext:value-type="float">
            <text:p>0.4999940423208</text:p>
          </table:table-cell>
          <table:table-cell office:value-type="float" office:value="0.99998143517759" calcext:value-type="float">
            <text:p>0.99998143517759</text:p>
          </table:table-cell>
          <table:table-cell office:value-type="float" office:value="0.50000749837685" calcext:value-type="float">
            <text:p>0.50000749837685</text:p>
          </table:table-cell>
          <table:table-cell office:value-type="float" office:value="1.0000059160874" calcext:value-type="float">
            <text:p>1.0000059160874</text:p>
          </table:table-cell>
          <table:table-cell office:value-type="float" office:value="0.49999289842159" calcext:value-type="float">
            <text:p>0.49999289842159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99999981514499" calcext:value-type="float">
            <text:p>0.99999981514499</text:p>
          </table:table-cell>
          <table:table-cell office:value-type="float" office:value="0.50000125035882" calcext:value-type="float">
            <text:p>0.50000125035882</text:p>
          </table:table-cell>
          <table:table-cell office:value-type="float" office:value="1.0000075219205" calcext:value-type="float">
            <text:p>1.0000075219205</text:p>
          </table:table-cell>
          <table:table-cell office:value-type="float" office:value="0.49999433211718" calcext:value-type="float">
            <text:p>0.49999433211718</text:p>
          </table:table-cell>
          <table:table-cell office:value-type="float" office:value="0.99998300232196" calcext:value-type="float">
            <text:p>0.99998300232196</text:p>
          </table:table-cell>
          <table:table-cell office:value-type="float" office:value="0.50000603516309" calcext:value-type="float">
            <text:p>0.50000603516309</text:p>
          </table:table-cell>
          <table:table-cell office:value-type="float" office:value="1.0000071289144" calcext:value-type="float">
            <text:p>1.0000071289144</text:p>
          </table:table-cell>
          <table:table-cell office:value-type="float" office:value="0.49999299621925" calcext:value-type="float">
            <text:p>0.49999299621925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99999940353087" calcext:value-type="float">
            <text:p>0.99999940353087</text:p>
          </table:table-cell>
          <table:table-cell office:value-type="float" office:value="0.50000132378678" calcext:value-type="float">
            <text:p>0.50000132378678</text:p>
          </table:table-cell>
          <table:table-cell office:value-type="float" office:value="1.0000078425213" calcext:value-type="float">
            <text:p>1.0000078425213</text:p>
          </table:table-cell>
          <table:table-cell office:value-type="float" office:value="0.49999470165122" calcext:value-type="float">
            <text:p>0.49999470165122</text:p>
          </table:table-cell>
          <table:table-cell office:value-type="float" office:value="0.99998473886621" calcext:value-type="float">
            <text:p>0.99998473886621</text:p>
          </table:table-cell>
          <table:table-cell office:value-type="float" office:value="0.50000463074481" calcext:value-type="float">
            <text:p>0.50000463074481</text:p>
          </table:table-cell>
          <table:table-cell office:value-type="float" office:value="1.0000080258116" calcext:value-type="float">
            <text:p>1.0000080258116</text:p>
          </table:table-cell>
          <table:table-cell office:value-type="float" office:value="0.49999323381725" calcext:value-type="float">
            <text:p>0.49999323381725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99999906039455" calcext:value-type="float">
            <text:p>0.99999906039455</text:p>
          </table:table-cell>
          <table:table-cell office:value-type="float" office:value="0.5000013594133" calcext:value-type="float">
            <text:p>0.5000013594133</text:p>
          </table:table-cell>
          <table:table-cell office:value-type="float" office:value="1.0000079547214" calcext:value-type="float">
            <text:p>1.0000079547214</text:p>
          </table:table-cell>
          <table:table-cell office:value-type="float" office:value="0.49999513231916" calcext:value-type="float">
            <text:p>0.49999513231916</text:p>
          </table:table-cell>
          <table:table-cell office:value-type="float" office:value="0.99998658428423" calcext:value-type="float">
            <text:p>0.99998658428423</text:p>
          </table:table-cell>
          <table:table-cell office:value-type="float" office:value="0.50000330838932" calcext:value-type="float">
            <text:p>0.50000330838932</text:p>
          </table:table-cell>
          <table:table-cell office:value-type="float" office:value="1.0000086290171" calcext:value-type="float">
            <text:p>1.0000086290171</text:p>
          </table:table-cell>
          <table:table-cell office:value-type="float" office:value="0.49999359161319" calcext:value-type="float">
            <text:p>0.49999359161319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99999878364093" calcext:value-type="float">
            <text:p>0.99999878364093</text:p>
          </table:table-cell>
          <table:table-cell office:value-type="float" office:value="0.50000136162718" calcext:value-type="float">
            <text:p>0.50000136162718</text:p>
          </table:table-cell>
          <table:table-cell office:value-type="float" office:value="1.0000078844862" calcext:value-type="float">
            <text:p>1.0000078844862</text:p>
          </table:table-cell>
          <table:table-cell office:value-type="float" office:value="0.49999560676071" calcext:value-type="float">
            <text:p>0.49999560676071</text:p>
          </table:table-cell>
          <table:table-cell office:value-type="float" office:value="0.99998848358707" calcext:value-type="float">
            <text:p>0.99998848358707</text:p>
          </table:table-cell>
          <table:table-cell office:value-type="float" office:value="0.50000208650202" calcext:value-type="float">
            <text:p>0.50000208650202</text:p>
          </table:table-cell>
          <table:table-cell office:value-type="float" office:value="1.0000089633958" calcext:value-type="float">
            <text:p>1.0000089633958</text:p>
          </table:table-cell>
          <table:table-cell office:value-type="float" office:value="0.49999404401335" calcext:value-type="float">
            <text:p>0.49999404401335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9999985700645" calcext:value-type="float">
            <text:p>0.9999985700645</text:p>
          </table:table-cell>
          <table:table-cell office:value-type="float" office:value="0.50000133492297" calcext:value-type="float">
            <text:p>0.50000133492297</text:p>
          </table:table-cell>
          <table:table-cell office:value-type="float" office:value="1.0000076580867" calcext:value-type="float">
            <text:p>1.0000076580867</text:p>
          </table:table-cell>
          <table:table-cell office:value-type="float" office:value="0.49999610905498" calcext:value-type="float">
            <text:p>0.49999610905498</text:p>
          </table:table-cell>
          <table:table-cell office:value-type="float" office:value="0.9999903878097" calcext:value-type="float">
            <text:p>0.9999903878097</text:p>
          </table:table-cell>
          <table:table-cell office:value-type="float" office:value="0.50000097885814" calcext:value-type="float">
            <text:p>0.50000097885814</text:p>
          </table:table-cell>
          <table:table-cell office:value-type="float" office:value="1.0000090556272" calcext:value-type="float">
            <text:p>1.0000090556272</text:p>
          </table:table-cell>
          <table:table-cell office:value-type="float" office:value="0.49999456845766" calcext:value-type="float">
            <text:p>0.49999456845766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99999841556767" calcext:value-type="float">
            <text:p>0.99999841556767</text:p>
          </table:table-cell>
          <table:table-cell office:value-type="float" office:value="0.5000012837921" calcext:value-type="float">
            <text:p>0.5000012837921</text:p>
          </table:table-cell>
          <table:table-cell office:value-type="float" office:value="1.0000073015056" calcext:value-type="float">
            <text:p>1.0000073015056</text:p>
          </table:table-cell>
          <table:table-cell office:value-type="float" office:value="0.4999966248595" calcext:value-type="float">
            <text:p>0.4999966248595</text:p>
          </table:table-cell>
          <table:table-cell office:value-type="float" office:value="0.99999225430097" calcext:value-type="float">
            <text:p>0.99999225430097</text:p>
          </table:table-cell>
          <table:table-cell office:value-type="float" office:value="0.49999999490608" calcext:value-type="float">
            <text:p>0.49999999490608</text:p>
          </table:table-cell>
          <table:table-cell office:value-type="float" office:value="1.0000089355565" calcext:value-type="float">
            <text:p>1.0000089355565</text:p>
          </table:table-cell>
          <table:table-cell office:value-type="float" office:value="0.49999514398115" calcext:value-type="float">
            <text:p>0.499995143981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999831536805" calcext:value-type="float">
            <text:p>0.99999831536805</text:p>
          </table:table-cell>
          <table:table-cell office:value-type="float" office:value="0.50000121262898" calcext:value-type="float">
            <text:p>0.50000121262898</text:p>
          </table:table-cell>
          <table:table-cell office:value-type="float" office:value="1.0000068399303" calcext:value-type="float">
            <text:p>1.0000068399303</text:p>
          </table:table-cell>
          <table:table-cell office:value-type="float" office:value="0.49999714149717" calcext:value-type="float">
            <text:p>0.49999714149717</text:p>
          </table:table-cell>
          <table:table-cell office:value-type="float" office:value="0.99999404683634" calcext:value-type="float">
            <text:p>0.99999404683634</text:p>
          </table:table-cell>
          <table:table-cell office:value-type="float" office:value="0.49999914012653" calcext:value-type="float">
            <text:p>0.49999914012653</text:p>
          </table:table-cell>
          <table:table-cell office:value-type="float" office:value="1.0000086337716" calcext:value-type="float">
            <text:p>1.0000086337716</text:p>
          </table:table-cell>
          <table:table-cell office:value-type="float" office:value="0.49999575120451" calcext:value-type="float">
            <text:p>0.49999575120451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9999982641921" calcext:value-type="float">
            <text:p>0.9999982641921</text:p>
          </table:table-cell>
          <table:table-cell office:value-type="float" office:value="0.50000112565176" calcext:value-type="float">
            <text:p>0.50000112565176</text:p>
          </table:table-cell>
          <table:table-cell office:value-type="float" office:value="1.0000062973318" calcext:value-type="float">
            <text:p>1.0000062973318</text:p>
          </table:table-cell>
          <table:table-cell office:value-type="float" office:value="0.49999764799633" calcext:value-type="float">
            <text:p>0.49999764799633</text:p>
          </table:table-cell>
          <table:table-cell office:value-type="float" office:value="0.99999573557408" calcext:value-type="float">
            <text:p>0.99999573557408</text:p>
          </table:table-cell>
          <table:table-cell office:value-type="float" office:value="0.49999841643192" calcext:value-type="float">
            <text:p>0.49999841643192</text:p>
          </table:table-cell>
          <table:table-cell office:value-type="float" office:value="1.0000081808269" calcext:value-type="float">
            <text:p>1.0000081808269</text:p>
          </table:table-cell>
          <table:table-cell office:value-type="float" office:value="0.49999637255347" calcext:value-type="float">
            <text:p>0.49999637255347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9999982564527" calcext:value-type="float">
            <text:p>0.9999982564527</text:p>
          </table:table-cell>
          <table:table-cell office:value-type="float" office:value="0.50000102683769" calcext:value-type="float">
            <text:p>0.50000102683769</text:p>
          </table:table-cell>
          <table:table-cell office:value-type="float" office:value="1.0000056961261" calcext:value-type="float">
            <text:p>1.0000056961261</text:p>
          </table:table-cell>
          <table:table-cell office:value-type="float" office:value="0.49999813508965" calcext:value-type="float">
            <text:p>0.49999813508965</text:p>
          </table:table-cell>
          <table:table-cell office:value-type="float" office:value="0.99999729687641" calcext:value-type="float">
            <text:p>0.99999729687641</text:p>
          </table:table-cell>
          <table:table-cell office:value-type="float" office:value="0.49999782259225" calcext:value-type="float">
            <text:p>0.49999782259225</text:p>
          </table:table-cell>
          <table:table-cell office:value-type="float" office:value="1.0000076076433" calcext:value-type="float">
            <text:p>1.0000076076433</text:p>
          </table:table-cell>
          <table:table-cell office:value-type="float" office:value="0.49999699162407" calcext:value-type="float">
            <text:p>0.49999699162407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99999828640914" calcext:value-type="float">
            <text:p>0.99999828640914</text:p>
          </table:table-cell>
          <table:table-cell office:value-type="float" office:value="0.50000091987224" calcext:value-type="float">
            <text:p>0.50000091987224</text:p>
          </table:table-cell>
          <table:table-cell office:value-type="float" office:value="1.0000050569141" calcext:value-type="float">
            <text:p>1.0000050569141</text:p>
          </table:table-cell>
          <table:table-cell office:value-type="float" office:value="0.49999859517721" calcext:value-type="float">
            <text:p>0.49999859517721</text:p>
          </table:table-cell>
          <table:table-cell office:value-type="float" office:value="0.99999871301724" calcext:value-type="float">
            <text:p>0.99999871301724</text:p>
          </table:table-cell>
          <table:table-cell office:value-type="float" office:value="0.49999735467434" calcext:value-type="float">
            <text:p>0.49999735467434</text:p>
          </table:table-cell>
          <table:table-cell office:value-type="float" office:value="1.0000069420174" calcext:value-type="float">
            <text:p>1.0000069420174</text:p>
          </table:table-cell>
          <table:table-cell office:value-type="float" office:value="0.49999759625153" calcext:value-type="float">
            <text:p>0.49999759625153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99999834830869" calcext:value-type="float">
            <text:p>0.99999834830869</text:p>
          </table:table-cell>
          <table:table-cell office:value-type="float" office:value="0.50000080811134" calcext:value-type="float">
            <text:p>0.50000080811134</text:p>
          </table:table-cell>
          <table:table-cell office:value-type="float" office:value="1.0000043982958" calcext:value-type="float">
            <text:p>1.0000043982958</text:p>
          </table:table-cell>
          <table:table-cell office:value-type="float" office:value="0.49999902225961" calcext:value-type="float">
            <text:p>0.49999902225961</text:p>
          </table:table-cell>
          <table:table-cell office:value-type="float" office:value="0.99999997179782" calcext:value-type="float">
            <text:p>0.99999997179782</text:p>
          </table:table-cell>
          <table:table-cell office:value-type="float" office:value="0.49999700648318" calcext:value-type="float">
            <text:p>0.49999700648318</text:p>
          </table:table-cell>
          <table:table-cell office:value-type="float" office:value="1.0000062105693" calcext:value-type="float">
            <text:p>1.0000062105693</text:p>
          </table:table-cell>
          <table:table-cell office:value-type="float" office:value="0.4999981745933" calcext:value-type="float">
            <text:p>0.4999981745933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99999843650911" calcext:value-type="float">
            <text:p>0.99999843650911</text:p>
          </table:table-cell>
          <table:table-cell office:value-type="float" office:value="0.50000069455556" calcext:value-type="float">
            <text:p>0.50000069455556</text:p>
          </table:table-cell>
          <table:table-cell office:value-type="float" office:value="1.0000037367509" calcext:value-type="float">
            <text:p>1.0000037367509</text:p>
          </table:table-cell>
          <table:table-cell office:value-type="float" office:value="0.49999941184655" calcext:value-type="float">
            <text:p>0.49999941184655</text:p>
          </table:table-cell>
          <table:table-cell office:value-type="float" office:value="1.000001066091" calcext:value-type="float">
            <text:p>1.000001066091</text:p>
          </table:table-cell>
          <table:table-cell office:value-type="float" office:value="0.49999677267329" calcext:value-type="float">
            <text:p>0.49999677267329</text:p>
          </table:table-cell>
          <table:table-cell office:value-type="float" office:value="1.0000054380683" calcext:value-type="float">
            <text:p>1.0000054380683</text:p>
          </table:table-cell>
          <table:table-cell office:value-type="float" office:value="0.49999871733994" calcext:value-type="float">
            <text:p>0.49999871733994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99999854558222" calcext:value-type="float">
            <text:p>0.99999854558222</text:p>
          </table:table-cell>
          <table:table-cell office:value-type="float" office:value="0.50000058183545" calcext:value-type="float">
            <text:p>0.50000058183545</text:p>
          </table:table-cell>
          <table:table-cell office:value-type="float" office:value="1.0000030865809" calcext:value-type="float">
            <text:p>1.0000030865809</text:p>
          </table:table-cell>
          <table:table-cell office:value-type="float" office:value="0.49999976084607" calcext:value-type="float">
            <text:p>0.49999976084607</text:p>
          </table:table-cell>
          <table:table-cell office:value-type="float" office:value="1.0000019923596" calcext:value-type="float">
            <text:p>1.0000019923596</text:p>
          </table:table-cell>
          <table:table-cell office:value-type="float" office:value="0.49999664017438" calcext:value-type="float">
            <text:p>0.49999664017438</text:p>
          </table:table-cell>
          <table:table-cell office:value-type="float" office:value="1.0000046469396" calcext:value-type="float">
            <text:p>1.0000046469396</text:p>
          </table:table-cell>
          <table:table-cell office:value-type="float" office:value="0.49999921718847" calcext:value-type="float">
            <text:p>0.49999921718847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99999867039888" calcext:value-type="float">
            <text:p>0.99999867039888</text:p>
          </table:table-cell>
          <table:table-cell office:value-type="float" office:value="0.50000047220645" calcext:value-type="float">
            <text:p>0.50000047220645</text:p>
          </table:table-cell>
          <table:table-cell office:value-type="float" office:value="1.0000024599045" calcext:value-type="float">
            <text:p>1.0000024599045</text:p>
          </table:table-cell>
          <table:table-cell office:value-type="float" office:value="0.50000006743949" calcext:value-type="float">
            <text:p>0.50000006743949</text:p>
          </table:table-cell>
          <table:table-cell office:value-type="float" office:value="1.0000027526342" calcext:value-type="float">
            <text:p>1.0000027526342</text:p>
          </table:table-cell>
          <table:table-cell office:value-type="float" office:value="0.49999659847223" calcext:value-type="float">
            <text:p>0.49999659847223</text:p>
          </table:table-cell>
          <table:table-cell office:value-type="float" office:value="1.0000038570779" calcext:value-type="float">
            <text:p>1.0000038570779</text:p>
          </table:table-cell>
          <table:table-cell office:value-type="float" office:value="0.49999966874019" calcext:value-type="float">
            <text:p>0.49999966874019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99999880619618" calcext:value-type="float">
            <text:p>0.99999880619618</text:p>
          </table:table-cell>
          <table:table-cell office:value-type="float" office:value="0.50000036755251" calcext:value-type="float">
            <text:p>0.50000036755251</text:p>
          </table:table-cell>
          <table:table-cell office:value-type="float" office:value="1.0000018666996" calcext:value-type="float">
            <text:p>1.0000018666996</text:p>
          </table:table-cell>
          <table:table-cell office:value-type="float" office:value="0.50000033094657" calcext:value-type="float">
            <text:p>0.50000033094657</text:p>
          </table:table-cell>
          <table:table-cell office:value-type="float" office:value="1.0000033522965" calcext:value-type="float">
            <text:p>1.0000033522965</text:p>
          </table:table-cell>
          <table:table-cell office:value-type="float" office:value="0.49999663646403" calcext:value-type="float">
            <text:p>0.49999663646403</text:p>
          </table:table-cell>
          <table:table-cell office:value-type="float" office:value="1.0000030857402" calcext:value-type="float">
            <text:p>1.0000030857402</text:p>
          </table:table-cell>
          <table:table-cell office:value-type="float" office:value="0.50000006836994" calcext:value-type="float">
            <text:p>0.50000006836994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99999894862773" calcext:value-type="float">
            <text:p>0.99999894862773</text:p>
          </table:table-cell>
          <table:table-cell office:value-type="float" office:value="0.500000269397" calcext:value-type="float">
            <text:p>0.500000269397</text:p>
          </table:table-cell>
          <table:table-cell office:value-type="float" office:value="1.0000013148842" calcext:value-type="float">
            <text:p>1.0000013148842</text:p>
          </table:table-cell>
          <table:table-cell office:value-type="float" office:value="0.50000055168507" calcext:value-type="float">
            <text:p>0.50000055168507</text:p>
          </table:table-cell>
          <table:table-cell office:value-type="float" office:value="1.0000037995188" calcext:value-type="float">
            <text:p>1.0000037995188</text:p>
          </table:table-cell>
          <table:table-cell office:value-type="float" office:value="0.49999674277855" calcext:value-type="float">
            <text:p>0.49999674277855</text:p>
          </table:table-cell>
          <table:table-cell office:value-type="float" office:value="1.0000023475109" calcext:value-type="float">
            <text:p>1.0000023475109</text:p>
          </table:table-cell>
          <table:table-cell office:value-type="float" office:value="0.50000041407344" calcext:value-type="float">
            <text:p>0.5000004140734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99990937984" calcext:value-type="float">
            <text:p>0.9999990937984</text:p>
          </table:table-cell>
          <table:table-cell office:value-type="float" office:value="0.50000017891966" calcext:value-type="float">
            <text:p>0.50000017891966</text:p>
          </table:table-cell>
          <table:table-cell office:value-type="float" office:value="1.0000008104307" calcext:value-type="float">
            <text:p>1.0000008104307</text:p>
          </table:table-cell>
          <table:table-cell office:value-type="float" office:value="0.50000073082841" calcext:value-type="float">
            <text:p>0.50000073082841</text:p>
          </table:table-cell>
          <table:table-cell office:value-type="float" office:value="1.0000041047163" calcext:value-type="float">
            <text:p>1.0000041047163</text:p>
          </table:table-cell>
          <table:table-cell office:value-type="float" office:value="0.49999690605937" calcext:value-type="float">
            <text:p>0.49999690605937</text:p>
          </table:table-cell>
          <table:table-cell office:value-type="float" office:value="1.0000016543312" calcext:value-type="float">
            <text:p>1.0000016543312</text:p>
          </table:table-cell>
          <table:table-cell office:value-type="float" office:value="0.50000070198752" calcext:value-type="float">
            <text:p>0.50000070198752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99999923828489" calcext:value-type="float">
            <text:p>0.99999923828489</text:p>
          </table:table-cell>
          <table:table-cell office:value-type="float" office:value="0.50000009697852" calcext:value-type="float">
            <text:p>0.50000009697852</text:p>
          </table:table-cell>
          <table:table-cell office:value-type="float" office:value="1.0000003575041" calcext:value-type="float">
            <text:p>1.0000003575041</text:p>
          </table:table-cell>
          <table:table-cell office:value-type="float" office:value="0.50000087026475" calcext:value-type="float">
            <text:p>0.50000087026475</text:p>
          </table:table-cell>
          <table:table-cell office:value-type="float" office:value="1.0000042781055" calcext:value-type="float">
            <text:p>1.0000042781055</text:p>
          </table:table-cell>
          <table:table-cell office:value-type="float" office:value="0.49999711607458" calcext:value-type="float">
            <text:p>0.49999711607458</text:p>
          </table:table-cell>
          <table:table-cell office:value-type="float" office:value="1.0000010167852" calcext:value-type="float">
            <text:p>1.0000010167852</text:p>
          </table:table-cell>
          <table:table-cell office:value-type="float" office:value="0.50000093650371" calcext:value-type="float">
            <text:p>0.50000093650371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99999937914352" calcext:value-type="float">
            <text:p>0.99999937914352</text:p>
          </table:table-cell>
          <table:table-cell office:value-type="float" office:value="0.50000002413561" calcext:value-type="float">
            <text:p>0.50000002413561</text:p>
          </table:table-cell>
          <table:table-cell office:value-type="float" office:value="0.99999995862059" calcext:value-type="float">
            <text:p>0.99999995862059</text:p>
          </table:table-cell>
          <table:table-cell office:value-type="float" office:value="0.50000097246013" calcext:value-type="float">
            <text:p>0.50000097246013</text:p>
          </table:table-cell>
          <table:table-cell office:value-type="float" office:value="1.0000043361285" calcext:value-type="float">
            <text:p>1.0000043361285</text:p>
          </table:table-cell>
          <table:table-cell office:value-type="float" office:value="0.49999736102943" calcext:value-type="float">
            <text:p>0.49999736102943</text:p>
          </table:table-cell>
          <table:table-cell office:value-type="float" office:value="1.0000004414145" calcext:value-type="float">
            <text:p>1.0000004414145</text:p>
          </table:table-cell>
          <table:table-cell office:value-type="float" office:value="0.50000111957336" calcext:value-type="float">
            <text:p>0.50000111957336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9999995139069" calcext:value-type="float">
            <text:p>0.9999995139069</text:p>
          </table:table-cell>
          <table:table-cell office:value-type="float" office:value="0.49999996068534" calcext:value-type="float">
            <text:p>0.49999996068534</text:p>
          </table:table-cell>
          <table:table-cell office:value-type="float" office:value="0.99999961481841" calcext:value-type="float">
            <text:p>0.99999961481841</text:p>
          </table:table-cell>
          <table:table-cell office:value-type="float" office:value="0.50000104032812" calcext:value-type="float">
            <text:p>0.50000104032812</text:p>
          </table:table-cell>
          <table:table-cell office:value-type="float" office:value="1.0000042931335" calcext:value-type="float">
            <text:p>1.0000042931335</text:p>
          </table:table-cell>
          <table:table-cell office:value-type="float" office:value="0.49999763130556" calcext:value-type="float">
            <text:p>0.49999763130556</text:p>
          </table:table-cell>
          <table:table-cell office:value-type="float" office:value="0.99999993253913" calcext:value-type="float">
            <text:p>0.99999993253913</text:p>
          </table:table-cell>
          <table:table-cell office:value-type="float" office:value="0.50000125401135" calcext:value-type="float">
            <text:p>0.50000125401135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99999964057112" calcext:value-type="float">
            <text:p>0.99999964057112</text:p>
          </table:table-cell>
          <table:table-cell office:value-type="float" office:value="0.49999990668473" calcext:value-type="float">
            <text:p>0.49999990668473</text:p>
          </table:table-cell>
          <table:table-cell office:value-type="float" office:value="0.99999932583718" calcext:value-type="float">
            <text:p>0.99999932583718</text:p>
          </table:table-cell>
          <table:table-cell office:value-type="float" office:value="0.50000107710775" calcext:value-type="float">
            <text:p>0.50000107710775</text:p>
          </table:table-cell>
          <table:table-cell office:value-type="float" office:value="1.0000041628994" calcext:value-type="float">
            <text:p>1.0000041628994</text:p>
          </table:table-cell>
          <table:table-cell office:value-type="float" office:value="0.49999791795514" calcext:value-type="float">
            <text:p>0.49999791795514</text:p>
          </table:table-cell>
          <table:table-cell office:value-type="float" office:value="0.9999994924577" calcext:value-type="float">
            <text:p>0.9999994924577</text:p>
          </table:table-cell>
          <table:table-cell office:value-type="float" office:value="0.50000134332045" calcext:value-type="float">
            <text:p>0.50000134332045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99999975757481" calcext:value-type="float">
            <text:p>0.99999975757481</text:p>
          </table:table-cell>
          <table:table-cell office:value-type="float" office:value="0.49999986198441" calcext:value-type="float">
            <text:p>0.49999986198441</text:p>
          </table:table-cell>
          <table:table-cell office:value-type="float" office:value="0.99999909029973" calcext:value-type="float">
            <text:p>0.99999909029973</text:p>
          </table:table-cell>
          <table:table-cell office:value-type="float" office:value="0.5000010862512" calcext:value-type="float">
            <text:p>0.5000010862512</text:p>
          </table:table-cell>
          <table:table-cell office:value-type="float" office:value="1.0000039592646" calcext:value-type="float">
            <text:p>1.0000039592646</text:p>
          </table:table-cell>
          <table:table-cell office:value-type="float" office:value="0.49999821269383" calcext:value-type="float">
            <text:p>0.49999821269383</text:p>
          </table:table-cell>
          <table:table-cell office:value-type="float" office:value="0.99999912166457" calcext:value-type="float">
            <text:p>0.99999912166457</text:p>
          </table:table-cell>
          <table:table-cell office:value-type="float" office:value="0.50000139152385" calcext:value-type="float">
            <text:p>0.50000139152385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99999986377184" calcext:value-type="float">
            <text:p>0.99999986377184</text:p>
          </table:table-cell>
          <table:table-cell office:value-type="float" office:value="0.49999982625988" calcext:value-type="float">
            <text:p>0.49999982625988</text:p>
          </table:table-cell>
          <table:table-cell office:value-type="float" office:value="0.99999890589285" calcext:value-type="float">
            <text:p>0.99999890589285</text:p>
          </table:table-cell>
          <table:table-cell office:value-type="float" office:value="0.50000107132231" calcext:value-type="float">
            <text:p>0.50000107132231</text:p>
          </table:table-cell>
          <table:table-cell office:value-type="float" office:value="1.0000036960001" calcext:value-type="float">
            <text:p>1.0000036960001</text:p>
          </table:table-cell>
          <table:table-cell office:value-type="float" office:value="0.49999850807904" calcext:value-type="float">
            <text:p>0.49999850807904</text:p>
          </table:table-cell>
          <table:table-cell office:value-type="float" office:value="0.99999881907793" calcext:value-type="float">
            <text:p>0.99999881907793</text:p>
          </table:table-cell>
          <table:table-cell office:value-type="float" office:value="0.50000140300854" calcext:value-type="float">
            <text:p>0.50000140300854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99999995839898" calcext:value-type="float">
            <text:p>0.99999995839898</text:p>
          </table:table-cell>
          <table:table-cell office:value-type="float" office:value="0.49999979904208" calcext:value-type="float">
            <text:p>0.49999979904208</text:p>
          </table:table-cell>
          <table:table-cell office:value-type="float" office:value="0.99999876954312" calcext:value-type="float">
            <text:p>0.99999876954312</text:p>
          </table:table-cell>
          <table:table-cell office:value-type="float" office:value="0.50000103590648" calcext:value-type="float">
            <text:p>0.50000103590648</text:p>
          </table:table-cell>
          <table:table-cell office:value-type="float" office:value="1.0000033836596" calcext:value-type="float">
            <text:p>1.0000033836596</text:p>
          </table:table-cell>
          <table:table-cell office:value-type="float" office:value="0.4999987960729" calcext:value-type="float">
            <text:p>0.4999987960729</text:p>
          </table:table-cell>
          <table:table-cell office:value-type="float" office:value="0.99999858227196" calcext:value-type="float">
            <text:p>0.99999858227196</text:p>
          </table:table-cell>
          <table:table-cell office:value-type="float" office:value="0.50000138232404" calcext:value-type="float">
            <text:p>0.50000138232404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.0000000410399" calcext:value-type="float">
            <text:p>1.0000000410399</text:p>
          </table:table-cell>
          <table:table-cell office:value-type="float" office:value="0.49999977974692" calcext:value-type="float">
            <text:p>0.49999977974692</text:p>
          </table:table-cell>
          <table:table-cell office:value-type="float" office:value="0.99999867758482" calcext:value-type="float">
            <text:p>0.99999867758482</text:p>
          </table:table-cell>
          <table:table-cell office:value-type="float" office:value="0.50000098353236" calcext:value-type="float">
            <text:p>0.50000098353236</text:p>
          </table:table-cell>
          <table:table-cell office:value-type="float" office:value="1.0000030388782" calcext:value-type="float">
            <text:p>1.0000030388782</text:p>
          </table:table-cell>
          <table:table-cell office:value-type="float" office:value="0.49999907224676" calcext:value-type="float">
            <text:p>0.49999907224676</text:p>
          </table:table-cell>
          <table:table-cell office:value-type="float" office:value="0.99999840772852" calcext:value-type="float">
            <text:p>0.99999840772852</text:p>
          </table:table-cell>
          <table:table-cell office:value-type="float" office:value="0.50000133408323" calcext:value-type="float">
            <text:p>0.50000133408323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.0000001115867" calcext:value-type="float">
            <text:p>1.0000001115867</text:p>
          </table:table-cell>
          <table:table-cell office:value-type="float" office:value="0.49999976770318" calcext:value-type="float">
            <text:p>0.49999976770318</text:p>
          </table:table-cell>
          <table:table-cell office:value-type="float" office:value="0.99999862591748" calcext:value-type="float">
            <text:p>0.99999862591748</text:p>
          </table:table-cell>
          <table:table-cell office:value-type="float" office:value="0.50000091760547" calcext:value-type="float">
            <text:p>0.50000091760547</text:p>
          </table:table-cell>
          <table:table-cell office:value-type="float" office:value="1.000002673451" calcext:value-type="float">
            <text:p>1.000002673451</text:p>
          </table:table-cell>
          <table:table-cell office:value-type="float" office:value="0.4999993321137" calcext:value-type="float">
            <text:p>0.4999993321137</text:p>
          </table:table-cell>
          <table:table-cell office:value-type="float" office:value="0.99999829106664" calcext:value-type="float">
            <text:p>0.99999829106664</text:p>
          </table:table-cell>
          <table:table-cell office:value-type="float" office:value="0.50000126327261" calcext:value-type="float">
            <text:p>0.5000012632726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00000181612" calcext:value-type="float">
            <text:p>1.000000181612</text:p>
          </table:table-cell>
          <table:table-cell office:value-type="float" office:value="0.49999976110285" calcext:value-type="float">
            <text:p>0.49999976110285</text:p>
          </table:table-cell>
          <table:table-cell office:value-type="float" office:value="0.99999861015114" calcext:value-type="float">
            <text:p>0.99999861015114</text:p>
          </table:table-cell>
          <table:table-cell office:value-type="float" office:value="0.50000084135331" calcext:value-type="float">
            <text:p>0.50000084135331</text:p>
          </table:table-cell>
          <table:table-cell office:value-type="float" office:value="1.0000022980767" calcext:value-type="float">
            <text:p>1.0000022980767</text:p>
          </table:table-cell>
          <table:table-cell office:value-type="float" office:value="0.49999957216539" calcext:value-type="float">
            <text:p>0.49999957216539</text:p>
          </table:table-cell>
          <table:table-cell office:value-type="float" office:value="0.999998228058" calcext:value-type="float">
            <text:p>0.999998228058</text:p>
          </table:table-cell>
          <table:table-cell office:value-type="float" office:value="0.50000117419233" calcext:value-type="float">
            <text:p>0.50000117419233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.0000002359919" calcext:value-type="float">
            <text:p>1.0000002359919</text:p>
          </table:table-cell>
          <table:table-cell office:value-type="float" office:value="0.49999976240955" calcext:value-type="float">
            <text:p>0.49999976240955</text:p>
          </table:table-cell>
          <table:table-cell office:value-type="float" office:value="0.99999862573792" calcext:value-type="float">
            <text:p>0.99999862573792</text:p>
          </table:table-cell>
          <table:table-cell office:value-type="float" office:value="0.50000075778174" calcext:value-type="float">
            <text:p>0.50000075778174</text:p>
          </table:table-cell>
          <table:table-cell office:value-type="float" office:value="1.0000019222553" calcext:value-type="float">
            <text:p>1.0000019222553</text:p>
          </table:table-cell>
          <table:table-cell office:value-type="float" office:value="0.49999978978965" calcext:value-type="float">
            <text:p>0.49999978978965</text:p>
          </table:table-cell>
          <table:table-cell office:value-type="float" office:value="0.99999821139769" calcext:value-type="float">
            <text:p>0.99999821139769</text:p>
          </table:table-cell>
          <table:table-cell office:value-type="float" office:value="0.50000107152" calcext:value-type="float">
            <text:p>0.50000107152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.000000275491" calcext:value-type="float">
            <text:p>1.000000275491</text:p>
          </table:table-cell>
          <table:table-cell office:value-type="float" office:value="0.49999977050225" calcext:value-type="float">
            <text:p>0.49999977050225</text:p>
          </table:table-cell>
          <table:table-cell office:value-type="float" office:value="0.99999866808912" calcext:value-type="float">
            <text:p>0.99999866808912</text:p>
          </table:table-cell>
          <table:table-cell office:value-type="float" office:value="0.50000066964195" calcext:value-type="float">
            <text:p>0.50000066964195</text:p>
          </table:table-cell>
          <table:table-cell office:value-type="float" office:value="1.0000015542397" calcext:value-type="float">
            <text:p>1.0000015542397</text:p>
          </table:table-cell>
          <table:table-cell office:value-type="float" office:value="0.49999998320885" calcext:value-type="float">
            <text:p>0.49999998320885</text:p>
          </table:table-cell>
          <table:table-cell office:value-type="float" office:value="0.99999823518666" calcext:value-type="float">
            <text:p>0.99999823518666</text:p>
          </table:table-cell>
          <table:table-cell office:value-type="float" office:value="0.50000095905959" calcext:value-type="float">
            <text:p>0.50000095905959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.0000003010728" calcext:value-type="float">
            <text:p>1.0000003010728</text:p>
          </table:table-cell>
          <table:table-cell office:value-type="float" office:value="0.49999978425801" calcext:value-type="float">
            <text:p>0.49999978425801</text:p>
          </table:table-cell>
          <table:table-cell office:value-type="float" office:value="0.99999873267715" calcext:value-type="float">
            <text:p>0.99999873267715</text:p>
          </table:table-cell>
          <table:table-cell office:value-type="float" office:value="0.50000057940721" calcext:value-type="float">
            <text:p>0.50000057940721</text:p>
          </table:table-cell>
          <table:table-cell office:value-type="float" office:value="1.0000012010208" calcext:value-type="float">
            <text:p>1.0000012010208</text:p>
          </table:table-cell>
          <table:table-cell office:value-type="float" office:value="0.50000015140825" calcext:value-type="float">
            <text:p>0.50000015140825</text:p>
          </table:table-cell>
          <table:table-cell office:value-type="float" office:value="0.99999829405033" calcext:value-type="float">
            <text:p>0.99999829405033</text:p>
          </table:table-cell>
          <table:table-cell office:value-type="float" office:value="0.50000083959609" calcext:value-type="float">
            <text:p>0.50000083959609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.0000003138437" calcext:value-type="float">
            <text:p>1.0000003138437</text:p>
          </table:table-cell>
          <table:table-cell office:value-type="float" office:value="0.49999980249197" calcext:value-type="float">
            <text:p>0.49999980249197</text:p>
          </table:table-cell>
          <table:table-cell office:value-type="float" office:value="0.99999881512244" calcext:value-type="float">
            <text:p>0.99999881512244</text:p>
          </table:table-cell>
          <table:table-cell office:value-type="float" office:value="0.50000048925869" calcext:value-type="float">
            <text:p>0.50000048925869</text:p>
          </table:table-cell>
          <table:table-cell office:value-type="float" office:value="1.0000008683421" calcext:value-type="float">
            <text:p>1.0000008683421</text:p>
          </table:table-cell>
          <table:table-cell office:value-type="float" office:value="0.50000029405716" calcext:value-type="float">
            <text:p>0.50000029405716</text:p>
          </table:table-cell>
          <table:table-cell office:value-type="float" office:value="0.99999838247207" calcext:value-type="float">
            <text:p>0.99999838247207</text:p>
          </table:table-cell>
          <table:table-cell office:value-type="float" office:value="0.50000071726912" calcext:value-type="float">
            <text:p>0.50000071726912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.0000003152329" calcext:value-type="float">
            <text:p>1.0000003152329</text:p>
          </table:table-cell>
          <table:table-cell office:value-type="float" office:value="0.49999982379876" calcext:value-type="float">
            <text:p>0.49999982379876</text:p>
          </table:table-cell>
          <table:table-cell office:value-type="float" office:value="0.99999891126529" calcext:value-type="float">
            <text:p>0.99999891126529</text:p>
          </table:table-cell>
          <table:table-cell office:value-type="float" office:value="0.50000040107932" calcext:value-type="float">
            <text:p>0.50000040107932</text:p>
          </table:table-cell>
          <table:table-cell office:value-type="float" office:value="1.0000005607393" calcext:value-type="float">
            <text:p>1.0000005607393</text:p>
          </table:table-cell>
          <table:table-cell office:value-type="float" office:value="0.50000041142569" calcext:value-type="float">
            <text:p>0.50000041142569</text:p>
          </table:table-cell>
          <table:table-cell office:value-type="float" office:value="0.99999849475164" calcext:value-type="float">
            <text:p>0.99999849475164</text:p>
          </table:table-cell>
          <table:table-cell office:value-type="float" office:value="0.50000059511377" calcext:value-type="float">
            <text:p>0.50000059511377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.0000003072141" calcext:value-type="float">
            <text:p>1.0000003072141</text:p>
          </table:table-cell>
          <table:table-cell office:value-type="float" office:value="0.49999984684629" calcext:value-type="float">
            <text:p>0.49999984684629</text:p>
          </table:table-cell>
          <table:table-cell office:value-type="float" office:value="0.99999901722349" calcext:value-type="float">
            <text:p>0.99999901722349</text:p>
          </table:table-cell>
          <table:table-cell office:value-type="float" office:value="0.50000031645473" calcext:value-type="float">
            <text:p>0.50000031645473</text:p>
          </table:table-cell>
          <table:table-cell office:value-type="float" office:value="1.0000002816014" calcext:value-type="float">
            <text:p>1.0000002816014</text:p>
          </table:table-cell>
          <table:table-cell office:value-type="float" office:value="0.50000050429928" calcext:value-type="float">
            <text:p>0.50000050429928</text:p>
          </table:table-cell>
          <table:table-cell office:value-type="float" office:value="0.9999986264946" calcext:value-type="float">
            <text:p>0.9999986264946</text:p>
          </table:table-cell>
          <table:table-cell office:value-type="float" office:value="0.5000004764265" calcext:value-type="float">
            <text:p>0.5000004764265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.0000002916826" calcext:value-type="float">
            <text:p>1.0000002916826</text:p>
          </table:table-cell>
          <table:table-cell office:value-type="float" office:value="0.49999987079882" calcext:value-type="float">
            <text:p>0.49999987079882</text:p>
          </table:table-cell>
          <table:table-cell office:value-type="float" office:value="0.99999912943613" calcext:value-type="float">
            <text:p>0.99999912943613</text:p>
          </table:table-cell>
          <table:table-cell office:value-type="float" office:value="0.50000023668035" calcext:value-type="float">
            <text:p>0.50000023668035</text:p>
          </table:table-cell>
          <table:table-cell office:value-type="float" office:value="1.0000000332486" calcext:value-type="float">
            <text:p>1.0000000332486</text:p>
          </table:table-cell>
          <table:table-cell office:value-type="float" office:value="0.50000057426989" calcext:value-type="float">
            <text:p>0.50000057426989</text:p>
          </table:table-cell>
          <table:table-cell office:value-type="float" office:value="0.99999877090849" calcext:value-type="float">
            <text:p>0.99999877090849</text:p>
          </table:table-cell>
          <table:table-cell office:value-type="float" office:value="0.50000036286747" calcext:value-type="float">
            <text:p>0.50000036286747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.0000002701666" calcext:value-type="float">
            <text:p>1.0000002701666</text:p>
          </table:table-cell>
          <table:table-cell office:value-type="float" office:value="0.4999998950149" calcext:value-type="float">
            <text:p>0.4999998950149</text:p>
          </table:table-cell>
          <table:table-cell office:value-type="float" office:value="0.99999924469483" calcext:value-type="float">
            <text:p>0.99999924469483</text:p>
          </table:table-cell>
          <table:table-cell office:value-type="float" office:value="0.50000016277361" calcext:value-type="float">
            <text:p>0.50000016277361</text:p>
          </table:table-cell>
          <table:table-cell office:value-type="float" office:value="0.99999981688607" calcext:value-type="float">
            <text:p>0.99999981688607</text:p>
          </table:table-cell>
          <table:table-cell office:value-type="float" office:value="0.50000062244728" calcext:value-type="float">
            <text:p>0.50000062244728</text:p>
          </table:table-cell>
          <table:table-cell office:value-type="float" office:value="0.99999892320048" calcext:value-type="float">
            <text:p>0.99999892320048</text:p>
          </table:table-cell>
          <table:table-cell office:value-type="float" office:value="0.50000025632656" calcext:value-type="float">
            <text:p>0.50000025632656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.0000002440249" calcext:value-type="float">
            <text:p>1.0000002440249</text:p>
          </table:table-cell>
          <table:table-cell office:value-type="float" office:value="0.49999991889146" calcext:value-type="float">
            <text:p>0.49999991889146</text:p>
          </table:table-cell>
          <table:table-cell office:value-type="float" office:value="0.99999936016322" calcext:value-type="float">
            <text:p>0.99999936016322</text:p>
          </table:table-cell>
          <table:table-cell office:value-type="float" office:value="0.50000009549036" calcext:value-type="float">
            <text:p>0.50000009549036</text:p>
          </table:table-cell>
          <table:table-cell office:value-type="float" office:value="0.99999963303721" calcext:value-type="float">
            <text:p>0.99999963303721</text:p>
          </table:table-cell>
          <table:table-cell office:value-type="float" office:value="0.50000065064799" calcext:value-type="float">
            <text:p>0.50000065064799</text:p>
          </table:table-cell>
          <table:table-cell office:value-type="float" office:value="0.99999907899905" calcext:value-type="float">
            <text:p>0.99999907899905</text:p>
          </table:table-cell>
          <table:table-cell office:value-type="float" office:value="0.50000015821055" calcext:value-type="float">
            <text:p>0.5000001582105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000002145303" calcext:value-type="float">
            <text:p>1.0000002145303</text:p>
          </table:table-cell>
          <table:table-cell office:value-type="float" office:value="0.49999994188116" calcext:value-type="float">
            <text:p>0.49999994188116</text:p>
          </table:table-cell>
          <table:table-cell office:value-type="float" office:value="0.999999473386" calcext:value-type="float">
            <text:p>0.999999473386</text:p>
          </table:table-cell>
          <table:table-cell office:value-type="float" office:value="0.50000003534449" calcext:value-type="float">
            <text:p>0.50000003534449</text:p>
          </table:table-cell>
          <table:table-cell office:value-type="float" office:value="0.99999948144432" calcext:value-type="float">
            <text:p>0.99999948144432</text:p>
          </table:table-cell>
          <table:table-cell office:value-type="float" office:value="0.50000066088623" calcext:value-type="float">
            <text:p>0.50000066088623</text:p>
          </table:table-cell>
          <table:table-cell office:value-type="float" office:value="0.99999923443213" calcext:value-type="float">
            <text:p>0.99999923443213</text:p>
          </table:table-cell>
          <table:table-cell office:value-type="float" office:value="0.50000006955641" calcext:value-type="float">
            <text:p>0.50000006955641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.0000001828729" calcext:value-type="float">
            <text:p>1.0000001828729</text:p>
          </table:table-cell>
          <table:table-cell office:value-type="float" office:value="0.49999996351481" calcext:value-type="float">
            <text:p>0.49999996351481</text:p>
          </table:table-cell>
          <table:table-cell office:value-type="float" office:value="0.99999958228876" calcext:value-type="float">
            <text:p>0.99999958228876</text:p>
          </table:table-cell>
          <table:table-cell office:value-type="float" office:value="0.49999998263008" calcext:value-type="float">
            <text:p>0.49999998263008</text:p>
          </table:table-cell>
          <table:table-cell office:value-type="float" office:value="0.99999934715962" calcext:value-type="float">
            <text:p>0.99999934715962</text:p>
          </table:table-cell>
          <table:table-cell office:value-type="float" office:value="0.50000065533705" calcext:value-type="float">
            <text:p>0.50000065533705</text:p>
          </table:table-cell>
          <table:table-cell office:value-type="float" office:value="0.99999938614597" calcext:value-type="float">
            <text:p>0.99999938614597</text:p>
          </table:table-cell>
          <table:table-cell office:value-type="float" office:value="0.49999999105737" calcext:value-type="float">
            <text:p>0.49999999105737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.0000001501445" calcext:value-type="float">
            <text:p>1.0000001501445</text:p>
          </table:table-cell>
          <table:table-cell office:value-type="float" office:value="0.4999999834105" calcext:value-type="float">
            <text:p>0.4999999834105</text:p>
          </table:table-cell>
          <table:table-cell office:value-type="float" office:value="0.99999968516983" calcext:value-type="float">
            <text:p>0.99999968516983</text:p>
          </table:table-cell>
          <table:table-cell office:value-type="float" office:value="0.49999993744502" calcext:value-type="float">
            <text:p>0.49999993744502</text:p>
          </table:table-cell>
          <table:table-cell office:value-type="float" office:value="0.99999924895725" calcext:value-type="float">
            <text:p>0.99999924895725</text:p>
          </table:table-cell>
          <table:table-cell office:value-type="float" office:value="0.50000063378264" calcext:value-type="float">
            <text:p>0.50000063378264</text:p>
          </table:table-cell>
          <table:table-cell office:value-type="float" office:value="0.99999953131031" calcext:value-type="float">
            <text:p>0.99999953131031</text:p>
          </table:table-cell>
          <table:table-cell office:value-type="float" office:value="0.4999999230931" calcext:value-type="float">
            <text:p>0.4999999230931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.0000001173259" calcext:value-type="float">
            <text:p>1.0000001173259</text:p>
          </table:table-cell>
          <table:table-cell office:value-type="float" office:value="0.50000000127459" calcext:value-type="float">
            <text:p>0.50000000127459</text:p>
          </table:table-cell>
          <table:table-cell office:value-type="float" office:value="0.99999978068535" calcext:value-type="float">
            <text:p>0.99999978068535</text:p>
          </table:table-cell>
          <table:table-cell office:value-type="float" office:value="0.49999989971567" calcext:value-type="float">
            <text:p>0.49999989971567</text:p>
          </table:table-cell>
          <table:table-cell office:value-type="float" office:value="0.99999918421838" calcext:value-type="float">
            <text:p>0.99999918421838</text:p>
          </table:table-cell>
          <table:table-cell office:value-type="float" office:value="0.50000059900085" calcext:value-type="float">
            <text:p>0.50000059900085</text:p>
          </table:table-cell>
          <table:table-cell office:value-type="float" office:value="0.99999966761121" calcext:value-type="float">
            <text:p>0.99999966761121</text:p>
          </table:table-cell>
          <table:table-cell office:value-type="float" office:value="0.49999986576271" calcext:value-type="float">
            <text:p>0.49999986576271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.0000000852772" calcext:value-type="float">
            <text:p>1.0000000852772</text:p>
          </table:table-cell>
          <table:table-cell office:value-type="float" office:value="0.50000001689859" calcext:value-type="float">
            <text:p>0.50000001689859</text:p>
          </table:table-cell>
          <table:table-cell office:value-type="float" office:value="0.9999998678289" calcext:value-type="float">
            <text:p>0.9999998678289</text:p>
          </table:table-cell>
          <table:table-cell office:value-type="float" office:value="0.49999986922171" calcext:value-type="float">
            <text:p>0.49999986922171</text:p>
          </table:table-cell>
          <table:table-cell office:value-type="float" office:value="0.99999914991698" calcext:value-type="float">
            <text:p>0.99999914991698</text:p>
          </table:table-cell>
          <table:table-cell office:value-type="float" office:value="0.50000055378474" calcext:value-type="float">
            <text:p>0.50000055378474</text:p>
          </table:table-cell>
          <table:table-cell office:value-type="float" office:value="0.99999979323366" calcext:value-type="float">
            <text:p>0.99999979323366</text:p>
          </table:table-cell>
          <table:table-cell office:value-type="float" office:value="0.49999981915831" calcext:value-type="float">
            <text:p>0.49999981915831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.000000054733" calcext:value-type="float">
            <text:p>1.000000054733</text:p>
          </table:table-cell>
          <table:table-cell office:value-type="float" office:value="0.50000003015347" calcext:value-type="float">
            <text:p>0.50000003015347</text:p>
          </table:table-cell>
          <table:table-cell office:value-type="float" office:value="0.9999999459068" calcext:value-type="float">
            <text:p>0.9999999459068</text:p>
          </table:table-cell>
          <table:table-cell office:value-type="float" office:value="0.49999984562068" calcext:value-type="float">
            <text:p>0.49999984562068</text:p>
          </table:table-cell>
          <table:table-cell office:value-type="float" office:value="0.99999914255012" calcext:value-type="float">
            <text:p>0.99999914255012</text:p>
          </table:table-cell>
          <table:table-cell office:value-type="float" office:value="0.50000050100141" calcext:value-type="float">
            <text:p>0.50000050100141</text:p>
          </table:table-cell>
          <table:table-cell office:value-type="float" office:value="0.9999999061408" calcext:value-type="float">
            <text:p>0.9999999061408</text:p>
          </table:table-cell>
          <table:table-cell office:value-type="float" office:value="0.49999978184896" calcext:value-type="float">
            <text:p>0.49999978184896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.000000026301" calcext:value-type="float">
            <text:p>1.000000026301</text:p>
          </table:table-cell>
          <table:table-cell office:value-type="float" office:value="0.50000004098241" calcext:value-type="float">
            <text:p>0.50000004098241</text:p>
          </table:table-cell>
          <table:table-cell office:value-type="float" office:value="1.0000000278666" calcext:value-type="float">
            <text:p>1.0000000278666</text:p>
          </table:table-cell>
          <table:table-cell office:value-type="float" office:value="0.49999982513308" calcext:value-type="float">
            <text:p>0.49999982513308</text:p>
          </table:table-cell>
          <table:table-cell office:value-type="float" office:value="0.99999915813" calcext:value-type="float">
            <text:p>0.99999915813</text:p>
          </table:table-cell>
          <table:table-cell office:value-type="float" office:value="0.50000044326831" calcext:value-type="float">
            <text:p>0.50000044326831</text:p>
          </table:table-cell>
          <table:table-cell office:value-type="float" office:value="1.0000000183751" calcext:value-type="float">
            <text:p>1.0000000183751</text:p>
          </table:table-cell>
          <table:table-cell office:value-type="float" office:value="0.49999975253078" calcext:value-type="float">
            <text:p>0.49999975253078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.0000000004652" calcext:value-type="float">
            <text:p>1.0000000004652</text:p>
          </table:table-cell>
          <table:table-cell office:value-type="float" office:value="0.50000004939267" calcext:value-type="float">
            <text:p>0.50000004939267</text:p>
          </table:table-cell>
          <table:table-cell office:value-type="float" office:value="1.0000000967924" calcext:value-type="float">
            <text:p>1.0000000967924</text:p>
          </table:table-cell>
          <table:table-cell office:value-type="float" office:value="0.49999981276773" calcext:value-type="float">
            <text:p>0.49999981276773</text:p>
          </table:table-cell>
          <table:table-cell office:value-type="float" office:value="0.99999919275904" calcext:value-type="float">
            <text:p>0.99999919275904</text:p>
          </table:table-cell>
          <table:table-cell office:value-type="float" office:value="0.50000038266001" calcext:value-type="float">
            <text:p>0.50000038266001</text:p>
          </table:table-cell>
          <table:table-cell office:value-type="float" office:value="1.0000001140341" calcext:value-type="float">
            <text:p>1.0000001140341</text:p>
          </table:table-cell>
          <table:table-cell office:value-type="float" office:value="0.49999973372612" calcext:value-type="float">
            <text:p>0.49999973372612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99999997759044" calcext:value-type="float">
            <text:p>0.99999997759044</text:p>
          </table:table-cell>
          <table:table-cell office:value-type="float" office:value="0.50000005544675" calcext:value-type="float">
            <text:p>0.50000005544675</text:p>
          </table:table-cell>
          <table:table-cell office:value-type="float" office:value="1.0000001527323" calcext:value-type="float">
            <text:p>1.0000001527323</text:p>
          </table:table-cell>
          <table:table-cell office:value-type="float" office:value="0.49999980770164" calcext:value-type="float">
            <text:p>0.49999980770164</text:p>
          </table:table-cell>
          <table:table-cell office:value-type="float" office:value="0.99999924286166" calcext:value-type="float">
            <text:p>0.99999924286166</text:p>
          </table:table-cell>
          <table:table-cell office:value-type="float" office:value="0.50000032096797" calcext:value-type="float">
            <text:p>0.50000032096797</text:p>
          </table:table-cell>
          <table:table-cell office:value-type="float" office:value="1.0000001931043" calcext:value-type="float">
            <text:p>1.0000001931043</text:p>
          </table:table-cell>
          <table:table-cell office:value-type="float" office:value="0.49999972441861" calcext:value-type="float">
            <text:p>0.49999972441861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99999995793069" calcext:value-type="float">
            <text:p>0.99999995793069</text:p>
          </table:table-cell>
          <table:table-cell office:value-type="float" office:value="0.50000005925331" calcext:value-type="float">
            <text:p>0.50000005925331</text:p>
          </table:table-cell>
          <table:table-cell office:value-type="float" office:value="1.000000196031" calcext:value-type="float">
            <text:p>1.000000196031</text:p>
          </table:table-cell>
          <table:table-cell office:value-type="float" office:value="0.4999998090617" calcext:value-type="float">
            <text:p>0.4999998090617</text:p>
          </table:table-cell>
          <table:table-cell office:value-type="float" office:value="0.9999993050689" calcext:value-type="float">
            <text:p>0.9999993050689</text:p>
          </table:table-cell>
          <table:table-cell office:value-type="float" office:value="0.5000002598053" calcext:value-type="float">
            <text:p>0.5000002598053</text:p>
          </table:table-cell>
          <table:table-cell office:value-type="float" office:value="1.0000002559639" calcext:value-type="float">
            <text:p>1.0000002559639</text:p>
          </table:table-cell>
          <table:table-cell office:value-type="float" office:value="0.4999997235127" calcext:value-type="float">
            <text:p>0.499999723512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999994163879" calcext:value-type="float">
            <text:p>0.99999994163879</text:p>
          </table:table-cell>
          <table:table-cell office:value-type="float" office:value="0.50000006095792" calcext:value-type="float">
            <text:p>0.50000006095792</text:p>
          </table:table-cell>
          <table:table-cell office:value-type="float" office:value="1.0000002272651" calcext:value-type="float">
            <text:p>1.0000002272651</text:p>
          </table:table-cell>
          <table:table-cell office:value-type="float" office:value="0.49999981595567" calcext:value-type="float">
            <text:p>0.49999981595567</text:p>
          </table:table-cell>
          <table:table-cell office:value-type="float" office:value="0.99999937619616" calcext:value-type="float">
            <text:p>0.99999937619616</text:p>
          </table:table-cell>
          <table:table-cell office:value-type="float" office:value="0.50000020057954" calcext:value-type="float">
            <text:p>0.50000020057954</text:p>
          </table:table-cell>
          <table:table-cell office:value-type="float" office:value="1.0000003033146" calcext:value-type="float">
            <text:p>1.0000003033146</text:p>
          </table:table-cell>
          <table:table-cell office:value-type="float" office:value="0.49999972987127" calcext:value-type="float">
            <text:p>0.499999729871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9T09:36:40.415647850</dc:date>
    <meta:editing-duration>PT14H40M27S</meta:editing-duration>
    <meta:editing-cycles>3</meta:editing-cycles>
    <meta:generator>LibreOffice/6.4.7.2$Linux_X86_64 LibreOffice_project/40$Build-2</meta:generator>
    <meta:document-statistic meta:table-count="1" meta:cell-count="183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454cm" style:legend-expansion="high" chart:style-name="ch2"/>
        <chart:plot-area chart:style-name="ch3" table:cell-range-address="Sheet2.A1:Sheet2.A202 Sheet2.C1:Sheet2.C202 Sheet2.E1:Sheet2.E202 Sheet2.G1:Sheet2.G202 Sheet2.I1:Sheet2.I202" chart:data-source-has-labels="row" svg:x="0.32cm" svg:y="0.18cm" svg:width="12.058cm" svg:height="8.64cm">
          <chartooo:coordinate-region svg:x="1.153cm" svg:y="0.379cm" svg:width="11.0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202" chart:label-cell-address="Sheet2.C1:Sheet2.C1" chart:class="chart:scatter">
            <chart:domain table:cell-range-address="Sheet2.A2:Sheet2.A202"/>
            <chart:data-point chart:repeated="201"/>
          </chart:series>
          <chart:series chart:style-name="ch7" chart:values-cell-range-address="Sheet2.E2:Sheet2.E202" chart:label-cell-address="Sheet2.E1:Sheet2.E1" chart:class="chart:scatter">
            <chart:data-point chart:repeated="201"/>
          </chart:series>
          <chart:series chart:style-name="ch8" chart:values-cell-range-address="Sheet2.G2:Sheet2.G202" chart:label-cell-address="Sheet2.G1:Sheet2.G1" chart:class="chart:scatter">
            <chart:data-point chart:repeated="201"/>
          </chart:series>
          <chart:series chart:style-name="ch9" chart:values-cell-range-address="Sheet2.I2:Sheet2.I202" chart:label-cell-address="Sheet2.I1:Sheet2.I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cold_thick</text:p>
                <draw:g>
                  <svg:desc>Sheet2.C1:Sheet2.C1</svg:desc>
                </draw:g>
              </table:table-cell>
              <table:table-cell office:value-type="string">
                <text:p>T_cold_thin</text:p>
                <draw:g>
                  <svg:desc>Sheet2.E1:Sheet2.E1</svg:desc>
                </draw:g>
              </table:table-cell>
              <table:table-cell office:value-type="string">
                <text:p>T_hot_thick</text:p>
                <draw:g>
                  <svg:desc>Sheet2.G1:Sheet2.G1</svg:desc>
                </draw:g>
              </table:table-cell>
              <table:table-cell office:value-type="string">
                <text:p>T_hot_thin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202</svg:desc>
                </draw:g>
              </table:table-cell>
              <table:table-cell office:value-type="float" office:value="0.35">
                <text:p>0.35</text:p>
                <draw:g>
                  <svg:desc>Sheet2.C2:Sheet2.C202</svg:desc>
                </draw:g>
              </table:table-cell>
              <table:table-cell office:value-type="float" office:value="0.35">
                <text:p>0.35</text:p>
                <draw:g>
                  <svg:desc>Sheet2.E2:Sheet2.E202</svg:desc>
                </draw:g>
              </table:table-cell>
              <table:table-cell office:value-type="float" office:value="0.65">
                <text:p>0.65</text:p>
                <draw:g>
                  <svg:desc>Sheet2.G2:Sheet2.G202</svg:desc>
                </draw:g>
              </table:table-cell>
              <table:table-cell office:value-type="float" office:value="0.65">
                <text:p>0.65</text:p>
                <draw:g>
                  <svg:desc>Sheet2.I2:Sheet2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39420348436506">
                <text:p>0.39420348436506</text:p>
              </table:table-cell>
              <table:table-cell office:value-type="float" office:value="0.27667683057375">
                <text:p>0.27667683057375</text:p>
              </table:table-cell>
              <table:table-cell office:value-type="float" office:value="0.68639073297889">
                <text:p>0.68639073297889</text:p>
              </table:table-cell>
              <table:table-cell office:value-type="float" office:value="0.62885350409972">
                <text:p>0.62885350409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42908066737755">
                <text:p>0.42908066737755</text:p>
              </table:table-cell>
              <table:table-cell office:value-type="float" office:value="0.18953714973224">
                <text:p>0.18953714973224</text:p>
              </table:table-cell>
              <table:table-cell office:value-type="float" office:value="0.70174493438796">
                <text:p>0.70174493438796</text:p>
              </table:table-cell>
              <table:table-cell office:value-type="float" office:value="0.60713213876196">
                <text:p>0.60713213876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45681068113411">
                <text:p>0.45681068113411</text:p>
              </table:table-cell>
              <table:table-cell office:value-type="float" office:value="0.086849483525271">
                <text:p>0.086849483525271</text:p>
              </table:table-cell>
              <table:table-cell office:value-type="float" office:value="0.70696586211293">
                <text:p>0.70696586211293</text:p>
              </table:table-cell>
              <table:table-cell office:value-type="float" office:value="0.58478140983433">
                <text:p>0.58478140983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47889984905039">
                <text:p>0.47889984905039</text:p>
              </table:table-cell>
              <table:table-cell office:value-type="float" office:value="-0.029882338300644">
                <text:p>-0.029882338300644</text:p>
              </table:table-cell>
              <table:table-cell office:value-type="float" office:value="0.70635351645759">
                <text:p>0.70635351645759</text:p>
              </table:table-cell>
              <table:table-cell office:value-type="float" office:value="0.56177995165793">
                <text:p>0.56177995165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9644492009158">
                <text:p>0.49644492009158</text:p>
              </table:table-cell>
              <table:table-cell office:value-type="float" office:value="-0.15106237905566">
                <text:p>-0.15106237905566</text:p>
              </table:table-cell>
              <table:table-cell office:value-type="float" office:value="0.70203019971779">
                <text:p>0.70203019971779</text:p>
              </table:table-cell>
              <table:table-cell office:value-type="float" office:value="0.53815358484961">
                <text:p>0.53815358484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1027487155808">
                <text:p>0.51027487155808</text:p>
              </table:table-cell>
              <table:table-cell office:value-type="float" office:value="-0.25380584812586">
                <text:p>-0.25380584812586</text:p>
              </table:table-cell>
              <table:table-cell office:value-type="float" office:value="0.69518003634633">
                <text:p>0.69518003634633</text:p>
              </table:table-cell>
              <table:table-cell office:value-type="float" office:value="0.513993700768">
                <text:p>0.513993700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2103399024653">
                <text:p>0.52103399024653</text:p>
              </table:table-cell>
              <table:table-cell office:value-type="float" office:value="-0.30673459748801">
                <text:p>-0.30673459748801</text:p>
              </table:table-cell>
              <table:table-cell office:value-type="float" office:value="0.68651693446475">
                <text:p>0.68651693446475</text:p>
              </table:table-cell>
              <table:table-cell office:value-type="float" office:value="0.48947974886519">
                <text:p>0.48947974886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2923394441154">
                <text:p>0.52923394441154</text:p>
              </table:table-cell>
              <table:table-cell office:value-type="float" office:value="-0.29305202820631">
                <text:p>-0.29305202820631</text:p>
              </table:table-cell>
              <table:table-cell office:value-type="float" office:value="0.67649519888444">
                <text:p>0.67649519888444</text:p>
              </table:table-cell>
              <table:table-cell office:value-type="float" office:value="0.46490423132416">
                <text:p>0.46490423132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5352882495537">
                <text:p>0.5352882495537</text:p>
              </table:table-cell>
              <table:table-cell office:value-type="float" office:value="-0.2266247593401">
                <text:p>-0.2266247593401</text:p>
              </table:table-cell>
              <table:table-cell office:value-type="float" office:value="0.6654163857722">
                <text:p>0.6654163857722</text:p>
              </table:table-cell>
              <table:table-cell office:value-type="float" office:value="0.4406962954046">
                <text:p>0.4406962954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53953610874807">
                <text:p>0.53953610874807</text:p>
              </table:table-cell>
              <table:table-cell office:value-type="float" office:value="-0.13531780523259">
                <text:p>-0.13531780523259</text:p>
              </table:table-cell>
              <table:table-cell office:value-type="float" office:value="0.65348863441167">
                <text:p>0.65348863441167</text:p>
              </table:table-cell>
              <table:table-cell office:value-type="float" office:value="0.41743675748454">
                <text:p>0.41743675748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54225949771038">
                <text:p>0.54225949771038</text:p>
              </table:table-cell>
              <table:table-cell office:value-type="float" office:value="-0.039950562188656">
                <text:p>-0.039950562188656</text:p>
              </table:table-cell>
              <table:table-cell office:value-type="float" office:value="0.64086217324571">
                <text:p>0.64086217324571</text:p>
              </table:table-cell>
              <table:table-cell office:value-type="float" office:value="0.39585390254984">
                <text:p>0.39585390254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54369575810572">
                <text:p>0.54369575810572</text:p>
              </table:table-cell>
              <table:table-cell office:value-type="float" office:value="0.049293109509975">
                <text:p>0.049293109509975</text:p>
              </table:table-cell>
              <table:table-cell office:value-type="float" office:value="0.62765208215788">
                <text:p>0.62765208215788</text:p>
              </table:table-cell>
              <table:table-cell office:value-type="float" office:value="0.37678759753217">
                <text:p>0.37678759753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54404708500858">
                <text:p>0.54404708500858</text:p>
              </table:table-cell>
              <table:table-cell office:value-type="float" office:value="0.12875044079912">
                <text:p>0.12875044079912</text:p>
              </table:table-cell>
              <table:table-cell office:value-type="float" office:value="0.61395391468719">
                <text:p>0.61395391468719</text:p>
              </table:table-cell>
              <table:table-cell office:value-type="float" office:value="0.36111228381825">
                <text:p>0.36111228381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54348779084871">
                <text:p>0.54348779084871</text:p>
              </table:table-cell>
              <table:table-cell office:value-type="float" office:value="0.19778641514689">
                <text:p>0.19778641514689</text:p>
              </table:table-cell>
              <table:table-cell office:value-type="float" office:value="0.59985523307269">
                <text:p>0.59985523307269</text:p>
              </table:table-cell>
              <table:table-cell office:value-type="float" office:value="0.34962023526997">
                <text:p>0.34962023526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54216992633761">
                <text:p>0.54216992633761</text:p>
              </table:table-cell>
              <table:table-cell office:value-type="float" office:value="0.25699109138842">
                <text:p>0.25699109138842</text:p>
              </table:table-cell>
              <table:table-cell office:value-type="float" office:value="0.58544463418521">
                <text:p>0.58544463418521</text:p>
              </table:table-cell>
              <table:table-cell office:value-type="float" office:value="0.34288448459689">
                <text:p>0.34288448459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54022765097091">
                <text:p>0.54022765097091</text:p>
              </table:table-cell>
              <table:table-cell office:value-type="float" office:value="0.30737462178827">
                <text:p>0.30737462178827</text:p>
              </table:table-cell>
              <table:table-cell office:value-type="float" office:value="0.57081924946105">
                <text:p>0.57081924946105</text:p>
              </table:table-cell>
              <table:table-cell office:value-type="float" office:value="0.34113856372575">
                <text:p>0.34113856372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53778062506584">
                <text:p>0.53778062506584</text:p>
              </table:table-cell>
              <table:table-cell office:value-type="float" office:value="0.35002694247986">
                <text:p>0.35002694247986</text:p>
              </table:table-cell>
              <table:table-cell office:value-type="float" office:value="0.55609106665076">
                <text:p>0.55609106665076</text:p>
              </table:table-cell>
              <table:table-cell office:value-type="float" office:value="0.34421500590898">
                <text:p>0.34421500590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53493661616935">
                <text:p>0.53493661616935</text:p>
              </table:table-cell>
              <table:table-cell office:value-type="float" office:value="0.38598106919286">
                <text:p>0.38598106919286</text:p>
              </table:table-cell>
              <table:table-cell office:value-type="float" office:value="0.54139210240859">
                <text:p>0.54139210240859</text:p>
              </table:table-cell>
              <table:table-cell office:value-type="float" office:value="0.351567716191">
                <text:p>0.351567716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53179346037329">
                <text:p>0.53179346037329</text:p>
              </table:table-cell>
              <table:table-cell office:value-type="float" office:value="0.41616456739099">
                <text:p>0.41616456739099</text:p>
              </table:table-cell>
              <table:table-cell office:value-type="float" office:value="0.52687813500004">
                <text:p>0.52687813500004</text:p>
              </table:table-cell>
              <table:table-cell office:value-type="float" office:value="0.36237125396352">
                <text:p>0.36237125396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2844048492626">
                <text:p>0.52844048492626</text:p>
              </table:table-cell>
              <table:table-cell office:value-type="float" office:value="0.44138894354055">
                <text:p>0.44138894354055</text:p>
              </table:table-cell>
              <table:table-cell office:value-type="float" office:value="0.51273043898842">
                <text:p>0.51273043898842</text:p>
              </table:table-cell>
              <table:table-cell office:value-type="float" office:value="0.37566128187603">
                <text:p>0.375661281876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52495947718457">
                <text:p>0.52495947718457</text:p>
              </table:table-cell>
              <table:table-cell office:value-type="float" office:value="0.46235484941495">
                <text:p>0.46235484941495</text:p>
              </table:table-cell>
              <table:table-cell office:value-type="float" office:value="0.49915478398454">
                <text:p>0.49915478398454</text:p>
              </table:table-cell>
              <table:table-cell office:value-type="float" office:value="0.39047199551295">
                <text:p>0.39047199551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52142527284733">
                <text:p>0.52142527284733</text:p>
              </table:table-cell>
              <table:table-cell office:value-type="float" office:value="0.47966324673967">
                <text:p>0.47966324673967</text:p>
              </table:table-cell>
              <table:table-cell office:value-type="float" office:value="0.48637690231616">
                <text:p>0.48637690231616</text:p>
              </table:table-cell>
              <table:table-cell office:value-type="float" office:value="0.40593850844483">
                <text:p>0.40593850844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51790603095619">
                <text:p>0.51790603095619</text:p>
              </table:table-cell>
              <table:table-cell office:value-type="float" office:value="0.49382813351405">
                <text:p>0.49382813351405</text:p>
              </table:table-cell>
              <table:table-cell office:value-type="float" office:value="0.47463382953324">
                <text:p>0.47463382953324</text:p>
              </table:table-cell>
              <table:table-cell office:value-type="float" office:value="0.4213532192193">
                <text:p>0.4213532192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51446326211287">
                <text:p>0.51446326211287</text:p>
              </table:table-cell>
              <table:table-cell office:value-type="float" office:value="0.50528891554006">
                <text:p>0.50528891554006</text:p>
              </table:table-cell>
              <table:table-cell office:value-type="float" office:value="0.4641609835595">
                <text:p>0.4641609835595</text:p>
              </table:table-cell>
              <table:table-cell office:value-type="float" office:value="0.43618184142424">
                <text:p>0.43618184142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51115167774362">
                <text:p>0.51115167774362</text:p>
              </table:table-cell>
              <table:table-cell office:value-type="float" office:value="0.51442165414931">
                <text:p>0.51442165414931</text:p>
              </table:table-cell>
              <table:table-cell office:value-type="float" office:value="0.45517564498557">
                <text:p>0.45517564498557</text:p>
              </table:table-cell>
              <table:table-cell office:value-type="float" office:value="0.4500523212427">
                <text:p>0.45005232124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50801893006121">
                <text:p>0.50801893006121</text:p>
              </table:table-cell>
              <table:table-cell office:value-type="float" office:value="0.5215489526418">
                <text:p>0.5215489526418</text:p>
              </table:table-cell>
              <table:table-cell office:value-type="float" office:value="0.44785847383691">
                <text:p>0.44785847383691</text:p>
              </table:table-cell>
              <table:table-cell office:value-type="float" office:value="0.46272987526454">
                <text:p>0.46272987526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50510531282123">
                <text:p>0.50510531282123</text:p>
              </table:table-cell>
              <table:table-cell office:value-type="float" office:value="0.52694848473159">
                <text:p>0.52694848473159</text:p>
              </table:table-cell>
              <table:table-cell office:value-type="float" office:value="0.44233560670363">
                <text:p>0.44233560670363</text:p>
              </table:table-cell>
              <table:table-cell office:value-type="float" office:value="0.47408786546234">
                <text:p>0.47408786546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5024434905101">
                <text:p>0.5024434905101</text:p>
              </table:table-cell>
              <table:table-cell office:value-type="float" office:value="0.5308602698014">
                <text:p>0.5308602698014</text:p>
              </table:table-cell>
              <table:table-cell office:value-type="float" office:value="0.43866436371893">
                <text:p>0.43866436371893</text:p>
              </table:table-cell>
              <table:table-cell office:value-type="float" office:value="0.48408022656708">
                <text:p>0.484080226567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50005831720489">
                <text:p>0.50005831720489</text:p>
              </table:table-cell>
              <table:table-cell office:value-type="float" office:value="0.53349283439227">
                <text:p>0.53349283439227</text:p>
              </table:table-cell>
              <table:table-cell office:value-type="float" office:value="0.43682535196014">
                <text:p>0.43682535196014</text:p>
              </table:table-cell>
              <table:table-cell office:value-type="float" office:value="0.49271806634038">
                <text:p>0.49271806634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49796679565279">
                <text:p>0.49796679565279</text:p>
              </table:table-cell>
              <table:table-cell office:value-type="float" office:value="0.53502840243144">
                <text:p>0.53502840243144</text:p>
              </table:table-cell>
              <table:table-cell office:value-type="float" office:value="0.43672269831622">
                <text:p>0.43672269831622</text:p>
              </table:table-cell>
              <table:table-cell office:value-type="float" office:value="0.50005113165244">
                <text:p>0.50005113165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49617821254645">
                <text:p>0.49617821254645</text:p>
              </table:table-cell>
              <table:table-cell office:value-type="float" office:value="0.53562724574716">
                <text:p>0.53562724574716</text:p>
              </table:table-cell>
              <table:table-cell office:value-type="float" office:value="0.43819253009942">
                <text:p>0.43819253009942</text:p>
              </table:table-cell>
              <table:table-cell office:value-type="float" office:value="0.50615383365841">
                <text:p>0.50615383365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49469446867097">
                <text:p>0.49469446867097</text:p>
              </table:table-cell>
              <table:table-cell office:value-type="float" office:value="0.53543131018411">
                <text:p>0.53543131018411</text:p>
              </table:table-cell>
              <table:table-cell office:value-type="float" office:value="0.44101813402662">
                <text:p>0.44101813402662</text:p>
              </table:table-cell>
              <table:table-cell office:value-type="float" office:value="0.51111506402032">
                <text:p>0.51111506402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49351060426545">
                <text:p>0.49351060426545</text:p>
              </table:table-cell>
              <table:table-cell office:value-type="float" office:value="0.53456721549453">
                <text:p>0.53456721549453</text:p>
              </table:table-cell>
              <table:table-cell office:value-type="float" office:value="0.44494904737166">
                <text:p>0.44494904737166</text:p>
              </table:table-cell>
              <table:table-cell office:value-type="float" office:value="0.51503108586221">
                <text:p>0.51503108586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49261550252035">
                <text:p>0.49261550252035</text:p>
              </table:table-cell>
              <table:table-cell office:value-type="float" office:value="0.53314871130469">
                <text:p>0.53314871130469</text:p>
              </table:table-cell>
              <table:table-cell office:value-type="float" office:value="0.44972092769069">
                <text:p>0.44972092769069</text:p>
              </table:table-cell>
              <table:table-cell office:value-type="float" office:value="0.51800066759924">
                <text:p>0.51800066759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4919927394585">
                <text:p>0.4919927394585</text:p>
              </table:table-cell>
              <table:table-cell office:value-type="float" office:value="0.53127865788491">
                <text:p>0.53127865788491</text:p>
              </table:table-cell>
              <table:table-cell office:value-type="float" office:value="0.45507347387069">
                <text:p>0.45507347387069</text:p>
              </table:table-cell>
              <table:table-cell office:value-type="float" office:value="0.52012189496112">
                <text:p>0.52012189496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49162153793141">
                <text:p>0.49162153793141</text:p>
              </table:table-cell>
              <table:table-cell office:value-type="float" office:value="0.52905058964657">
                <text:p>0.52905058964657</text:p>
              </table:table-cell>
              <table:table-cell office:value-type="float" office:value="0.46076458718749">
                <text:p>0.46076458718749</text:p>
              </table:table-cell>
              <table:table-cell office:value-type="float" office:value="0.52149016654449">
                <text:p>0.52149016654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49147777786957">
                <text:p>0.49147777786957</text:p>
              </table:table-cell>
              <table:table-cell office:value-type="float" office:value="0.52654991138776">
                <text:p>0.52654991138776</text:p>
              </table:table-cell>
              <table:table-cell office:value-type="float" office:value="0.46658002046566">
                <text:p>0.46658002046566</text:p>
              </table:table-cell>
              <table:table-cell office:value-type="float" office:value="0.52219700971173">
                <text:p>0.52219700971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4915350143039">
                <text:p>0.4915350143039</text:p>
              </table:table-cell>
              <table:table-cell office:value-type="float" office:value="0.52385477224168">
                <text:p>0.52385477224168</text:p>
              </table:table-cell>
              <table:table-cell office:value-type="float" office:value="0.47233865287602">
                <text:p>0.47233865287602</text:p>
              </table:table-cell>
              <table:table-cell office:value-type="float" office:value="0.52232944417401">
                <text:p>0.522329444174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49176545843365">
                <text:p>0.49176545843365</text:p>
              </table:table-cell>
              <table:table-cell office:value-type="float" office:value="0.52103665980359">
                <text:p>0.52103665980359</text:p>
              </table:table-cell>
              <table:table-cell office:value-type="float" office:value="0.4778940962394">
                <text:p>0.4778940962394</text:p>
              </table:table-cell>
              <table:table-cell office:value-type="float" office:value="0.52196968709256">
                <text:p>0.52196968709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49214088409814">
                <text:p>0.49214088409814</text:p>
              </table:table-cell>
              <table:table-cell office:value-type="float" office:value="0.51816075660609">
                <text:p>0.51816075660609</text:p>
              </table:table-cell>
              <table:table-cell office:value-type="float" office:value="0.48313358620445">
                <text:p>0.48313358620445</text:p>
              </table:table-cell>
              <table:table-cell office:value-type="float" office:value="0.52119508779942">
                <text:p>0.521195087799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49263343113564">
                <text:p>0.49263343113564</text:p>
              </table:table-cell>
              <table:table-cell office:value-type="float" office:value="0.5152861023866">
                <text:p>0.5152861023866</text:p>
              </table:table-cell>
              <table:table-cell office:value-type="float" office:value="0.48797510922859">
                <text:p>0.48797510922859</text:p>
              </table:table-cell>
              <table:table-cell office:value-type="float" office:value="0.52007816519023">
                <text:p>0.52007816519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49321628700316">
                <text:p>0.49321628700316</text:p>
              </table:table-cell>
              <table:table-cell office:value-type="float" office:value="0.51246560768816">
                <text:p>0.51246560768816</text:p>
              </table:table-cell>
              <table:table-cell office:value-type="float" office:value="0.49236357879767">
                <text:p>0.49236357879767</text:p>
              </table:table-cell>
              <table:table-cell office:value-type="float" office:value="0.51868664255041">
                <text:p>0.51868664255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49386423758475">
                <text:p>0.49386423758475</text:p>
              </table:table-cell>
              <table:table-cell office:value-type="float" office:value="0.50974596637975">
                <text:p>0.50974596637975</text:p>
              </table:table-cell>
              <table:table-cell office:value-type="float" office:value="0.49626667139939">
                <text:p>0.49626667139939</text:p>
              </table:table-cell>
              <table:table-cell office:value-type="float" office:value="0.5170835489226">
                <text:p>0.51708354892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49455408652177">
                <text:p>0.49455408652177</text:p>
              </table:table-cell>
              <table:table-cell office:value-type="float" office:value="0.50716751576152">
                <text:p>0.50716751576152</text:p>
              </table:table-cell>
              <table:table-cell office:value-type="float" office:value="0.49967073776608">
                <text:p>0.49967073776608</text:p>
              </table:table-cell>
              <table:table-cell office:value-type="float" office:value="0.51532725241031">
                <text:p>0.51532725241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49526494916352">
                <text:p>0.49526494916352</text:p>
              </table:table-cell>
              <table:table-cell office:value-type="float" office:value="0.50476409219457">
                <text:p>0.50476409219457</text:p>
              </table:table-cell>
              <table:table-cell office:value-type="float" office:value="0.5025770411486">
                <text:p>0.5025770411486</text:p>
              </table:table-cell>
              <table:table-cell office:value-type="float" office:value="0.51347146200045">
                <text:p>0.51347146200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49597843216776">
                <text:p>0.49597843216776</text:p>
              </table:table-cell>
              <table:table-cell office:value-type="float" office:value="0.50256292703336">
                <text:p>0.50256292703336</text:p>
              </table:table-cell>
              <table:table-cell office:value-type="float" office:value="0.50499844381064">
                <text:p>0.50499844381064</text:p>
              </table:table-cell>
              <table:table-cell office:value-type="float" office:value="0.51156518865984">
                <text:p>0.51156518865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49667871292177">
                <text:p>0.49667871292177</text:p>
              </table:table-cell>
              <table:table-cell office:value-type="float" office:value="0.50058462173508">
                <text:p>0.50058462173508</text:p>
              </table:table-cell>
              <table:table-cell office:value-type="float" office:value="0.50695658465504">
                <text:p>0.50695658465504</text:p>
              </table:table-cell>
              <table:table-cell office:value-type="float" office:value="0.50965267281897">
                <text:p>0.509652672818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4973525345152">
                <text:p>0.4973525345152</text:p>
              </table:table-cell>
              <table:table-cell office:value-type="float" office:value="0.4988432324784">
                <text:p>0.4988432324784</text:p>
              </table:table-cell>
              <table:table-cell office:value-type="float" office:value="0.50847953178393">
                <text:p>0.50847953178393</text:p>
              </table:table-cell>
              <table:table-cell office:value-type="float" office:value="0.50777329146334">
                <text:p>0.50777329146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49798913227286">
                <text:p>0.49798913227286</text:p>
              </table:table-cell>
              <table:table-cell office:value-type="float" office:value="0.49734648396875">
                <text:p>0.49734648396875</text:p>
              </table:table-cell>
              <table:table-cell office:value-type="float" office:value="0.5095998659006">
                <text:p>0.5095998659006</text:p>
              </table:table-cell>
              <table:table-cell office:value-type="float" office:value="0.50596146299818">
                <text:p>0.505961462998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49858010717779">
                <text:p>0.49858010717779</text:p>
              </table:table-cell>
              <table:table-cell office:value-type="float" office:value="0.49609612022733">
                <text:p>0.49609612022733</text:p>
              </table:table-cell>
              <table:table-cell office:value-type="float" office:value="0.51035314634958">
                <text:p>0.51035314634958</text:p>
              </table:table-cell>
              <table:table-cell office:value-type="float" office:value="0.50424656823275">
                <text:p>0.50424656823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4991192601954">
                <text:p>0.4991192601954</text:p>
              </table:table-cell>
              <table:table-cell office:value-type="float" office:value="0.49508838816999">
                <text:p>0.49508838816999</text:p>
              </table:table-cell>
              <table:table-cell office:value-type="float" office:value="0.51077664583151">
                <text:p>0.51077664583151</text:p>
              </table:table-cell>
              <table:table-cell office:value-type="float" office:value="0.50265290858613">
                <text:p>0.502652908586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49960239981957">
                <text:p>0.49960239981957</text:p>
              </table:table-cell>
              <table:table-cell office:value-type="float" office:value="0.4943146388427">
                <text:p>0.4943146388427</text:p>
              </table:table-cell>
              <table:table-cell office:value-type="float" office:value="0.51090840845419">
                <text:p>0.51090840845419</text:p>
              </table:table-cell>
              <table:table-cell office:value-type="float" office:value="0.50119971907524">
                <text:p>0.501199719075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50002713331875">
                <text:p>0.50002713331875</text:p>
              </table:table-cell>
              <table:table-cell office:value-type="float" office:value="0.49376202231486">
                <text:p>0.49376202231486</text:p>
              </table:table-cell>
              <table:table-cell office:value-type="float" office:value="0.5107864605482">
                <text:p>0.5107864605482</text:p>
              </table:table-cell>
              <table:table-cell office:value-type="float" office:value="0.49990125100318">
                <text:p>0.49990125100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50039265032466">
                <text:p>0.50039265032466</text:p>
              </table:table-cell>
              <table:table-cell office:value-type="float" office:value="0.49341424616443">
                <text:p>0.49341424616443</text:p>
              </table:table-cell>
              <table:table-cell office:value-type="float" office:value="0.51044819141755">
                <text:p>0.51044819141755</text:p>
              </table:table-cell>
              <table:table-cell office:value-type="float" office:value="0.49876693443384">
                <text:p>0.49876693443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50069950568689">
                <text:p>0.50069950568689</text:p>
              </table:table-cell>
              <table:table-cell office:value-type="float" office:value="0.49325236455851">
                <text:p>0.49325236455851</text:p>
              </table:table-cell>
              <table:table-cell office:value-type="float" office:value="0.50992985829399">
                <text:p>0.50992985829399</text:p>
              </table:table-cell>
              <table:table-cell office:value-type="float" office:value="0.49780162491792">
                <text:p>0.497801624917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50094940697714">
                <text:p>0.50094940697714</text:p>
              </table:table-cell>
              <table:table-cell office:value-type="float" office:value="0.49325556507114">
                <text:p>0.49325556507114</text:p>
              </table:table-cell>
              <table:table-cell office:value-type="float" office:value="0.50926618504509">
                <text:p>0.50926618504509</text:p>
              </table:table-cell>
              <table:table-cell office:value-type="float" office:value="0.49700592501112">
                <text:p>0.49700592501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50114501069905">
                <text:p>0.50114501069905</text:p>
              </table:table-cell>
              <table:table-cell office:value-type="float" office:value="0.49340192317218">
                <text:p>0.49340192317218</text:p>
              </table:table-cell>
              <table:table-cell office:value-type="float" office:value="0.50849003455183">
                <text:p>0.50849003455183</text:p>
              </table:table-cell>
              <table:table-cell office:value-type="float" office:value="0.49637661385838">
                <text:p>0.496376613858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50128973014726">
                <text:p>0.50128973014726</text:p>
              </table:table-cell>
              <table:table-cell office:value-type="float" office:value="0.49366909910991">
                <text:p>0.49366909910991</text:p>
              </table:table-cell>
              <table:table-cell office:value-type="float" office:value="0.50763214075206">
                <text:p>0.50763214075206</text:p>
              </table:table-cell>
              <table:table-cell office:value-type="float" office:value="0.49590709009458">
                <text:p>0.495907090094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50138755695241">
                <text:p>0.50138755695241</text:p>
              </table:table-cell>
              <table:table-cell office:value-type="float" office:value="0.49403495792598">
                <text:p>0.49403495792598</text:p>
              </table:table-cell>
              <table:table-cell office:value-type="float" office:value="0.50672089910568">
                <text:p>0.50672089910568</text:p>
              </table:table-cell>
              <table:table-cell office:value-type="float" office:value="0.49558789522105">
                <text:p>0.49558789522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50144289762534">
                <text:p>0.50144289762534</text:p>
              </table:table-cell>
              <table:table-cell office:value-type="float" office:value="0.49447809982275">
                <text:p>0.49447809982275</text:p>
              </table:table-cell>
              <table:table-cell office:value-type="float" office:value="0.50578216198675">
                <text:p>0.50578216198675</text:p>
              </table:table-cell>
              <table:table-cell office:value-type="float" office:value="0.49540725583859">
                <text:p>0.495407255838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50146042584719">
                <text:p>0.50146042584719</text:p>
              </table:table-cell>
              <table:table-cell office:value-type="float" office:value="0.49497829439317">
                <text:p>0.49497829439317</text:p>
              </table:table-cell>
              <table:table-cell office:value-type="float" office:value="0.50483913056802">
                <text:p>0.50483913056802</text:p>
              </table:table-cell>
              <table:table-cell office:value-type="float" office:value="0.49535163678116">
                <text:p>0.49535163678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50144495081526">
                <text:p>0.50144495081526</text:p>
              </table:table-cell>
              <table:table-cell office:value-type="float" office:value="0.49551681782674">
                <text:p>0.49551681782674</text:p>
              </table:table-cell>
              <table:table-cell office:value-type="float" office:value="0.50391225105114">
                <text:p>0.50391225105114</text:p>
              </table:table-cell>
              <table:table-cell office:value-type="float" office:value="0.49540629117573">
                <text:p>0.49540629117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50140130162073">
                <text:p>0.50140130162073</text:p>
              </table:table-cell>
              <table:table-cell office:value-type="float" office:value="0.49607669680979">
                <text:p>0.49607669680979</text:p>
              </table:table-cell>
              <table:table-cell office:value-type="float" office:value="0.50301915078868">
                <text:p>0.50301915078868</text:p>
              </table:table-cell>
              <table:table-cell office:value-type="float" office:value="0.49555574160782">
                <text:p>0.495555741607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50133422737961">
                <text:p>0.50133422737961</text:p>
              </table:table-cell>
              <table:table-cell office:value-type="float" office:value="0.49664286630415">
                <text:p>0.49664286630415</text:p>
              </table:table-cell>
              <table:table-cell office:value-type="float" office:value="0.50217465283512">
                <text:p>0.50217465283512</text:p>
              </table:table-cell>
              <table:table-cell office:value-type="float" office:value="0.49578430171306">
                <text:p>0.49578430171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50124831264381">
                <text:p>0.50124831264381</text:p>
              </table:table-cell>
              <table:table-cell office:value-type="float" office:value="0.49720225071796">
                <text:p>0.49720225071796</text:p>
              </table:table-cell>
              <table:table-cell office:value-type="float" office:value="0.5013907780954">
                <text:p>0.5013907780954</text:p>
              </table:table-cell>
              <table:table-cell office:value-type="float" office:value="0.49607646639407">
                <text:p>0.496076466394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50114790746749">
                <text:p>0.50114790746749</text:p>
              </table:table-cell>
              <table:table-cell office:value-type="float" office:value="0.49774377928083">
                <text:p>0.49774377928083</text:p>
              </table:table-cell>
              <table:table-cell office:value-type="float" office:value="0.50067682569864">
                <text:p>0.50067682569864</text:p>
              </table:table-cell>
              <table:table-cell office:value-type="float" office:value="0.49641727921005">
                <text:p>0.49641727921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50103707138413">
                <text:p>0.50103707138413</text:p>
              </table:table-cell>
              <table:table-cell office:value-type="float" office:value="0.49825834686936">
                <text:p>0.49825834686936</text:p>
              </table:table-cell>
              <table:table-cell office:value-type="float" office:value="0.50003948590909">
                <text:p>0.50003948590909</text:p>
              </table:table-cell>
              <table:table-cell office:value-type="float" office:value="0.49679263064265">
                <text:p>0.49679263064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50091953045227">
                <text:p>0.50091953045227</text:p>
              </table:table-cell>
              <table:table-cell office:value-type="float" office:value="0.49873873129168">
                <text:p>0.49873873129168</text:p>
              </table:table-cell>
              <table:table-cell office:value-type="float" office:value="0.4994829921516">
                <text:p>0.4994829921516</text:p>
              </table:table-cell>
              <table:table-cell office:value-type="float" office:value="0.49718949111246">
                <text:p>0.49718949111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50079864644815">
                <text:p>0.50079864644815</text:p>
              </table:table-cell>
              <table:table-cell office:value-type="float" office:value="0.49917947732339">
                <text:p>0.49917947732339</text:p>
              </table:table-cell>
              <table:table-cell office:value-type="float" office:value="0.49900930733314">
                <text:p>0.49900930733314</text:p>
              </table:table-cell>
              <table:table-cell office:value-type="float" office:value="0.49759608207862">
                <text:p>0.497596082078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50067739721727">
                <text:p>0.50067739721727</text:p>
              </table:table-cell>
              <table:table-cell office:value-type="float" office:value="0.49957675676687">
                <text:p>0.49957675676687</text:p>
              </table:table-cell>
              <table:table-cell office:value-type="float" office:value="0.49861834010446">
                <text:p>0.49861834010446</text:p>
              </table:table-cell>
              <table:table-cell office:value-type="float" office:value="0.4980019891235">
                <text:p>0.4980019891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50055836714381">
                <text:p>0.50055836714381</text:p>
              </table:table-cell>
              <table:table-cell office:value-type="float" office:value="0.49992821262542">
                <text:p>0.49992821262542</text:p>
              </table:table-cell>
              <table:table-cell office:value-type="float" office:value="0.49830818461788">
                <text:p>0.49830818461788</text:p>
              </table:table-cell>
              <table:table-cell office:value-type="float" office:value="0.49839822261366">
                <text:p>0.49839822261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50044374665678">
                <text:p>0.50044374665678</text:p>
              </table:table-cell>
              <table:table-cell office:value-type="float" office:value="0.50023279425746">
                <text:p>0.50023279425746</text:p>
              </table:table-cell>
              <table:table-cell office:value-type="float" office:value="0.49807537519319">
                <text:p>0.49807537519319</text:p>
              </table:table-cell>
              <table:table-cell office:value-type="float" office:value="0.49877723271601">
                <text:p>0.49877723271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5003353396649">
                <text:p>0.5003353396649</text:p>
              </table:table-cell>
              <table:table-cell office:value-type="float" office:value="0.50049058918427">
                <text:p>0.50049058918427</text:p>
              </table:table-cell>
              <table:table-cell office:value-type="float" office:value="0.4979151517703">
                <text:p>0.4979151517703</text:p>
              </table:table-cell>
              <table:table-cell office:value-type="float" office:value="0.49913288537061">
                <text:p>0.49913288537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50023457780032">
                <text:p>0.50023457780032</text:p>
              </table:table-cell>
              <table:table-cell office:value-type="float" office:value="0.50070265612162">
                <text:p>0.50070265612162</text:p>
              </table:table-cell>
              <table:table-cell office:value-type="float" office:value="0.49782172535077">
                <text:p>0.49782172535077</text:p>
              </table:table-cell>
              <table:table-cell office:value-type="float" office:value="0.4994604063116">
                <text:p>0.4994604063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50014254035493">
                <text:p>0.50014254035493</text:p>
              </table:table-cell>
              <table:table-cell office:value-type="float" office:value="0.50087086282119">
                <text:p>0.50087086282119</text:p>
              </table:table-cell>
              <table:table-cell office:value-type="float" office:value="0.49778853284245">
                <text:p>0.49778853284245</text:p>
              </table:table-cell>
              <table:table-cell office:value-type="float" office:value="0.49975630143524">
                <text:p>0.499756301435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50005997881253">
                <text:p>0.50005997881253</text:p>
              </table:table-cell>
              <table:table-cell office:value-type="float" office:value="0.50099773145527">
                <text:p>0.50099773145527</text:p>
              </table:table-cell>
              <table:table-cell office:value-type="float" office:value="0.49780850876282">
                <text:p>0.49780850876282</text:p>
              </table:table-cell>
              <table:table-cell office:value-type="float" office:value="0.50001825637932">
                <text:p>0.500018256379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49998734491605">
                <text:p>0.49998734491605</text:p>
              </table:table-cell>
              <table:table-cell office:value-type="float" office:value="0.50108629355711">
                <text:p>0.50108629355711</text:p>
              </table:table-cell>
              <table:table-cell office:value-type="float" office:value="0.49787427491695">
                <text:p>0.49787427491695</text:p>
              </table:table-cell>
              <table:table-cell office:value-type="float" office:value="0.50024502437481">
                <text:p>0.500245024374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49992482126048">
                <text:p>0.49992482126048</text:p>
              </table:table-cell>
              <table:table-cell office:value-type="float" office:value="0.50113995593169">
                <text:p>0.50113995593169</text:p>
              </table:table-cell>
              <table:table-cell office:value-type="float" office:value="0.49797838479498">
                <text:p>0.49797838479498</text:p>
              </table:table-cell>
              <table:table-cell office:value-type="float" office:value="0.50043630562955">
                <text:p>0.50043630562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49987235346718">
                <text:p>0.49987235346718</text:p>
              </table:table-cell>
              <table:table-cell office:value-type="float" office:value="0.501162378464">
                <text:p>0.501162378464</text:p>
              </table:table-cell>
              <table:table-cell office:value-type="float" office:value="0.49811349343596">
                <text:p>0.49811349343596</text:p>
              </table:table-cell>
              <table:table-cell office:value-type="float" office:value="0.50059262280583">
                <text:p>0.500592622805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49982968307369">
                <text:p>0.49982968307369</text:p>
              </table:table-cell>
              <table:table-cell office:value-type="float" office:value="0.50115736435849">
                <text:p>0.50115736435849</text:p>
              </table:table-cell>
              <table:table-cell office:value-type="float" office:value="0.49827251822156">
                <text:p>0.49827251822156</text:p>
              </table:table-cell>
              <table:table-cell office:value-type="float" office:value="0.5007151961335">
                <text:p>0.50071519613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49979638036043">
                <text:p>0.49979638036043</text:p>
              </table:table-cell>
              <table:table-cell office:value-type="float" office:value="0.50112876302825">
                <text:p>0.50112876302825</text:p>
              </table:table-cell>
              <table:table-cell office:value-type="float" office:value="0.49844876899583">
                <text:p>0.49844876899583</text:p>
              </table:table-cell>
              <table:table-cell office:value-type="float" office:value="0.50080582105578">
                <text:p>0.500805821055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49977187643124">
                <text:p>0.49977187643124</text:p>
              </table:table-cell>
              <table:table-cell office:value-type="float" office:value="0.50108038560098">
                <text:p>0.50108038560098</text:p>
              </table:table-cell>
              <table:table-cell office:value-type="float" office:value="0.49863605168133">
                <text:p>0.49863605168133</text:p>
              </table:table-cell>
              <table:table-cell office:value-type="float" office:value="0.5008667507221">
                <text:p>0.50086675072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49975549396434">
                <text:p>0.49975549396434</text:p>
              </table:table-cell>
              <table:table-cell office:value-type="float" office:value="0.50101593280763">
                <text:p>0.50101593280763</text:p>
              </table:table-cell>
              <table:table-cell office:value-type="float" office:value="0.49882874550964">
                <text:p>0.49882874550964</text:p>
              </table:table-cell>
              <table:table-cell office:value-type="float" office:value="0.50090059065956">
                <text:p>0.50090059065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49974647615184">
                <text:p>0.49974647615184</text:p>
              </table:table-cell>
              <table:table-cell office:value-type="float" office:value="0.50093893485741">
                <text:p>0.50093893485741</text:p>
              </table:table-cell>
              <table:table-cell office:value-type="float" office:value="0.49902185569375">
                <text:p>0.49902185569375</text:p>
              </table:table-cell>
              <table:table-cell office:value-type="float" office:value="0.50091017554769">
                <text:p>0.500910175547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49974401344647">
                <text:p>0.49974401344647</text:p>
              </table:table-cell>
              <table:table-cell office:value-type="float" office:value="0.50085270277214">
                <text:p>0.50085270277214</text:p>
              </table:table-cell>
              <table:table-cell office:value-type="float" office:value="0.49921104395701">
                <text:p>0.49921104395701</text:p>
              </table:table-cell>
              <table:table-cell office:value-type="float" office:value="0.50089850017822">
                <text:p>0.500898500178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49974726783141">
                <text:p>0.49974726783141</text:p>
              </table:table-cell>
              <table:table-cell office:value-type="float" office:value="0.50076029054555">
                <text:p>0.50076029054555</text:p>
              </table:table-cell>
              <table:table-cell office:value-type="float" office:value="0.49939263824616">
                <text:p>0.49939263824616</text:p>
              </table:table-cell>
              <table:table-cell office:value-type="float" office:value="0.50086862377905">
                <text:p>0.500868623779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49975539442092">
                <text:p>0.49975539442092</text:p>
              </table:table-cell>
              <table:table-cell office:value-type="float" office:value="0.50066446740653">
                <text:p>0.50066446740653</text:p>
              </table:table-cell>
              <table:table-cell office:value-type="float" office:value="0.49956362653923">
                <text:p>0.49956362653923</text:p>
              </table:table-cell>
              <table:table-cell office:value-type="float" office:value="0.50082359814368">
                <text:p>0.500823598143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49976756028388">
                <text:p>0.49976756028388</text:p>
              </table:table-cell>
              <table:table-cell office:value-type="float" office:value="0.50056769939487">
                <text:p>0.50056769939487</text:p>
              </table:table-cell>
              <table:table-cell office:value-type="float" office:value="0.49972163530063">
                <text:p>0.49972163530063</text:p>
              </table:table-cell>
              <table:table-cell office:value-type="float" office:value="0.50076640230322">
                <text:p>0.500766402303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49978296045844">
                <text:p>0.49978296045844</text:p>
              </table:table-cell>
              <table:table-cell office:value-type="float" office:value="0.5004721394035">
                <text:p>0.5004721394035</text:p>
              </table:table-cell>
              <table:table-cell office:value-type="float" office:value="0.49986489630143">
                <text:p>0.49986489630143</text:p>
              </table:table-cell>
              <table:table-cell office:value-type="float" office:value="0.50069989852389">
                <text:p>0.500699898523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49980083119263">
                <text:p>0.49980083119263</text:p>
              </table:table-cell>
              <table:table-cell office:value-type="float" office:value="0.50037962480074">
                <text:p>0.50037962480074</text:p>
              </table:table-cell>
              <table:table-cell office:value-type="float" office:value="0.49999220416879">
                <text:p>0.49999220416879</text:p>
              </table:table-cell>
              <table:table-cell office:value-type="float" office:value="0.50062675817018">
                <text:p>0.50062675817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49982046050294">
                <text:p>0.49982046050294</text:p>
              </table:table-cell>
              <table:table-cell office:value-type="float" office:value="0.50029168172046">
                <text:p>0.50029168172046</text:p>
              </table:table-cell>
              <table:table-cell office:value-type="float" office:value="0.50010286704839">
                <text:p>0.50010286704839</text:p>
              </table:table-cell>
              <table:table-cell office:value-type="float" office:value="0.50054945396649">
                <text:p>0.50054945396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49984119618917">
                <text:p>0.49984119618917</text:p>
              </table:table-cell>
              <table:table-cell office:value-type="float" office:value="0.50020953509624">
                <text:p>0.50020953509624</text:p>
              </table:table-cell>
              <table:table-cell office:value-type="float" office:value="0.50019665254982">
                <text:p>0.50019665254982</text:p>
              </table:table-cell>
              <table:table-cell office:value-type="float" office:value="0.5004702256162">
                <text:p>0.50047022561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49986245148182">
                <text:p>0.49986245148182</text:p>
              </table:table-cell>
              <table:table-cell office:value-type="float" office:value="0.50013412351879">
                <text:p>0.50013412351879</text:p>
              </table:table-cell>
              <table:table-cell office:value-type="float" office:value="0.50027373091038">
                <text:p>0.50027373091038</text:p>
              </table:table-cell>
              <table:table-cell office:value-type="float" office:value="0.50039106185139">
                <text:p>0.500391061851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49988370852549">
                <text:p>0.49988370852549</text:p>
              </table:table-cell>
              <table:table-cell office:value-type="float" office:value="0.50006611801239">
                <text:p>0.50006611801239</text:p>
              </table:table-cell>
              <table:table-cell office:value-type="float" office:value="0.50033461706876">
                <text:p>0.50033461706876</text:p>
              </table:table-cell>
              <table:table-cell office:value-type="float" office:value="0.50031368999258">
                <text:p>0.500313689992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.49990451992147">
                <text:p>0.49990451992147</text:p>
              </table:table-cell>
              <table:table-cell office:value-type="float" office:value="0.50000594385695">
                <text:p>0.50000594385695</text:p>
              </table:table-cell>
              <table:table-cell office:value-type="float" office:value="0.50038012054747">
                <text:p>0.50038012054747</text:p>
              </table:table-cell>
              <table:table-cell office:value-type="float" office:value="0.50023957275302">
                <text:p>0.50023957275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49992450856376">
                <text:p>0.49992450856376</text:p>
              </table:table-cell>
              <table:table-cell office:value-type="float" office:value="0.49995380462512">
                <text:p>0.49995380462512</text:p>
              </table:table-cell>
              <table:table-cell office:value-type="float" office:value="0.50041126532559">
                <text:p>0.50041126532559</text:p>
              </table:table-cell>
              <table:table-cell office:value-type="float" office:value="0.50016991058798">
                <text:p>0.500169910587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49994336600768">
                <text:p>0.49994336600768</text:p>
              </table:table-cell>
              <table:table-cell office:value-type="float" office:value="0.49990970765834">
                <text:p>0.49990970765834</text:p>
              </table:table-cell>
              <table:table-cell office:value-type="float" office:value="0.50042926168529">
                <text:p>0.50042926168529</text:p>
              </table:table-cell>
              <table:table-cell office:value-type="float" office:value="0.50010564966958">
                <text:p>0.50010564966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.49996084960804">
                <text:p>0.49996084960804</text:p>
              </table:table-cell>
              <table:table-cell office:value-type="float" office:value="0.49987349026953">
                <text:p>0.49987349026953</text:p>
              </table:table-cell>
              <table:table-cell office:value-type="float" office:value="0.50043544885331">
                <text:p>0.50043544885331</text:p>
              </table:table-cell>
              <table:table-cell office:value-type="float" office:value="0.50004748491123">
                <text:p>0.50004748491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.49997677865792">
                <text:p>0.49997677865792</text:p>
              </table:table-cell>
              <table:table-cell office:value-type="float" office:value="0.49984484603204">
                <text:p>0.49984484603204</text:p>
              </table:table-cell>
              <table:table-cell office:value-type="float" office:value="0.50043124142074">
                <text:p>0.50043124142074</text:p>
              </table:table-cell>
              <table:table-cell office:value-type="float" office:value="0.49999590430201">
                <text:p>0.49999590430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49999102974768">
                <text:p>0.49999102974768</text:p>
              </table:table-cell>
              <table:table-cell office:value-type="float" office:value="0.49982335059111">
                <text:p>0.49982335059111</text:p>
              </table:table-cell>
              <table:table-cell office:value-type="float" office:value="0.50041811036116">
                <text:p>0.50041811036116</text:p>
              </table:table-cell>
              <table:table-cell office:value-type="float" office:value="0.49995117947148">
                <text:p>0.499951179471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50000353155034">
                <text:p>0.50000353155034</text:p>
              </table:table-cell>
              <table:table-cell office:value-type="float" office:value="0.49980848651512">
                <text:p>0.49980848651512</text:p>
              </table:table-cell>
              <table:table-cell office:value-type="float" office:value="0.5003975138308">
                <text:p>0.5003975138308</text:p>
              </table:table-cell>
              <table:table-cell office:value-type="float" office:value="0.49991339602436">
                <text:p>0.499913396024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.50001425922247">
                <text:p>0.50001425922247</text:p>
              </table:table-cell>
              <table:table-cell office:value-type="float" office:value="0.49979966678526">
                <text:p>0.49979966678526</text:p>
              </table:table-cell>
              <table:table-cell office:value-type="float" office:value="0.50037088504079">
                <text:p>0.50037088504079</text:p>
              </table:table-cell>
              <table:table-cell office:value-type="float" office:value="0.49988247556529">
                <text:p>0.499882475565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.50002322859187">
                <text:p>0.50002322859187</text:p>
              </table:table-cell>
              <table:table-cell office:value-type="float" office:value="0.4997962566031">
                <text:p>0.4997962566031</text:p>
              </table:table-cell>
              <table:table-cell office:value-type="float" office:value="0.50033960177678">
                <text:p>0.50033960177678</text:p>
              </table:table-cell>
              <table:table-cell office:value-type="float" office:value="0.49985819891018">
                <text:p>0.499858198910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.50003049028376">
                <text:p>0.50003049028376</text:p>
              </table:table-cell>
              <table:table-cell office:value-type="float" office:value="0.49979759327369">
                <text:p>0.49979759327369</text:p>
              </table:table-cell>
              <table:table-cell office:value-type="float" office:value="0.50030496231311">
                <text:p>0.50030496231311</text:p>
              </table:table-cell>
              <table:table-cell office:value-type="float" office:value="0.49984022968674">
                <text:p>0.4998402296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.50003612391762">
                <text:p>0.50003612391762</text:p>
              </table:table-cell>
              <table:table-cell office:value-type="float" office:value="0.4998030039956">
                <text:p>0.4998030039956</text:p>
              </table:table-cell>
              <table:table-cell office:value-type="float" office:value="0.50026816797098">
                <text:p>0.50026816797098</text:p>
              </table:table-cell>
              <table:table-cell office:value-type="float" office:value="0.49982813564979">
                <text:p>0.49982813564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50004023248677">
                <text:p>0.50004023248677</text:p>
              </table:table-cell>
              <table:table-cell office:value-type="float" office:value="0.49981182145746">
                <text:p>0.49981182145746</text:p>
              </table:table-cell>
              <table:table-cell office:value-type="float" office:value="0.50023030974891">
                <text:p>0.50023030974891</text:p>
              </table:table-cell>
              <table:table-cell office:value-type="float" office:value="0.4998214121584">
                <text:p>0.4998214121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50004293701389">
                <text:p>0.50004293701389</text:p>
              </table:table-cell>
              <table:table-cell office:value-type="float" office:value="0.49982339720203">
                <text:p>0.49982339720203</text:p>
              </table:table-cell>
              <table:table-cell office:value-type="float" office:value="0.5001923587428">
                <text:p>0.5001923587428</text:p>
              </table:table-cell>
              <table:table-cell office:value-type="float" office:value="0.49981949936376">
                <text:p>0.499819499363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50004437155642">
                <text:p>0.50004437155642</text:p>
              </table:table-cell>
              <table:table-cell office:value-type="float" office:value="0.49983711277336">
                <text:p>0.49983711277336</text:p>
              </table:table-cell>
              <table:table-cell office:value-type="float" office:value="0.50015516074598">
                <text:p>0.50015516074598</text:p>
              </table:table-cell>
              <table:table-cell office:value-type="float" office:value="0.49982181646948">
                <text:p>0.499821816469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50004467861904">
                <text:p>0.50004467861904</text:p>
              </table:table-cell>
              <table:table-cell office:value-type="float" office:value="0.49985238870894">
                <text:p>0.49985238870894</text:p>
              </table:table-cell>
              <table:table-cell office:value-type="float" office:value="0.5001194344014">
                <text:p>0.5001194344014</text:p>
              </table:table-cell>
              <table:table-cell office:value-type="float" office:value="0.49982774839421">
                <text:p>0.499827748394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50004400501338">
                <text:p>0.50004400501338</text:p>
              </table:table-cell>
              <table:table-cell office:value-type="float" office:value="0.4998686914778">
                <text:p>0.4998686914778</text:p>
              </table:table-cell>
              <table:table-cell office:value-type="float" office:value="0.5000857718232">
                <text:p>0.5000857718232</text:p>
              </table:table-cell>
              <table:table-cell office:value-type="float" office:value="0.49983669227826">
                <text:p>0.499836692278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50004249819087">
                <text:p>0.50004249819087</text:p>
              </table:table-cell>
              <table:table-cell office:value-type="float" office:value="0.49988553849653">
                <text:p>0.49988553849653</text:p>
              </table:table-cell>
              <table:table-cell office:value-type="float" office:value="0.5000546422479">
                <text:p>0.5000546422479</text:p>
              </table:table-cell>
              <table:table-cell office:value-type="float" office:value="0.49984805502752">
                <text:p>0.499848055027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50004030306091">
                <text:p>0.50004030306091</text:p>
              </table:table-cell>
              <table:table-cell office:value-type="float" office:value="0.49990250137916">
                <text:p>0.49990250137916</text:p>
              </table:table-cell>
              <table:table-cell office:value-type="float" office:value="0.50002639780368">
                <text:p>0.50002639780368</text:p>
              </table:table-cell>
              <table:table-cell office:value-type="float" office:value="0.4998612687284">
                <text:p>0.49986126872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50003755929477">
                <text:p>0.50003755929477</text:p>
              </table:table-cell>
              <table:table-cell office:value-type="float" office:value="0.49991920759371">
                <text:p>0.49991920759371</text:p>
              </table:table-cell>
              <table:table-cell office:value-type="float" office:value="0.50000128108574">
                <text:p>0.50000128108574</text:p>
              </table:table-cell>
              <table:table-cell office:value-type="float" office:value="0.49987579896136">
                <text:p>0.49987579896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50003439910583">
                <text:p>0.50003439910583</text:p>
              </table:table-cell>
              <table:table-cell office:value-type="float" office:value="0.49993534070901">
                <text:p>0.49993534070901</text:p>
              </table:table-cell>
              <table:table-cell office:value-type="float" office:value="0.49997943468886">
                <text:p>0.49997943468886</text:p>
              </table:table-cell>
              <table:table-cell office:value-type="float" office:value="0.49989115257607">
                <text:p>0.499891152576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50003094548762">
                <text:p>0.50003094548762</text:p>
              </table:table-cell>
              <table:table-cell office:value-type="float" office:value="0.49995063942023">
                <text:p>0.49995063942023</text:p>
              </table:table-cell>
              <table:table-cell office:value-type="float" office:value="0.49996090954814">
                <text:p>0.49996090954814</text:p>
              </table:table-cell>
              <table:table-cell office:value-type="float" office:value="0.49990688317289">
                <text:p>0.499906883172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50002731088447">
                <text:p>0.50002731088447</text:p>
              </table:table-cell>
              <table:table-cell office:value-type="float" office:value="0.499964895542">
                <text:p>0.499964895542</text:p>
              </table:table-cell>
              <table:table-cell office:value-type="float" office:value="0.4999456773388">
                <text:p>0.4999456773388</text:p>
              </table:table-cell>
              <table:table-cell office:value-type="float" office:value="0.49992259533277">
                <text:p>0.499922595332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50002359626393">
                <text:p>0.50002359626393</text:p>
              </table:table-cell>
              <table:table-cell office:value-type="float" office:value="0.49997795115374">
                <text:p>0.49997795115374</text:p>
              </table:table-cell>
              <table:table-cell office:value-type="float" office:value="0.49993364098487">
                <text:p>0.49993364098487</text:p>
              </table:table-cell>
              <table:table-cell office:value-type="float" office:value="0.49993794505644">
                <text:p>0.49993794505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50001989055575">
                <text:p>0.50001989055575</text:p>
              </table:table-cell>
              <table:table-cell office:value-type="float" office:value="0.49998969507431">
                <text:p>0.49998969507431</text:p>
              </table:table-cell>
              <table:table-cell office:value-type="float" office:value="0.49992464579497">
                <text:p>0.49992464579497</text:p>
              </table:table-cell>
              <table:table-cell office:value-type="float" office:value="0.49995264214594">
                <text:p>0.499952642145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50001627041962">
                <text:p>0.50001627041962</text:p>
              </table:table-cell>
              <table:table-cell office:value-type="float" office:value="0.50000005883292">
                <text:p>0.50000005883292</text:p>
              </table:table-cell>
              <table:table-cell office:value-type="float" office:value="0.49991849041486">
                <text:p>0.49991849041486</text:p>
              </table:table-cell>
              <table:table-cell office:value-type="float" office:value="0.49996644890033">
                <text:p>0.499966448900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5000128003018">
                <text:p>0.5000128003018</text:p>
              </table:table-cell>
              <table:table-cell office:value-type="float" office:value="0.50000901229065">
                <text:p>0.50000901229065</text:p>
              </table:table-cell>
              <table:table-cell office:value-type="float" office:value="0.49991493256499">
                <text:p>0.49991493256499</text:p>
              </table:table-cell>
              <table:table-cell office:value-type="float" office:value="0.49997917851161">
                <text:p>0.499979178511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50000953274041">
                <text:p>0.50000953274041</text:p>
              </table:table-cell>
              <table:table-cell office:value-type="float" office:value="0.50001655905291">
                <text:p>0.50001655905291</text:p>
              </table:table-cell>
              <table:table-cell office:value-type="float" office:value="0.49991371468512">
                <text:p>0.49991371468512</text:p>
              </table:table-cell>
              <table:table-cell office:value-type="float" office:value="0.49999069247604">
                <text:p>0.49999069247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50000650887927">
                <text:p>0.50000650887927</text:p>
              </table:table-cell>
              <table:table-cell office:value-type="float" office:value="0.50002273179831">
                <text:p>0.50002273179831</text:p>
              </table:table-cell>
              <table:table-cell office:value-type="float" office:value="0.49991456028053">
                <text:p>0.49991456028053</text:p>
              </table:table-cell>
              <table:table-cell office:value-type="float" office:value="0.50000089728082">
                <text:p>0.500000897280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50000375915113">
                <text:p>0.50000375915113</text:p>
              </table:table-cell>
              <table:table-cell office:value-type="float" office:value="0.50002758763355">
                <text:p>0.50002758763355</text:p>
              </table:table-cell>
              <table:table-cell office:value-type="float" office:value="0.49991717734625">
                <text:p>0.49991717734625</text:p>
              </table:table-cell>
              <table:table-cell office:value-type="float" office:value="0.50000974053598">
                <text:p>0.50000974053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50000130409321">
                <text:p>0.50000130409321</text:p>
              </table:table-cell>
              <table:table-cell office:value-type="float" office:value="0.50003120356855">
                <text:p>0.50003120356855</text:p>
              </table:table-cell>
              <table:table-cell office:value-type="float" office:value="0.49992127557882">
                <text:p>0.49992127557882</text:p>
              </table:table-cell>
              <table:table-cell office:value-type="float" office:value="0.50001720671048">
                <text:p>0.500017206710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49999915525974">
                <text:p>0.49999915525974</text:p>
              </table:table-cell>
              <table:table-cell office:value-type="float" office:value="0.50003367219026">
                <text:p>0.50003367219026</text:p>
              </table:table-cell>
              <table:table-cell office:value-type="float" office:value="0.49992656335392">
                <text:p>0.49992656335392</text:p>
              </table:table-cell>
              <table:table-cell office:value-type="float" office:value="0.50002331261923">
                <text:p>0.500023312619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49999731619946">
                <text:p>0.49999731619946</text:p>
              </table:table-cell>
              <table:table-cell office:value-type="float" office:value="0.50003509759892">
                <text:p>0.50003509759892</text:p>
              </table:table-cell>
              <table:table-cell office:value-type="float" office:value="0.49993277225358">
                <text:p>0.49993277225358</text:p>
              </table:table-cell>
              <table:table-cell office:value-type="float" office:value="0.50002810279366">
                <text:p>0.500028102793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49999578346847">
                <text:p>0.49999578346847</text:p>
              </table:table-cell>
              <table:table-cell office:value-type="float" office:value="0.50003559165594">
                <text:p>0.50003559165594</text:p>
              </table:table-cell>
              <table:table-cell office:value-type="float" office:value="0.49993964448953">
                <text:p>0.49993964448953</text:p>
              </table:table-cell>
              <table:table-cell office:value-type="float" office:value="0.50003164962574">
                <text:p>0.500031649625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49999454765262">
                <text:p>0.49999454765262</text:p>
              </table:table-cell>
              <table:table-cell office:value-type="float" office:value="0.50003527057968">
                <text:p>0.50003527057968</text:p>
              </table:table-cell>
              <table:table-cell office:value-type="float" office:value="0.49994694155792">
                <text:p>0.49994694155792</text:p>
              </table:table-cell>
              <table:table-cell office:value-type="float" office:value="0.50003403378455">
                <text:p>0.500034033784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49999359437645">
                <text:p>0.49999359437645</text:p>
              </table:table-cell>
              <table:table-cell office:value-type="float" office:value="0.50003425191305">
                <text:p>0.50003425191305</text:p>
              </table:table-cell>
              <table:table-cell office:value-type="float" office:value="0.49995444697451">
                <text:p>0.49995444697451</text:p>
              </table:table-cell>
              <table:table-cell office:value-type="float" office:value="0.50003535631394">
                <text:p>0.500035356313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49999290527942">
                <text:p>0.49999290527942</text:p>
              </table:table-cell>
              <table:table-cell office:value-type="float" office:value="0.50003265187552">
                <text:p>0.50003265187552</text:p>
              </table:table-cell>
              <table:table-cell office:value-type="float" office:value="0.49996196814219">
                <text:p>0.49996196814219</text:p>
              </table:table-cell>
              <table:table-cell office:value-type="float" office:value="0.500035725397">
                <text:p>0.5000357253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4999924589433">
                <text:p>0.4999924589433</text:p>
              </table:table-cell>
              <table:table-cell office:value-type="float" office:value="0.50003058310312">
                <text:p>0.50003058310312</text:p>
              </table:table-cell>
              <table:table-cell office:value-type="float" office:value="0.49996933767556">
                <text:p>0.49996933767556</text:p>
              </table:table-cell>
              <table:table-cell office:value-type="float" office:value="0.50003525798981">
                <text:p>0.500035257989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4999922317579">
                <text:p>0.4999922317579</text:p>
              </table:table-cell>
              <table:table-cell office:value-type="float" office:value="0.50002815277054">
                <text:p>0.50002815277054</text:p>
              </table:table-cell>
              <table:table-cell office:value-type="float" office:value="0.49997641314706">
                <text:p>0.49997641314706</text:p>
              </table:table-cell>
              <table:table-cell office:value-type="float" office:value="0.50003407414663">
                <text:p>0.500034074146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49999219871518">
                <text:p>0.49999219871518</text:p>
              </table:table-cell>
              <table:table-cell office:value-type="float" office:value="0.50002546108307">
                <text:p>0.50002546108307</text:p>
              </table:table-cell>
              <table:table-cell office:value-type="float" office:value="0.4999830774981">
                <text:p>0.4999830774981</text:p>
              </table:table-cell>
              <table:table-cell office:value-type="float" office:value="0.50003229584219">
                <text:p>0.500032295842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49999233412498">
                <text:p>0.49999233412498</text:p>
              </table:table-cell>
              <table:table-cell office:value-type="float" office:value="0.50002260011953">
                <text:p>0.50002260011953</text:p>
              </table:table-cell>
              <table:table-cell office:value-type="float" office:value="0.4999892381158">
                <text:p>0.4999892381158</text:p>
              </table:table-cell>
              <table:table-cell office:value-type="float" office:value="0.50003003964439">
                <text:p>0.500030039644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49999261224772">
                <text:p>0.49999261224772</text:p>
              </table:table-cell>
              <table:table-cell office:value-type="float" office:value="0.5000196530028">
                <text:p>0.5000196530028</text:p>
              </table:table-cell>
              <table:table-cell office:value-type="float" office:value="0.49999482565564">
                <text:p>0.49999482565564</text:p>
              </table:table-cell>
              <table:table-cell office:value-type="float" office:value="0.50002741790365">
                <text:p>0.500027417903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49999300784222">
                <text:p>0.49999300784222</text:p>
              </table:table-cell>
              <table:table-cell office:value-type="float" office:value="0.50001669337098">
                <text:p>0.50001669337098</text:p>
              </table:table-cell>
              <table:table-cell office:value-type="float" office:value="0.49999979250629">
                <text:p>0.49999979250629</text:p>
              </table:table-cell>
              <table:table-cell office:value-type="float" office:value="0.5000245363125">
                <text:p>0.500024536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49999349662861">
                <text:p>0.49999349662861</text:p>
              </table:table-cell>
              <table:table-cell office:value-type="float" office:value="0.50001378511931">
                <text:p>0.50001378511931</text:p>
              </table:table-cell>
              <table:table-cell office:value-type="float" office:value="0.50000411097788">
                <text:p>0.50000411097788</text:p>
              </table:table-cell>
              <table:table-cell office:value-type="float" office:value="0.50002149242492">
                <text:p>0.500021492424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49999405566804">
                <text:p>0.49999405566804</text:p>
              </table:table-cell>
              <table:table-cell office:value-type="float" office:value="0.50001098238163">
                <text:p>0.50001098238163</text:p>
              </table:table-cell>
              <table:table-cell office:value-type="float" office:value="0.50000777621688">
                <text:p>0.50000777621688</text:p>
              </table:table-cell>
              <table:table-cell office:value-type="float" office:value="0.50001837459004">
                <text:p>0.500018374590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49999466366265">
                <text:p>0.49999466366265</text:p>
              </table:table-cell>
              <table:table-cell office:value-type="float" office:value="0.50000832971929">
                <text:p>0.50000832971929</text:p>
              </table:table-cell>
              <table:table-cell office:value-type="float" office:value="0.50001078936159">
                <text:p>0.50001078936159</text:p>
              </table:table-cell>
              <table:table-cell office:value-type="float" office:value="0.50001526119965">
                <text:p>0.500015261199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49999530118024">
                <text:p>0.49999530118024</text:p>
              </table:table-cell>
              <table:table-cell office:value-type="float" office:value="0.50000586248534">
                <text:p>0.50000586248534</text:p>
              </table:table-cell>
              <table:table-cell office:value-type="float" office:value="0.50001316910932">
                <text:p>0.50001316910932</text:p>
              </table:table-cell>
              <table:table-cell office:value-type="float" office:value="0.50001221991657">
                <text:p>0.500012219916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49999595080917">
                <text:p>0.49999595080917</text:p>
              </table:table-cell>
              <table:table-cell office:value-type="float" office:value="0.50000360733268">
                <text:p>0.50000360733268</text:p>
              </table:table-cell>
              <table:table-cell office:value-type="float" office:value="0.50001494619212">
                <text:p>0.50001494619212</text:p>
              </table:table-cell>
              <table:table-cell office:value-type="float" office:value="0.50000930858345">
                <text:p>0.500009308583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49999659724971">
                <text:p>0.49999659724971</text:p>
              </table:table-cell>
              <table:table-cell office:value-type="float" office:value="0.50000158283593">
                <text:p>0.50000158283593</text:p>
              </table:table-cell>
              <table:table-cell office:value-type="float" office:value="0.50001616187563">
                <text:p>0.50001616187563</text:p>
              </table:table-cell>
              <table:table-cell office:value-type="float" office:value="0.50000657429285">
                <text:p>0.500006574292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49999722734861">
                <text:p>0.49999722734861</text:p>
              </table:table-cell>
              <table:table-cell office:value-type="float" office:value="0.49999980019847">
                <text:p>0.49999980019847</text:p>
              </table:table-cell>
              <table:table-cell office:value-type="float" office:value="0.5000168615482">
                <text:p>0.5000168615482</text:p>
              </table:table-cell>
              <table:table-cell office:value-type="float" office:value="0.50000405405578">
                <text:p>0.500004054055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49999783008383">
                <text:p>0.49999783008383</text:p>
              </table:table-cell>
              <table:table-cell office:value-type="float" office:value="0.4999982640185">
                <text:p>0.4999982640185</text:p>
              </table:table-cell>
              <table:table-cell office:value-type="float" office:value="0.5000170947993">
                <text:p>0.5000170947993</text:p>
              </table:table-cell>
              <table:table-cell office:value-type="float" office:value="0.50000177530923">
                <text:p>0.50000177530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4999983965065">
                <text:p>0.4999983965065</text:p>
              </table:table-cell>
              <table:table-cell office:value-type="float" office:value="0.49999697308966">
                <text:p>0.49999697308966</text:p>
              </table:table-cell>
              <table:table-cell office:value-type="float" office:value="0.50001692437495">
                <text:p>0.50001692437495</text:p>
              </table:table-cell>
              <table:table-cell office:value-type="float" office:value="0.49999975656804">
                <text:p>0.499999756568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49999891964726">
                <text:p>0.49999891964726</text:p>
              </table:table-cell>
              <table:table-cell office:value-type="float" office:value="0.49999592121508">
                <text:p>0.49999592121508</text:p>
              </table:table-cell>
              <table:table-cell office:value-type="float" office:value="0.50001640145261">
                <text:p>0.50001640145261</text:p>
              </table:table-cell>
              <table:table-cell office:value-type="float" office:value="0.49999800818774">
                <text:p>0.499998008187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49999939439367">
                <text:p>0.49999939439367</text:p>
              </table:table-cell>
              <table:table-cell office:value-type="float" office:value="0.4999950980156">
                <text:p>0.4999950980156</text:p>
              </table:table-cell>
              <table:table-cell office:value-type="float" office:value="0.50001558532277">
                <text:p>0.50001558532277</text:p>
              </table:table-cell>
              <table:table-cell office:value-type="float" office:value="0.4999965316386">
                <text:p>0.49999653163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49999981734528">
                <text:p>0.49999981734528</text:p>
              </table:table-cell>
              <table:table-cell office:value-type="float" office:value="0.49999448971621">
                <text:p>0.49999448971621</text:p>
              </table:table-cell>
              <table:table-cell office:value-type="float" office:value="0.50001453334577">
                <text:p>0.50001453334577</text:p>
              </table:table-cell>
              <table:table-cell office:value-type="float" office:value="0.4999953252673">
                <text:p>0.49999532526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50000018665237">
                <text:p>0.50000018665237</text:p>
              </table:table-cell>
              <table:table-cell office:value-type="float" office:value="0.49999407989699">
                <text:p>0.49999407989699</text:p>
              </table:table-cell>
              <table:table-cell office:value-type="float" office:value="0.50001329719009">
                <text:p>0.50001329719009</text:p>
              </table:table-cell>
              <table:table-cell office:value-type="float" office:value="0.49999438024898">
                <text:p>0.49999438024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50000050184411">
                <text:p>0.50000050184411</text:p>
              </table:table-cell>
              <table:table-cell office:value-type="float" office:value="0.49999385019767">
                <text:p>0.49999385019767</text:p>
              </table:table-cell>
              <table:table-cell office:value-type="float" office:value="0.50001192951726">
                <text:p>0.50001192951726</text:p>
              </table:table-cell>
              <table:table-cell office:value-type="float" office:value="0.49999368315068">
                <text:p>0.499993683150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50000076365098">
                <text:p>0.50000076365098</text:p>
              </table:table-cell>
              <table:table-cell office:value-type="float" office:value="0.49999378096723">
                <text:p>0.49999378096723</text:p>
              </table:table-cell>
              <table:table-cell office:value-type="float" office:value="0.50001048019878">
                <text:p>0.50001048019878</text:p>
              </table:table-cell>
              <table:table-cell office:value-type="float" office:value="0.49999321683201">
                <text:p>0.499993216832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50000097382617">
                <text:p>0.50000097382617</text:p>
              </table:table-cell>
              <table:table-cell office:value-type="float" office:value="0.49999385185238">
                <text:p>0.49999385185238</text:p>
              </table:table-cell>
              <table:table-cell office:value-type="float" office:value="0.50000899055448">
                <text:p>0.50000899055448</text:p>
              </table:table-cell>
              <table:table-cell office:value-type="float" office:value="0.4999929641968">
                <text:p>0.49999296419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50000113496973">
                <text:p>0.50000113496973</text:p>
              </table:table-cell>
              <table:table-cell office:value-type="float" office:value="0.4999940423208">
                <text:p>0.4999940423208</text:p>
              </table:table-cell>
              <table:table-cell office:value-type="float" office:value="0.50000749837685">
                <text:p>0.50000749837685</text:p>
              </table:table-cell>
              <table:table-cell office:value-type="float" office:value="0.49999289842159">
                <text:p>0.499992898421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50000125035882">
                <text:p>0.50000125035882</text:p>
              </table:table-cell>
              <table:table-cell office:value-type="float" office:value="0.49999433211718">
                <text:p>0.49999433211718</text:p>
              </table:table-cell>
              <table:table-cell office:value-type="float" office:value="0.50000603516309">
                <text:p>0.50000603516309</text:p>
              </table:table-cell>
              <table:table-cell office:value-type="float" office:value="0.49999299621925">
                <text:p>0.499992996219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50000132378678">
                <text:p>0.50000132378678</text:p>
              </table:table-cell>
              <table:table-cell office:value-type="float" office:value="0.49999470165122">
                <text:p>0.49999470165122</text:p>
              </table:table-cell>
              <table:table-cell office:value-type="float" office:value="0.50000463074481">
                <text:p>0.50000463074481</text:p>
              </table:table-cell>
              <table:table-cell office:value-type="float" office:value="0.49999323381725">
                <text:p>0.49999323381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5000013594133">
                <text:p>0.5000013594133</text:p>
              </table:table-cell>
              <table:table-cell office:value-type="float" office:value="0.49999513231916">
                <text:p>0.49999513231916</text:p>
              </table:table-cell>
              <table:table-cell office:value-type="float" office:value="0.50000330838932">
                <text:p>0.50000330838932</text:p>
              </table:table-cell>
              <table:table-cell office:value-type="float" office:value="0.49999359161319">
                <text:p>0.49999359161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50000136162718">
                <text:p>0.50000136162718</text:p>
              </table:table-cell>
              <table:table-cell office:value-type="float" office:value="0.49999560676071">
                <text:p>0.49999560676071</text:p>
              </table:table-cell>
              <table:table-cell office:value-type="float" office:value="0.50000208650202">
                <text:p>0.50000208650202</text:p>
              </table:table-cell>
              <table:table-cell office:value-type="float" office:value="0.49999404401335">
                <text:p>0.499994044013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50000133492297">
                <text:p>0.50000133492297</text:p>
              </table:table-cell>
              <table:table-cell office:value-type="float" office:value="0.49999610905498">
                <text:p>0.49999610905498</text:p>
              </table:table-cell>
              <table:table-cell office:value-type="float" office:value="0.50000097885814">
                <text:p>0.50000097885814</text:p>
              </table:table-cell>
              <table:table-cell office:value-type="float" office:value="0.49999456845766">
                <text:p>0.499994568457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5000012837921">
                <text:p>0.5000012837921</text:p>
              </table:table-cell>
              <table:table-cell office:value-type="float" office:value="0.4999966248595">
                <text:p>0.4999966248595</text:p>
              </table:table-cell>
              <table:table-cell office:value-type="float" office:value="0.49999999490608">
                <text:p>0.49999999490608</text:p>
              </table:table-cell>
              <table:table-cell office:value-type="float" office:value="0.49999514398115">
                <text:p>0.499995143981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50000121262898">
                <text:p>0.50000121262898</text:p>
              </table:table-cell>
              <table:table-cell office:value-type="float" office:value="0.49999714149717">
                <text:p>0.49999714149717</text:p>
              </table:table-cell>
              <table:table-cell office:value-type="float" office:value="0.49999914012653">
                <text:p>0.49999914012653</text:p>
              </table:table-cell>
              <table:table-cell office:value-type="float" office:value="0.49999575120451">
                <text:p>0.499995751204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50000112565176">
                <text:p>0.50000112565176</text:p>
              </table:table-cell>
              <table:table-cell office:value-type="float" office:value="0.49999764799633">
                <text:p>0.49999764799633</text:p>
              </table:table-cell>
              <table:table-cell office:value-type="float" office:value="0.49999841643192">
                <text:p>0.49999841643192</text:p>
              </table:table-cell>
              <table:table-cell office:value-type="float" office:value="0.49999637255347">
                <text:p>0.499996372553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50000102683769">
                <text:p>0.50000102683769</text:p>
              </table:table-cell>
              <table:table-cell office:value-type="float" office:value="0.49999813508965">
                <text:p>0.49999813508965</text:p>
              </table:table-cell>
              <table:table-cell office:value-type="float" office:value="0.49999782259225">
                <text:p>0.49999782259225</text:p>
              </table:table-cell>
              <table:table-cell office:value-type="float" office:value="0.49999699162407">
                <text:p>0.499996991624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50000091987224">
                <text:p>0.50000091987224</text:p>
              </table:table-cell>
              <table:table-cell office:value-type="float" office:value="0.49999859517721">
                <text:p>0.49999859517721</text:p>
              </table:table-cell>
              <table:table-cell office:value-type="float" office:value="0.49999735467434">
                <text:p>0.49999735467434</text:p>
              </table:table-cell>
              <table:table-cell office:value-type="float" office:value="0.49999759625153">
                <text:p>0.499997596251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50000080811134">
                <text:p>0.50000080811134</text:p>
              </table:table-cell>
              <table:table-cell office:value-type="float" office:value="0.49999902225961">
                <text:p>0.49999902225961</text:p>
              </table:table-cell>
              <table:table-cell office:value-type="float" office:value="0.49999700648318">
                <text:p>0.49999700648318</text:p>
              </table:table-cell>
              <table:table-cell office:value-type="float" office:value="0.4999981745933">
                <text:p>0.4999981745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50000069455556">
                <text:p>0.50000069455556</text:p>
              </table:table-cell>
              <table:table-cell office:value-type="float" office:value="0.49999941184655">
                <text:p>0.49999941184655</text:p>
              </table:table-cell>
              <table:table-cell office:value-type="float" office:value="0.49999677267329">
                <text:p>0.49999677267329</text:p>
              </table:table-cell>
              <table:table-cell office:value-type="float" office:value="0.49999871733994">
                <text:p>0.499998717339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50000058183545">
                <text:p>0.50000058183545</text:p>
              </table:table-cell>
              <table:table-cell office:value-type="float" office:value="0.49999976084607">
                <text:p>0.49999976084607</text:p>
              </table:table-cell>
              <table:table-cell office:value-type="float" office:value="0.49999664017438">
                <text:p>0.49999664017438</text:p>
              </table:table-cell>
              <table:table-cell office:value-type="float" office:value="0.49999921718847">
                <text:p>0.499999217188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50000047220645">
                <text:p>0.50000047220645</text:p>
              </table:table-cell>
              <table:table-cell office:value-type="float" office:value="0.50000006743949">
                <text:p>0.50000006743949</text:p>
              </table:table-cell>
              <table:table-cell office:value-type="float" office:value="0.49999659847223">
                <text:p>0.49999659847223</text:p>
              </table:table-cell>
              <table:table-cell office:value-type="float" office:value="0.49999966874019">
                <text:p>0.49999966874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50000036755251">
                <text:p>0.50000036755251</text:p>
              </table:table-cell>
              <table:table-cell office:value-type="float" office:value="0.50000033094657">
                <text:p>0.50000033094657</text:p>
              </table:table-cell>
              <table:table-cell office:value-type="float" office:value="0.49999663646403">
                <text:p>0.49999663646403</text:p>
              </table:table-cell>
              <table:table-cell office:value-type="float" office:value="0.50000006836994">
                <text:p>0.500000068369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500000269397">
                <text:p>0.500000269397</text:p>
              </table:table-cell>
              <table:table-cell office:value-type="float" office:value="0.50000055168507">
                <text:p>0.50000055168507</text:p>
              </table:table-cell>
              <table:table-cell office:value-type="float" office:value="0.49999674277855">
                <text:p>0.49999674277855</text:p>
              </table:table-cell>
              <table:table-cell office:value-type="float" office:value="0.50000041407344">
                <text:p>0.500000414073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50000017891966">
                <text:p>0.50000017891966</text:p>
              </table:table-cell>
              <table:table-cell office:value-type="float" office:value="0.50000073082841">
                <text:p>0.50000073082841</text:p>
              </table:table-cell>
              <table:table-cell office:value-type="float" office:value="0.49999690605937">
                <text:p>0.49999690605937</text:p>
              </table:table-cell>
              <table:table-cell office:value-type="float" office:value="0.50000070198752">
                <text:p>0.500000701987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50000009697852">
                <text:p>0.50000009697852</text:p>
              </table:table-cell>
              <table:table-cell office:value-type="float" office:value="0.50000087026475">
                <text:p>0.50000087026475</text:p>
              </table:table-cell>
              <table:table-cell office:value-type="float" office:value="0.49999711607458">
                <text:p>0.49999711607458</text:p>
              </table:table-cell>
              <table:table-cell office:value-type="float" office:value="0.50000093650371">
                <text:p>0.500000936503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50000002413561">
                <text:p>0.50000002413561</text:p>
              </table:table-cell>
              <table:table-cell office:value-type="float" office:value="0.50000097246013">
                <text:p>0.50000097246013</text:p>
              </table:table-cell>
              <table:table-cell office:value-type="float" office:value="0.49999736102943">
                <text:p>0.49999736102943</text:p>
              </table:table-cell>
              <table:table-cell office:value-type="float" office:value="0.50000111957336">
                <text:p>0.500001119573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49999996068534">
                <text:p>0.49999996068534</text:p>
              </table:table-cell>
              <table:table-cell office:value-type="float" office:value="0.50000104032812">
                <text:p>0.50000104032812</text:p>
              </table:table-cell>
              <table:table-cell office:value-type="float" office:value="0.49999763130556">
                <text:p>0.49999763130556</text:p>
              </table:table-cell>
              <table:table-cell office:value-type="float" office:value="0.50000125401135">
                <text:p>0.500001254011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49999990668473">
                <text:p>0.49999990668473</text:p>
              </table:table-cell>
              <table:table-cell office:value-type="float" office:value="0.50000107710775">
                <text:p>0.50000107710775</text:p>
              </table:table-cell>
              <table:table-cell office:value-type="float" office:value="0.49999791795514">
                <text:p>0.49999791795514</text:p>
              </table:table-cell>
              <table:table-cell office:value-type="float" office:value="0.50000134332045">
                <text:p>0.500001343320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49999986198441">
                <text:p>0.49999986198441</text:p>
              </table:table-cell>
              <table:table-cell office:value-type="float" office:value="0.5000010862512">
                <text:p>0.5000010862512</text:p>
              </table:table-cell>
              <table:table-cell office:value-type="float" office:value="0.49999821269383">
                <text:p>0.49999821269383</text:p>
              </table:table-cell>
              <table:table-cell office:value-type="float" office:value="0.50000139152385">
                <text:p>0.500001391523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49999982625988">
                <text:p>0.49999982625988</text:p>
              </table:table-cell>
              <table:table-cell office:value-type="float" office:value="0.50000107132231">
                <text:p>0.50000107132231</text:p>
              </table:table-cell>
              <table:table-cell office:value-type="float" office:value="0.49999850807904">
                <text:p>0.49999850807904</text:p>
              </table:table-cell>
              <table:table-cell office:value-type="float" office:value="0.50000140300854">
                <text:p>0.500001403008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49999979904208">
                <text:p>0.49999979904208</text:p>
              </table:table-cell>
              <table:table-cell office:value-type="float" office:value="0.50000103590648">
                <text:p>0.50000103590648</text:p>
              </table:table-cell>
              <table:table-cell office:value-type="float" office:value="0.4999987960729">
                <text:p>0.4999987960729</text:p>
              </table:table-cell>
              <table:table-cell office:value-type="float" office:value="0.50000138232404">
                <text:p>0.500001382324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.49999977974692">
                <text:p>0.49999977974692</text:p>
              </table:table-cell>
              <table:table-cell office:value-type="float" office:value="0.50000098353236">
                <text:p>0.50000098353236</text:p>
              </table:table-cell>
              <table:table-cell office:value-type="float" office:value="0.49999907224676">
                <text:p>0.49999907224676</text:p>
              </table:table-cell>
              <table:table-cell office:value-type="float" office:value="0.50000133408323">
                <text:p>0.500001334083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49999976770318">
                <text:p>0.49999976770318</text:p>
              </table:table-cell>
              <table:table-cell office:value-type="float" office:value="0.50000091760547">
                <text:p>0.50000091760547</text:p>
              </table:table-cell>
              <table:table-cell office:value-type="float" office:value="0.4999993321137">
                <text:p>0.4999993321137</text:p>
              </table:table-cell>
              <table:table-cell office:value-type="float" office:value="0.50000126327261">
                <text:p>0.500001263272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.49999976110285">
                <text:p>0.49999976110285</text:p>
              </table:table-cell>
              <table:table-cell office:value-type="float" office:value="0.50000084135331">
                <text:p>0.50000084135331</text:p>
              </table:table-cell>
              <table:table-cell office:value-type="float" office:value="0.49999957216539">
                <text:p>0.49999957216539</text:p>
              </table:table-cell>
              <table:table-cell office:value-type="float" office:value="0.50000117419233">
                <text:p>0.50000117419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.49999976240955">
                <text:p>0.49999976240955</text:p>
              </table:table-cell>
              <table:table-cell office:value-type="float" office:value="0.50000075778174">
                <text:p>0.50000075778174</text:p>
              </table:table-cell>
              <table:table-cell office:value-type="float" office:value="0.49999978978965">
                <text:p>0.49999978978965</text:p>
              </table:table-cell>
              <table:table-cell office:value-type="float" office:value="0.50000107152">
                <text:p>0.500001071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.49999977050225">
                <text:p>0.49999977050225</text:p>
              </table:table-cell>
              <table:table-cell office:value-type="float" office:value="0.50000066964195">
                <text:p>0.50000066964195</text:p>
              </table:table-cell>
              <table:table-cell office:value-type="float" office:value="0.49999998320885">
                <text:p>0.49999998320885</text:p>
              </table:table-cell>
              <table:table-cell office:value-type="float" office:value="0.50000095905959">
                <text:p>0.500000959059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49999978425801">
                <text:p>0.49999978425801</text:p>
              </table:table-cell>
              <table:table-cell office:value-type="float" office:value="0.50000057940721">
                <text:p>0.50000057940721</text:p>
              </table:table-cell>
              <table:table-cell office:value-type="float" office:value="0.50000015140825">
                <text:p>0.50000015140825</text:p>
              </table:table-cell>
              <table:table-cell office:value-type="float" office:value="0.50000083959609">
                <text:p>0.500000839596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.49999980249197">
                <text:p>0.49999980249197</text:p>
              </table:table-cell>
              <table:table-cell office:value-type="float" office:value="0.50000048925869">
                <text:p>0.50000048925869</text:p>
              </table:table-cell>
              <table:table-cell office:value-type="float" office:value="0.50000029405716">
                <text:p>0.50000029405716</text:p>
              </table:table-cell>
              <table:table-cell office:value-type="float" office:value="0.50000071726912">
                <text:p>0.500000717269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.49999982379876">
                <text:p>0.49999982379876</text:p>
              </table:table-cell>
              <table:table-cell office:value-type="float" office:value="0.50000040107932">
                <text:p>0.50000040107932</text:p>
              </table:table-cell>
              <table:table-cell office:value-type="float" office:value="0.50000041142569">
                <text:p>0.50000041142569</text:p>
              </table:table-cell>
              <table:table-cell office:value-type="float" office:value="0.50000059511377">
                <text:p>0.500000595113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.49999984684629">
                <text:p>0.49999984684629</text:p>
              </table:table-cell>
              <table:table-cell office:value-type="float" office:value="0.50000031645473">
                <text:p>0.50000031645473</text:p>
              </table:table-cell>
              <table:table-cell office:value-type="float" office:value="0.50000050429928">
                <text:p>0.50000050429928</text:p>
              </table:table-cell>
              <table:table-cell office:value-type="float" office:value="0.5000004764265">
                <text:p>0.5000004764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.49999987079882">
                <text:p>0.49999987079882</text:p>
              </table:table-cell>
              <table:table-cell office:value-type="float" office:value="0.50000023668035">
                <text:p>0.50000023668035</text:p>
              </table:table-cell>
              <table:table-cell office:value-type="float" office:value="0.50000057426989">
                <text:p>0.50000057426989</text:p>
              </table:table-cell>
              <table:table-cell office:value-type="float" office:value="0.50000036286747">
                <text:p>0.500000362867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4999998950149">
                <text:p>0.4999998950149</text:p>
              </table:table-cell>
              <table:table-cell office:value-type="float" office:value="0.50000016277361">
                <text:p>0.50000016277361</text:p>
              </table:table-cell>
              <table:table-cell office:value-type="float" office:value="0.50000062244728">
                <text:p>0.50000062244728</text:p>
              </table:table-cell>
              <table:table-cell office:value-type="float" office:value="0.50000025632656">
                <text:p>0.500000256326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49999991889146">
                <text:p>0.49999991889146</text:p>
              </table:table-cell>
              <table:table-cell office:value-type="float" office:value="0.50000009549036">
                <text:p>0.50000009549036</text:p>
              </table:table-cell>
              <table:table-cell office:value-type="float" office:value="0.50000065064799">
                <text:p>0.50000065064799</text:p>
              </table:table-cell>
              <table:table-cell office:value-type="float" office:value="0.50000015821055">
                <text:p>0.50000015821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49999994188116">
                <text:p>0.49999994188116</text:p>
              </table:table-cell>
              <table:table-cell office:value-type="float" office:value="0.50000003534449">
                <text:p>0.50000003534449</text:p>
              </table:table-cell>
              <table:table-cell office:value-type="float" office:value="0.50000066088623">
                <text:p>0.50000066088623</text:p>
              </table:table-cell>
              <table:table-cell office:value-type="float" office:value="0.50000006955641">
                <text:p>0.500000069556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49999996351481">
                <text:p>0.49999996351481</text:p>
              </table:table-cell>
              <table:table-cell office:value-type="float" office:value="0.49999998263008">
                <text:p>0.49999998263008</text:p>
              </table:table-cell>
              <table:table-cell office:value-type="float" office:value="0.50000065533705">
                <text:p>0.50000065533705</text:p>
              </table:table-cell>
              <table:table-cell office:value-type="float" office:value="0.49999999105737">
                <text:p>0.499999991057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.4999999834105">
                <text:p>0.4999999834105</text:p>
              </table:table-cell>
              <table:table-cell office:value-type="float" office:value="0.49999993744502">
                <text:p>0.49999993744502</text:p>
              </table:table-cell>
              <table:table-cell office:value-type="float" office:value="0.50000063378264">
                <text:p>0.50000063378264</text:p>
              </table:table-cell>
              <table:table-cell office:value-type="float" office:value="0.4999999230931">
                <text:p>0.4999999230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.50000000127459">
                <text:p>0.50000000127459</text:p>
              </table:table-cell>
              <table:table-cell office:value-type="float" office:value="0.49999989971567">
                <text:p>0.49999989971567</text:p>
              </table:table-cell>
              <table:table-cell office:value-type="float" office:value="0.50000059900085">
                <text:p>0.50000059900085</text:p>
              </table:table-cell>
              <table:table-cell office:value-type="float" office:value="0.49999986576271">
                <text:p>0.499999865762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.50000001689859">
                <text:p>0.50000001689859</text:p>
              </table:table-cell>
              <table:table-cell office:value-type="float" office:value="0.49999986922171">
                <text:p>0.49999986922171</text:p>
              </table:table-cell>
              <table:table-cell office:value-type="float" office:value="0.50000055378474">
                <text:p>0.50000055378474</text:p>
              </table:table-cell>
              <table:table-cell office:value-type="float" office:value="0.49999981915831">
                <text:p>0.499999819158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0.50000003015347">
                <text:p>0.50000003015347</text:p>
              </table:table-cell>
              <table:table-cell office:value-type="float" office:value="0.49999984562068">
                <text:p>0.49999984562068</text:p>
              </table:table-cell>
              <table:table-cell office:value-type="float" office:value="0.50000050100141">
                <text:p>0.50000050100141</text:p>
              </table:table-cell>
              <table:table-cell office:value-type="float" office:value="0.49999978184896">
                <text:p>0.499999781848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0.50000004098241">
                <text:p>0.50000004098241</text:p>
              </table:table-cell>
              <table:table-cell office:value-type="float" office:value="0.49999982513308">
                <text:p>0.49999982513308</text:p>
              </table:table-cell>
              <table:table-cell office:value-type="float" office:value="0.50000044326831">
                <text:p>0.50000044326831</text:p>
              </table:table-cell>
              <table:table-cell office:value-type="float" office:value="0.49999975253078">
                <text:p>0.499999752530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0.50000004939267">
                <text:p>0.50000004939267</text:p>
              </table:table-cell>
              <table:table-cell office:value-type="float" office:value="0.49999981276773">
                <text:p>0.49999981276773</text:p>
              </table:table-cell>
              <table:table-cell office:value-type="float" office:value="0.50000038266001">
                <text:p>0.50000038266001</text:p>
              </table:table-cell>
              <table:table-cell office:value-type="float" office:value="0.49999973372612">
                <text:p>0.499999733726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50000005544675">
                <text:p>0.50000005544675</text:p>
              </table:table-cell>
              <table:table-cell office:value-type="float" office:value="0.49999980770164">
                <text:p>0.49999980770164</text:p>
              </table:table-cell>
              <table:table-cell office:value-type="float" office:value="0.50000032096797">
                <text:p>0.50000032096797</text:p>
              </table:table-cell>
              <table:table-cell office:value-type="float" office:value="0.49999972441861">
                <text:p>0.499999724418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50000005925331">
                <text:p>0.50000005925331</text:p>
              </table:table-cell>
              <table:table-cell office:value-type="float" office:value="0.4999998090617">
                <text:p>0.4999998090617</text:p>
              </table:table-cell>
              <table:table-cell office:value-type="float" office:value="0.5000002598053">
                <text:p>0.5000002598053</text:p>
              </table:table-cell>
              <table:table-cell office:value-type="float" office:value="0.4999997235127">
                <text:p>0.49999972351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50000006095792">
                <text:p>0.50000006095792</text:p>
              </table:table-cell>
              <table:table-cell office:value-type="float" office:value="0.49999981595567">
                <text:p>0.49999981595567</text:p>
              </table:table-cell>
              <table:table-cell office:value-type="float" office:value="0.50000020057954">
                <text:p>0.50000020057954</text:p>
              </table:table-cell>
              <table:table-cell office:value-type="float" office:value="0.49999972987127">
                <text:p>0.49999972987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3.454cm" style:legend-expansion="high" chart:style-name="ch2"/>
        <chart:plot-area chart:style-name="ch3" table:cell-range-address="Sheet2.A1:Sheet2.B202 Sheet2.D1:Sheet2.D202 Sheet2.F1:Sheet2.F202 Sheet2.H1:Sheet2.H202" chart:data-source-has-labels="row" svg:x="0.32cm" svg:y="0.18cm" svg:width="12.164cm" svg:height="8.64cm">
          <chartooo:coordinate-region svg:x="1.047cm" svg:y="0.379cm" svg:width="11.2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02" chart:label-cell-address="Sheet2.B1:Sheet2.B1" chart:class="chart:scatter">
            <chart:domain table:cell-range-address="Sheet2.A2:Sheet2.A202"/>
            <chart:data-point chart:repeated="201"/>
          </chart:series>
          <chart:series chart:style-name="ch7" chart:values-cell-range-address="Sheet2.D2:Sheet2.D202" chart:label-cell-address="Sheet2.D1:Sheet2.D1" chart:class="chart:scatter">
            <chart:data-point chart:repeated="201"/>
          </chart:series>
          <chart:series chart:style-name="ch8" chart:values-cell-range-address="Sheet2.F2:Sheet2.F202" chart:label-cell-address="Sheet2.F1:Sheet2.F1" chart:class="chart:scatter">
            <chart:data-point chart:repeated="201"/>
          </chart:series>
          <chart:series chart:style-name="ch9" chart:values-cell-range-address="Sheet2.H2:Sheet2.H202" chart:label-cell-address="Sheet2.H1:Sheet2.H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_cold_thick</text:p>
                <draw:g>
                  <svg:desc>Sheet2.B1:Sheet2.B1</svg:desc>
                </draw:g>
              </table:table-cell>
              <table:table-cell office:value-type="string">
                <text:p>f_cold_thin</text:p>
                <draw:g>
                  <svg:desc>Sheet2.D1:Sheet2.D1</svg:desc>
                </draw:g>
              </table:table-cell>
              <table:table-cell office:value-type="string">
                <text:p>f_hot_thick</text:p>
                <draw:g>
                  <svg:desc>Sheet2.F1:Sheet2.F1</svg:desc>
                </draw:g>
              </table:table-cell>
              <table:table-cell office:value-type="string">
                <text:p>f_hot_thin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202</svg:desc>
                </draw:g>
              </table:table-cell>
              <table:table-cell office:value-type="float" office:value="1.4">
                <text:p>1.4</text:p>
                <draw:g>
                  <svg:desc>Sheet2.B2:Sheet2.B202</svg:desc>
                </draw:g>
              </table:table-cell>
              <table:table-cell office:value-type="float" office:value="0.6">
                <text:p>0.6</text:p>
                <draw:g>
                  <svg:desc>Sheet2.D2:Sheet2.D202</svg:desc>
                </draw:g>
              </table:table-cell>
              <table:table-cell office:value-type="float" office:value="1.4">
                <text:p>1.4</text:p>
                <draw:g>
                  <svg:desc>Sheet2.F2:Sheet2.F202</svg:desc>
                </draw:g>
              </table:table-cell>
              <table:table-cell office:value-type="float" office:value="0.6">
                <text:p>0.6</text:p>
                <draw:g>
                  <svg:desc>Sheet2.H2:Sheet2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3263811887793">
                <text:p>1.3263811887793</text:p>
              </table:table-cell>
              <table:table-cell office:value-type="float" office:value="0.69143897857185">
                <text:p>0.69143897857185</text:p>
              </table:table-cell>
              <table:table-cell office:value-type="float" office:value="1.1918226888468">
                <text:p>1.1918226888468</text:p>
              </table:table-cell>
              <table:table-cell office:value-type="float" office:value="0.61212696130025">
                <text:p>0.6121269613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2648252333393">
                <text:p>1.2648252333393</text:p>
              </table:table-cell>
              <table:table-cell office:value-type="float" office:value="0.80948189660512">
                <text:p>0.80948189660512</text:p>
              </table:table-cell>
              <table:table-cell office:value-type="float" office:value="1.0636107743083">
                <text:p>1.0636107743083</text:p>
              </table:table-cell>
              <table:table-cell office:value-type="float" office:value="0.62825064812212">
                <text:p>0.62825064812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2125645447651">
                <text:p>1.2125645447651</text:p>
              </table:table-cell>
              <table:table-cell office:value-type="float" office:value="0.96103611462954">
                <text:p>0.96103611462954</text:p>
              </table:table-cell>
              <table:table-cell office:value-type="float" office:value="0.97515068529114">
                <text:p>0.97515068529114</text:p>
              </table:table-cell>
              <table:table-cell office:value-type="float" office:value="0.64841395440862">
                <text:p>0.64841395440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167791048206">
                <text:p>1.167791048206</text:p>
              </table:table-cell>
              <table:table-cell office:value-type="float" office:value="1.1506597544395">
                <text:p>1.1506597544395</text:p>
              </table:table-cell>
              <table:table-cell office:value-type="float" office:value="0.91071858261797">
                <text:p>0.91071858261797</text:p>
              </table:table-cell>
              <table:table-cell office:value-type="float" office:value="0.67268505823377">
                <text:p>0.67268505823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1292427537124">
                <text:p>1.1292427537124</text:p>
              </table:table-cell>
              <table:table-cell office:value-type="float" office:value="1.3728378572877">
                <text:p>1.3728378572877</text:p>
              </table:table-cell>
              <table:table-cell office:value-type="float" office:value="0.8625125957426">
                <text:p>0.8625125957426</text:p>
              </table:table-cell>
              <table:table-cell office:value-type="float" office:value="0.70112663680007">
                <text:p>0.70112663680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0959921897847">
                <text:p>1.0959921897847</text:p>
              </table:table-cell>
              <table:table-cell office:value-type="float" office:value="1.600168510063">
                <text:p>1.600168510063</text:p>
              </table:table-cell>
              <table:table-cell office:value-type="float" office:value="0.82610461853064">
                <text:p>0.82610461853064</text:p>
              </table:table-cell>
              <table:table-cell office:value-type="float" office:value="0.73375681702898">
                <text:p>0.73375681702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0673293161056">
                <text:p>1.0673293161056</text:p>
              </table:table-cell>
              <table:table-cell office:value-type="float" office:value="1.7824037377426">
                <text:p>1.7824037377426</text:p>
              </table:table-cell>
              <table:table-cell office:value-type="float" office:value="0.79875345280558">
                <text:p>0.79875345280558</text:p>
              </table:table-cell>
              <table:table-cell office:value-type="float" office:value="0.77049920524033">
                <text:p>0.77049920524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0426923849814">
                <text:p>1.0426923849814</text:p>
              </table:table-cell>
              <table:table-cell office:value-type="float" office:value="1.877697224935">
                <text:p>1.877697224935</text:p>
              </table:table-cell>
              <table:table-cell office:value-type="float" office:value="0.77865709416798">
                <text:p>0.77865709416798</text:p>
              </table:table-cell>
              <table:table-cell office:value-type="float" office:value="0.81112101354792">
                <text:p>0.81112101354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0216247808666">
                <text:p>1.0216247808666</text:p>
              </table:table-cell>
              <table:table-cell office:value-type="float" office:value="1.8872907444685">
                <text:p>1.8872907444685</text:p>
              </table:table-cell>
              <table:table-cell office:value-type="float" office:value="0.76457826876629">
                <text:p>0.76457826876629</text:p>
              </table:table-cell>
              <table:table-cell office:value-type="float" office:value="0.85516189951482">
                <text:p>0.855161899514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0037467259607">
                <text:p>1.0037467259607</text:p>
              </table:table-cell>
              <table:table-cell office:value-type="float" office:value="1.8422214086662">
                <text:p>1.8422214086662</text:p>
              </table:table-cell>
              <table:table-cell office:value-type="float" office:value="0.75563894089958">
                <text:p>0.75563894089958</text:p>
              </table:table-cell>
              <table:table-cell office:value-type="float" office:value="0.90186231817716">
                <text:p>0.90186231817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98873590500998">
                <text:p>0.98873590500998</text:p>
              </table:table-cell>
              <table:table-cell office:value-type="float" office:value="1.7717366913494">
                <text:p>1.7717366913494</text:p>
              </table:table-cell>
              <table:table-cell office:value-type="float" office:value="0.75119887067591">
                <text:p>0.75119887067591</text:p>
              </table:table-cell>
              <table:table-cell office:value-type="float" office:value="0.95010877656415">
                <text:p>0.95010877656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97631367275963">
                <text:p>0.97631367275963</text:p>
              </table:table-cell>
              <table:table-cell office:value-type="float" office:value="1.6930710190007">
                <text:p>1.6930710190007</text:p>
              </table:table-cell>
              <table:table-cell office:value-type="float" office:value="0.75077898373838">
                <text:p>0.75077898373838</text:p>
              </table:table-cell>
              <table:table-cell office:value-type="float" office:value="0.99842208378802">
                <text:p>0.99842208378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96623489658479">
                <text:p>0.96623489658479</text:p>
              </table:table-cell>
              <table:table-cell office:value-type="float" office:value="1.6146196889221">
                <text:p>1.6146196889221</text:p>
              </table:table-cell>
              <table:table-cell office:value-type="float" office:value="0.75400984379785">
                <text:p>0.75400984379785</text:p>
              </table:table-cell>
              <table:table-cell office:value-type="float" office:value="1.0450178774638">
                <text:p>1.04501787746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95828026026313">
                <text:p>0.95828026026313</text:p>
              </table:table-cell>
              <table:table-cell office:value-type="float" office:value="1.5401027548452">
                <text:p>1.5401027548452</text:p>
              </table:table-cell>
              <table:table-cell office:value-type="float" office:value="0.76059463540186">
                <text:p>0.76059463540186</text:p>
              </table:table-cell>
              <table:table-cell office:value-type="float" office:value="1.087958628044">
                <text:p>1.087958628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95225030331411">
                <text:p>0.95225030331411</text:p>
              </table:table-cell>
              <table:table-cell office:value-type="float" office:value="1.4710006352449">
                <text:p>1.4710006352449</text:p>
              </table:table-cell>
              <table:table-cell office:value-type="float" office:value="0.77028064358756">
                <text:p>0.77028064358756</text:p>
              </table:table-cell>
              <table:table-cell office:value-type="float" office:value="1.1253882175357">
                <text:p>1.1253882175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94796074003649">
                <text:p>0.94796074003649</text:p>
              </table:table-cell>
              <table:table-cell office:value-type="float" office:value="1.4077478139525">
                <text:p>1.4077478139525</text:p>
              </table:table-cell>
              <table:table-cell office:value-type="float" office:value="0.78283574233843">
                <text:p>0.78283574233843</text:p>
              </table:table-cell>
              <table:table-cell office:value-type="float" office:value="1.1558008490533">
                <text:p>1.15580084905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94523876976016">
                <text:p>0.94523876976016</text:p>
              </table:table-cell>
              <table:table-cell office:value-type="float" office:value="1.3502955205658">
                <text:p>1.3502955205658</text:p>
              </table:table-cell>
              <table:table-cell office:value-type="float" office:value="0.79802788194608">
                <text:p>0.79802788194608</text:p>
              </table:table-cell>
              <table:table-cell office:value-type="float" office:value="1.1782668646388">
                <text:p>1.1782668646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94392019611061">
                <text:p>0.94392019611061</text:p>
              </table:table-cell>
              <table:table-cell office:value-type="float" office:value="1.2983784078934">
                <text:p>1.2983784078934</text:p>
              </table:table-cell>
              <table:table-cell office:value-type="float" office:value="0.81560661643724">
                <text:p>0.81560661643724</text:p>
              </table:table-cell>
              <table:table-cell office:value-type="float" office:value="1.1925426523444">
                <text:p>1.1925426523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9438472410011">
                <text:p>0.9438472410011</text:p>
              </table:table-cell>
              <table:table-cell office:value-type="float" office:value="1.2516430430755">
                <text:p>1.2516430430755</text:p>
              </table:table-cell>
              <table:table-cell office:value-type="float" office:value="0.83528654416298">
                <text:p>0.83528654416298</text:p>
              </table:table-cell>
              <table:table-cell office:value-type="float" office:value="1.1990354234289">
                <text:p>1.1990354234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4486698137273">
                <text:p>0.94486698137273</text:p>
              </table:table-cell>
              <table:table-cell office:value-type="float" office:value="1.2097105528482">
                <text:p>1.2097105528482</text:p>
              </table:table-cell>
              <table:table-cell office:value-type="float" office:value="0.85673328501234">
                <text:p>0.85673328501234</text:p>
              </table:table-cell>
              <table:table-cell office:value-type="float" office:value="1.1986501125958">
                <text:p>1.19865011259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94683036068945">
                <text:p>0.94683036068945</text:p>
              </table:table-cell>
              <table:table-cell office:value-type="float" office:value="1.1722070226989">
                <text:p>1.1722070226989</text:p>
              </table:table-cell>
              <table:table-cell office:value-type="float" office:value="0.87955329646057">
                <text:p>0.87955329646057</text:p>
              </table:table-cell>
              <table:table-cell office:value-type="float" office:value="1.1925822464983">
                <text:p>1.1925822464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9495917372415">
                <text:p>0.9495917372415</text:p>
              </table:table-cell>
              <table:table-cell office:value-type="float" office:value="1.1387776859059">
                <text:p>1.1387776859059</text:p>
              </table:table-cell>
              <table:table-cell office:value-type="float" office:value="0.90328935775742">
                <text:p>0.90328935775742</text:p>
              </table:table-cell>
              <table:table-cell office:value-type="float" office:value="1.1821207924186">
                <text:p>1.1821207924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95300893039334">
                <text:p>0.95300893039334</text:p>
              </table:table-cell>
              <table:table-cell office:value-type="float" office:value="1.109092795073">
                <text:p>1.109092795073</text:p>
              </table:table-cell>
              <table:table-cell office:value-type="float" office:value="0.92742373808321">
                <text:p>0.92742373808321</text:p>
              </table:table-cell>
              <table:table-cell office:value-type="float" office:value="1.1685002077798">
                <text:p>1.1685002077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9569437165446">
                <text:p>0.9569437165446</text:p>
              </table:table-cell>
              <table:table-cell office:value-type="float" office:value="1.0828491781613">
                <text:p>1.0828491781613</text:p>
              </table:table-cell>
              <table:table-cell office:value-type="float" office:value="0.95139074163938">
                <text:p>0.95139074163938</text:p>
              </table:table-cell>
              <table:table-cell office:value-type="float" office:value="1.152811966782">
                <text:p>1.152811966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96126271136398">
                <text:p>0.96126271136398</text:p>
              </table:table-cell>
              <table:table-cell office:value-type="float" office:value="1.0597695628719">
                <text:p>1.0597695628719</text:p>
              </table:table-cell>
              <table:table-cell office:value-type="float" office:value="0.97459926867072">
                <text:p>0.97459926867072</text:p>
              </table:table-cell>
              <table:table-cell office:value-type="float" office:value="1.1359666942961">
                <text:p>1.1359666942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96583855676563">
                <text:p>0.96583855676563</text:p>
              </table:table-cell>
              <table:table-cell office:value-type="float" office:value="1.0396007788097">
                <text:p>1.0396007788097</text:p>
              </table:table-cell>
              <table:table-cell office:value-type="float" office:value="0.99646430220788">
                <text:p>0.99646430220788</text:p>
              </table:table-cell>
              <table:table-cell office:value-type="float" office:value="1.1186909144398">
                <text:p>1.11869091443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97055131342495">
                <text:p>0.97055131342495</text:p>
              </table:table-cell>
              <table:table-cell office:value-type="float" office:value="1.0221114384451">
                <text:p>1.0221114384451</text:p>
              </table:table-cell>
              <table:table-cell office:value-type="float" office:value="1.0164441099977">
                <text:p>1.0164441099977</text:p>
              </table:table-cell>
              <table:table-cell office:value-type="float" office:value="1.1015432732917">
                <text:p>1.1015432732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97528994576074">
                <text:p>0.97528994576074</text:p>
              </table:table-cell>
              <table:table-cell office:value-type="float" office:value="1.0070894267243">
                <text:p>1.0070894267243</text:p>
              </table:table-cell>
              <table:table-cell office:value-type="float" office:value="1.0340780573609">
                <text:p>1.0340780573609</text:p>
              </table:table-cell>
              <table:table-cell office:value-type="float" office:value="1.084939150195">
                <text:p>1.084939150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9799537792805">
                <text:p>0.9799537792805</text:p>
              </table:table-cell>
              <table:table-cell office:value-type="float" office:value="0.99433938232224">
                <text:p>0.99433938232224</text:p>
              </table:table-cell>
              <table:table-cell office:value-type="float" office:value="1.0490189996914">
                <text:p>1.0490189996914</text:p>
              </table:table-cell>
              <table:table-cell office:value-type="float" office:value="1.0691768282845">
                <text:p>1.0691768282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98445381219215">
                <text:p>0.98445381219215</text:p>
              </table:table-cell>
              <table:table-cell office:value-type="float" office:value="0.98368027354379">
                <text:p>0.98368027354379</text:p>
              </table:table-cell>
              <table:table-cell office:value-type="float" office:value="1.0610547970371">
                <text:p>1.0610547970371</text:p>
              </table:table-cell>
              <table:table-cell office:value-type="float" office:value="1.0544616486483">
                <text:p>1.05446164864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98871377513691">
                <text:p>0.98871377513691</text:p>
              </table:table-cell>
              <table:table-cell office:value-type="float" office:value="0.97494312869149">
                <text:p>0.97494312869149</text:p>
              </table:table-cell>
              <table:table-cell office:value-type="float" office:value="1.0701155731223">
                <text:p>1.0701155731223</text:p>
              </table:table-cell>
              <table:table-cell office:value-type="float" office:value="1.0409266649298">
                <text:p>1.04092666492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99267085418696">
                <text:p>0.99267085418696</text:p>
              </table:table-cell>
              <table:table-cell office:value-type="float" office:value="0.96796895809309">
                <text:p>0.96796895809309</text:p>
              </table:table-cell>
              <table:table-cell office:value-type="float" office:value="1.0762663012027">
                <text:p>1.0762663012027</text:p>
              </table:table-cell>
              <table:table-cell office:value-type="float" office:value="1.0286494940097">
                <text:p>1.0286494940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99627602079151">
                <text:p>0.99627602079151</text:p>
              </table:table-cell>
              <table:table-cell office:value-type="float" office:value="0.9626068938561">
                <text:p>0.9626068938561</text:p>
              </table:table-cell>
              <table:table-cell office:value-type="float" office:value="1.0796871953291">
                <text:p>1.0796871953291</text:p>
              </table:table-cell>
              <table:table-cell office:value-type="float" office:value="1.0176656577593">
                <text:p>1.01766565775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99949394493812">
                <text:p>0.99949394493812</text:p>
              </table:table-cell>
              <table:table-cell office:value-type="float" office:value="0.95871256848001">
                <text:p>0.95871256848001</text:p>
              </table:table-cell>
              <table:table-cell office:value-type="float" office:value="1.0806462902164">
                <text:p>1.0806462902164</text:p>
              </table:table-cell>
              <table:table-cell office:value-type="float" office:value="1.0079789028779">
                <text:p>1.00797890287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.0023025006645">
                <text:p>1.0023025006645</text:p>
              </table:table-cell>
              <table:table-cell office:value-type="float" office:value="0.95614675143224">
                <text:p>0.95614675143224</text:p>
              </table:table-cell>
              <table:table-cell office:value-type="float" office:value="1.0794691610992">
                <text:p>1.0794691610992</text:p>
              </table:table-cell>
              <table:table-cell office:value-type="float" office:value="0.99956907395184">
                <text:p>0.999569073951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.0046919025742">
                <text:p>1.0046919025742</text:p>
              </table:table-cell>
              <table:table-cell office:value-type="float" office:value="0.95477426150751">
                <text:p>0.95477426150751</text:p>
              </table:table-cell>
              <table:table-cell office:value-type="float" office:value="1.0765100723211">
                <text:p>1.0765100723211</text:p>
              </table:table-cell>
              <table:table-cell office:value-type="float" office:value="0.99239805094356">
                <text:p>0.99239805094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.0066635352665">
                <text:p>1.0066635352665</text:p>
              </table:table-cell>
              <table:table-cell office:value-type="float" office:value="0.95446317072046">
                <text:p>0.95446317072046</text:p>
              </table:table-cell>
              <table:table-cell office:value-type="float" office:value="1.0721274793973">
                <text:p>1.0721274793973</text:p>
              </table:table-cell>
              <table:table-cell office:value-type="float" office:value="0.98641419560942">
                <text:p>0.98641419560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.0082285528052">
                <text:p>1.0082285528052</text:p>
              </table:table-cell>
              <table:table-cell office:value-type="float" office:value="0.95508431155367">
                <text:p>0.95508431155367</text:p>
              </table:table-cell>
              <table:table-cell office:value-type="float" office:value="1.0666652986294">
                <text:p>1.0666652986294</text:p>
              </table:table-cell>
              <table:table-cell office:value-type="float" office:value="0.98155567172727">
                <text:p>0.98155567172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0094063320137">
                <text:p>1.0094063320137</text:p>
              </table:table-cell>
              <table:table-cell office:value-type="float" office:value="0.95651109290572">
                <text:p>0.95651109290572</text:p>
              </table:table-cell>
              <table:table-cell office:value-type="float" office:value="1.0604401042563">
                <text:p>1.0604401042563</text:p>
              </table:table-cell>
              <table:table-cell office:value-type="float" office:value="0.97775293295825">
                <text:p>0.97775293295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0102228621374">
                <text:p>1.0102228621374</text:p>
              </table:table-cell>
              <table:table-cell office:value-type="float" office:value="0.95861962077145">
                <text:p>0.95861962077145</text:p>
              </table:table-cell>
              <table:table-cell office:value-type="float" office:value="1.053733591175">
                <text:p>1.053733591175</text:p>
              </table:table-cell>
              <table:table-cell office:value-type="float" office:value="0.97493061288747">
                <text:p>0.97493061288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.0107091457675">
                <text:p>1.0107091457675</text:p>
              </table:table-cell>
              <table:table-cell office:value-type="float" office:value="0.96128910770722">
                <text:p>0.96128910770722</text:p>
              </table:table-cell>
              <table:table-cell office:value-type="float" office:value="1.0467892416588">
                <text:p>1.0467892416588</text:p>
              </table:table-cell>
              <table:table-cell office:value-type="float" office:value="0.97300899284627">
                <text:p>0.97300899284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.0108996738305">
                <text:p>1.0108996738305</text:p>
              </table:table-cell>
              <table:table-cell office:value-type="float" office:value="0.9644025411496">
                <text:p>0.9644025411496</text:p>
              </table:table-cell>
              <table:table-cell office:value-type="float" office:value="1.0398120547212">
                <text:p>1.0398120547212</text:p>
              </table:table-cell>
              <table:table-cell office:value-type="float" office:value="0.97190518975781">
                <text:p>0.97190518975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1.0108310229824">
                <text:p>1.0108310229824</text:p>
              </table:table-cell>
              <table:table-cell office:value-type="float" office:value="0.96784756581169">
                <text:p>0.96784756581169</text:p>
              </table:table-cell>
              <table:table-cell office:value-type="float" office:value="1.032970307253">
                <text:p>1.032970307253</text:p>
              </table:table-cell>
              <table:table-cell office:value-type="float" office:value="0.97153418794299">
                <text:p>0.97153418794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.0105406087389">
                <text:p>1.0105406087389</text:p>
              </table:table-cell>
              <table:table-cell office:value-type="float" office:value="0.97151752121532">
                <text:p>0.97151752121532</text:p>
              </table:table-cell>
              <table:table-cell office:value-type="float" office:value="1.0263985155984">
                <text:p>1.0263985155984</text:p>
              </table:table-cell>
              <table:table-cell office:value-type="float" office:value="0.97180976663276">
                <text:p>0.97180976663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.0100656135763">
                <text:p>1.0100656135763</text:p>
              </table:table-cell>
              <table:table-cell office:value-type="float" office:value="0.97531256368677">
                <text:p>0.97531256368677</text:p>
              </table:table-cell>
              <table:table-cell office:value-type="float" office:value="1.0202009812615">
                <text:p>1.0202009812615</text:p>
              </table:table-cell>
              <table:table-cell office:value-type="float" office:value="0.97264539535983">
                <text:p>0.97264539535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.0094420970177">
                <text:p>1.0094420970177</text:p>
              </table:table-cell>
              <table:table-cell office:value-type="float" office:value="0.97914079456707">
                <text:p>0.97914079456707</text:p>
              </table:table-cell>
              <table:table-cell office:value-type="float" office:value="1.0144554966835">
                <text:p>1.0144554966835</text:p>
              </table:table-cell>
              <table:table-cell office:value-type="float" office:value="0.9739551283075">
                <text:p>0.9739551283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.0087042848965">
                <text:p>1.0087042848965</text:p>
              </table:table-cell>
              <table:table-cell office:value-type="float" office:value="0.98291931435238">
                <text:p>0.98291931435238</text:p>
              </table:table-cell>
              <table:table-cell office:value-type="float" office:value="1.0092169438963">
                <text:p>1.0092169438963</text:p>
              </table:table-cell>
              <table:table-cell office:value-type="float" office:value="0.97565451445189">
                <text:p>0.975654514451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.0078840276939">
                <text:p>1.0078840276939</text:p>
              </table:table-cell>
              <table:table-cell office:value-type="float" office:value="0.98657512676842">
                <text:p>0.98657512676842</text:p>
              </table:table-cell>
              <table:table-cell office:value-type="float" office:value="1.0045206329135">
                <text:p>1.0045206329135</text:p>
              </table:table-cell>
              <table:table-cell office:value-type="float" office:value="0.9776615248421">
                <text:p>0.97766152484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1.0070104129477">
                <text:p>1.0070104129477</text:p>
              </table:table-cell>
              <table:table-cell office:value-type="float" office:value="0.99004582737717">
                <text:p>0.99004582737717</text:p>
              </table:table-cell>
              <table:table-cell office:value-type="float" office:value="1.0003853083302">
                <text:p>1.0003853083302</text:p>
              </table:table-cell>
              <table:table-cell office:value-type="float" office:value="0.97989748531114">
                <text:p>0.97989748531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.0061095138947">
                <text:p>1.0061095138947</text:p>
              </table:table-cell>
              <table:table-cell office:value-type="float" office:value="0.99328002734549">
                <text:p>0.99328002734549</text:p>
              </table:table-cell>
              <table:table-cell office:value-type="float" office:value="0.99681580564612">
                <text:p>0.99681580564612</text:p>
              </table:table-cell>
              <table:table-cell office:value-type="float" office:value="0.98228799227521">
                <text:p>0.982287992275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1.0052042553539">
                <text:p>1.0052042553539</text:p>
              </table:table-cell>
              <table:table-cell office:value-type="float" office:value="0.99623748285621">
                <text:p>0.99623748285621</text:p>
              </table:table-cell>
              <table:table-cell office:value-type="float" office:value="0.99380536708849">
                <text:p>0.99380536708849</text:p>
              </table:table-cell>
              <table:table-cell office:value-type="float" office:value="0.98476378247944">
                <text:p>0.98476378247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1.004314377958">
                <text:p>1.004314377958</text:p>
              </table:table-cell>
              <table:table-cell office:value-type="float" office:value="0.99888892219468">
                <text:p>0.99888892219468</text:p>
              </table:table-cell>
              <table:table-cell office:value-type="float" office:value="0.99133766643223">
                <text:p>0.99133766643223</text:p>
              </table:table-cell>
              <table:table-cell office:value-type="float" office:value="0.98726152312121">
                <text:p>0.98726152312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1.0034564828156">
                <text:p>1.0034564828156</text:p>
              </table:table-cell>
              <table:table-cell office:value-type="float" office:value="1.0012155835241">
                <text:p>1.0012155835241</text:p>
              </table:table-cell>
              <table:table-cell office:value-type="float" office:value="0.98938855305662">
                <text:p>0.98938855305662</text:p>
              </table:table-cell>
              <table:table-cell office:value-type="float" office:value="0.98972448867175">
                <text:p>0.989724488671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1.0026441402047">
                <text:p>1.0026441402047</text:p>
              </table:table-cell>
              <table:table-cell office:value-type="float" office:value="1.0032084946945">
                <text:p>1.0032084946945</text:p>
              </table:table-cell>
              <table:table-cell office:value-type="float" office:value="0.98792757900847">
                <text:p>0.98792757900847</text:p>
              </table:table-cell>
              <table:table-cell office:value-type="float" office:value="0.99210309373033">
                <text:p>0.992103093730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.0018880477057">
                <text:p>1.0018880477057</text:p>
              </table:table-cell>
              <table:table-cell office:value-type="float" office:value="1.00486754053">
                <text:p>1.00486754053</text:p>
              </table:table-cell>
              <table:table-cell office:value-type="float" office:value="0.98691934234649">
                <text:p>0.98691934234649</text:p>
              </table:table-cell>
              <table:table-cell office:value-type="float" office:value="0.99435525734486">
                <text:p>0.994355257344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.0011962250701">
                <text:p>1.0011962250701</text:p>
              </table:table-cell>
              <table:table-cell office:value-type="float" office:value="1.0062003720125">
                <text:p>1.0062003720125</text:p>
              </table:table-cell>
              <table:table-cell office:value-type="float" office:value="0.9863246804614">
                <text:p>0.9863246804614</text:p>
              </table:table-cell>
              <table:table-cell office:value-type="float" office:value="0.99644658265396">
                <text:p>0.996446582653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.0005742349698">
                <text:p>1.0005742349698</text:p>
              </table:table-cell>
              <table:table-cell office:value-type="float" office:value="1.0072212154295">
                <text:p>1.0072212154295</text:p>
              </table:table-cell>
              <table:table-cell office:value-type="float" office:value="0.98610174220151">
                <text:p>0.98610174220151</text:p>
              </table:table-cell>
              <table:table-cell office:value-type="float" office:value="0.99835034864103">
                <text:p>0.99835034864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.0000254204839">
                <text:p>1.0000254204839</text:p>
              </table:table-cell>
              <table:table-cell office:value-type="float" office:value="1.0079496383556">
                <text:p>1.0079496383556</text:p>
              </table:table-cell>
              <table:table-cell office:value-type="float" office:value="0.98620696081268">
                <text:p>0.98620696081268</text:p>
              </table:table-cell>
              <table:table-cell office:value-type="float" office:value="1.0000473052815">
                <text:p>1.0000473052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99955115171259">
                <text:p>0.99955115171259</text:p>
              </table:table-cell>
              <table:table-cell office:value-type="float" office:value="1.0084093241914">
                <text:p>1.0084093241914</text:p>
              </table:table-cell>
              <table:table-cell office:value-type="float" office:value="0.98659594304107">
                <text:p>0.98659594304107</text:p>
              </table:table-cell>
              <table:table-cell office:value-type="float" office:value="1.0015253064885">
                <text:p>1.00152530648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99915107524532">
                <text:p>0.99915107524532</text:p>
              </table:table-cell>
              <table:table-cell office:value-type="float" office:value="1.008626899074">
                <text:p>1.008626899074</text:p>
              </table:table-cell>
              <table:table-cell office:value-type="float" office:value="0.98722428084456">
                <text:p>0.98722428084456</text:p>
              </table:table-cell>
              <table:table-cell office:value-type="float" office:value="1.0027787882293">
                <text:p>1.00277878822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99882336135598">
                <text:p>0.99882336135598</text:p>
              </table:table-cell>
              <table:table-cell office:value-type="float" office:value="1.0086308455276">
                <text:p>1.0086308455276</text:p>
              </table:table-cell>
              <table:table-cell office:value-type="float" office:value="0.98804830484849">
                <text:p>0.98804830484849</text:p>
              </table:table-cell>
              <table:table-cell office:value-type="float" office:value="1.0038081245213">
                <text:p>1.00380812452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99856494476003">
                <text:p>0.99856494476003</text:p>
              </table:table-cell>
              <table:table-cell office:value-type="float" office:value="1.0084505273304">
                <text:p>1.0084505273304</text:p>
              </table:table-cell>
              <table:table-cell office:value-type="float" office:value="0.98902575739238">
                <text:p>0.98902575739238</text:p>
              </table:table-cell>
              <table:table-cell office:value-type="float" office:value="1.0046188949388">
                <text:p>1.00461889493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99837175558153">
                <text:p>0.99837175558153</text:p>
              </table:table-cell>
              <table:table-cell office:value-type="float" office:value="1.0081153406514">
                <text:p>1.0081153406514</text:p>
              </table:table-cell>
              <table:table-cell office:value-type="float" office:value="0.99011639771226">
                <text:p>0.99011639771226</text:p>
              </table:table-cell>
              <table:table-cell office:value-type="float" office:value="1.0052210803591">
                <text:p>1.00522108035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99823893785742">
                <text:p>0.99823893785742</text:p>
              </table:table-cell>
              <table:table-cell office:value-type="float" office:value="1.0076539981572">
                <text:p>1.0076539981572</text:p>
              </table:table-cell>
              <table:table-cell office:value-type="float" office:value="0.9912825338875">
                <text:p>0.9912825338875</text:p>
              </table:table-cell>
              <table:table-cell office:value-type="float" office:value="1.0056282728331">
                <text:p>1.0056282728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99816105348299">
                <text:p>0.99816105348299</text:p>
              </table:table-cell>
              <table:table-cell office:value-type="float" office:value="1.0070939458885">
                <text:p>1.0070939458885</text:p>
              </table:table-cell>
              <table:table-cell office:value-type="float" office:value="0.99248946190766">
                <text:p>0.99248946190766</text:p>
              </table:table-cell>
              <table:table-cell office:value-type="float" office:value="1.0058568445735">
                <text:p>1.00585684457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99813226999728">
                <text:p>0.99813226999728</text:p>
              </table:table-cell>
              <table:table-cell office:value-type="float" office:value="1.0064609073707">
                <text:p>1.0064609073707</text:p>
              </table:table-cell>
              <table:table-cell office:value-type="float" office:value="0.99370582869179">
                <text:p>0.99370582869179</text:p>
              </table:table-cell>
              <table:table-cell office:value-type="float" office:value="1.005925176004">
                <text:p>1.0059251760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99814653104007">
                <text:p>0.99814653104007</text:p>
              </table:table-cell>
              <table:table-cell office:value-type="float" office:value="1.0057785456345">
                <text:p>1.0057785456345</text:p>
              </table:table-cell>
              <table:table-cell office:value-type="float" office:value="0.99490389947526">
                <text:p>0.99490389947526</text:p>
              </table:table-cell>
              <table:table-cell office:value-type="float" office:value="1.0058529299178">
                <text:p>1.00585292991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99819770869852">
                <text:p>0.99819770869852</text:p>
              </table:table-cell>
              <table:table-cell office:value-type="float" office:value="1.0050682314072">
                <text:p>1.0050682314072</text:p>
              </table:table-cell>
              <table:table-cell office:value-type="float" office:value="0.9960597314874">
                <text:p>0.9960597314874</text:p>
              </table:table-cell>
              <table:table-cell office:value-type="float" office:value="1.0056603929866">
                <text:p>1.00566039298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9982797373127">
                <text:p>0.9982797373127</text:p>
              </table:table-cell>
              <table:table-cell office:value-type="float" office:value="1.0043489044774">
                <text:p>1.0043489044774</text:p>
              </table:table-cell>
              <table:table-cell office:value-type="float" office:value="0.99715325417439">
                <text:p>0.99715325417439</text:p>
              </table:table-cell>
              <table:table-cell office:value-type="float" office:value="1.0053678954051">
                <text:p>1.00536789540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99838672863152">
                <text:p>0.99838672863152</text:p>
              </table:table-cell>
              <table:table-cell office:value-type="float" office:value="1.0036370148879">
                <text:p>1.0036370148879</text:p>
              </table:table-cell>
              <table:table-cell office:value-type="float" office:value="0.99816825934597">
                <text:p>0.99816825934597</text:p>
              </table:table-cell>
              <table:table-cell office:value-type="float" office:value="1.0049953141515">
                <text:p>1.0049953141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99851306850936">
                <text:p>0.99851306850936</text:p>
              </table:table-cell>
              <table:table-cell office:value-type="float" office:value="1.0029465309354">
                <text:p>1.0029465309354</text:p>
              </table:table-cell>
              <table:table-cell office:value-type="float" office:value="0.99909230702101">
                <text:p>0.99909230702101</text:p>
              </table:table-cell>
              <table:table-cell office:value-type="float" office:value="1.0045616613671">
                <text:p>1.0045616613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99865349560756">
                <text:p>0.99865349560756</text:p>
              </table:table-cell>
              <table:table-cell office:value-type="float" office:value="1.0022890017327">
                <text:p>1.0022890017327</text:p>
              </table:table-cell>
              <table:table-cell office:value-type="float" office:value="0.99991655534926">
                <text:p>0.99991655534926</text:p>
              </table:table-cell>
              <table:table-cell office:value-type="float" office:value="1.004084756055">
                <text:p>1.004084756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99880316281542">
                <text:p>0.99880316281542</text:p>
              </table:table-cell>
              <table:table-cell office:value-type="float" office:value="1.0016736631454">
                <text:p>1.0016736631454</text:p>
              </table:table-cell>
              <table:table-cell office:value-type="float" office:value="1.0006355256396">
                <text:p>1.0006355256396</text:p>
              </table:table-cell>
              <table:table-cell office:value-type="float" office:value="1.0035809746672">
                <text:p>1.00358097466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99895768232738">
                <text:p>0.99895768232738</text:p>
              </table:table-cell>
              <table:table-cell office:value-type="float" office:value="1.0011075771086">
                <text:p>1.0011075771086</text:p>
              </table:table-cell>
              <table:table-cell office:value-type="float" office:value="1.0012468137159">
                <text:p>1.0012468137159</text:p>
              </table:table-cell>
              <table:table-cell office:value-type="float" office:value="1.0030650745049">
                <text:p>1.00306507450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999113155506">
                <text:p>0.999113155506</text:p>
              </table:table-cell>
              <table:table-cell office:value-type="float" office:value="1.0005957955573">
                <text:p>1.0005957955573</text:p>
              </table:table-cell>
              <table:table-cell office:value-type="float" office:value="1.0017507620013">
                <text:p>1.0017507620013</text:p>
              </table:table-cell>
              <table:table-cell office:value-type="float" office:value="1.0025500826654">
                <text:p>1.00255008266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99926618881927">
                <text:p>0.99926618881927</text:p>
              </table:table-cell>
              <table:table-cell office:value-type="float" office:value="1.0001415413923">
                <text:p>1.0001415413923</text:p>
              </table:table-cell>
              <table:table-cell office:value-type="float" office:value="1.0021501022226">
                <text:p>1.0021501022226</text:p>
              </table:table-cell>
              <table:table-cell office:value-type="float" office:value="1.0020472420906">
                <text:p>1.00204724209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99941389726519">
                <text:p>0.99941389726519</text:p>
              </table:table-cell>
              <table:table-cell office:value-type="float" office:value="0.99974640001368">
                <text:p>0.99974640001368</text:p>
              </table:table-cell>
              <table:table-cell office:value-type="float" office:value="1.0024495813031">
                <text:p>1.0024495813031</text:p>
              </table:table-cell>
              <table:table-cell office:value-type="float" office:value="1.0015660074738">
                <text:p>1.00156600747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99955389678277">
                <text:p>0.99955389678277</text:p>
              </table:table-cell>
              <table:table-cell office:value-type="float" office:value="0.99941051595553">
                <text:p>0.99941051595553</text:p>
              </table:table-cell>
              <table:table-cell office:value-type="float" office:value="1.0026555974332">
                <text:p>1.0026555974332</text:p>
              </table:table-cell>
              <table:table-cell office:value-type="float" office:value="1.0011140824964">
                <text:p>1.00111408249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99968428719872">
                <text:p>0.99968428719872</text:p>
              </table:table-cell>
              <table:table-cell office:value-type="float" office:value="0.9991327900482">
                <text:p>0.9991327900482</text:p>
              </table:table-cell>
              <table:table-cell office:value-type="float" office:value="1.0027758274778">
                <text:p>1.0027758274778</text:p>
              </table:table-cell>
              <table:table-cell office:value-type="float" office:value="1.0006974910177">
                <text:p>1.00069749101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99980362727197">
                <text:p>0.99980362727197</text:p>
              </table:table-cell>
              <table:table-cell office:value-type="float" office:value="0.99891107331042">
                <text:p>0.99891107331042</text:p>
              </table:table-cell>
              <table:table-cell office:value-type="float" office:value="1.0028188802415">
                <text:p>1.0028188802415</text:p>
              </table:table-cell>
              <table:table-cell office:value-type="float" office:value="1.0003206752252">
                <text:p>1.0003206752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99991090337668">
                <text:p>0.99991090337668</text:p>
              </table:table-cell>
              <table:table-cell office:value-type="float" office:value="0.99874235445412">
                <text:p>0.99874235445412</text:p>
              </table:table-cell>
              <table:table-cell office:value-type="float" office:value="1.0027939715702">
                <text:p>1.0027939715702</text:p>
              </table:table-cell>
              <table:table-cell office:value-type="float" office:value="0.99998661437832">
                <text:p>0.999986614378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1.0000054933123">
                <text:p>1.0000054933123</text:p>
              </table:table-cell>
              <table:table-cell office:value-type="float" office:value="0.99862293847195">
                <text:p>0.99862293847195</text:p>
              </table:table-cell>
              <table:table-cell office:value-type="float" office:value="1.0027106289814">
                <text:p>1.0027106289814</text:p>
              </table:table-cell>
              <table:table-cell office:value-type="float" office:value="0.99969695844032">
                <text:p>0.99969695844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1.0000871266488">
                <text:p>1.0000871266488</text:p>
              </table:table-cell>
              <table:table-cell office:value-type="float" office:value="0.99854861429073">
                <text:p>0.99854861429073</text:p>
              </table:table-cell>
              <table:table-cell office:value-type="float" office:value="1.0025784292286">
                <text:p>1.0025784292286</text:p>
              </table:table-cell>
              <table:table-cell office:value-type="float" office:value="0.99945217175703">
                <text:p>0.999452171757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1.0001558429137">
                <text:p>1.0001558429137</text:p>
              </table:table-cell>
              <table:table-cell office:value-type="float" office:value="0.99851480992566">
                <text:p>0.99851480992566</text:p>
              </table:table-cell>
              <table:table-cell office:value-type="float" office:value="1.0024067710323">
                <text:p>1.0024067710323</text:p>
              </table:table-cell>
              <table:table-cell office:value-type="float" office:value="0.99925167921594">
                <text:p>0.999251679215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1.0002119488056">
                <text:p>1.0002119488056</text:p>
              </table:table-cell>
              <table:table-cell office:value-type="float" office:value="0.99851673396981">
                <text:p>0.99851673396981</text:p>
              </table:table-cell>
              <table:table-cell office:value-type="float" office:value="1.0022046837502">
                <text:p>1.0022046837502</text:p>
              </table:table-cell>
              <table:table-cell office:value-type="float" office:value="0.99909402346319">
                <text:p>0.999094023463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1.0002559754881">
                <text:p>1.0002559754881</text:p>
              </table:table-cell>
              <table:table-cell office:value-type="float" office:value="0.99854950261376">
                <text:p>0.99854950261376</text:p>
              </table:table-cell>
              <table:table-cell office:value-type="float" office:value="1.0019806714961">
                <text:p>1.0019806714961</text:p>
              </table:table-cell>
              <table:table-cell office:value-type="float" office:value="0.99897700889892">
                <text:p>0.998977008898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1.0002886368757">
                <text:p>1.0002886368757</text:p>
              </table:table-cell>
              <table:table-cell office:value-type="float" office:value="0.99860825171512">
                <text:p>0.99860825171512</text:p>
              </table:table-cell>
              <table:table-cell office:value-type="float" office:value="1.0017425917121">
                <text:p>1.0017425917121</text:p>
              </table:table-cell>
              <table:table-cell office:value-type="float" office:value="0.99889784677607">
                <text:p>0.99889784677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1.0003107896806">
                <text:p>1.0003107896806</text:p>
              </table:table-cell>
              <table:table-cell office:value-type="float" office:value="0.99868823373471">
                <text:p>0.99868823373471</text:p>
              </table:table-cell>
              <table:table-cell office:value-type="float" office:value="1.0014975655735">
                <text:p>1.0014975655735</text:p>
              </table:table-cell>
              <table:table-cell office:value-type="float" office:value="0.99885329256004">
                <text:p>0.99885329256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1.0003233958449">
                <text:p>1.0003233958449</text:p>
              </table:table-cell>
              <table:table-cell office:value-type="float" office:value="0.99878489962569">
                <text:p>0.99878489962569</text:p>
              </table:table-cell>
              <table:table-cell office:value-type="float" office:value="1.0012519179963">
                <text:p>1.0012519179963</text:p>
              </table:table-cell>
              <table:table-cell office:value-type="float" office:value="0.99883977525397">
                <text:p>0.998839775253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1.0003274878482">
                <text:p>1.0003274878482</text:p>
              </table:table-cell>
              <table:table-cell office:value-type="float" office:value="0.99889396600666">
                <text:p>0.99889396600666</text:p>
              </table:table-cell>
              <table:table-cell office:value-type="float" office:value="1.0010111442094">
                <text:p>1.0010111442094</text:p>
              </table:table-cell>
              <table:table-cell office:value-type="float" office:value="0.9988535129845">
                <text:p>0.9988535129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1.000324137244">
                <text:p>1.000324137244</text:p>
              </table:table-cell>
              <table:table-cell office:value-type="float" office:value="0.99901146816787">
                <text:p>0.99901146816787</text:p>
              </table:table-cell>
              <table:table-cell office:value-type="float" office:value="1.0007798997481">
                <text:p>1.0007798997481</text:p>
              </table:table-cell>
              <table:table-cell office:value-type="float" office:value="0.99889062909081">
                <text:p>0.998890629090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1.0003144266646">
                <text:p>1.0003144266646</text:p>
              </table:table-cell>
              <table:table-cell office:value-type="float" office:value="0.99913379965154">
                <text:p>0.99913379965154</text:p>
              </table:table-cell>
              <table:table-cell office:value-type="float" office:value="1.0005620106617">
                <text:p>1.0005620106617</text:p>
              </table:table-cell>
              <table:table-cell office:value-type="float" office:value="0.9989472446081">
                <text:p>0.99894724460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1.0002994254181">
                <text:p>1.0002994254181</text:p>
              </table:table-cell>
              <table:table-cell office:value-type="float" office:value="0.99925773930996">
                <text:p>0.99925773930996</text:p>
              </table:table-cell>
              <table:table-cell office:value-type="float" office:value="1.0003605007555">
                <text:p>1.0003605007555</text:p>
              </table:table-cell>
              <table:table-cell office:value-type="float" office:value="0.99901956227415">
                <text:p>0.999019562274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1.0002801687096">
                <text:p>1.0002801687096</text:p>
              </table:table-cell>
              <table:table-cell office:value-type="float" office:value="0.99938046687842">
                <text:p>0.99938046687842</text:p>
              </table:table-cell>
              <table:table-cell office:value-type="float" office:value="1.000177632798">
                <text:p>1.000177632798</text:p>
              </table:table-cell>
              <table:table-cell office:value-type="float" office:value="0.99910393805083">
                <text:p>0.999103938050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1.0002576404315">
                <text:p>1.0002576404315</text:p>
              </table:table-cell>
              <table:table-cell office:value-type="float" office:value="0.99949956820253">
                <text:p>0.99949956820253</text:p>
              </table:table-cell>
              <table:table-cell office:value-type="float" office:value="1.0000149608759">
                <text:p>1.0000149608759</text:p>
              </table:table-cell>
              <table:table-cell office:value-type="float" office:value="0.99919694027791">
                <text:p>0.999196940277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1.0002327594">
                <text:p>1.0002327594</text:p>
              </table:table-cell>
              <table:table-cell office:value-type="float" office:value="0.99961303133048">
                <text:p>0.99961303133048</text:p>
              </table:table-cell>
              <table:table-cell office:value-type="float" office:value="0.99987338798892">
                <text:p>0.99987338798892</text:p>
              </table:table-cell>
              <table:table-cell office:value-type="float" office:value="0.99929539662587">
                <text:p>0.999295396625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1.0002063688541">
                <text:p>1.0002063688541</text:p>
              </table:table-cell>
              <table:table-cell office:value-type="float" office:value="0.9997192347217">
                <text:p>0.9997192347217</text:p>
              </table:table-cell>
              <table:table-cell office:value-type="float" office:value="0.999753239607">
                <text:p>0.999753239607</text:p>
              </table:table-cell>
              <table:table-cell office:value-type="float" office:value="0.99939642958299">
                <text:p>0.999396429582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1.0001792289931">
                <text:p>1.0001792289931</text:p>
              </table:table-cell>
              <table:table-cell office:value-type="float" office:value="0.99981692883411">
                <text:p>0.99981692883411</text:p>
              </table:table-cell>
              <table:table-cell office:value-type="float" office:value="0.99965432960477">
                <text:p>0.99965432960477</text:p>
              </table:table-cell>
              <table:table-cell office:value-type="float" office:value="0.99949748104607">
                <text:p>0.999497481046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1.000152012289">
                <text:p>1.000152012289</text:p>
              </table:table-cell>
              <table:table-cell office:value-type="float" office:value="0.99990521233603">
                <text:p>0.99990521233603</text:p>
              </table:table-cell>
              <table:table-cell office:value-type="float" office:value="0.99957603143916">
                <text:p>0.99957603143916</text:p>
              </table:table-cell>
              <table:table-cell office:value-type="float" office:value="0.99959633008401">
                <text:p>0.999596330084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.0001253012925">
                <text:p>1.0001253012925</text:p>
              </table:table-cell>
              <table:table-cell office:value-type="float" office:value="0.99998350414731">
                <text:p>0.99998350414731</text:p>
              </table:table-cell>
              <table:table-cell office:value-type="float" office:value="0.99951735295674">
                <text:p>0.99951735295674</text:p>
              </table:table-cell>
              <table:table-cell office:value-type="float" office:value="0.99969109074782">
                <text:p>0.999691090747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1.0000995886351">
                <text:p>1.0000995886351</text:p>
              </table:table-cell>
              <table:table-cell office:value-type="float" office:value="1.0000515124517">
                <text:p>1.0000515124517</text:p>
              </table:table-cell>
              <table:table-cell office:value-type="float" office:value="0.99947699891115">
                <text:p>0.99947699891115</text:p>
              </table:table-cell>
              <table:table-cell office:value-type="float" office:value="0.99978021365721">
                <text:p>0.99978021365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1.0000752789233">
                <text:p>1.0000752789233</text:p>
              </table:table-cell>
              <table:table-cell office:value-type="float" office:value="1.0001092017418">
                <text:p>1.0001092017418</text:p>
              </table:table-cell>
              <table:table-cell office:value-type="float" office:value="0.99945344583123">
                <text:p>0.99945344583123</text:p>
              </table:table-cell>
              <table:table-cell office:value-type="float" office:value="0.9998624761933">
                <text:p>0.99986247619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.0000526922268">
                <text:p>1.0000526922268</text:p>
              </table:table-cell>
              <table:table-cell office:value-type="float" office:value="1.0001567588635">
                <text:p>1.0001567588635</text:p>
              </table:table-cell>
              <table:table-cell office:value-type="float" office:value="0.99944500310209">
                <text:p>0.99944500310209</text:p>
              </table:table-cell>
              <table:table-cell office:value-type="float" office:value="0.99993696688956">
                <text:p>0.999936966889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1.0000320688673">
                <text:p>1.0000320688673</text:p>
              </table:table-cell>
              <table:table-cell office:value-type="float" office:value="1.0001945589215">
                <text:p>1.0001945589215</text:p>
              </table:table-cell>
              <table:table-cell office:value-type="float" office:value="0.99944987120576">
                <text:p>0.99944987120576</text:p>
              </table:table-cell>
              <table:table-cell office:value-type="float" office:value="1.0000030649186">
                <text:p>1.0000030649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1.0000135752289">
                <text:p>1.0000135752289</text:p>
              </table:table-cell>
              <table:table-cell office:value-type="float" office:value="1.0002231317976">
                <text:p>1.0002231317976</text:p>
              </table:table-cell>
              <table:table-cell office:value-type="float" office:value="0.99946619531694">
                <text:p>0.99946619531694</text:p>
              </table:table-cell>
              <table:table-cell office:value-type="float" office:value="1.0000604156589">
                <text:p>1.00006041565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99999731032824">
                <text:p>0.99999731032824</text:p>
              </table:table-cell>
              <table:table-cell office:value-type="float" office:value="1.0002431299188">
                <text:p>1.0002431299188</text:p>
              </table:table-cell>
              <table:table-cell office:value-type="float" office:value="0.99949211293375">
                <text:p>0.99949211293375</text:p>
              </table:table-cell>
              <table:table-cell office:value-type="float" office:value="1.0001089040959">
                <text:p>1.00010890409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99998331290277">
                <text:p>0.99998331290277</text:p>
              </table:table-cell>
              <table:table-cell office:value-type="float" office:value="1.0002552977982">
                <text:p>1.0002552977982</text:p>
              </table:table-cell>
              <table:table-cell office:value-type="float" office:value="0.99952579545212">
                <text:p>0.99952579545212</text:p>
              </table:table-cell>
              <table:table-cell office:value-type="float" office:value="1.000148625723">
                <text:p>1.0001486257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99997156879809">
                <text:p>0.99997156879809</text:p>
              </table:table-cell>
              <table:table-cell office:value-type="float" office:value="1.0002604437648">
                <text:p>1.0002604437648</text:p>
              </table:table-cell>
              <table:table-cell office:value-type="float" office:value="0.99956548370552">
                <text:p>0.99956548370552</text:p>
              </table:table-cell>
              <table:table-cell office:value-type="float" office:value="1.0001798580726">
                <text:p>1.0001798580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99996201845837">
                <text:p>0.99996201845837</text:p>
              </table:table-cell>
              <table:table-cell office:value-type="float" office:value="1.0002594141887">
                <text:p>1.0002594141887</text:p>
              </table:table-cell>
              <table:table-cell office:value-type="float" office:value="0.99960951733812">
                <text:p>0.99960951733812</text:p>
              </table:table-cell>
              <table:table-cell office:value-type="float" office:value="1.0002030260219">
                <text:p>1.0002030260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99995456434965">
                <text:p>0.99995456434965</text:p>
              </table:table-cell>
              <table:table-cell office:value-type="float" office:value="1.0002530704159">
                <text:p>1.0002530704159</text:p>
              </table:table-cell>
              <table:table-cell office:value-type="float" office:value="0.99965635813295">
                <text:p>0.99965635813295</text:p>
              </table:table-cell>
              <table:table-cell office:value-type="float" office:value="1.0002186801183">
                <text:p>1.00021868011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99994907816953">
                <text:p>0.99994907816953</text:p>
              </table:table-cell>
              <table:table-cell office:value-type="float" office:value="1.0002422685351">
                <text:p>1.0002422685351</text:p>
              </table:table-cell>
              <table:table-cell office:value-type="float" office:value="0.99970460777883">
                <text:p>0.99970460777883</text:p>
              </table:table-cell>
              <table:table-cell office:value-type="float" office:value="1.0002274630557">
                <text:p>1.00022746305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9999454077218">
                <text:p>0.9999454077218</text:p>
              </table:table-cell>
              <table:table-cell office:value-type="float" office:value="1.0002278420203">
                <text:p>1.0002278420203</text:p>
              </table:table-cell>
              <table:table-cell office:value-type="float" office:value="0.9997530202445">
                <text:p>0.9997530202445</text:p>
              </table:table-cell>
              <table:table-cell office:value-type="float" office:value="1.0002300846957">
                <text:p>1.0002300846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99994338335767">
                <text:p>0.99994338335767</text:p>
              </table:table-cell>
              <table:table-cell office:value-type="float" office:value="1.0002105872271">
                <text:p>1.0002105872271</text:p>
              </table:table-cell>
              <table:table-cell office:value-type="float" office:value="0.99980050922069">
                <text:p>0.99980050922069</text:p>
              </table:table-cell>
              <table:table-cell office:value-type="float" office:value="1.0002272972983">
                <text:p>1.00022729729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99994282390788">
                <text:p>0.99994282390788</text:p>
              </table:table-cell>
              <table:table-cell office:value-type="float" office:value="1.0001912516574">
                <text:p>1.0001912516574</text:p>
              </table:table-cell>
              <table:table-cell office:value-type="float" office:value="0.9998461511008">
                <text:p>0.9998461511008</text:p>
              </table:table-cell>
              <table:table-cell office:value-type="float" office:value="1.0002198734693">
                <text:p>1.00021987346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99994354205068">
                <text:p>0.99994354205068</text:p>
              </table:table-cell>
              <table:table-cell office:value-type="float" office:value="1.0001705248629">
                <text:p>1.0001705248629</text:p>
              </table:table-cell>
              <table:table-cell office:value-type="float" office:value="0.99988918380595">
                <text:p>0.99988918380595</text:p>
              </table:table-cell>
              <table:table-cell office:value-type="float" office:value="1.0002085863959">
                <text:p>1.00020858639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99994534908003">
                <text:p>0.99994534908003</text:p>
              </table:table-cell>
              <table:table-cell office:value-type="float" office:value="1.000149031817">
                <text:p>1.000149031817</text:p>
              </table:table-cell>
              <table:table-cell office:value-type="float" office:value="0.99992900284523">
                <text:p>0.99992900284523</text:p>
              </table:table-cell>
              <table:table-cell office:value-type="float" office:value="1.0001941926771">
                <text:p>1.00019419267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99994805905546">
                <text:p>0.99994805905546</text:p>
              </table:table-cell>
              <table:table-cell office:value-type="float" office:value="1.0001273285567">
                <text:p>1.0001273285567</text:p>
              </table:table-cell>
              <table:table-cell office:value-type="float" office:value="0.99996515376409">
                <text:p>0.99996515376409</text:p>
              </table:table-cell>
              <table:table-cell office:value-type="float" office:value="1.0001774176029">
                <text:p>1.00017741760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99995149233071">
                <text:p>0.99995149233071</text:p>
              </table:table-cell>
              <table:table-cell office:value-type="float" office:value="1.0001058998732">
                <text:p>1.0001058998732</text:p>
              </table:table-cell>
              <table:table-cell office:value-type="float" office:value="0.99999732250249">
                <text:p>0.99999732250249</text:p>
              </table:table-cell>
              <table:table-cell office:value-type="float" office:value="1.0001589436917">
                <text:p>1.00015894369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99995547847129">
                <text:p>0.99995547847129</text:p>
              </table:table-cell>
              <table:table-cell office:value-type="float" office:value="1.0000851588208">
                <text:p>1.0000851588208</text:p>
              </table:table-cell>
              <table:table-cell office:value-type="float" office:value="1.0000253239171">
                <text:p>1.0000253239171</text:p>
              </table:table-cell>
              <table:table-cell office:value-type="float" office:value="1.0001394010244">
                <text:p>1.00013940102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99995985858288">
                <text:p>0.99995985858288</text:p>
              </table:table-cell>
              <table:table-cell office:value-type="float" office:value="1.000065447802">
                <text:p>1.000065447802</text:p>
              </table:table-cell>
              <table:table-cell office:value-type="float" office:value="1.0000490889429">
                <text:p>1.0000490889429</text:p>
              </table:table-cell>
              <table:table-cell office:value-type="float" office:value="1.0001193602977">
                <text:p>1.00011936029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99996448708143">
                <text:p>0.99996448708143</text:p>
              </table:table-cell>
              <table:table-cell office:value-type="float" office:value="1.0000470409915">
                <text:p>1.0000470409915</text:p>
              </table:table-cell>
              <table:table-cell office:value-type="float" office:value="1.0000686526895">
                <text:p>1.0000686526895</text:p>
              </table:table-cell>
              <table:table-cell office:value-type="float" office:value="1.0000993280713">
                <text:p>1.00009932807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99996923294362">
                <text:p>0.99996923294362</text:p>
              </table:table-cell>
              <table:table-cell office:value-type="float" office:value="1.0000301478638">
                <text:p>1.0000301478638</text:p>
              </table:table-cell>
              <table:table-cell office:value-type="float" office:value="1.0000841358574">
                <text:p>1.0000841358574</text:p>
              </table:table-cell>
              <table:table-cell office:value-type="float" office:value="1.0000797440601">
                <text:p>1.0000797440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99997398048183">
                <text:p>0.99997398048183</text:p>
              </table:table-cell>
              <table:table-cell office:value-type="float" office:value="1.0000149175991">
                <text:p>1.0000149175991</text:p>
              </table:table-cell>
              <table:table-cell office:value-type="float" office:value="1.0000957318296">
                <text:p>1.0000957318296</text:p>
              </table:table-cell>
              <table:table-cell office:value-type="float" office:value="1.0000609802569">
                <text:p>1.00006098025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99997862969181">
                <text:p>0.99997862969181</text:p>
              </table:table-cell>
              <table:table-cell office:value-type="float" office:value="1.0000014441551">
                <text:p>1.0000014441551</text:p>
              </table:table-cell>
              <table:table-cell office:value-type="float" office:value="1.000103695488">
                <text:p>1.000103695488</text:p>
              </table:table-cell>
              <table:table-cell office:value-type="float" office:value="1.0000433416634">
                <text:p>1.0000433416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99998309622374">
                <text:p>0.99998309622374</text:p>
              </table:table-cell>
              <table:table-cell office:value-type="float" office:value="0.9999897718069">
                <text:p>0.9999897718069</text:p>
              </table:table-cell>
              <table:table-cell office:value-type="float" office:value="1.0001083283601">
                <text:p>1.0001083283601</text:p>
              </table:table-cell>
              <table:table-cell office:value-type="float" office:value="1.0000270684002">
                <text:p>1.0000270684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99998731102832">
                <text:p>0.99998731102832</text:p>
              </table:table-cell>
              <table:table-cell office:value-type="float" office:value="0.99997990097529">
                <text:p>0.99997990097529</text:p>
              </table:table-cell>
              <table:table-cell office:value-type="float" office:value="1.0001099682887">
                <text:p>1.0001099682887</text:p>
              </table:table-cell>
              <table:table-cell office:value-type="float" office:value="1.0000123389658">
                <text:p>1.00001233896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99999121972932">
                <text:p>0.99999121972932</text:p>
              </table:table-cell>
              <table:table-cell office:value-type="float" office:value="0.99997179418166">
                <text:p>0.99997179418166</text:p>
              </table:table-cell>
              <table:table-cell office:value-type="float" office:value="1.0001089725857">
                <text:p>1.0001089725857</text:p>
              </table:table-cell>
              <table:table-cell office:value-type="float" office:value="0.99999927441661">
                <text:p>0.999999274416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99999478177307">
                <text:p>0.99999478177307</text:p>
              </table:table-cell>
              <table:table-cell office:value-type="float" office:value="0.99996538198787">
                <text:p>0.99996538198787</text:p>
              </table:table-cell>
              <table:table-cell office:value-type="float" office:value="1.0001057096476">
                <text:p>1.0001057096476</text:p>
              </table:table-cell>
              <table:table-cell office:value-type="float" office:value="0.99998794154564">
                <text:p>0.999987941545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9999979694028">
                <text:p>0.9999979694028</text:p>
              </table:table-cell>
              <table:table-cell office:value-type="float" office:value="0.9999605687986">
                <text:p>0.9999605687986</text:p>
              </table:table-cell>
              <table:table-cell office:value-type="float" office:value="1.0001005493711">
                <text:p>1.0001005493711</text:p>
              </table:table-cell>
              <table:table-cell office:value-type="float" office:value="0.99997836240609">
                <text:p>0.999978362406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1.0000007665034">
                <text:p>1.0000007665034</text:p>
              </table:table-cell>
              <table:table-cell office:value-type="float" office:value="0.99995723842347">
                <text:p>0.99995723842347</text:p>
              </table:table-cell>
              <table:table-cell office:value-type="float" office:value="1.0000938547926">
                <text:p>1.0000938547926</text:p>
              </table:table-cell>
              <table:table-cell office:value-type="float" office:value="0.99997051726042">
                <text:p>0.999970517260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1.0000031673584">
                <text:p>1.0000031673584</text:p>
              </table:table-cell>
              <table:table-cell office:value-type="float" office:value="0.99995525931514">
                <text:p>0.99995525931514</text:p>
              </table:table-cell>
              <table:table-cell office:value-type="float" office:value="1.0000859749874">
                <text:p>1.0000859749874</text:p>
              </table:table-cell>
              <table:table-cell office:value-type="float" office:value="0.99996435164436">
                <text:p>0.999964351644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1.0000051753568">
                <text:p>1.0000051753568</text:p>
              </table:table-cell>
              <table:table-cell office:value-type="float" office:value="0.99995448941789">
                <text:p>0.99995448941789</text:p>
              </table:table-cell>
              <table:table-cell office:value-type="float" office:value="1.0000772391316">
                <text:p>1.0000772391316</text:p>
              </table:table-cell>
              <table:table-cell office:value-type="float" office:value="0.99995978120599">
                <text:p>0.999959781205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1.0000068016849">
                <text:p>1.0000068016849</text:p>
              </table:table-cell>
              <table:table-cell office:value-type="float" office:value="0.99995478057786">
                <text:p>0.99995478057786</text:p>
              </table:table-cell>
              <table:table-cell office:value-type="float" office:value="1.0000679520322">
                <text:p>1.0000679520322</text:p>
              </table:table-cell>
              <table:table-cell office:value-type="float" office:value="0.99995669748652">
                <text:p>0.999956697486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1.0000080640311">
                <text:p>1.0000080640311</text:p>
              </table:table-cell>
              <table:table-cell office:value-type="float" office:value="0.99995598248247">
                <text:p>0.99995598248247</text:p>
              </table:table-cell>
              <table:table-cell office:value-type="float" office:value="1.0000583905436">
                <text:p>1.0000583905436</text:p>
              </table:table-cell>
              <table:table-cell office:value-type="float" office:value="0.99995497279153">
                <text:p>0.999954972791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1.0000089853308">
                <text:p>1.0000089853308</text:p>
              </table:table-cell>
              <table:table-cell office:value-type="float" office:value="0.99995794610997">
                <text:p>0.99995794610997</text:p>
              </table:table-cell>
              <table:table-cell office:value-type="float" office:value="1.0000488011496">
                <text:p>1.0000488011496</text:p>
              </table:table-cell>
              <table:table-cell office:value-type="float" office:value="0.99995446659923">
                <text:p>0.999954466599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.0000095925707">
                <text:p>1.0000095925707</text:p>
              </table:table-cell>
              <table:table-cell office:value-type="float" office:value="0.9999605266837">
                <text:p>0.9999605266837</text:p>
              </table:table-cell>
              <table:table-cell office:value-type="float" office:value="1.0000393985331">
                <text:p>1.0000393985331</text:p>
              </table:table-cell>
              <table:table-cell office:value-type="float" office:value="0.99995503005471">
                <text:p>0.999955030054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1.0000099156712">
                <text:p>1.0000099156712</text:p>
              </table:table-cell>
              <table:table-cell office:value-type="float" office:value="0.99996358613613">
                <text:p>0.99996358613613</text:p>
              </table:table-cell>
              <table:table-cell office:value-type="float" office:value="1.0000303650348">
                <text:p>1.0000303650348</text:p>
              </table:table-cell>
              <table:table-cell office:value-type="float" office:value="0.9999565103127">
                <text:p>0.9999565103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1.0000099864586">
                <text:p>1.0000099864586</text:p>
              </table:table-cell>
              <table:table-cell office:value-type="float" office:value="0.99996699509753">
                <text:p>0.99996699509753</text:p>
              </table:table-cell>
              <table:table-cell office:value-type="float" office:value="1.0000218508936">
                <text:p>1.0000218508936</text:p>
              </table:table-cell>
              <table:table-cell office:value-type="float" office:value="0.99995875441491">
                <text:p>0.999958754414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1.0000098377369">
                <text:p>1.0000098377369</text:p>
              </table:table-cell>
              <table:table-cell office:value-type="float" office:value="0.99997063443211">
                <text:p>0.99997063443211</text:p>
              </table:table-cell>
              <table:table-cell office:value-type="float" office:value="1.0000139733795">
                <text:p>1.0000139733795</text:p>
              </table:table-cell>
              <table:table-cell office:value-type="float" office:value="0.99996161265914">
                <text:p>0.999961612659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1.0000095024657">
                <text:p>1.0000095024657</text:p>
              </table:table-cell>
              <table:table-cell office:value-type="float" office:value="0.99997439635073">
                <text:p>0.99997439635073</text:p>
              </table:table-cell>
              <table:table-cell office:value-type="float" office:value="1.0000068222355">
                <text:p>1.0000068222355</text:p>
              </table:table-cell>
              <table:table-cell office:value-type="float" office:value="0.99996494146356">
                <text:p>0.999964941463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1.0000090130455">
                <text:p>1.0000090130455</text:p>
              </table:table-cell>
              <table:table-cell office:value-type="float" office:value="0.99997818513418">
                <text:p>0.99997818513418</text:p>
              </table:table-cell>
              <table:table-cell office:value-type="float" office:value="1.0000004596651">
                <text:p>1.0000004596651</text:p>
              </table:table-cell>
              <table:table-cell office:value-type="float" office:value="0.99996860584975">
                <text:p>0.999968605849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1.0000084007135">
                <text:p>1.0000084007135</text:p>
              </table:table-cell>
              <table:table-cell office:value-type="float" office:value="0.99998191750484">
                <text:p>0.99998191750484</text:p>
              </table:table-cell>
              <table:table-cell office:value-type="float" office:value="0.99999492232735">
                <text:p>0.99999492232735</text:p>
              </table:table-cell>
              <table:table-cell office:value-type="float" office:value="0.99997248102205">
                <text:p>0.999972481022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1.0000076950445">
                <text:p>1.0000076950445</text:p>
              </table:table-cell>
              <table:table-cell office:value-type="float" office:value="0.99998552268642">
                <text:p>0.99998552268642</text:p>
              </table:table-cell>
              <table:table-cell office:value-type="float" office:value="0.99999022341689">
                <text:p>0.99999022341689</text:p>
              </table:table-cell>
              <table:table-cell office:value-type="float" office:value="0.9999764539199">
                <text:p>0.99997645391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1.0000069235553">
                <text:p>1.0000069235553</text:p>
              </table:table-cell>
              <table:table-cell office:value-type="float" office:value="0.99998894219298">
                <text:p>0.99998894219298</text:p>
              </table:table-cell>
              <table:table-cell office:value-type="float" office:value="0.99998635659101">
                <text:p>0.99998635659101</text:p>
              </table:table-cell>
              <table:table-cell office:value-type="float" office:value="0.9999804241688">
                <text:p>0.99998042416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1.0000061114063">
                <text:p>1.0000061114063</text:p>
              </table:table-cell>
              <table:table-cell office:value-type="float" office:value="0.99999212938833">
                <text:p>0.99999212938833</text:p>
              </table:table-cell>
              <table:table-cell office:value-type="float" office:value="0.99998329895586">
                <text:p>0.99998329895586</text:p>
              </table:table-cell>
              <table:table-cell office:value-type="float" office:value="0.99998430462705">
                <text:p>0.999984304627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1.0000052811927">
                <text:p>1.0000052811927</text:p>
              </table:table-cell>
              <table:table-cell office:value-type="float" office:value="0.99999504885621">
                <text:p>0.99999504885621</text:p>
              </table:table-cell>
              <table:table-cell office:value-type="float" office:value="0.99998101011609">
                <text:p>0.99998101011609</text:p>
              </table:table-cell>
              <table:table-cell office:value-type="float" office:value="0.99998802156928">
                <text:p>0.999988021569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1.0000044528185">
                <text:p>1.0000044528185</text:p>
              </table:table-cell>
              <table:table-cell office:value-type="float" office:value="0.99999767562019">
                <text:p>0.99999767562019</text:p>
              </table:table-cell>
              <table:table-cell office:value-type="float" office:value="0.99997944042359">
                <text:p>0.99997944042359</text:p>
              </table:table-cell>
              <table:table-cell office:value-type="float" office:value="0.99999151455028">
                <text:p>0.999991514550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1.0000036434436">
                <text:p>1.0000036434436</text:p>
              </table:table-cell>
              <table:table-cell office:value-type="float" office:value="0.99999999425016">
                <text:p>0.99999999425016</text:p>
              </table:table-cell>
              <table:table-cell office:value-type="float" office:value="0.99997853016583">
                <text:p>0.99997853016583</text:p>
              </table:table-cell>
              <table:table-cell office:value-type="float" office:value="0.99999473656446">
                <text:p>0.99999473656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1.0000028674964">
                <text:p>1.0000028674964</text:p>
              </table:table-cell>
              <table:table-cell office:value-type="float" office:value="1.0000019978895">
                <text:p>1.0000019978895</text:p>
              </table:table-cell>
              <table:table-cell office:value-type="float" office:value="0.99997821196306">
                <text:p>0.99997821196306</text:p>
              </table:table-cell>
              <table:table-cell office:value-type="float" office:value="0.99999765207398">
                <text:p>0.99999765207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1.0000021367418">
                <text:p>1.0000021367418</text:p>
              </table:table-cell>
              <table:table-cell office:value-type="float" office:value="1.000003687234">
                <text:p>1.000003687234</text:p>
              </table:table-cell>
              <table:table-cell office:value-type="float" office:value="0.99997841751961">
                <text:p>0.99997841751961</text:p>
              </table:table-cell>
              <table:table-cell office:value-type="float" office:value="1.0000002369641">
                <text:p>1.00000023696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1.0000014603958">
                <text:p>1.0000014603958</text:p>
              </table:table-cell>
              <table:table-cell office:value-type="float" office:value="1.0000050694913">
                <text:p>1.0000050694913</text:p>
              </table:table-cell>
              <table:table-cell office:value-type="float" office:value="0.99997907213695">
                <text:p>0.99997907213695</text:p>
              </table:table-cell>
              <table:table-cell office:value-type="float" office:value="1.0000024775768">
                <text:p>1.00000247757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1.0000008452785">
                <text:p>1.0000008452785</text:p>
              </table:table-cell>
              <table:table-cell office:value-type="float" office:value="1.0000061573438">
                <text:p>1.0000061573438</text:p>
              </table:table-cell>
              <table:table-cell office:value-type="float" office:value="0.99998010205889">
                <text:p>0.99998010205889</text:p>
              </table:table-cell>
              <table:table-cell office:value-type="float" office:value="1.0000043696416">
                <text:p>1.00000436964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1.000000295996">
                <text:p>1.000000295996</text:p>
              </table:table-cell>
              <table:table-cell office:value-type="float" office:value="1.0000069679388">
                <text:p>1.0000069679388</text:p>
              </table:table-cell>
              <table:table-cell office:value-type="float" office:value="0.99998143517759">
                <text:p>0.99998143517759</text:p>
              </table:table-cell>
              <table:table-cell office:value-type="float" office:value="1.0000059160874">
                <text:p>1.00000591608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99999981514499">
                <text:p>0.99999981514499</text:p>
              </table:table-cell>
              <table:table-cell office:value-type="float" office:value="1.0000075219205">
                <text:p>1.0000075219205</text:p>
              </table:table-cell>
              <table:table-cell office:value-type="float" office:value="0.99998300232196">
                <text:p>0.99998300232196</text:p>
              </table:table-cell>
              <table:table-cell office:value-type="float" office:value="1.0000071289144">
                <text:p>1.00000712891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99999940353087">
                <text:p>0.99999940353087</text:p>
              </table:table-cell>
              <table:table-cell office:value-type="float" office:value="1.0000078425213">
                <text:p>1.0000078425213</text:p>
              </table:table-cell>
              <table:table-cell office:value-type="float" office:value="0.99998473886621">
                <text:p>0.99998473886621</text:p>
              </table:table-cell>
              <table:table-cell office:value-type="float" office:value="1.0000080258116">
                <text:p>1.00000802581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99999906039455">
                <text:p>0.99999906039455</text:p>
              </table:table-cell>
              <table:table-cell office:value-type="float" office:value="1.0000079547214">
                <text:p>1.0000079547214</text:p>
              </table:table-cell>
              <table:table-cell office:value-type="float" office:value="0.99998658428423">
                <text:p>0.99998658428423</text:p>
              </table:table-cell>
              <table:table-cell office:value-type="float" office:value="1.0000086290171">
                <text:p>1.00000862901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99999878364093">
                <text:p>0.99999878364093</text:p>
              </table:table-cell>
              <table:table-cell office:value-type="float" office:value="1.0000078844862">
                <text:p>1.0000078844862</text:p>
              </table:table-cell>
              <table:table-cell office:value-type="float" office:value="0.99998848358707">
                <text:p>0.99998848358707</text:p>
              </table:table-cell>
              <table:table-cell office:value-type="float" office:value="1.0000089633958">
                <text:p>1.00000896339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9999985700645">
                <text:p>0.9999985700645</text:p>
              </table:table-cell>
              <table:table-cell office:value-type="float" office:value="1.0000076580867">
                <text:p>1.0000076580867</text:p>
              </table:table-cell>
              <table:table-cell office:value-type="float" office:value="0.9999903878097">
                <text:p>0.9999903878097</text:p>
              </table:table-cell>
              <table:table-cell office:value-type="float" office:value="1.0000090556272">
                <text:p>1.0000090556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99999841556767">
                <text:p>0.99999841556767</text:p>
              </table:table-cell>
              <table:table-cell office:value-type="float" office:value="1.0000073015056">
                <text:p>1.0000073015056</text:p>
              </table:table-cell>
              <table:table-cell office:value-type="float" office:value="0.99999225430097">
                <text:p>0.99999225430097</text:p>
              </table:table-cell>
              <table:table-cell office:value-type="float" office:value="1.0000089355565">
                <text:p>1.00000893555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99999831536805">
                <text:p>0.99999831536805</text:p>
              </table:table-cell>
              <table:table-cell office:value-type="float" office:value="1.0000068399303">
                <text:p>1.0000068399303</text:p>
              </table:table-cell>
              <table:table-cell office:value-type="float" office:value="0.99999404683634">
                <text:p>0.99999404683634</text:p>
              </table:table-cell>
              <table:table-cell office:value-type="float" office:value="1.0000086337716">
                <text:p>1.00000863377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9999982641921">
                <text:p>0.9999982641921</text:p>
              </table:table-cell>
              <table:table-cell office:value-type="float" office:value="1.0000062973318">
                <text:p>1.0000062973318</text:p>
              </table:table-cell>
              <table:table-cell office:value-type="float" office:value="0.99999573557408">
                <text:p>0.99999573557408</text:p>
              </table:table-cell>
              <table:table-cell office:value-type="float" office:value="1.0000081808269">
                <text:p>1.00000818082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9999982564527">
                <text:p>0.9999982564527</text:p>
              </table:table-cell>
              <table:table-cell office:value-type="float" office:value="1.0000056961261">
                <text:p>1.0000056961261</text:p>
              </table:table-cell>
              <table:table-cell office:value-type="float" office:value="0.99999729687641">
                <text:p>0.99999729687641</text:p>
              </table:table-cell>
              <table:table-cell office:value-type="float" office:value="1.0000076076433">
                <text:p>1.00000760764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99999828640914">
                <text:p>0.99999828640914</text:p>
              </table:table-cell>
              <table:table-cell office:value-type="float" office:value="1.0000050569141">
                <text:p>1.0000050569141</text:p>
              </table:table-cell>
              <table:table-cell office:value-type="float" office:value="0.99999871301724">
                <text:p>0.99999871301724</text:p>
              </table:table-cell>
              <table:table-cell office:value-type="float" office:value="1.0000069420174">
                <text:p>1.00000694201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99999834830869">
                <text:p>0.99999834830869</text:p>
              </table:table-cell>
              <table:table-cell office:value-type="float" office:value="1.0000043982958">
                <text:p>1.0000043982958</text:p>
              </table:table-cell>
              <table:table-cell office:value-type="float" office:value="0.99999997179782">
                <text:p>0.99999997179782</text:p>
              </table:table-cell>
              <table:table-cell office:value-type="float" office:value="1.0000062105693">
                <text:p>1.00000621056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99999843650911">
                <text:p>0.99999843650911</text:p>
              </table:table-cell>
              <table:table-cell office:value-type="float" office:value="1.0000037367509">
                <text:p>1.0000037367509</text:p>
              </table:table-cell>
              <table:table-cell office:value-type="float" office:value="1.000001066091">
                <text:p>1.000001066091</text:p>
              </table:table-cell>
              <table:table-cell office:value-type="float" office:value="1.0000054380683">
                <text:p>1.00000543806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99999854558222">
                <text:p>0.99999854558222</text:p>
              </table:table-cell>
              <table:table-cell office:value-type="float" office:value="1.0000030865809">
                <text:p>1.0000030865809</text:p>
              </table:table-cell>
              <table:table-cell office:value-type="float" office:value="1.0000019923596">
                <text:p>1.0000019923596</text:p>
              </table:table-cell>
              <table:table-cell office:value-type="float" office:value="1.0000046469396">
                <text:p>1.00000464693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99999867039888">
                <text:p>0.99999867039888</text:p>
              </table:table-cell>
              <table:table-cell office:value-type="float" office:value="1.0000024599045">
                <text:p>1.0000024599045</text:p>
              </table:table-cell>
              <table:table-cell office:value-type="float" office:value="1.0000027526342">
                <text:p>1.0000027526342</text:p>
              </table:table-cell>
              <table:table-cell office:value-type="float" office:value="1.0000038570779">
                <text:p>1.00000385707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99999880619618">
                <text:p>0.99999880619618</text:p>
              </table:table-cell>
              <table:table-cell office:value-type="float" office:value="1.0000018666996">
                <text:p>1.0000018666996</text:p>
              </table:table-cell>
              <table:table-cell office:value-type="float" office:value="1.0000033522965">
                <text:p>1.0000033522965</text:p>
              </table:table-cell>
              <table:table-cell office:value-type="float" office:value="1.0000030857402">
                <text:p>1.00000308574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99999894862773">
                <text:p>0.99999894862773</text:p>
              </table:table-cell>
              <table:table-cell office:value-type="float" office:value="1.0000013148842">
                <text:p>1.0000013148842</text:p>
              </table:table-cell>
              <table:table-cell office:value-type="float" office:value="1.0000037995188">
                <text:p>1.0000037995188</text:p>
              </table:table-cell>
              <table:table-cell office:value-type="float" office:value="1.0000023475109">
                <text:p>1.00000234751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9999990937984">
                <text:p>0.9999990937984</text:p>
              </table:table-cell>
              <table:table-cell office:value-type="float" office:value="1.0000008104307">
                <text:p>1.0000008104307</text:p>
              </table:table-cell>
              <table:table-cell office:value-type="float" office:value="1.0000041047163">
                <text:p>1.0000041047163</text:p>
              </table:table-cell>
              <table:table-cell office:value-type="float" office:value="1.0000016543312">
                <text:p>1.00000165433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99999923828489">
                <text:p>0.99999923828489</text:p>
              </table:table-cell>
              <table:table-cell office:value-type="float" office:value="1.0000003575041">
                <text:p>1.0000003575041</text:p>
              </table:table-cell>
              <table:table-cell office:value-type="float" office:value="1.0000042781055">
                <text:p>1.0000042781055</text:p>
              </table:table-cell>
              <table:table-cell office:value-type="float" office:value="1.0000010167852">
                <text:p>1.00000101678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99999937914352">
                <text:p>0.99999937914352</text:p>
              </table:table-cell>
              <table:table-cell office:value-type="float" office:value="0.99999995862059">
                <text:p>0.99999995862059</text:p>
              </table:table-cell>
              <table:table-cell office:value-type="float" office:value="1.0000043361285">
                <text:p>1.0000043361285</text:p>
              </table:table-cell>
              <table:table-cell office:value-type="float" office:value="1.0000004414145">
                <text:p>1.00000044141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9999995139069">
                <text:p>0.9999995139069</text:p>
              </table:table-cell>
              <table:table-cell office:value-type="float" office:value="0.99999961481841">
                <text:p>0.99999961481841</text:p>
              </table:table-cell>
              <table:table-cell office:value-type="float" office:value="1.0000042931335">
                <text:p>1.0000042931335</text:p>
              </table:table-cell>
              <table:table-cell office:value-type="float" office:value="0.99999993253913">
                <text:p>0.999999932539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99999964057112">
                <text:p>0.99999964057112</text:p>
              </table:table-cell>
              <table:table-cell office:value-type="float" office:value="0.99999932583718">
                <text:p>0.99999932583718</text:p>
              </table:table-cell>
              <table:table-cell office:value-type="float" office:value="1.0000041628994">
                <text:p>1.0000041628994</text:p>
              </table:table-cell>
              <table:table-cell office:value-type="float" office:value="0.9999994924577">
                <text:p>0.99999949245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99999975757481">
                <text:p>0.99999975757481</text:p>
              </table:table-cell>
              <table:table-cell office:value-type="float" office:value="0.99999909029973">
                <text:p>0.99999909029973</text:p>
              </table:table-cell>
              <table:table-cell office:value-type="float" office:value="1.0000039592646">
                <text:p>1.0000039592646</text:p>
              </table:table-cell>
              <table:table-cell office:value-type="float" office:value="0.99999912166457">
                <text:p>0.999999121664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99999986377184">
                <text:p>0.99999986377184</text:p>
              </table:table-cell>
              <table:table-cell office:value-type="float" office:value="0.99999890589285">
                <text:p>0.99999890589285</text:p>
              </table:table-cell>
              <table:table-cell office:value-type="float" office:value="1.0000036960001">
                <text:p>1.0000036960001</text:p>
              </table:table-cell>
              <table:table-cell office:value-type="float" office:value="0.99999881907793">
                <text:p>0.999998819077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99999995839898">
                <text:p>0.99999995839898</text:p>
              </table:table-cell>
              <table:table-cell office:value-type="float" office:value="0.99999876954312">
                <text:p>0.99999876954312</text:p>
              </table:table-cell>
              <table:table-cell office:value-type="float" office:value="1.0000033836596">
                <text:p>1.0000033836596</text:p>
              </table:table-cell>
              <table:table-cell office:value-type="float" office:value="0.99999858227196">
                <text:p>0.999998582271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1.0000000410399">
                <text:p>1.0000000410399</text:p>
              </table:table-cell>
              <table:table-cell office:value-type="float" office:value="0.99999867758482">
                <text:p>0.99999867758482</text:p>
              </table:table-cell>
              <table:table-cell office:value-type="float" office:value="1.0000030388782">
                <text:p>1.0000030388782</text:p>
              </table:table-cell>
              <table:table-cell office:value-type="float" office:value="0.99999840772852">
                <text:p>0.999998407728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1.0000001115867">
                <text:p>1.0000001115867</text:p>
              </table:table-cell>
              <table:table-cell office:value-type="float" office:value="0.99999862591748">
                <text:p>0.99999862591748</text:p>
              </table:table-cell>
              <table:table-cell office:value-type="float" office:value="1.000002673451">
                <text:p>1.000002673451</text:p>
              </table:table-cell>
              <table:table-cell office:value-type="float" office:value="0.99999829106664">
                <text:p>0.999998291066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.000000181612">
                <text:p>1.000000181612</text:p>
              </table:table-cell>
              <table:table-cell office:value-type="float" office:value="0.99999861015114">
                <text:p>0.99999861015114</text:p>
              </table:table-cell>
              <table:table-cell office:value-type="float" office:value="1.0000022980767">
                <text:p>1.0000022980767</text:p>
              </table:table-cell>
              <table:table-cell office:value-type="float" office:value="0.999998228058">
                <text:p>0.9999982280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1.0000002359919">
                <text:p>1.0000002359919</text:p>
              </table:table-cell>
              <table:table-cell office:value-type="float" office:value="0.99999862573792">
                <text:p>0.99999862573792</text:p>
              </table:table-cell>
              <table:table-cell office:value-type="float" office:value="1.0000019222553">
                <text:p>1.0000019222553</text:p>
              </table:table-cell>
              <table:table-cell office:value-type="float" office:value="0.99999821139769">
                <text:p>0.999998211397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1.000000275491">
                <text:p>1.000000275491</text:p>
              </table:table-cell>
              <table:table-cell office:value-type="float" office:value="0.99999866808912">
                <text:p>0.99999866808912</text:p>
              </table:table-cell>
              <table:table-cell office:value-type="float" office:value="1.0000015542397">
                <text:p>1.0000015542397</text:p>
              </table:table-cell>
              <table:table-cell office:value-type="float" office:value="0.99999823518666">
                <text:p>0.999998235186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1.0000003010728">
                <text:p>1.0000003010728</text:p>
              </table:table-cell>
              <table:table-cell office:value-type="float" office:value="0.99999873267715">
                <text:p>0.99999873267715</text:p>
              </table:table-cell>
              <table:table-cell office:value-type="float" office:value="1.0000012010208">
                <text:p>1.0000012010208</text:p>
              </table:table-cell>
              <table:table-cell office:value-type="float" office:value="0.99999829405033">
                <text:p>0.999998294050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1.0000003138437">
                <text:p>1.0000003138437</text:p>
              </table:table-cell>
              <table:table-cell office:value-type="float" office:value="0.99999881512244">
                <text:p>0.99999881512244</text:p>
              </table:table-cell>
              <table:table-cell office:value-type="float" office:value="1.0000008683421">
                <text:p>1.0000008683421</text:p>
              </table:table-cell>
              <table:table-cell office:value-type="float" office:value="0.99999838247207">
                <text:p>0.999998382472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1.0000003152329">
                <text:p>1.0000003152329</text:p>
              </table:table-cell>
              <table:table-cell office:value-type="float" office:value="0.99999891126529">
                <text:p>0.99999891126529</text:p>
              </table:table-cell>
              <table:table-cell office:value-type="float" office:value="1.0000005607393">
                <text:p>1.0000005607393</text:p>
              </table:table-cell>
              <table:table-cell office:value-type="float" office:value="0.99999849475164">
                <text:p>0.999998494751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1.0000003072141">
                <text:p>1.0000003072141</text:p>
              </table:table-cell>
              <table:table-cell office:value-type="float" office:value="0.99999901722349">
                <text:p>0.99999901722349</text:p>
              </table:table-cell>
              <table:table-cell office:value-type="float" office:value="1.0000002816014">
                <text:p>1.0000002816014</text:p>
              </table:table-cell>
              <table:table-cell office:value-type="float" office:value="0.9999986264946">
                <text:p>0.99999862649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1.0000002916826">
                <text:p>1.0000002916826</text:p>
              </table:table-cell>
              <table:table-cell office:value-type="float" office:value="0.99999912943613">
                <text:p>0.99999912943613</text:p>
              </table:table-cell>
              <table:table-cell office:value-type="float" office:value="1.0000000332486">
                <text:p>1.0000000332486</text:p>
              </table:table-cell>
              <table:table-cell office:value-type="float" office:value="0.99999877090849">
                <text:p>0.999998770908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1.0000002701666">
                <text:p>1.0000002701666</text:p>
              </table:table-cell>
              <table:table-cell office:value-type="float" office:value="0.99999924469483">
                <text:p>0.99999924469483</text:p>
              </table:table-cell>
              <table:table-cell office:value-type="float" office:value="0.99999981688607">
                <text:p>0.99999981688607</text:p>
              </table:table-cell>
              <table:table-cell office:value-type="float" office:value="0.99999892320048">
                <text:p>0.999998923200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1.0000002440249">
                <text:p>1.0000002440249</text:p>
              </table:table-cell>
              <table:table-cell office:value-type="float" office:value="0.99999936016322">
                <text:p>0.99999936016322</text:p>
              </table:table-cell>
              <table:table-cell office:value-type="float" office:value="0.99999963303721">
                <text:p>0.99999963303721</text:p>
              </table:table-cell>
              <table:table-cell office:value-type="float" office:value="0.99999907899905">
                <text:p>0.99999907899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.0000002145303">
                <text:p>1.0000002145303</text:p>
              </table:table-cell>
              <table:table-cell office:value-type="float" office:value="0.999999473386">
                <text:p>0.999999473386</text:p>
              </table:table-cell>
              <table:table-cell office:value-type="float" office:value="0.99999948144432">
                <text:p>0.99999948144432</text:p>
              </table:table-cell>
              <table:table-cell office:value-type="float" office:value="0.99999923443213">
                <text:p>0.999999234432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1.0000001828729">
                <text:p>1.0000001828729</text:p>
              </table:table-cell>
              <table:table-cell office:value-type="float" office:value="0.99999958228876">
                <text:p>0.99999958228876</text:p>
              </table:table-cell>
              <table:table-cell office:value-type="float" office:value="0.99999934715962">
                <text:p>0.99999934715962</text:p>
              </table:table-cell>
              <table:table-cell office:value-type="float" office:value="0.99999938614597">
                <text:p>0.999999386145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1.0000001501445">
                <text:p>1.0000001501445</text:p>
              </table:table-cell>
              <table:table-cell office:value-type="float" office:value="0.99999968516983">
                <text:p>0.99999968516983</text:p>
              </table:table-cell>
              <table:table-cell office:value-type="float" office:value="0.99999924895725">
                <text:p>0.99999924895725</text:p>
              </table:table-cell>
              <table:table-cell office:value-type="float" office:value="0.99999953131031">
                <text:p>0.999999531310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1.0000001173259">
                <text:p>1.0000001173259</text:p>
              </table:table-cell>
              <table:table-cell office:value-type="float" office:value="0.99999978068535">
                <text:p>0.99999978068535</text:p>
              </table:table-cell>
              <table:table-cell office:value-type="float" office:value="0.99999918421838">
                <text:p>0.99999918421838</text:p>
              </table:table-cell>
              <table:table-cell office:value-type="float" office:value="0.99999966761121">
                <text:p>0.999999667611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1.0000000852772">
                <text:p>1.0000000852772</text:p>
              </table:table-cell>
              <table:table-cell office:value-type="float" office:value="0.9999998678289">
                <text:p>0.9999998678289</text:p>
              </table:table-cell>
              <table:table-cell office:value-type="float" office:value="0.99999914991698">
                <text:p>0.99999914991698</text:p>
              </table:table-cell>
              <table:table-cell office:value-type="float" office:value="0.99999979323366">
                <text:p>0.999999793233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1.000000054733">
                <text:p>1.000000054733</text:p>
              </table:table-cell>
              <table:table-cell office:value-type="float" office:value="0.9999999459068">
                <text:p>0.9999999459068</text:p>
              </table:table-cell>
              <table:table-cell office:value-type="float" office:value="0.99999914255012">
                <text:p>0.99999914255012</text:p>
              </table:table-cell>
              <table:table-cell office:value-type="float" office:value="0.9999999061408">
                <text:p>0.99999990614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1.000000026301">
                <text:p>1.000000026301</text:p>
              </table:table-cell>
              <table:table-cell office:value-type="float" office:value="1.0000000278666">
                <text:p>1.0000000278666</text:p>
              </table:table-cell>
              <table:table-cell office:value-type="float" office:value="0.99999915813">
                <text:p>0.99999915813</text:p>
              </table:table-cell>
              <table:table-cell office:value-type="float" office:value="1.0000000183751">
                <text:p>1.0000000183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1.0000000004652">
                <text:p>1.0000000004652</text:p>
              </table:table-cell>
              <table:table-cell office:value-type="float" office:value="1.0000000967924">
                <text:p>1.0000000967924</text:p>
              </table:table-cell>
              <table:table-cell office:value-type="float" office:value="0.99999919275904">
                <text:p>0.99999919275904</text:p>
              </table:table-cell>
              <table:table-cell office:value-type="float" office:value="1.0000001140341">
                <text:p>1.00000011403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99999997759044">
                <text:p>0.99999997759044</text:p>
              </table:table-cell>
              <table:table-cell office:value-type="float" office:value="1.0000001527323">
                <text:p>1.0000001527323</text:p>
              </table:table-cell>
              <table:table-cell office:value-type="float" office:value="0.99999924286166">
                <text:p>0.99999924286166</text:p>
              </table:table-cell>
              <table:table-cell office:value-type="float" office:value="1.0000001931043">
                <text:p>1.00000019310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99999995793069">
                <text:p>0.99999995793069</text:p>
              </table:table-cell>
              <table:table-cell office:value-type="float" office:value="1.000000196031">
                <text:p>1.000000196031</text:p>
              </table:table-cell>
              <table:table-cell office:value-type="float" office:value="0.9999993050689">
                <text:p>0.9999993050689</text:p>
              </table:table-cell>
              <table:table-cell office:value-type="float" office:value="1.0000002559639">
                <text:p>1.00000025596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99999994163879">
                <text:p>0.99999994163879</text:p>
              </table:table-cell>
              <table:table-cell office:value-type="float" office:value="1.0000002272651">
                <text:p>1.0000002272651</text:p>
              </table:table-cell>
              <table:table-cell office:value-type="float" office:value="0.99999937619616">
                <text:p>0.99999937619616</text:p>
              </table:table-cell>
              <table:table-cell office:value-type="float" office:value="1.0000003033146">
                <text:p>1.0000003033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4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ash" svg:stroke-width="0.025cm" svg:stroke-color="#666666" draw:fill-color="#66666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98cm" svg:y="3.205cm" style:legend-expansion="high" chart:style-name="ch2"/>
        <chart:plot-area chart:style-name="ch3" table:cell-range-address="Sheet2.B1:Sheet2.C202 Sheet2.K1:Sheet2.K202 Sheet2.E1:Sheet2.E202 Sheet2.G1:Sheet2.G202 Sheet2.I1:Sheet2.I202" chart:data-source-has-labels="row" svg:x="0.32cm" svg:y="0.18cm" svg:width="11.258cm" svg:height="8.64cm">
          <chartooo:coordinate-region svg:x="1.153cm" svg:y="0.379cm" svg:width="10.33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2:Sheet2.C202" chart:label-cell-address="Sheet2.C1:Sheet2.C1" chart:class="chart:scatter">
            <chart:domain table:cell-range-address="Sheet2.B2:Sheet2.B202"/>
            <chart:data-point chart:repeated="201"/>
          </chart:series>
          <chart:series chart:style-name="ch8" chart:values-cell-range-address="Sheet2.K2:Sheet2.K202" chart:label-cell-address="Sheet2.K1:Sheet2.K1" chart:class="chart:scatter">
            <chart:domain table:cell-range-address="Sheet2.J2:Sheet2.J202"/>
            <chart:data-point chart:repeated="201"/>
          </chart:series>
          <chart:series chart:style-name="ch9" chart:values-cell-range-address="Sheet2.E2:Sheet2.E202" chart:label-cell-address="Sheet2.E1:Sheet2.E1" chart:class="chart:scatter">
            <chart:domain table:cell-range-address="Sheet2.D2:Sheet2.D202"/>
            <chart:data-point chart:repeated="201"/>
          </chart:series>
          <chart:series chart:style-name="ch10" chart:values-cell-range-address="Sheet2.G2:Sheet2.G202" chart:label-cell-address="Sheet2.G1:Sheet2.G1" chart:class="chart:scatter">
            <chart:domain table:cell-range-address="Sheet2.F2:Sheet2.F202"/>
            <chart:data-point chart:repeated="201"/>
          </chart:series>
          <chart:series chart:style-name="ch11" chart:values-cell-range-address="Sheet2.I2:Sheet2.I202" chart:label-cell-address="Sheet2.I1:Sheet2.I1" chart:class="chart:scatter">
            <chart:domain table:cell-range-address="Sheet2.H2:Sheet2.H202"/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_cold_thick</text:p>
                <draw:g>
                  <svg:desc>Sheet2.C1:Sheet2.C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_stable</text:p>
                <draw:g>
                  <svg:desc>Sheet2.K1:Sheet2.K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_cold_thin</text:p>
                <draw:g>
                  <svg:desc>Sheet2.E1:Sheet2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_hot_thick</text:p>
                <draw:g>
                  <svg:desc>Sheet2.G1:Sheet2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_hot_thin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2.B2:Sheet2.B202</svg:desc>
                </draw:g>
              </table:table-cell>
              <table:table-cell office:value-type="float" office:value="0.35">
                <text:p>0.35</text:p>
                <draw:g>
                  <svg:desc>Sheet2.C2:Sheet2.C202</svg:desc>
                </draw:g>
              </table:table-cell>
              <table:table-cell office:value-type="float" office:value="0.2">
                <text:p>0.2</text:p>
                <draw:g>
                  <svg:desc>Sheet2.J2:Sheet2.J202</svg:desc>
                </draw:g>
              </table:table-cell>
              <table:table-cell office:value-type="float" office:value="0.5">
                <text:p>0.5</text:p>
                <draw:g>
                  <svg:desc>Sheet2.K2:Sheet2.K202</svg:desc>
                </draw:g>
              </table:table-cell>
              <table:table-cell office:value-type="float" office:value="0.6">
                <text:p>0.6</text:p>
                <draw:g>
                  <svg:desc>Sheet2.D2:Sheet2.D202</svg:desc>
                </draw:g>
              </table:table-cell>
              <table:table-cell office:value-type="float" office:value="0.35">
                <text:p>0.35</text:p>
                <draw:g>
                  <svg:desc>Sheet2.E2:Sheet2.E202</svg:desc>
                </draw:g>
              </table:table-cell>
              <table:table-cell office:value-type="float" office:value="1.4">
                <text:p>1.4</text:p>
                <draw:g>
                  <svg:desc>Sheet2.F2:Sheet2.F202</svg:desc>
                </draw:g>
              </table:table-cell>
              <table:table-cell office:value-type="float" office:value="0.65">
                <text:p>0.65</text:p>
                <draw:g>
                  <svg:desc>Sheet2.G2:Sheet2.G202</svg:desc>
                </draw:g>
              </table:table-cell>
              <table:table-cell office:value-type="float" office:value="0.6">
                <text:p>0.6</text:p>
                <draw:g>
                  <svg:desc>Sheet2.H2:Sheet2.H202</svg:desc>
                </draw:g>
              </table:table-cell>
              <table:table-cell office:value-type="float" office:value="0.65">
                <text:p>0.65</text:p>
                <draw:g>
                  <svg:desc>Sheet2.I2:Sheet2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63811887793">
                <text:p>1.3263811887793</text:p>
              </table:table-cell>
              <table:table-cell office:value-type="float" office:value="0.39420348436506">
                <text:p>0.39420348436506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69143897857185">
                <text:p>0.69143897857185</text:p>
              </table:table-cell>
              <table:table-cell office:value-type="float" office:value="0.27667683057375">
                <text:p>0.27667683057375</text:p>
              </table:table-cell>
              <table:table-cell office:value-type="float" office:value="1.1918226888468">
                <text:p>1.1918226888468</text:p>
              </table:table-cell>
              <table:table-cell office:value-type="float" office:value="0.68639073297889">
                <text:p>0.68639073297889</text:p>
              </table:table-cell>
              <table:table-cell office:value-type="float" office:value="0.61212696130025">
                <text:p>0.61212696130025</text:p>
              </table:table-cell>
              <table:table-cell office:value-type="float" office:value="0.62885350409972">
                <text:p>0.62885350409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48252333393">
                <text:p>1.2648252333393</text:p>
              </table:table-cell>
              <table:table-cell office:value-type="float" office:value="0.42908066737755">
                <text:p>0.42908066737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948189660512">
                <text:p>0.80948189660512</text:p>
              </table:table-cell>
              <table:table-cell office:value-type="float" office:value="0.18953714973224">
                <text:p>0.18953714973224</text:p>
              </table:table-cell>
              <table:table-cell office:value-type="float" office:value="1.0636107743083">
                <text:p>1.0636107743083</text:p>
              </table:table-cell>
              <table:table-cell office:value-type="float" office:value="0.70174493438796">
                <text:p>0.70174493438796</text:p>
              </table:table-cell>
              <table:table-cell office:value-type="float" office:value="0.62825064812212">
                <text:p>0.62825064812212</text:p>
              </table:table-cell>
              <table:table-cell office:value-type="float" office:value="0.60713213876196">
                <text:p>0.60713213876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125645447651">
                <text:p>1.2125645447651</text:p>
              </table:table-cell>
              <table:table-cell office:value-type="float" office:value="0.45681068113411">
                <text:p>0.4568106811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103611462954">
                <text:p>0.96103611462954</text:p>
              </table:table-cell>
              <table:table-cell office:value-type="float" office:value="0.086849483525271">
                <text:p>0.086849483525271</text:p>
              </table:table-cell>
              <table:table-cell office:value-type="float" office:value="0.97515068529114">
                <text:p>0.97515068529114</text:p>
              </table:table-cell>
              <table:table-cell office:value-type="float" office:value="0.70696586211293">
                <text:p>0.70696586211293</text:p>
              </table:table-cell>
              <table:table-cell office:value-type="float" office:value="0.64841395440862">
                <text:p>0.64841395440862</text:p>
              </table:table-cell>
              <table:table-cell office:value-type="float" office:value="0.58478140983433">
                <text:p>0.58478140983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67791048206">
                <text:p>1.167791048206</text:p>
              </table:table-cell>
              <table:table-cell office:value-type="float" office:value="0.47889984905039">
                <text:p>0.47889984905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06597544395">
                <text:p>1.1506597544395</text:p>
              </table:table-cell>
              <table:table-cell office:value-type="float" office:value="-0.029882338300644">
                <text:p>-0.029882338300644</text:p>
              </table:table-cell>
              <table:table-cell office:value-type="float" office:value="0.91071858261797">
                <text:p>0.91071858261797</text:p>
              </table:table-cell>
              <table:table-cell office:value-type="float" office:value="0.70635351645759">
                <text:p>0.70635351645759</text:p>
              </table:table-cell>
              <table:table-cell office:value-type="float" office:value="0.67268505823377">
                <text:p>0.67268505823377</text:p>
              </table:table-cell>
              <table:table-cell office:value-type="float" office:value="0.56177995165793">
                <text:p>0.56177995165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92427537124">
                <text:p>1.1292427537124</text:p>
              </table:table-cell>
              <table:table-cell office:value-type="float" office:value="0.49644492009158">
                <text:p>0.49644492009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28378572877">
                <text:p>1.3728378572877</text:p>
              </table:table-cell>
              <table:table-cell office:value-type="float" office:value="-0.15106237905566">
                <text:p>-0.15106237905566</text:p>
              </table:table-cell>
              <table:table-cell office:value-type="float" office:value="0.8625125957426">
                <text:p>0.8625125957426</text:p>
              </table:table-cell>
              <table:table-cell office:value-type="float" office:value="0.70203019971779">
                <text:p>0.70203019971779</text:p>
              </table:table-cell>
              <table:table-cell office:value-type="float" office:value="0.70112663680007">
                <text:p>0.70112663680007</text:p>
              </table:table-cell>
              <table:table-cell office:value-type="float" office:value="0.53815358484961">
                <text:p>0.53815358484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959921897847">
                <text:p>1.0959921897847</text:p>
              </table:table-cell>
              <table:table-cell office:value-type="float" office:value="0.51027487155808">
                <text:p>0.5102748715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0168510063">
                <text:p>1.600168510063</text:p>
              </table:table-cell>
              <table:table-cell office:value-type="float" office:value="-0.25380584812586">
                <text:p>-0.25380584812586</text:p>
              </table:table-cell>
              <table:table-cell office:value-type="float" office:value="0.82610461853064">
                <text:p>0.82610461853064</text:p>
              </table:table-cell>
              <table:table-cell office:value-type="float" office:value="0.69518003634633">
                <text:p>0.69518003634633</text:p>
              </table:table-cell>
              <table:table-cell office:value-type="float" office:value="0.73375681702898">
                <text:p>0.73375681702898</text:p>
              </table:table-cell>
              <table:table-cell office:value-type="float" office:value="0.513993700768">
                <text:p>0.513993700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73293161056">
                <text:p>1.0673293161056</text:p>
              </table:table-cell>
              <table:table-cell office:value-type="float" office:value="0.52103399024653">
                <text:p>0.5210339902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24037377426">
                <text:p>1.7824037377426</text:p>
              </table:table-cell>
              <table:table-cell office:value-type="float" office:value="-0.30673459748801">
                <text:p>-0.30673459748801</text:p>
              </table:table-cell>
              <table:table-cell office:value-type="float" office:value="0.79875345280558">
                <text:p>0.79875345280558</text:p>
              </table:table-cell>
              <table:table-cell office:value-type="float" office:value="0.68651693446475">
                <text:p>0.68651693446475</text:p>
              </table:table-cell>
              <table:table-cell office:value-type="float" office:value="0.77049920524033">
                <text:p>0.77049920524033</text:p>
              </table:table-cell>
              <table:table-cell office:value-type="float" office:value="0.48947974886519">
                <text:p>0.48947974886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26923849814">
                <text:p>1.0426923849814</text:p>
              </table:table-cell>
              <table:table-cell office:value-type="float" office:value="0.52923394441154">
                <text:p>0.5292339444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7697224935">
                <text:p>1.877697224935</text:p>
              </table:table-cell>
              <table:table-cell office:value-type="float" office:value="-0.29305202820631">
                <text:p>-0.29305202820631</text:p>
              </table:table-cell>
              <table:table-cell office:value-type="float" office:value="0.77865709416798">
                <text:p>0.77865709416798</text:p>
              </table:table-cell>
              <table:table-cell office:value-type="float" office:value="0.67649519888444">
                <text:p>0.67649519888444</text:p>
              </table:table-cell>
              <table:table-cell office:value-type="float" office:value="0.81112101354792">
                <text:p>0.81112101354792</text:p>
              </table:table-cell>
              <table:table-cell office:value-type="float" office:value="0.46490423132416">
                <text:p>0.46490423132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16247808666">
                <text:p>1.0216247808666</text:p>
              </table:table-cell>
              <table:table-cell office:value-type="float" office:value="0.5352882495537">
                <text:p>0.5352882495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72907444685">
                <text:p>1.8872907444685</text:p>
              </table:table-cell>
              <table:table-cell office:value-type="float" office:value="-0.2266247593401">
                <text:p>-0.2266247593401</text:p>
              </table:table-cell>
              <table:table-cell office:value-type="float" office:value="0.76457826876629">
                <text:p>0.76457826876629</text:p>
              </table:table-cell>
              <table:table-cell office:value-type="float" office:value="0.6654163857722">
                <text:p>0.6654163857722</text:p>
              </table:table-cell>
              <table:table-cell office:value-type="float" office:value="0.85516189951482">
                <text:p>0.85516189951482</text:p>
              </table:table-cell>
              <table:table-cell office:value-type="float" office:value="0.4406962954046">
                <text:p>0.4406962954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37467259607">
                <text:p>1.0037467259607</text:p>
              </table:table-cell>
              <table:table-cell office:value-type="float" office:value="0.53953610874807">
                <text:p>0.53953610874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22214086662">
                <text:p>1.8422214086662</text:p>
              </table:table-cell>
              <table:table-cell office:value-type="float" office:value="-0.13531780523259">
                <text:p>-0.13531780523259</text:p>
              </table:table-cell>
              <table:table-cell office:value-type="float" office:value="0.75563894089958">
                <text:p>0.75563894089958</text:p>
              </table:table-cell>
              <table:table-cell office:value-type="float" office:value="0.65348863441167">
                <text:p>0.65348863441167</text:p>
              </table:table-cell>
              <table:table-cell office:value-type="float" office:value="0.90186231817716">
                <text:p>0.90186231817716</text:p>
              </table:table-cell>
              <table:table-cell office:value-type="float" office:value="0.41743675748454">
                <text:p>0.41743675748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873590500998">
                <text:p>0.98873590500998</text:p>
              </table:table-cell>
              <table:table-cell office:value-type="float" office:value="0.54225949771038">
                <text:p>0.5422594977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17366913494">
                <text:p>1.7717366913494</text:p>
              </table:table-cell>
              <table:table-cell office:value-type="float" office:value="-0.039950562188656">
                <text:p>-0.039950562188656</text:p>
              </table:table-cell>
              <table:table-cell office:value-type="float" office:value="0.75119887067591">
                <text:p>0.75119887067591</text:p>
              </table:table-cell>
              <table:table-cell office:value-type="float" office:value="0.64086217324571">
                <text:p>0.64086217324571</text:p>
              </table:table-cell>
              <table:table-cell office:value-type="float" office:value="0.95010877656415">
                <text:p>0.95010877656415</text:p>
              </table:table-cell>
              <table:table-cell office:value-type="float" office:value="0.39585390254984">
                <text:p>0.39585390254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7631367275963">
                <text:p>0.97631367275963</text:p>
              </table:table-cell>
              <table:table-cell office:value-type="float" office:value="0.54369575810572">
                <text:p>0.5436957581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0710190007">
                <text:p>1.6930710190007</text:p>
              </table:table-cell>
              <table:table-cell office:value-type="float" office:value="0.049293109509975">
                <text:p>0.049293109509975</text:p>
              </table:table-cell>
              <table:table-cell office:value-type="float" office:value="0.75077898373838">
                <text:p>0.75077898373838</text:p>
              </table:table-cell>
              <table:table-cell office:value-type="float" office:value="0.62765208215788">
                <text:p>0.62765208215788</text:p>
              </table:table-cell>
              <table:table-cell office:value-type="float" office:value="0.99842208378802">
                <text:p>0.99842208378802</text:p>
              </table:table-cell>
              <table:table-cell office:value-type="float" office:value="0.37678759753217">
                <text:p>0.37678759753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623489658479">
                <text:p>0.96623489658479</text:p>
              </table:table-cell>
              <table:table-cell office:value-type="float" office:value="0.54404708500858">
                <text:p>0.5440470850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46196889221">
                <text:p>1.6146196889221</text:p>
              </table:table-cell>
              <table:table-cell office:value-type="float" office:value="0.12875044079912">
                <text:p>0.12875044079912</text:p>
              </table:table-cell>
              <table:table-cell office:value-type="float" office:value="0.75400984379785">
                <text:p>0.75400984379785</text:p>
              </table:table-cell>
              <table:table-cell office:value-type="float" office:value="0.61395391468719">
                <text:p>0.61395391468719</text:p>
              </table:table-cell>
              <table:table-cell office:value-type="float" office:value="1.0450178774638">
                <text:p>1.0450178774638</text:p>
              </table:table-cell>
              <table:table-cell office:value-type="float" office:value="0.36111228381825">
                <text:p>0.36111228381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828026026313">
                <text:p>0.95828026026313</text:p>
              </table:table-cell>
              <table:table-cell office:value-type="float" office:value="0.54348779084871">
                <text:p>0.5434877908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01027548452">
                <text:p>1.5401027548452</text:p>
              </table:table-cell>
              <table:table-cell office:value-type="float" office:value="0.19778641514689">
                <text:p>0.19778641514689</text:p>
              </table:table-cell>
              <table:table-cell office:value-type="float" office:value="0.76059463540186">
                <text:p>0.76059463540186</text:p>
              </table:table-cell>
              <table:table-cell office:value-type="float" office:value="0.59985523307269">
                <text:p>0.59985523307269</text:p>
              </table:table-cell>
              <table:table-cell office:value-type="float" office:value="1.087958628044">
                <text:p>1.087958628044</text:p>
              </table:table-cell>
              <table:table-cell office:value-type="float" office:value="0.34962023526997">
                <text:p>0.34962023526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225030331411">
                <text:p>0.95225030331411</text:p>
              </table:table-cell>
              <table:table-cell office:value-type="float" office:value="0.54216992633761">
                <text:p>0.54216992633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10006352449">
                <text:p>1.4710006352449</text:p>
              </table:table-cell>
              <table:table-cell office:value-type="float" office:value="0.25699109138842">
                <text:p>0.25699109138842</text:p>
              </table:table-cell>
              <table:table-cell office:value-type="float" office:value="0.77028064358756">
                <text:p>0.77028064358756</text:p>
              </table:table-cell>
              <table:table-cell office:value-type="float" office:value="0.58544463418521">
                <text:p>0.58544463418521</text:p>
              </table:table-cell>
              <table:table-cell office:value-type="float" office:value="1.1253882175357">
                <text:p>1.1253882175357</text:p>
              </table:table-cell>
              <table:table-cell office:value-type="float" office:value="0.34288448459689">
                <text:p>0.34288448459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4796074003649">
                <text:p>0.94796074003649</text:p>
              </table:table-cell>
              <table:table-cell office:value-type="float" office:value="0.54022765097091">
                <text:p>0.5402276509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77478139525">
                <text:p>1.4077478139525</text:p>
              </table:table-cell>
              <table:table-cell office:value-type="float" office:value="0.30737462178827">
                <text:p>0.30737462178827</text:p>
              </table:table-cell>
              <table:table-cell office:value-type="float" office:value="0.78283574233843">
                <text:p>0.78283574233843</text:p>
              </table:table-cell>
              <table:table-cell office:value-type="float" office:value="0.57081924946105">
                <text:p>0.57081924946105</text:p>
              </table:table-cell>
              <table:table-cell office:value-type="float" office:value="1.1558008490533">
                <text:p>1.1558008490533</text:p>
              </table:table-cell>
              <table:table-cell office:value-type="float" office:value="0.34113856372575">
                <text:p>0.34113856372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523876976016">
                <text:p>0.94523876976016</text:p>
              </table:table-cell>
              <table:table-cell office:value-type="float" office:value="0.53778062506584">
                <text:p>0.5377806250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02955205658">
                <text:p>1.3502955205658</text:p>
              </table:table-cell>
              <table:table-cell office:value-type="float" office:value="0.35002694247986">
                <text:p>0.35002694247986</text:p>
              </table:table-cell>
              <table:table-cell office:value-type="float" office:value="0.79802788194608">
                <text:p>0.79802788194608</text:p>
              </table:table-cell>
              <table:table-cell office:value-type="float" office:value="0.55609106665076">
                <text:p>0.55609106665076</text:p>
              </table:table-cell>
              <table:table-cell office:value-type="float" office:value="1.1782668646388">
                <text:p>1.1782668646388</text:p>
              </table:table-cell>
              <table:table-cell office:value-type="float" office:value="0.34421500590898">
                <text:p>0.34421500590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392019611061">
                <text:p>0.94392019611061</text:p>
              </table:table-cell>
              <table:table-cell office:value-type="float" office:value="0.53493661616935">
                <text:p>0.5349366161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83784078934">
                <text:p>1.2983784078934</text:p>
              </table:table-cell>
              <table:table-cell office:value-type="float" office:value="0.38598106919286">
                <text:p>0.38598106919286</text:p>
              </table:table-cell>
              <table:table-cell office:value-type="float" office:value="0.81560661643724">
                <text:p>0.81560661643724</text:p>
              </table:table-cell>
              <table:table-cell office:value-type="float" office:value="0.54139210240859">
                <text:p>0.54139210240859</text:p>
              </table:table-cell>
              <table:table-cell office:value-type="float" office:value="1.1925426523444">
                <text:p>1.1925426523444</text:p>
              </table:table-cell>
              <table:table-cell office:value-type="float" office:value="0.351567716191">
                <text:p>0.351567716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38472410011">
                <text:p>0.9438472410011</text:p>
              </table:table-cell>
              <table:table-cell office:value-type="float" office:value="0.53179346037329">
                <text:p>0.53179346037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16430430755">
                <text:p>1.2516430430755</text:p>
              </table:table-cell>
              <table:table-cell office:value-type="float" office:value="0.41616456739099">
                <text:p>0.41616456739099</text:p>
              </table:table-cell>
              <table:table-cell office:value-type="float" office:value="0.83528654416298">
                <text:p>0.83528654416298</text:p>
              </table:table-cell>
              <table:table-cell office:value-type="float" office:value="0.52687813500004">
                <text:p>0.52687813500004</text:p>
              </table:table-cell>
              <table:table-cell office:value-type="float" office:value="1.1990354234289">
                <text:p>1.1990354234289</text:p>
              </table:table-cell>
              <table:table-cell office:value-type="float" office:value="0.36237125396352">
                <text:p>0.36237125396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486698137273">
                <text:p>0.94486698137273</text:p>
              </table:table-cell>
              <table:table-cell office:value-type="float" office:value="0.52844048492626">
                <text:p>0.5284404849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97105528482">
                <text:p>1.2097105528482</text:p>
              </table:table-cell>
              <table:table-cell office:value-type="float" office:value="0.44138894354055">
                <text:p>0.44138894354055</text:p>
              </table:table-cell>
              <table:table-cell office:value-type="float" office:value="0.85673328501234">
                <text:p>0.85673328501234</text:p>
              </table:table-cell>
              <table:table-cell office:value-type="float" office:value="0.51273043898842">
                <text:p>0.51273043898842</text:p>
              </table:table-cell>
              <table:table-cell office:value-type="float" office:value="1.1986501125958">
                <text:p>1.1986501125958</text:p>
              </table:table-cell>
              <table:table-cell office:value-type="float" office:value="0.37566128187603">
                <text:p>0.375661281876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683036068945">
                <text:p>0.94683036068945</text:p>
              </table:table-cell>
              <table:table-cell office:value-type="float" office:value="0.52495947718457">
                <text:p>0.5249594771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22070226989">
                <text:p>1.1722070226989</text:p>
              </table:table-cell>
              <table:table-cell office:value-type="float" office:value="0.46235484941495">
                <text:p>0.46235484941495</text:p>
              </table:table-cell>
              <table:table-cell office:value-type="float" office:value="0.87955329646057">
                <text:p>0.87955329646057</text:p>
              </table:table-cell>
              <table:table-cell office:value-type="float" office:value="0.49915478398454">
                <text:p>0.49915478398454</text:p>
              </table:table-cell>
              <table:table-cell office:value-type="float" office:value="1.1925822464983">
                <text:p>1.1925822464983</text:p>
              </table:table-cell>
              <table:table-cell office:value-type="float" office:value="0.39047199551295">
                <text:p>0.39047199551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95917372415">
                <text:p>0.9495917372415</text:p>
              </table:table-cell>
              <table:table-cell office:value-type="float" office:value="0.52142527284733">
                <text:p>0.5214252728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87776859059">
                <text:p>1.1387776859059</text:p>
              </table:table-cell>
              <table:table-cell office:value-type="float" office:value="0.47966324673967">
                <text:p>0.47966324673967</text:p>
              </table:table-cell>
              <table:table-cell office:value-type="float" office:value="0.90328935775742">
                <text:p>0.90328935775742</text:p>
              </table:table-cell>
              <table:table-cell office:value-type="float" office:value="0.48637690231616">
                <text:p>0.48637690231616</text:p>
              </table:table-cell>
              <table:table-cell office:value-type="float" office:value="1.1821207924186">
                <text:p>1.1821207924186</text:p>
              </table:table-cell>
              <table:table-cell office:value-type="float" office:value="0.40593850844483">
                <text:p>0.40593850844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300893039334">
                <text:p>0.95300893039334</text:p>
              </table:table-cell>
              <table:table-cell office:value-type="float" office:value="0.51790603095619">
                <text:p>0.51790603095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9092795073">
                <text:p>1.109092795073</text:p>
              </table:table-cell>
              <table:table-cell office:value-type="float" office:value="0.49382813351405">
                <text:p>0.49382813351405</text:p>
              </table:table-cell>
              <table:table-cell office:value-type="float" office:value="0.92742373808321">
                <text:p>0.92742373808321</text:p>
              </table:table-cell>
              <table:table-cell office:value-type="float" office:value="0.47463382953324">
                <text:p>0.47463382953324</text:p>
              </table:table-cell>
              <table:table-cell office:value-type="float" office:value="1.1685002077798">
                <text:p>1.1685002077798</text:p>
              </table:table-cell>
              <table:table-cell office:value-type="float" office:value="0.4213532192193">
                <text:p>0.4213532192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69437165446">
                <text:p>0.9569437165446</text:p>
              </table:table-cell>
              <table:table-cell office:value-type="float" office:value="0.51446326211287">
                <text:p>0.5144632621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28491781613">
                <text:p>1.0828491781613</text:p>
              </table:table-cell>
              <table:table-cell office:value-type="float" office:value="0.50528891554006">
                <text:p>0.50528891554006</text:p>
              </table:table-cell>
              <table:table-cell office:value-type="float" office:value="0.95139074163938">
                <text:p>0.95139074163938</text:p>
              </table:table-cell>
              <table:table-cell office:value-type="float" office:value="0.4641609835595">
                <text:p>0.4641609835595</text:p>
              </table:table-cell>
              <table:table-cell office:value-type="float" office:value="1.152811966782">
                <text:p>1.152811966782</text:p>
              </table:table-cell>
              <table:table-cell office:value-type="float" office:value="0.43618184142424">
                <text:p>0.43618184142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126271136398">
                <text:p>0.96126271136398</text:p>
              </table:table-cell>
              <table:table-cell office:value-type="float" office:value="0.51115167774362">
                <text:p>0.511151677743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0597695628719">
                <text:p>1.0597695628719</text:p>
              </table:table-cell>
              <table:table-cell office:value-type="float" office:value="0.51442165414931">
                <text:p>0.51442165414931</text:p>
              </table:table-cell>
              <table:table-cell office:value-type="float" office:value="0.97459926867072">
                <text:p>0.97459926867072</text:p>
              </table:table-cell>
              <table:table-cell office:value-type="float" office:value="0.45517564498557">
                <text:p>0.45517564498557</text:p>
              </table:table-cell>
              <table:table-cell office:value-type="float" office:value="1.1359666942961">
                <text:p>1.1359666942961</text:p>
              </table:table-cell>
              <table:table-cell office:value-type="float" office:value="0.4500523212427">
                <text:p>0.45005232124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583855676563">
                <text:p>0.96583855676563</text:p>
              </table:table-cell>
              <table:table-cell office:value-type="float" office:value="0.50801893006121">
                <text:p>0.50801893006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0396007788097">
                <text:p>1.0396007788097</text:p>
              </table:table-cell>
              <table:table-cell office:value-type="float" office:value="0.5215489526418">
                <text:p>0.5215489526418</text:p>
              </table:table-cell>
              <table:table-cell office:value-type="float" office:value="0.99646430220788">
                <text:p>0.99646430220788</text:p>
              </table:table-cell>
              <table:table-cell office:value-type="float" office:value="0.44785847383691">
                <text:p>0.44785847383691</text:p>
              </table:table-cell>
              <table:table-cell office:value-type="float" office:value="1.1186909144398">
                <text:p>1.1186909144398</text:p>
              </table:table-cell>
              <table:table-cell office:value-type="float" office:value="0.46272987526454">
                <text:p>0.46272987526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055131342495">
                <text:p>0.97055131342495</text:p>
              </table:table-cell>
              <table:table-cell office:value-type="float" office:value="0.50510531282123">
                <text:p>0.505105312821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0221114384451">
                <text:p>1.0221114384451</text:p>
              </table:table-cell>
              <table:table-cell office:value-type="float" office:value="0.52694848473159">
                <text:p>0.52694848473159</text:p>
              </table:table-cell>
              <table:table-cell office:value-type="float" office:value="1.0164441099977">
                <text:p>1.0164441099977</text:p>
              </table:table-cell>
              <table:table-cell office:value-type="float" office:value="0.44233560670363">
                <text:p>0.44233560670363</text:p>
              </table:table-cell>
              <table:table-cell office:value-type="float" office:value="1.1015432732917">
                <text:p>1.1015432732917</text:p>
              </table:table-cell>
              <table:table-cell office:value-type="float" office:value="0.47408786546234">
                <text:p>0.47408786546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7528994576074">
                <text:p>0.97528994576074</text:p>
              </table:table-cell>
              <table:table-cell office:value-type="float" office:value="0.5024434905101">
                <text:p>0.50244349051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0070894267243">
                <text:p>1.0070894267243</text:p>
              </table:table-cell>
              <table:table-cell office:value-type="float" office:value="0.5308602698014">
                <text:p>0.5308602698014</text:p>
              </table:table-cell>
              <table:table-cell office:value-type="float" office:value="1.0340780573609">
                <text:p>1.0340780573609</text:p>
              </table:table-cell>
              <table:table-cell office:value-type="float" office:value="0.43866436371893">
                <text:p>0.43866436371893</text:p>
              </table:table-cell>
              <table:table-cell office:value-type="float" office:value="1.084939150195">
                <text:p>1.084939150195</text:p>
              </table:table-cell>
              <table:table-cell office:value-type="float" office:value="0.48408022656708">
                <text:p>0.484080226567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99537792805">
                <text:p>0.9799537792805</text:p>
              </table:table-cell>
              <table:table-cell office:value-type="float" office:value="0.50005831720489">
                <text:p>0.500058317204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9433938232224">
                <text:p>0.99433938232224</text:p>
              </table:table-cell>
              <table:table-cell office:value-type="float" office:value="0.53349283439227">
                <text:p>0.53349283439227</text:p>
              </table:table-cell>
              <table:table-cell office:value-type="float" office:value="1.0490189996914">
                <text:p>1.0490189996914</text:p>
              </table:table-cell>
              <table:table-cell office:value-type="float" office:value="0.43682535196014">
                <text:p>0.43682535196014</text:p>
              </table:table-cell>
              <table:table-cell office:value-type="float" office:value="1.0691768282845">
                <text:p>1.0691768282845</text:p>
              </table:table-cell>
              <table:table-cell office:value-type="float" office:value="0.49271806634038">
                <text:p>0.49271806634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445381219215">
                <text:p>0.98445381219215</text:p>
              </table:table-cell>
              <table:table-cell office:value-type="float" office:value="0.49796679565279">
                <text:p>0.497966795652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8368027354379">
                <text:p>0.98368027354379</text:p>
              </table:table-cell>
              <table:table-cell office:value-type="float" office:value="0.53502840243144">
                <text:p>0.53502840243144</text:p>
              </table:table-cell>
              <table:table-cell office:value-type="float" office:value="1.0610547970371">
                <text:p>1.0610547970371</text:p>
              </table:table-cell>
              <table:table-cell office:value-type="float" office:value="0.43672269831622">
                <text:p>0.43672269831622</text:p>
              </table:table-cell>
              <table:table-cell office:value-type="float" office:value="1.0544616486483">
                <text:p>1.0544616486483</text:p>
              </table:table-cell>
              <table:table-cell office:value-type="float" office:value="0.50005113165244">
                <text:p>0.50005113165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871377513691">
                <text:p>0.98871377513691</text:p>
              </table:table-cell>
              <table:table-cell office:value-type="float" office:value="0.49617821254645">
                <text:p>0.496178212546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7494312869149">
                <text:p>0.97494312869149</text:p>
              </table:table-cell>
              <table:table-cell office:value-type="float" office:value="0.53562724574716">
                <text:p>0.53562724574716</text:p>
              </table:table-cell>
              <table:table-cell office:value-type="float" office:value="1.0701155731223">
                <text:p>1.0701155731223</text:p>
              </table:table-cell>
              <table:table-cell office:value-type="float" office:value="0.43819253009942">
                <text:p>0.43819253009942</text:p>
              </table:table-cell>
              <table:table-cell office:value-type="float" office:value="1.0409266649298">
                <text:p>1.0409266649298</text:p>
              </table:table-cell>
              <table:table-cell office:value-type="float" office:value="0.50615383365841">
                <text:p>0.50615383365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267085418696">
                <text:p>0.99267085418696</text:p>
              </table:table-cell>
              <table:table-cell office:value-type="float" office:value="0.49469446867097">
                <text:p>0.4946944686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796895809309">
                <text:p>0.96796895809309</text:p>
              </table:table-cell>
              <table:table-cell office:value-type="float" office:value="0.53543131018411">
                <text:p>0.53543131018411</text:p>
              </table:table-cell>
              <table:table-cell office:value-type="float" office:value="1.0762663012027">
                <text:p>1.0762663012027</text:p>
              </table:table-cell>
              <table:table-cell office:value-type="float" office:value="0.44101813402662">
                <text:p>0.44101813402662</text:p>
              </table:table-cell>
              <table:table-cell office:value-type="float" office:value="1.0286494940097">
                <text:p>1.0286494940097</text:p>
              </table:table-cell>
              <table:table-cell office:value-type="float" office:value="0.51111506402032">
                <text:p>0.51111506402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627602079151">
                <text:p>0.99627602079151</text:p>
              </table:table-cell>
              <table:table-cell office:value-type="float" office:value="0.49351060426545">
                <text:p>0.4935106042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26068938561">
                <text:p>0.9626068938561</text:p>
              </table:table-cell>
              <table:table-cell office:value-type="float" office:value="0.53456721549453">
                <text:p>0.53456721549453</text:p>
              </table:table-cell>
              <table:table-cell office:value-type="float" office:value="1.0796871953291">
                <text:p>1.0796871953291</text:p>
              </table:table-cell>
              <table:table-cell office:value-type="float" office:value="0.44494904737166">
                <text:p>0.44494904737166</text:p>
              </table:table-cell>
              <table:table-cell office:value-type="float" office:value="1.0176656577593">
                <text:p>1.0176656577593</text:p>
              </table:table-cell>
              <table:table-cell office:value-type="float" office:value="0.51503108586221">
                <text:p>0.51503108586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49394493812">
                <text:p>0.99949394493812</text:p>
              </table:table-cell>
              <table:table-cell office:value-type="float" office:value="0.49261550252035">
                <text:p>0.4926155025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871256848001">
                <text:p>0.95871256848001</text:p>
              </table:table-cell>
              <table:table-cell office:value-type="float" office:value="0.53314871130469">
                <text:p>0.53314871130469</text:p>
              </table:table-cell>
              <table:table-cell office:value-type="float" office:value="1.0806462902164">
                <text:p>1.0806462902164</text:p>
              </table:table-cell>
              <table:table-cell office:value-type="float" office:value="0.44972092769069">
                <text:p>0.44972092769069</text:p>
              </table:table-cell>
              <table:table-cell office:value-type="float" office:value="1.0079789028779">
                <text:p>1.0079789028779</text:p>
              </table:table-cell>
              <table:table-cell office:value-type="float" office:value="0.51800066759924">
                <text:p>0.51800066759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23025006645">
                <text:p>1.0023025006645</text:p>
              </table:table-cell>
              <table:table-cell office:value-type="float" office:value="0.4919927394585">
                <text:p>0.491992739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614675143224">
                <text:p>0.95614675143224</text:p>
              </table:table-cell>
              <table:table-cell office:value-type="float" office:value="0.53127865788491">
                <text:p>0.53127865788491</text:p>
              </table:table-cell>
              <table:table-cell office:value-type="float" office:value="1.0794691610992">
                <text:p>1.0794691610992</text:p>
              </table:table-cell>
              <table:table-cell office:value-type="float" office:value="0.45507347387069">
                <text:p>0.45507347387069</text:p>
              </table:table-cell>
              <table:table-cell office:value-type="float" office:value="0.99956907395184">
                <text:p>0.99956907395184</text:p>
              </table:table-cell>
              <table:table-cell office:value-type="float" office:value="0.52012189496112">
                <text:p>0.52012189496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46919025742">
                <text:p>1.0046919025742</text:p>
              </table:table-cell>
              <table:table-cell office:value-type="float" office:value="0.49162153793141">
                <text:p>0.49162153793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77426150751">
                <text:p>0.95477426150751</text:p>
              </table:table-cell>
              <table:table-cell office:value-type="float" office:value="0.52905058964657">
                <text:p>0.52905058964657</text:p>
              </table:table-cell>
              <table:table-cell office:value-type="float" office:value="1.0765100723211">
                <text:p>1.0765100723211</text:p>
              </table:table-cell>
              <table:table-cell office:value-type="float" office:value="0.46076458718749">
                <text:p>0.46076458718749</text:p>
              </table:table-cell>
              <table:table-cell office:value-type="float" office:value="0.99239805094356">
                <text:p>0.99239805094356</text:p>
              </table:table-cell>
              <table:table-cell office:value-type="float" office:value="0.52149016654449">
                <text:p>0.52149016654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66635352665">
                <text:p>1.0066635352665</text:p>
              </table:table-cell>
              <table:table-cell office:value-type="float" office:value="0.49147777786957">
                <text:p>0.4914777778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46317072046">
                <text:p>0.95446317072046</text:p>
              </table:table-cell>
              <table:table-cell office:value-type="float" office:value="0.52654991138776">
                <text:p>0.52654991138776</text:p>
              </table:table-cell>
              <table:table-cell office:value-type="float" office:value="1.0721274793973">
                <text:p>1.0721274793973</text:p>
              </table:table-cell>
              <table:table-cell office:value-type="float" office:value="0.46658002046566">
                <text:p>0.46658002046566</text:p>
              </table:table-cell>
              <table:table-cell office:value-type="float" office:value="0.98641419560942">
                <text:p>0.98641419560942</text:p>
              </table:table-cell>
              <table:table-cell office:value-type="float" office:value="0.52219700971173">
                <text:p>0.52219700971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82285528052">
                <text:p>1.0082285528052</text:p>
              </table:table-cell>
              <table:table-cell office:value-type="float" office:value="0.4915350143039">
                <text:p>0.491535014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508431155367">
                <text:p>0.95508431155367</text:p>
              </table:table-cell>
              <table:table-cell office:value-type="float" office:value="0.52385477224168">
                <text:p>0.52385477224168</text:p>
              </table:table-cell>
              <table:table-cell office:value-type="float" office:value="1.0666652986294">
                <text:p>1.0666652986294</text:p>
              </table:table-cell>
              <table:table-cell office:value-type="float" office:value="0.47233865287602">
                <text:p>0.47233865287602</text:p>
              </table:table-cell>
              <table:table-cell office:value-type="float" office:value="0.98155567172727">
                <text:p>0.98155567172727</text:p>
              </table:table-cell>
              <table:table-cell office:value-type="float" office:value="0.52232944417401">
                <text:p>0.522329444174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94063320137">
                <text:p>1.0094063320137</text:p>
              </table:table-cell>
              <table:table-cell office:value-type="float" office:value="0.49176545843365">
                <text:p>0.4917654584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651109290572">
                <text:p>0.95651109290572</text:p>
              </table:table-cell>
              <table:table-cell office:value-type="float" office:value="0.52103665980359">
                <text:p>0.52103665980359</text:p>
              </table:table-cell>
              <table:table-cell office:value-type="float" office:value="1.0604401042563">
                <text:p>1.0604401042563</text:p>
              </table:table-cell>
              <table:table-cell office:value-type="float" office:value="0.4778940962394">
                <text:p>0.4778940962394</text:p>
              </table:table-cell>
              <table:table-cell office:value-type="float" office:value="0.97775293295825">
                <text:p>0.97775293295825</text:p>
              </table:table-cell>
              <table:table-cell office:value-type="float" office:value="0.52196968709256">
                <text:p>0.52196968709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102228621374">
                <text:p>1.0102228621374</text:p>
              </table:table-cell>
              <table:table-cell office:value-type="float" office:value="0.49214088409814">
                <text:p>0.49214088409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861962077145">
                <text:p>0.95861962077145</text:p>
              </table:table-cell>
              <table:table-cell office:value-type="float" office:value="0.51816075660609">
                <text:p>0.51816075660609</text:p>
              </table:table-cell>
              <table:table-cell office:value-type="float" office:value="1.053733591175">
                <text:p>1.053733591175</text:p>
              </table:table-cell>
              <table:table-cell office:value-type="float" office:value="0.48313358620445">
                <text:p>0.48313358620445</text:p>
              </table:table-cell>
              <table:table-cell office:value-type="float" office:value="0.97493061288747">
                <text:p>0.97493061288747</text:p>
              </table:table-cell>
              <table:table-cell office:value-type="float" office:value="0.52119508779942">
                <text:p>0.521195087799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107091457675">
                <text:p>1.0107091457675</text:p>
              </table:table-cell>
              <table:table-cell office:value-type="float" office:value="0.49263343113564">
                <text:p>0.4926334311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128910770722">
                <text:p>0.96128910770722</text:p>
              </table:table-cell>
              <table:table-cell office:value-type="float" office:value="0.5152861023866">
                <text:p>0.5152861023866</text:p>
              </table:table-cell>
              <table:table-cell office:value-type="float" office:value="1.0467892416588">
                <text:p>1.0467892416588</text:p>
              </table:table-cell>
              <table:table-cell office:value-type="float" office:value="0.48797510922859">
                <text:p>0.48797510922859</text:p>
              </table:table-cell>
              <table:table-cell office:value-type="float" office:value="0.97300899284627">
                <text:p>0.97300899284627</text:p>
              </table:table-cell>
              <table:table-cell office:value-type="float" office:value="0.52007816519023">
                <text:p>0.52007816519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08996738305">
                <text:p>1.0108996738305</text:p>
              </table:table-cell>
              <table:table-cell office:value-type="float" office:value="0.49321628700316">
                <text:p>0.4932162870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4025411496">
                <text:p>0.9644025411496</text:p>
              </table:table-cell>
              <table:table-cell office:value-type="float" office:value="0.51246560768816">
                <text:p>0.51246560768816</text:p>
              </table:table-cell>
              <table:table-cell office:value-type="float" office:value="1.0398120547212">
                <text:p>1.0398120547212</text:p>
              </table:table-cell>
              <table:table-cell office:value-type="float" office:value="0.49236357879767">
                <text:p>0.49236357879767</text:p>
              </table:table-cell>
              <table:table-cell office:value-type="float" office:value="0.97190518975781">
                <text:p>0.97190518975781</text:p>
              </table:table-cell>
              <table:table-cell office:value-type="float" office:value="0.51868664255041">
                <text:p>0.51868664255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108310229824">
                <text:p>1.0108310229824</text:p>
              </table:table-cell>
              <table:table-cell office:value-type="float" office:value="0.49386423758475">
                <text:p>0.49386423758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784756581169">
                <text:p>0.96784756581169</text:p>
              </table:table-cell>
              <table:table-cell office:value-type="float" office:value="0.50974596637975">
                <text:p>0.50974596637975</text:p>
              </table:table-cell>
              <table:table-cell office:value-type="float" office:value="1.032970307253">
                <text:p>1.032970307253</text:p>
              </table:table-cell>
              <table:table-cell office:value-type="float" office:value="0.49626667139939">
                <text:p>0.49626667139939</text:p>
              </table:table-cell>
              <table:table-cell office:value-type="float" office:value="0.97153418794299">
                <text:p>0.97153418794299</text:p>
              </table:table-cell>
              <table:table-cell office:value-type="float" office:value="0.5170835489226">
                <text:p>0.51708354892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05406087389">
                <text:p>1.0105406087389</text:p>
              </table:table-cell>
              <table:table-cell office:value-type="float" office:value="0.49455408652177">
                <text:p>0.4945540865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151752121532">
                <text:p>0.97151752121532</text:p>
              </table:table-cell>
              <table:table-cell office:value-type="float" office:value="0.50716751576152">
                <text:p>0.50716751576152</text:p>
              </table:table-cell>
              <table:table-cell office:value-type="float" office:value="1.0263985155984">
                <text:p>1.0263985155984</text:p>
              </table:table-cell>
              <table:table-cell office:value-type="float" office:value="0.49967073776608">
                <text:p>0.49967073776608</text:p>
              </table:table-cell>
              <table:table-cell office:value-type="float" office:value="0.97180976663276">
                <text:p>0.97180976663276</text:p>
              </table:table-cell>
              <table:table-cell office:value-type="float" office:value="0.51532725241031">
                <text:p>0.51532725241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00656135763">
                <text:p>1.0100656135763</text:p>
              </table:table-cell>
              <table:table-cell office:value-type="float" office:value="0.49526494916352">
                <text:p>0.49526494916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31256368677">
                <text:p>0.97531256368677</text:p>
              </table:table-cell>
              <table:table-cell office:value-type="float" office:value="0.50476409219457">
                <text:p>0.50476409219457</text:p>
              </table:table-cell>
              <table:table-cell office:value-type="float" office:value="1.0202009812615">
                <text:p>1.0202009812615</text:p>
              </table:table-cell>
              <table:table-cell office:value-type="float" office:value="0.5025770411486">
                <text:p>0.5025770411486</text:p>
              </table:table-cell>
              <table:table-cell office:value-type="float" office:value="0.97264539535983">
                <text:p>0.97264539535983</text:p>
              </table:table-cell>
              <table:table-cell office:value-type="float" office:value="0.51347146200045">
                <text:p>0.51347146200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94420970177">
                <text:p>1.0094420970177</text:p>
              </table:table-cell>
              <table:table-cell office:value-type="float" office:value="0.49597843216776">
                <text:p>0.49597843216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14079456707">
                <text:p>0.97914079456707</text:p>
              </table:table-cell>
              <table:table-cell office:value-type="float" office:value="0.50256292703336">
                <text:p>0.50256292703336</text:p>
              </table:table-cell>
              <table:table-cell office:value-type="float" office:value="1.0144554966835">
                <text:p>1.0144554966835</text:p>
              </table:table-cell>
              <table:table-cell office:value-type="float" office:value="0.50499844381064">
                <text:p>0.50499844381064</text:p>
              </table:table-cell>
              <table:table-cell office:value-type="float" office:value="0.9739551283075">
                <text:p>0.9739551283075</text:p>
              </table:table-cell>
              <table:table-cell office:value-type="float" office:value="0.51156518865984">
                <text:p>0.51156518865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87042848965">
                <text:p>1.0087042848965</text:p>
              </table:table-cell>
              <table:table-cell office:value-type="float" office:value="0.49667871292177">
                <text:p>0.4966787129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291931435238">
                <text:p>0.98291931435238</text:p>
              </table:table-cell>
              <table:table-cell office:value-type="float" office:value="0.50058462173508">
                <text:p>0.50058462173508</text:p>
              </table:table-cell>
              <table:table-cell office:value-type="float" office:value="1.0092169438963">
                <text:p>1.0092169438963</text:p>
              </table:table-cell>
              <table:table-cell office:value-type="float" office:value="0.50695658465504">
                <text:p>0.50695658465504</text:p>
              </table:table-cell>
              <table:table-cell office:value-type="float" office:value="0.97565451445189">
                <text:p>0.97565451445189</text:p>
              </table:table-cell>
              <table:table-cell office:value-type="float" office:value="0.50965267281897">
                <text:p>0.509652672818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78840276939">
                <text:p>1.0078840276939</text:p>
              </table:table-cell>
              <table:table-cell office:value-type="float" office:value="0.4973525345152">
                <text:p>0.497352534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657512676842">
                <text:p>0.98657512676842</text:p>
              </table:table-cell>
              <table:table-cell office:value-type="float" office:value="0.4988432324784">
                <text:p>0.4988432324784</text:p>
              </table:table-cell>
              <table:table-cell office:value-type="float" office:value="1.0045206329135">
                <text:p>1.0045206329135</text:p>
              </table:table-cell>
              <table:table-cell office:value-type="float" office:value="0.50847953178393">
                <text:p>0.50847953178393</text:p>
              </table:table-cell>
              <table:table-cell office:value-type="float" office:value="0.9776615248421">
                <text:p>0.9776615248421</text:p>
              </table:table-cell>
              <table:table-cell office:value-type="float" office:value="0.50777329146334">
                <text:p>0.50777329146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70104129477">
                <text:p>1.0070104129477</text:p>
              </table:table-cell>
              <table:table-cell office:value-type="float" office:value="0.49798913227286">
                <text:p>0.4979891322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004582737717">
                <text:p>0.99004582737717</text:p>
              </table:table-cell>
              <table:table-cell office:value-type="float" office:value="0.49734648396875">
                <text:p>0.49734648396875</text:p>
              </table:table-cell>
              <table:table-cell office:value-type="float" office:value="1.0003853083302">
                <text:p>1.0003853083302</text:p>
              </table:table-cell>
              <table:table-cell office:value-type="float" office:value="0.5095998659006">
                <text:p>0.5095998659006</text:p>
              </table:table-cell>
              <table:table-cell office:value-type="float" office:value="0.97989748531114">
                <text:p>0.97989748531114</text:p>
              </table:table-cell>
              <table:table-cell office:value-type="float" office:value="0.50596146299818">
                <text:p>0.505961462998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61095138947">
                <text:p>1.0061095138947</text:p>
              </table:table-cell>
              <table:table-cell office:value-type="float" office:value="0.49858010717779">
                <text:p>0.49858010717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28002734549">
                <text:p>0.99328002734549</text:p>
              </table:table-cell>
              <table:table-cell office:value-type="float" office:value="0.49609612022733">
                <text:p>0.49609612022733</text:p>
              </table:table-cell>
              <table:table-cell office:value-type="float" office:value="0.99681580564612">
                <text:p>0.99681580564612</text:p>
              </table:table-cell>
              <table:table-cell office:value-type="float" office:value="0.51035314634958">
                <text:p>0.51035314634958</text:p>
              </table:table-cell>
              <table:table-cell office:value-type="float" office:value="0.98228799227521">
                <text:p>0.98228799227521</text:p>
              </table:table-cell>
              <table:table-cell office:value-type="float" office:value="0.50424656823275">
                <text:p>0.50424656823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52042553539">
                <text:p>1.0052042553539</text:p>
              </table:table-cell>
              <table:table-cell office:value-type="float" office:value="0.4991192601954">
                <text:p>0.499119260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23748285621">
                <text:p>0.99623748285621</text:p>
              </table:table-cell>
              <table:table-cell office:value-type="float" office:value="0.49508838816999">
                <text:p>0.49508838816999</text:p>
              </table:table-cell>
              <table:table-cell office:value-type="float" office:value="0.99380536708849">
                <text:p>0.99380536708849</text:p>
              </table:table-cell>
              <table:table-cell office:value-type="float" office:value="0.51077664583151">
                <text:p>0.51077664583151</text:p>
              </table:table-cell>
              <table:table-cell office:value-type="float" office:value="0.98476378247944">
                <text:p>0.98476378247944</text:p>
              </table:table-cell>
              <table:table-cell office:value-type="float" office:value="0.50265290858613">
                <text:p>0.502652908586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4314377958">
                <text:p>1.004314377958</text:p>
              </table:table-cell>
              <table:table-cell office:value-type="float" office:value="0.49960239981957">
                <text:p>0.4996023998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88892219468">
                <text:p>0.99888892219468</text:p>
              </table:table-cell>
              <table:table-cell office:value-type="float" office:value="0.4943146388427">
                <text:p>0.4943146388427</text:p>
              </table:table-cell>
              <table:table-cell office:value-type="float" office:value="0.99133766643223">
                <text:p>0.99133766643223</text:p>
              </table:table-cell>
              <table:table-cell office:value-type="float" office:value="0.51090840845419">
                <text:p>0.51090840845419</text:p>
              </table:table-cell>
              <table:table-cell office:value-type="float" office:value="0.98726152312121">
                <text:p>0.98726152312121</text:p>
              </table:table-cell>
              <table:table-cell office:value-type="float" office:value="0.50119971907524">
                <text:p>0.501199719075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34564828156">
                <text:p>1.0034564828156</text:p>
              </table:table-cell>
              <table:table-cell office:value-type="float" office:value="0.50002713331875">
                <text:p>0.5000271333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12155835241">
                <text:p>1.0012155835241</text:p>
              </table:table-cell>
              <table:table-cell office:value-type="float" office:value="0.49376202231486">
                <text:p>0.49376202231486</text:p>
              </table:table-cell>
              <table:table-cell office:value-type="float" office:value="0.98938855305662">
                <text:p>0.98938855305662</text:p>
              </table:table-cell>
              <table:table-cell office:value-type="float" office:value="0.5107864605482">
                <text:p>0.5107864605482</text:p>
              </table:table-cell>
              <table:table-cell office:value-type="float" office:value="0.98972448867175">
                <text:p>0.98972448867175</text:p>
              </table:table-cell>
              <table:table-cell office:value-type="float" office:value="0.49990125100318">
                <text:p>0.49990125100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26441402047">
                <text:p>1.0026441402047</text:p>
              </table:table-cell>
              <table:table-cell office:value-type="float" office:value="0.50039265032466">
                <text:p>0.5003926503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32084946945">
                <text:p>1.0032084946945</text:p>
              </table:table-cell>
              <table:table-cell office:value-type="float" office:value="0.49341424616443">
                <text:p>0.49341424616443</text:p>
              </table:table-cell>
              <table:table-cell office:value-type="float" office:value="0.98792757900847">
                <text:p>0.98792757900847</text:p>
              </table:table-cell>
              <table:table-cell office:value-type="float" office:value="0.51044819141755">
                <text:p>0.51044819141755</text:p>
              </table:table-cell>
              <table:table-cell office:value-type="float" office:value="0.99210309373033">
                <text:p>0.99210309373033</text:p>
              </table:table-cell>
              <table:table-cell office:value-type="float" office:value="0.49876693443384">
                <text:p>0.49876693443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18880477057">
                <text:p>1.0018880477057</text:p>
              </table:table-cell>
              <table:table-cell office:value-type="float" office:value="0.50069950568689">
                <text:p>0.5006995056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486754053">
                <text:p>1.00486754053</text:p>
              </table:table-cell>
              <table:table-cell office:value-type="float" office:value="0.49325236455851">
                <text:p>0.49325236455851</text:p>
              </table:table-cell>
              <table:table-cell office:value-type="float" office:value="0.98691934234649">
                <text:p>0.98691934234649</text:p>
              </table:table-cell>
              <table:table-cell office:value-type="float" office:value="0.50992985829399">
                <text:p>0.50992985829399</text:p>
              </table:table-cell>
              <table:table-cell office:value-type="float" office:value="0.99435525734486">
                <text:p>0.99435525734486</text:p>
              </table:table-cell>
              <table:table-cell office:value-type="float" office:value="0.49780162491792">
                <text:p>0.497801624917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11962250701">
                <text:p>1.0011962250701</text:p>
              </table:table-cell>
              <table:table-cell office:value-type="float" office:value="0.50094940697714">
                <text:p>0.50094940697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62003720125">
                <text:p>1.0062003720125</text:p>
              </table:table-cell>
              <table:table-cell office:value-type="float" office:value="0.49325556507114">
                <text:p>0.49325556507114</text:p>
              </table:table-cell>
              <table:table-cell office:value-type="float" office:value="0.9863246804614">
                <text:p>0.9863246804614</text:p>
              </table:table-cell>
              <table:table-cell office:value-type="float" office:value="0.50926618504509">
                <text:p>0.50926618504509</text:p>
              </table:table-cell>
              <table:table-cell office:value-type="float" office:value="0.99644658265396">
                <text:p>0.99644658265396</text:p>
              </table:table-cell>
              <table:table-cell office:value-type="float" office:value="0.49700592501112">
                <text:p>0.49700592501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05742349698">
                <text:p>1.0005742349698</text:p>
              </table:table-cell>
              <table:table-cell office:value-type="float" office:value="0.50114501069905">
                <text:p>0.5011450106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2212154295">
                <text:p>1.0072212154295</text:p>
              </table:table-cell>
              <table:table-cell office:value-type="float" office:value="0.49340192317218">
                <text:p>0.49340192317218</text:p>
              </table:table-cell>
              <table:table-cell office:value-type="float" office:value="0.98610174220151">
                <text:p>0.98610174220151</text:p>
              </table:table-cell>
              <table:table-cell office:value-type="float" office:value="0.50849003455183">
                <text:p>0.50849003455183</text:p>
              </table:table-cell>
              <table:table-cell office:value-type="float" office:value="0.99835034864103">
                <text:p>0.99835034864103</text:p>
              </table:table-cell>
              <table:table-cell office:value-type="float" office:value="0.49637661385838">
                <text:p>0.496376613858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000254204839">
                <text:p>1.0000254204839</text:p>
              </table:table-cell>
              <table:table-cell office:value-type="float" office:value="0.50128973014726">
                <text:p>0.5012897301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9496383556">
                <text:p>1.0079496383556</text:p>
              </table:table-cell>
              <table:table-cell office:value-type="float" office:value="0.49366909910991">
                <text:p>0.49366909910991</text:p>
              </table:table-cell>
              <table:table-cell office:value-type="float" office:value="0.98620696081268">
                <text:p>0.98620696081268</text:p>
              </table:table-cell>
              <table:table-cell office:value-type="float" office:value="0.50763214075206">
                <text:p>0.50763214075206</text:p>
              </table:table-cell>
              <table:table-cell office:value-type="float" office:value="1.0000473052815">
                <text:p>1.0000473052815</text:p>
              </table:table-cell>
              <table:table-cell office:value-type="float" office:value="0.49590709009458">
                <text:p>0.495907090094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55115171259">
                <text:p>0.99955115171259</text:p>
              </table:table-cell>
              <table:table-cell office:value-type="float" office:value="0.50138755695241">
                <text:p>0.5013875569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4093241914">
                <text:p>1.0084093241914</text:p>
              </table:table-cell>
              <table:table-cell office:value-type="float" office:value="0.49403495792598">
                <text:p>0.49403495792598</text:p>
              </table:table-cell>
              <table:table-cell office:value-type="float" office:value="0.98659594304107">
                <text:p>0.98659594304107</text:p>
              </table:table-cell>
              <table:table-cell office:value-type="float" office:value="0.50672089910568">
                <text:p>0.50672089910568</text:p>
              </table:table-cell>
              <table:table-cell office:value-type="float" office:value="1.0015253064885">
                <text:p>1.0015253064885</text:p>
              </table:table-cell>
              <table:table-cell office:value-type="float" office:value="0.49558789522105">
                <text:p>0.49558789522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15107524532">
                <text:p>0.99915107524532</text:p>
              </table:table-cell>
              <table:table-cell office:value-type="float" office:value="0.50144289762534">
                <text:p>0.5014428976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626899074">
                <text:p>1.008626899074</text:p>
              </table:table-cell>
              <table:table-cell office:value-type="float" office:value="0.49447809982275">
                <text:p>0.49447809982275</text:p>
              </table:table-cell>
              <table:table-cell office:value-type="float" office:value="0.98722428084456">
                <text:p>0.98722428084456</text:p>
              </table:table-cell>
              <table:table-cell office:value-type="float" office:value="0.50578216198675">
                <text:p>0.50578216198675</text:p>
              </table:table-cell>
              <table:table-cell office:value-type="float" office:value="1.0027787882293">
                <text:p>1.0027787882293</text:p>
              </table:table-cell>
              <table:table-cell office:value-type="float" office:value="0.49540725583859">
                <text:p>0.495407255838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882336135598">
                <text:p>0.99882336135598</text:p>
              </table:table-cell>
              <table:table-cell office:value-type="float" office:value="0.50146042584719">
                <text:p>0.50146042584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6308455276">
                <text:p>1.0086308455276</text:p>
              </table:table-cell>
              <table:table-cell office:value-type="float" office:value="0.49497829439317">
                <text:p>0.49497829439317</text:p>
              </table:table-cell>
              <table:table-cell office:value-type="float" office:value="0.98804830484849">
                <text:p>0.98804830484849</text:p>
              </table:table-cell>
              <table:table-cell office:value-type="float" office:value="0.50483913056802">
                <text:p>0.50483913056802</text:p>
              </table:table-cell>
              <table:table-cell office:value-type="float" office:value="1.0038081245213">
                <text:p>1.0038081245213</text:p>
              </table:table-cell>
              <table:table-cell office:value-type="float" office:value="0.49535163678116">
                <text:p>0.49535163678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856494476003">
                <text:p>0.99856494476003</text:p>
              </table:table-cell>
              <table:table-cell office:value-type="float" office:value="0.50144495081526">
                <text:p>0.5014449508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4505273304">
                <text:p>1.0084505273304</text:p>
              </table:table-cell>
              <table:table-cell office:value-type="float" office:value="0.49551681782674">
                <text:p>0.49551681782674</text:p>
              </table:table-cell>
              <table:table-cell office:value-type="float" office:value="0.98902575739238">
                <text:p>0.98902575739238</text:p>
              </table:table-cell>
              <table:table-cell office:value-type="float" office:value="0.50391225105114">
                <text:p>0.50391225105114</text:p>
              </table:table-cell>
              <table:table-cell office:value-type="float" office:value="1.0046188949388">
                <text:p>1.0046188949388</text:p>
              </table:table-cell>
              <table:table-cell office:value-type="float" office:value="0.49540629117573">
                <text:p>0.49540629117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37175558153">
                <text:p>0.99837175558153</text:p>
              </table:table-cell>
              <table:table-cell office:value-type="float" office:value="0.50140130162073">
                <text:p>0.5014013016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1153406514">
                <text:p>1.0081153406514</text:p>
              </table:table-cell>
              <table:table-cell office:value-type="float" office:value="0.49607669680979">
                <text:p>0.49607669680979</text:p>
              </table:table-cell>
              <table:table-cell office:value-type="float" office:value="0.99011639771226">
                <text:p>0.99011639771226</text:p>
              </table:table-cell>
              <table:table-cell office:value-type="float" office:value="0.50301915078868">
                <text:p>0.50301915078868</text:p>
              </table:table-cell>
              <table:table-cell office:value-type="float" office:value="1.0052210803591">
                <text:p>1.0052210803591</text:p>
              </table:table-cell>
              <table:table-cell office:value-type="float" office:value="0.49555574160782">
                <text:p>0.495555741607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823893785742">
                <text:p>0.99823893785742</text:p>
              </table:table-cell>
              <table:table-cell office:value-type="float" office:value="0.50133422737961">
                <text:p>0.5013342273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6539981572">
                <text:p>1.0076539981572</text:p>
              </table:table-cell>
              <table:table-cell office:value-type="float" office:value="0.49664286630415">
                <text:p>0.49664286630415</text:p>
              </table:table-cell>
              <table:table-cell office:value-type="float" office:value="0.9912825338875">
                <text:p>0.9912825338875</text:p>
              </table:table-cell>
              <table:table-cell office:value-type="float" office:value="0.50217465283512">
                <text:p>0.50217465283512</text:p>
              </table:table-cell>
              <table:table-cell office:value-type="float" office:value="1.0056282728331">
                <text:p>1.0056282728331</text:p>
              </table:table-cell>
              <table:table-cell office:value-type="float" office:value="0.49578430171306">
                <text:p>0.49578430171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816105348299">
                <text:p>0.99816105348299</text:p>
              </table:table-cell>
              <table:table-cell office:value-type="float" office:value="0.50124831264381">
                <text:p>0.5012483126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0939458885">
                <text:p>1.0070939458885</text:p>
              </table:table-cell>
              <table:table-cell office:value-type="float" office:value="0.49720225071796">
                <text:p>0.49720225071796</text:p>
              </table:table-cell>
              <table:table-cell office:value-type="float" office:value="0.99248946190766">
                <text:p>0.99248946190766</text:p>
              </table:table-cell>
              <table:table-cell office:value-type="float" office:value="0.5013907780954">
                <text:p>0.5013907780954</text:p>
              </table:table-cell>
              <table:table-cell office:value-type="float" office:value="1.0058568445735">
                <text:p>1.0058568445735</text:p>
              </table:table-cell>
              <table:table-cell office:value-type="float" office:value="0.49607646639407">
                <text:p>0.496076466394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813226999728">
                <text:p>0.99813226999728</text:p>
              </table:table-cell>
              <table:table-cell office:value-type="float" office:value="0.50114790746749">
                <text:p>0.50114790746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64609073707">
                <text:p>1.0064609073707</text:p>
              </table:table-cell>
              <table:table-cell office:value-type="float" office:value="0.49774377928083">
                <text:p>0.49774377928083</text:p>
              </table:table-cell>
              <table:table-cell office:value-type="float" office:value="0.99370582869179">
                <text:p>0.99370582869179</text:p>
              </table:table-cell>
              <table:table-cell office:value-type="float" office:value="0.50067682569864">
                <text:p>0.50067682569864</text:p>
              </table:table-cell>
              <table:table-cell office:value-type="float" office:value="1.005925176004">
                <text:p>1.005925176004</text:p>
              </table:table-cell>
              <table:table-cell office:value-type="float" office:value="0.49641727921005">
                <text:p>0.49641727921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814653104007">
                <text:p>0.99814653104007</text:p>
              </table:table-cell>
              <table:table-cell office:value-type="float" office:value="0.50103707138413">
                <text:p>0.50103707138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7785456345">
                <text:p>1.0057785456345</text:p>
              </table:table-cell>
              <table:table-cell office:value-type="float" office:value="0.49825834686936">
                <text:p>0.49825834686936</text:p>
              </table:table-cell>
              <table:table-cell office:value-type="float" office:value="0.99490389947526">
                <text:p>0.99490389947526</text:p>
              </table:table-cell>
              <table:table-cell office:value-type="float" office:value="0.50003948590909">
                <text:p>0.50003948590909</text:p>
              </table:table-cell>
              <table:table-cell office:value-type="float" office:value="1.0058529299178">
                <text:p>1.0058529299178</text:p>
              </table:table-cell>
              <table:table-cell office:value-type="float" office:value="0.49679263064265">
                <text:p>0.49679263064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819770869852">
                <text:p>0.99819770869852</text:p>
              </table:table-cell>
              <table:table-cell office:value-type="float" office:value="0.50091953045227">
                <text:p>0.50091953045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0682314072">
                <text:p>1.0050682314072</text:p>
              </table:table-cell>
              <table:table-cell office:value-type="float" office:value="0.49873873129168">
                <text:p>0.49873873129168</text:p>
              </table:table-cell>
              <table:table-cell office:value-type="float" office:value="0.9960597314874">
                <text:p>0.9960597314874</text:p>
              </table:table-cell>
              <table:table-cell office:value-type="float" office:value="0.4994829921516">
                <text:p>0.4994829921516</text:p>
              </table:table-cell>
              <table:table-cell office:value-type="float" office:value="1.0056603929866">
                <text:p>1.0056603929866</text:p>
              </table:table-cell>
              <table:table-cell office:value-type="float" office:value="0.49718949111246">
                <text:p>0.49718949111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82797373127">
                <text:p>0.9982797373127</text:p>
              </table:table-cell>
              <table:table-cell office:value-type="float" office:value="0.50079864644815">
                <text:p>0.5007986464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43489044774">
                <text:p>1.0043489044774</text:p>
              </table:table-cell>
              <table:table-cell office:value-type="float" office:value="0.49917947732339">
                <text:p>0.49917947732339</text:p>
              </table:table-cell>
              <table:table-cell office:value-type="float" office:value="0.99715325417439">
                <text:p>0.99715325417439</text:p>
              </table:table-cell>
              <table:table-cell office:value-type="float" office:value="0.49900930733314">
                <text:p>0.49900930733314</text:p>
              </table:table-cell>
              <table:table-cell office:value-type="float" office:value="1.0053678954051">
                <text:p>1.0053678954051</text:p>
              </table:table-cell>
              <table:table-cell office:value-type="float" office:value="0.49759608207862">
                <text:p>0.497596082078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838672863152">
                <text:p>0.99838672863152</text:p>
              </table:table-cell>
              <table:table-cell office:value-type="float" office:value="0.50067739721727">
                <text:p>0.5006773972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36370148879">
                <text:p>1.0036370148879</text:p>
              </table:table-cell>
              <table:table-cell office:value-type="float" office:value="0.49957675676687">
                <text:p>0.49957675676687</text:p>
              </table:table-cell>
              <table:table-cell office:value-type="float" office:value="0.99816825934597">
                <text:p>0.99816825934597</text:p>
              </table:table-cell>
              <table:table-cell office:value-type="float" office:value="0.49861834010446">
                <text:p>0.49861834010446</text:p>
              </table:table-cell>
              <table:table-cell office:value-type="float" office:value="1.0049953141515">
                <text:p>1.0049953141515</text:p>
              </table:table-cell>
              <table:table-cell office:value-type="float" office:value="0.4980019891235">
                <text:p>0.4980019891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851306850936">
                <text:p>0.99851306850936</text:p>
              </table:table-cell>
              <table:table-cell office:value-type="float" office:value="0.50055836714381">
                <text:p>0.5005583671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9465309354">
                <text:p>1.0029465309354</text:p>
              </table:table-cell>
              <table:table-cell office:value-type="float" office:value="0.49992821262542">
                <text:p>0.49992821262542</text:p>
              </table:table-cell>
              <table:table-cell office:value-type="float" office:value="0.99909230702101">
                <text:p>0.99909230702101</text:p>
              </table:table-cell>
              <table:table-cell office:value-type="float" office:value="0.49830818461788">
                <text:p>0.49830818461788</text:p>
              </table:table-cell>
              <table:table-cell office:value-type="float" office:value="1.0045616613671">
                <text:p>1.0045616613671</text:p>
              </table:table-cell>
              <table:table-cell office:value-type="float" office:value="0.49839822261366">
                <text:p>0.49839822261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865349560756">
                <text:p>0.99865349560756</text:p>
              </table:table-cell>
              <table:table-cell office:value-type="float" office:value="0.50044374665678">
                <text:p>0.5004437466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2890017327">
                <text:p>1.0022890017327</text:p>
              </table:table-cell>
              <table:table-cell office:value-type="float" office:value="0.50023279425746">
                <text:p>0.50023279425746</text:p>
              </table:table-cell>
              <table:table-cell office:value-type="float" office:value="0.99991655534926">
                <text:p>0.99991655534926</text:p>
              </table:table-cell>
              <table:table-cell office:value-type="float" office:value="0.49807537519319">
                <text:p>0.49807537519319</text:p>
              </table:table-cell>
              <table:table-cell office:value-type="float" office:value="1.004084756055">
                <text:p>1.004084756055</text:p>
              </table:table-cell>
              <table:table-cell office:value-type="float" office:value="0.49877723271601">
                <text:p>0.49877723271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880316281542">
                <text:p>0.99880316281542</text:p>
              </table:table-cell>
              <table:table-cell office:value-type="float" office:value="0.5003353396649">
                <text:p>0.50033533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16736631454">
                <text:p>1.0016736631454</text:p>
              </table:table-cell>
              <table:table-cell office:value-type="float" office:value="0.50049058918427">
                <text:p>0.50049058918427</text:p>
              </table:table-cell>
              <table:table-cell office:value-type="float" office:value="1.0006355256396">
                <text:p>1.0006355256396</text:p>
              </table:table-cell>
              <table:table-cell office:value-type="float" office:value="0.4979151517703">
                <text:p>0.4979151517703</text:p>
              </table:table-cell>
              <table:table-cell office:value-type="float" office:value="1.0035809746672">
                <text:p>1.0035809746672</text:p>
              </table:table-cell>
              <table:table-cell office:value-type="float" office:value="0.49913288537061">
                <text:p>0.49913288537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895768232738">
                <text:p>0.99895768232738</text:p>
              </table:table-cell>
              <table:table-cell office:value-type="float" office:value="0.50023457780032">
                <text:p>0.5002345778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11075771086">
                <text:p>1.0011075771086</text:p>
              </table:table-cell>
              <table:table-cell office:value-type="float" office:value="0.50070265612162">
                <text:p>0.50070265612162</text:p>
              </table:table-cell>
              <table:table-cell office:value-type="float" office:value="1.0012468137159">
                <text:p>1.0012468137159</text:p>
              </table:table-cell>
              <table:table-cell office:value-type="float" office:value="0.49782172535077">
                <text:p>0.49782172535077</text:p>
              </table:table-cell>
              <table:table-cell office:value-type="float" office:value="1.0030650745049">
                <text:p>1.0030650745049</text:p>
              </table:table-cell>
              <table:table-cell office:value-type="float" office:value="0.4994604063116">
                <text:p>0.4994604063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113155506">
                <text:p>0.999113155506</text:p>
              </table:table-cell>
              <table:table-cell office:value-type="float" office:value="0.50014254035493">
                <text:p>0.5001425403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5957955573">
                <text:p>1.0005957955573</text:p>
              </table:table-cell>
              <table:table-cell office:value-type="float" office:value="0.50087086282119">
                <text:p>0.50087086282119</text:p>
              </table:table-cell>
              <table:table-cell office:value-type="float" office:value="1.0017507620013">
                <text:p>1.0017507620013</text:p>
              </table:table-cell>
              <table:table-cell office:value-type="float" office:value="0.49778853284245">
                <text:p>0.49778853284245</text:p>
              </table:table-cell>
              <table:table-cell office:value-type="float" office:value="1.0025500826654">
                <text:p>1.0025500826654</text:p>
              </table:table-cell>
              <table:table-cell office:value-type="float" office:value="0.49975630143524">
                <text:p>0.499756301435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26618881927">
                <text:p>0.99926618881927</text:p>
              </table:table-cell>
              <table:table-cell office:value-type="float" office:value="0.50005997881253">
                <text:p>0.5000599788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415413923">
                <text:p>1.0001415413923</text:p>
              </table:table-cell>
              <table:table-cell office:value-type="float" office:value="0.50099773145527">
                <text:p>0.50099773145527</text:p>
              </table:table-cell>
              <table:table-cell office:value-type="float" office:value="1.0021501022226">
                <text:p>1.0021501022226</text:p>
              </table:table-cell>
              <table:table-cell office:value-type="float" office:value="0.49780850876282">
                <text:p>0.49780850876282</text:p>
              </table:table-cell>
              <table:table-cell office:value-type="float" office:value="1.0020472420906">
                <text:p>1.0020472420906</text:p>
              </table:table-cell>
              <table:table-cell office:value-type="float" office:value="0.50001825637932">
                <text:p>0.500018256379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41389726519">
                <text:p>0.99941389726519</text:p>
              </table:table-cell>
              <table:table-cell office:value-type="float" office:value="0.49998734491605">
                <text:p>0.4999873449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74640001368">
                <text:p>0.99974640001368</text:p>
              </table:table-cell>
              <table:table-cell office:value-type="float" office:value="0.50108629355711">
                <text:p>0.50108629355711</text:p>
              </table:table-cell>
              <table:table-cell office:value-type="float" office:value="1.0024495813031">
                <text:p>1.0024495813031</text:p>
              </table:table-cell>
              <table:table-cell office:value-type="float" office:value="0.49787427491695">
                <text:p>0.49787427491695</text:p>
              </table:table-cell>
              <table:table-cell office:value-type="float" office:value="1.0015660074738">
                <text:p>1.0015660074738</text:p>
              </table:table-cell>
              <table:table-cell office:value-type="float" office:value="0.50024502437481">
                <text:p>0.500245024374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55389678277">
                <text:p>0.99955389678277</text:p>
              </table:table-cell>
              <table:table-cell office:value-type="float" office:value="0.49992482126048">
                <text:p>0.4999248212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41051595553">
                <text:p>0.99941051595553</text:p>
              </table:table-cell>
              <table:table-cell office:value-type="float" office:value="0.50113995593169">
                <text:p>0.50113995593169</text:p>
              </table:table-cell>
              <table:table-cell office:value-type="float" office:value="1.0026555974332">
                <text:p>1.0026555974332</text:p>
              </table:table-cell>
              <table:table-cell office:value-type="float" office:value="0.49797838479498">
                <text:p>0.49797838479498</text:p>
              </table:table-cell>
              <table:table-cell office:value-type="float" office:value="1.0011140824964">
                <text:p>1.0011140824964</text:p>
              </table:table-cell>
              <table:table-cell office:value-type="float" office:value="0.50043630562955">
                <text:p>0.50043630562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68428719872">
                <text:p>0.99968428719872</text:p>
              </table:table-cell>
              <table:table-cell office:value-type="float" office:value="0.49987235346718">
                <text:p>0.49987235346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1327900482">
                <text:p>0.9991327900482</text:p>
              </table:table-cell>
              <table:table-cell office:value-type="float" office:value="0.501162378464">
                <text:p>0.501162378464</text:p>
              </table:table-cell>
              <table:table-cell office:value-type="float" office:value="1.0027758274778">
                <text:p>1.0027758274778</text:p>
              </table:table-cell>
              <table:table-cell office:value-type="float" office:value="0.49811349343596">
                <text:p>0.49811349343596</text:p>
              </table:table-cell>
              <table:table-cell office:value-type="float" office:value="1.0006974910177">
                <text:p>1.0006974910177</text:p>
              </table:table-cell>
              <table:table-cell office:value-type="float" office:value="0.50059262280583">
                <text:p>0.500592622805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80362727197">
                <text:p>0.99980362727197</text:p>
              </table:table-cell>
              <table:table-cell office:value-type="float" office:value="0.49982968307369">
                <text:p>0.4998296830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91107331042">
                <text:p>0.99891107331042</text:p>
              </table:table-cell>
              <table:table-cell office:value-type="float" office:value="0.50115736435849">
                <text:p>0.50115736435849</text:p>
              </table:table-cell>
              <table:table-cell office:value-type="float" office:value="1.0028188802415">
                <text:p>1.0028188802415</text:p>
              </table:table-cell>
              <table:table-cell office:value-type="float" office:value="0.49827251822156">
                <text:p>0.49827251822156</text:p>
              </table:table-cell>
              <table:table-cell office:value-type="float" office:value="1.0003206752252">
                <text:p>1.0003206752252</text:p>
              </table:table-cell>
              <table:table-cell office:value-type="float" office:value="0.5007151961335">
                <text:p>0.50071519613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91090337668">
                <text:p>0.99991090337668</text:p>
              </table:table-cell>
              <table:table-cell office:value-type="float" office:value="0.49979638036043">
                <text:p>0.4997963803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74235445412">
                <text:p>0.99874235445412</text:p>
              </table:table-cell>
              <table:table-cell office:value-type="float" office:value="0.50112876302825">
                <text:p>0.50112876302825</text:p>
              </table:table-cell>
              <table:table-cell office:value-type="float" office:value="1.0027939715702">
                <text:p>1.0027939715702</text:p>
              </table:table-cell>
              <table:table-cell office:value-type="float" office:value="0.49844876899583">
                <text:p>0.49844876899583</text:p>
              </table:table-cell>
              <table:table-cell office:value-type="float" office:value="0.99998661437832">
                <text:p>0.99998661437832</text:p>
              </table:table-cell>
              <table:table-cell office:value-type="float" office:value="0.50080582105578">
                <text:p>0.500805821055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00054933123">
                <text:p>1.0000054933123</text:p>
              </table:table-cell>
              <table:table-cell office:value-type="float" office:value="0.49977187643124">
                <text:p>0.4997718764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62293847195">
                <text:p>0.99862293847195</text:p>
              </table:table-cell>
              <table:table-cell office:value-type="float" office:value="0.50108038560098">
                <text:p>0.50108038560098</text:p>
              </table:table-cell>
              <table:table-cell office:value-type="float" office:value="1.0027106289814">
                <text:p>1.0027106289814</text:p>
              </table:table-cell>
              <table:table-cell office:value-type="float" office:value="0.49863605168133">
                <text:p>0.49863605168133</text:p>
              </table:table-cell>
              <table:table-cell office:value-type="float" office:value="0.99969695844032">
                <text:p>0.99969695844032</text:p>
              </table:table-cell>
              <table:table-cell office:value-type="float" office:value="0.5008667507221">
                <text:p>0.50086675072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00871266488">
                <text:p>1.0000871266488</text:p>
              </table:table-cell>
              <table:table-cell office:value-type="float" office:value="0.49975549396434">
                <text:p>0.4997554939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54861429073">
                <text:p>0.99854861429073</text:p>
              </table:table-cell>
              <table:table-cell office:value-type="float" office:value="0.50101593280763">
                <text:p>0.50101593280763</text:p>
              </table:table-cell>
              <table:table-cell office:value-type="float" office:value="1.0025784292286">
                <text:p>1.0025784292286</text:p>
              </table:table-cell>
              <table:table-cell office:value-type="float" office:value="0.49882874550964">
                <text:p>0.49882874550964</text:p>
              </table:table-cell>
              <table:table-cell office:value-type="float" office:value="0.99945217175703">
                <text:p>0.99945217175703</text:p>
              </table:table-cell>
              <table:table-cell office:value-type="float" office:value="0.50090059065956">
                <text:p>0.50090059065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01558429137">
                <text:p>1.0001558429137</text:p>
              </table:table-cell>
              <table:table-cell office:value-type="float" office:value="0.49974647615184">
                <text:p>0.4997464761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51480992566">
                <text:p>0.99851480992566</text:p>
              </table:table-cell>
              <table:table-cell office:value-type="float" office:value="0.50093893485741">
                <text:p>0.50093893485741</text:p>
              </table:table-cell>
              <table:table-cell office:value-type="float" office:value="1.0024067710323">
                <text:p>1.0024067710323</text:p>
              </table:table-cell>
              <table:table-cell office:value-type="float" office:value="0.49902185569375">
                <text:p>0.49902185569375</text:p>
              </table:table-cell>
              <table:table-cell office:value-type="float" office:value="0.99925167921594">
                <text:p>0.99925167921594</text:p>
              </table:table-cell>
              <table:table-cell office:value-type="float" office:value="0.50091017554769">
                <text:p>0.500910175547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02119488056">
                <text:p>1.0002119488056</text:p>
              </table:table-cell>
              <table:table-cell office:value-type="float" office:value="0.49974401344647">
                <text:p>0.49974401344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51673396981">
                <text:p>0.99851673396981</text:p>
              </table:table-cell>
              <table:table-cell office:value-type="float" office:value="0.50085270277214">
                <text:p>0.50085270277214</text:p>
              </table:table-cell>
              <table:table-cell office:value-type="float" office:value="1.0022046837502">
                <text:p>1.0022046837502</text:p>
              </table:table-cell>
              <table:table-cell office:value-type="float" office:value="0.49921104395701">
                <text:p>0.49921104395701</text:p>
              </table:table-cell>
              <table:table-cell office:value-type="float" office:value="0.99909402346319">
                <text:p>0.99909402346319</text:p>
              </table:table-cell>
              <table:table-cell office:value-type="float" office:value="0.50089850017822">
                <text:p>0.500898500178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02559754881">
                <text:p>1.0002559754881</text:p>
              </table:table-cell>
              <table:table-cell office:value-type="float" office:value="0.49974726783141">
                <text:p>0.49974726783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54950261376">
                <text:p>0.99854950261376</text:p>
              </table:table-cell>
              <table:table-cell office:value-type="float" office:value="0.50076029054555">
                <text:p>0.50076029054555</text:p>
              </table:table-cell>
              <table:table-cell office:value-type="float" office:value="1.0019806714961">
                <text:p>1.0019806714961</text:p>
              </table:table-cell>
              <table:table-cell office:value-type="float" office:value="0.49939263824616">
                <text:p>0.49939263824616</text:p>
              </table:table-cell>
              <table:table-cell office:value-type="float" office:value="0.99897700889892">
                <text:p>0.99897700889892</text:p>
              </table:table-cell>
              <table:table-cell office:value-type="float" office:value="0.50086862377905">
                <text:p>0.500868623779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02886368757">
                <text:p>1.0002886368757</text:p>
              </table:table-cell>
              <table:table-cell office:value-type="float" office:value="0.49975539442092">
                <text:p>0.4997553944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60825171512">
                <text:p>0.99860825171512</text:p>
              </table:table-cell>
              <table:table-cell office:value-type="float" office:value="0.50066446740653">
                <text:p>0.50066446740653</text:p>
              </table:table-cell>
              <table:table-cell office:value-type="float" office:value="1.0017425917121">
                <text:p>1.0017425917121</text:p>
              </table:table-cell>
              <table:table-cell office:value-type="float" office:value="0.49956362653923">
                <text:p>0.49956362653923</text:p>
              </table:table-cell>
              <table:table-cell office:value-type="float" office:value="0.99889784677607">
                <text:p>0.99889784677607</text:p>
              </table:table-cell>
              <table:table-cell office:value-type="float" office:value="0.50082359814368">
                <text:p>0.500823598143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03107896806">
                <text:p>1.0003107896806</text:p>
              </table:table-cell>
              <table:table-cell office:value-type="float" office:value="0.49976756028388">
                <text:p>0.49976756028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68823373471">
                <text:p>0.99868823373471</text:p>
              </table:table-cell>
              <table:table-cell office:value-type="float" office:value="0.50056769939487">
                <text:p>0.50056769939487</text:p>
              </table:table-cell>
              <table:table-cell office:value-type="float" office:value="1.0014975655735">
                <text:p>1.0014975655735</text:p>
              </table:table-cell>
              <table:table-cell office:value-type="float" office:value="0.49972163530063">
                <text:p>0.49972163530063</text:p>
              </table:table-cell>
              <table:table-cell office:value-type="float" office:value="0.99885329256004">
                <text:p>0.99885329256004</text:p>
              </table:table-cell>
              <table:table-cell office:value-type="float" office:value="0.50076640230322">
                <text:p>0.500766402303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03233958449">
                <text:p>1.0003233958449</text:p>
              </table:table-cell>
              <table:table-cell office:value-type="float" office:value="0.49978296045844">
                <text:p>0.4997829604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78489962569">
                <text:p>0.99878489962569</text:p>
              </table:table-cell>
              <table:table-cell office:value-type="float" office:value="0.5004721394035">
                <text:p>0.5004721394035</text:p>
              </table:table-cell>
              <table:table-cell office:value-type="float" office:value="1.0012519179963">
                <text:p>1.0012519179963</text:p>
              </table:table-cell>
              <table:table-cell office:value-type="float" office:value="0.49986489630143">
                <text:p>0.49986489630143</text:p>
              </table:table-cell>
              <table:table-cell office:value-type="float" office:value="0.99883977525397">
                <text:p>0.99883977525397</text:p>
              </table:table-cell>
              <table:table-cell office:value-type="float" office:value="0.50069989852389">
                <text:p>0.500699898523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03274878482">
                <text:p>1.0003274878482</text:p>
              </table:table-cell>
              <table:table-cell office:value-type="float" office:value="0.49980083119263">
                <text:p>0.4998008311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89396600666">
                <text:p>0.99889396600666</text:p>
              </table:table-cell>
              <table:table-cell office:value-type="float" office:value="0.50037962480074">
                <text:p>0.50037962480074</text:p>
              </table:table-cell>
              <table:table-cell office:value-type="float" office:value="1.0010111442094">
                <text:p>1.0010111442094</text:p>
              </table:table-cell>
              <table:table-cell office:value-type="float" office:value="0.49999220416879">
                <text:p>0.49999220416879</text:p>
              </table:table-cell>
              <table:table-cell office:value-type="float" office:value="0.9988535129845">
                <text:p>0.9988535129845</text:p>
              </table:table-cell>
              <table:table-cell office:value-type="float" office:value="0.50062675817018">
                <text:p>0.50062675817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0324137244">
                <text:p>1.000324137244</text:p>
              </table:table-cell>
              <table:table-cell office:value-type="float" office:value="0.49982046050294">
                <text:p>0.49982046050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01146816787">
                <text:p>0.99901146816787</text:p>
              </table:table-cell>
              <table:table-cell office:value-type="float" office:value="0.50029168172046">
                <text:p>0.50029168172046</text:p>
              </table:table-cell>
              <table:table-cell office:value-type="float" office:value="1.0007798997481">
                <text:p>1.0007798997481</text:p>
              </table:table-cell>
              <table:table-cell office:value-type="float" office:value="0.50010286704839">
                <text:p>0.50010286704839</text:p>
              </table:table-cell>
              <table:table-cell office:value-type="float" office:value="0.99889062909081">
                <text:p>0.99889062909081</text:p>
              </table:table-cell>
              <table:table-cell office:value-type="float" office:value="0.50054945396649">
                <text:p>0.50054945396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003144266646">
                <text:p>1.0003144266646</text:p>
              </table:table-cell>
              <table:table-cell office:value-type="float" office:value="0.49984119618917">
                <text:p>0.4998411961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13379965154">
                <text:p>0.99913379965154</text:p>
              </table:table-cell>
              <table:table-cell office:value-type="float" office:value="0.50020953509624">
                <text:p>0.50020953509624</text:p>
              </table:table-cell>
              <table:table-cell office:value-type="float" office:value="1.0005620106617">
                <text:p>1.0005620106617</text:p>
              </table:table-cell>
              <table:table-cell office:value-type="float" office:value="0.50019665254982">
                <text:p>0.50019665254982</text:p>
              </table:table-cell>
              <table:table-cell office:value-type="float" office:value="0.9989472446081">
                <text:p>0.9989472446081</text:p>
              </table:table-cell>
              <table:table-cell office:value-type="float" office:value="0.5004702256162">
                <text:p>0.50047022561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002994254181">
                <text:p>1.0002994254181</text:p>
              </table:table-cell>
              <table:table-cell office:value-type="float" office:value="0.49986245148182">
                <text:p>0.4998624514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25773930996">
                <text:p>0.99925773930996</text:p>
              </table:table-cell>
              <table:table-cell office:value-type="float" office:value="0.50013412351879">
                <text:p>0.50013412351879</text:p>
              </table:table-cell>
              <table:table-cell office:value-type="float" office:value="1.0003605007555">
                <text:p>1.0003605007555</text:p>
              </table:table-cell>
              <table:table-cell office:value-type="float" office:value="0.50027373091038">
                <text:p>0.50027373091038</text:p>
              </table:table-cell>
              <table:table-cell office:value-type="float" office:value="0.99901956227415">
                <text:p>0.99901956227415</text:p>
              </table:table-cell>
              <table:table-cell office:value-type="float" office:value="0.50039106185139">
                <text:p>0.500391061851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002801687096">
                <text:p>1.0002801687096</text:p>
              </table:table-cell>
              <table:table-cell office:value-type="float" office:value="0.49988370852549">
                <text:p>0.4998837085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38046687842">
                <text:p>0.99938046687842</text:p>
              </table:table-cell>
              <table:table-cell office:value-type="float" office:value="0.50006611801239">
                <text:p>0.50006611801239</text:p>
              </table:table-cell>
              <table:table-cell office:value-type="float" office:value="1.000177632798">
                <text:p>1.000177632798</text:p>
              </table:table-cell>
              <table:table-cell office:value-type="float" office:value="0.50033461706876">
                <text:p>0.50033461706876</text:p>
              </table:table-cell>
              <table:table-cell office:value-type="float" office:value="0.99910393805083">
                <text:p>0.99910393805083</text:p>
              </table:table-cell>
              <table:table-cell office:value-type="float" office:value="0.50031368999258">
                <text:p>0.500313689992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02576404315">
                <text:p>1.0002576404315</text:p>
              </table:table-cell>
              <table:table-cell office:value-type="float" office:value="0.49990451992147">
                <text:p>0.4999045199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49956820253">
                <text:p>0.99949956820253</text:p>
              </table:table-cell>
              <table:table-cell office:value-type="float" office:value="0.50000594385695">
                <text:p>0.50000594385695</text:p>
              </table:table-cell>
              <table:table-cell office:value-type="float" office:value="1.0000149608759">
                <text:p>1.0000149608759</text:p>
              </table:table-cell>
              <table:table-cell office:value-type="float" office:value="0.50038012054747">
                <text:p>0.50038012054747</text:p>
              </table:table-cell>
              <table:table-cell office:value-type="float" office:value="0.99919694027791">
                <text:p>0.99919694027791</text:p>
              </table:table-cell>
              <table:table-cell office:value-type="float" office:value="0.50023957275302">
                <text:p>0.50023957275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002327594">
                <text:p>1.0002327594</text:p>
              </table:table-cell>
              <table:table-cell office:value-type="float" office:value="0.49992450856376">
                <text:p>0.49992450856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61303133048">
                <text:p>0.99961303133048</text:p>
              </table:table-cell>
              <table:table-cell office:value-type="float" office:value="0.49995380462512">
                <text:p>0.49995380462512</text:p>
              </table:table-cell>
              <table:table-cell office:value-type="float" office:value="0.99987338798892">
                <text:p>0.99987338798892</text:p>
              </table:table-cell>
              <table:table-cell office:value-type="float" office:value="0.50041126532559">
                <text:p>0.50041126532559</text:p>
              </table:table-cell>
              <table:table-cell office:value-type="float" office:value="0.99929539662587">
                <text:p>0.99929539662587</text:p>
              </table:table-cell>
              <table:table-cell office:value-type="float" office:value="0.50016991058798">
                <text:p>0.500169910587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002063688541">
                <text:p>1.0002063688541</text:p>
              </table:table-cell>
              <table:table-cell office:value-type="float" office:value="0.49994336600768">
                <text:p>0.49994336600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7192347217">
                <text:p>0.9997192347217</text:p>
              </table:table-cell>
              <table:table-cell office:value-type="float" office:value="0.49990970765834">
                <text:p>0.49990970765834</text:p>
              </table:table-cell>
              <table:table-cell office:value-type="float" office:value="0.999753239607">
                <text:p>0.999753239607</text:p>
              </table:table-cell>
              <table:table-cell office:value-type="float" office:value="0.50042926168529">
                <text:p>0.50042926168529</text:p>
              </table:table-cell>
              <table:table-cell office:value-type="float" office:value="0.99939642958299">
                <text:p>0.99939642958299</text:p>
              </table:table-cell>
              <table:table-cell office:value-type="float" office:value="0.50010564966958">
                <text:p>0.50010564966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01792289931">
                <text:p>1.0001792289931</text:p>
              </table:table-cell>
              <table:table-cell office:value-type="float" office:value="0.49996084960804">
                <text:p>0.4999608496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81692883411">
                <text:p>0.99981692883411</text:p>
              </table:table-cell>
              <table:table-cell office:value-type="float" office:value="0.49987349026953">
                <text:p>0.49987349026953</text:p>
              </table:table-cell>
              <table:table-cell office:value-type="float" office:value="0.99965432960477">
                <text:p>0.99965432960477</text:p>
              </table:table-cell>
              <table:table-cell office:value-type="float" office:value="0.50043544885331">
                <text:p>0.50043544885331</text:p>
              </table:table-cell>
              <table:table-cell office:value-type="float" office:value="0.99949748104607">
                <text:p>0.99949748104607</text:p>
              </table:table-cell>
              <table:table-cell office:value-type="float" office:value="0.50004748491123">
                <text:p>0.50004748491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0152012289">
                <text:p>1.000152012289</text:p>
              </table:table-cell>
              <table:table-cell office:value-type="float" office:value="0.49997677865792">
                <text:p>0.4999767786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0521233603">
                <text:p>0.99990521233603</text:p>
              </table:table-cell>
              <table:table-cell office:value-type="float" office:value="0.49984484603204">
                <text:p>0.49984484603204</text:p>
              </table:table-cell>
              <table:table-cell office:value-type="float" office:value="0.99957603143916">
                <text:p>0.99957603143916</text:p>
              </table:table-cell>
              <table:table-cell office:value-type="float" office:value="0.50043124142074">
                <text:p>0.50043124142074</text:p>
              </table:table-cell>
              <table:table-cell office:value-type="float" office:value="0.99959633008401">
                <text:p>0.99959633008401</text:p>
              </table:table-cell>
              <table:table-cell office:value-type="float" office:value="0.49999590430201">
                <text:p>0.49999590430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001253012925">
                <text:p>1.0001253012925</text:p>
              </table:table-cell>
              <table:table-cell office:value-type="float" office:value="0.49999102974768">
                <text:p>0.4999910297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350414731">
                <text:p>0.99998350414731</text:p>
              </table:table-cell>
              <table:table-cell office:value-type="float" office:value="0.49982335059111">
                <text:p>0.49982335059111</text:p>
              </table:table-cell>
              <table:table-cell office:value-type="float" office:value="0.99951735295674">
                <text:p>0.99951735295674</text:p>
              </table:table-cell>
              <table:table-cell office:value-type="float" office:value="0.50041811036116">
                <text:p>0.50041811036116</text:p>
              </table:table-cell>
              <table:table-cell office:value-type="float" office:value="0.99969109074782">
                <text:p>0.99969109074782</text:p>
              </table:table-cell>
              <table:table-cell office:value-type="float" office:value="0.49995117947148">
                <text:p>0.499951179471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000995886351">
                <text:p>1.0000995886351</text:p>
              </table:table-cell>
              <table:table-cell office:value-type="float" office:value="0.50000353155034">
                <text:p>0.5000035315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515124517">
                <text:p>1.0000515124517</text:p>
              </table:table-cell>
              <table:table-cell office:value-type="float" office:value="0.49980848651512">
                <text:p>0.49980848651512</text:p>
              </table:table-cell>
              <table:table-cell office:value-type="float" office:value="0.99947699891115">
                <text:p>0.99947699891115</text:p>
              </table:table-cell>
              <table:table-cell office:value-type="float" office:value="0.5003975138308">
                <text:p>0.5003975138308</text:p>
              </table:table-cell>
              <table:table-cell office:value-type="float" office:value="0.99978021365721">
                <text:p>0.99978021365721</text:p>
              </table:table-cell>
              <table:table-cell office:value-type="float" office:value="0.49991339602436">
                <text:p>0.499913396024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000752789233">
                <text:p>1.0000752789233</text:p>
              </table:table-cell>
              <table:table-cell office:value-type="float" office:value="0.50001425922247">
                <text:p>0.5000142592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092017418">
                <text:p>1.0001092017418</text:p>
              </table:table-cell>
              <table:table-cell office:value-type="float" office:value="0.49979966678526">
                <text:p>0.49979966678526</text:p>
              </table:table-cell>
              <table:table-cell office:value-type="float" office:value="0.99945344583123">
                <text:p>0.99945344583123</text:p>
              </table:table-cell>
              <table:table-cell office:value-type="float" office:value="0.50037088504079">
                <text:p>0.50037088504079</text:p>
              </table:table-cell>
              <table:table-cell office:value-type="float" office:value="0.9998624761933">
                <text:p>0.9998624761933</text:p>
              </table:table-cell>
              <table:table-cell office:value-type="float" office:value="0.49988247556529">
                <text:p>0.499882475565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000526922268">
                <text:p>1.0000526922268</text:p>
              </table:table-cell>
              <table:table-cell office:value-type="float" office:value="0.50002322859187">
                <text:p>0.5000232285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567588635">
                <text:p>1.0001567588635</text:p>
              </table:table-cell>
              <table:table-cell office:value-type="float" office:value="0.4997962566031">
                <text:p>0.4997962566031</text:p>
              </table:table-cell>
              <table:table-cell office:value-type="float" office:value="0.99944500310209">
                <text:p>0.99944500310209</text:p>
              </table:table-cell>
              <table:table-cell office:value-type="float" office:value="0.50033960177678">
                <text:p>0.50033960177678</text:p>
              </table:table-cell>
              <table:table-cell office:value-type="float" office:value="0.99993696688956">
                <text:p>0.99993696688956</text:p>
              </table:table-cell>
              <table:table-cell office:value-type="float" office:value="0.49985819891018">
                <text:p>0.499858198910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000320688673">
                <text:p>1.0000320688673</text:p>
              </table:table-cell>
              <table:table-cell office:value-type="float" office:value="0.50003049028376">
                <text:p>0.50003049028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945589215">
                <text:p>1.0001945589215</text:p>
              </table:table-cell>
              <table:table-cell office:value-type="float" office:value="0.49979759327369">
                <text:p>0.49979759327369</text:p>
              </table:table-cell>
              <table:table-cell office:value-type="float" office:value="0.99944987120576">
                <text:p>0.99944987120576</text:p>
              </table:table-cell>
              <table:table-cell office:value-type="float" office:value="0.50030496231311">
                <text:p>0.50030496231311</text:p>
              </table:table-cell>
              <table:table-cell office:value-type="float" office:value="1.0000030649186">
                <text:p>1.0000030649186</text:p>
              </table:table-cell>
              <table:table-cell office:value-type="float" office:value="0.49984022968674">
                <text:p>0.4998402296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000135752289">
                <text:p>1.0000135752289</text:p>
              </table:table-cell>
              <table:table-cell office:value-type="float" office:value="0.50003612391762">
                <text:p>0.5000361239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2231317976">
                <text:p>1.0002231317976</text:p>
              </table:table-cell>
              <table:table-cell office:value-type="float" office:value="0.4998030039956">
                <text:p>0.4998030039956</text:p>
              </table:table-cell>
              <table:table-cell office:value-type="float" office:value="0.99946619531694">
                <text:p>0.99946619531694</text:p>
              </table:table-cell>
              <table:table-cell office:value-type="float" office:value="0.50026816797098">
                <text:p>0.50026816797098</text:p>
              </table:table-cell>
              <table:table-cell office:value-type="float" office:value="1.0000604156589">
                <text:p>1.0000604156589</text:p>
              </table:table-cell>
              <table:table-cell office:value-type="float" office:value="0.49982813564979">
                <text:p>0.49982813564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999731032824">
                <text:p>0.99999731032824</text:p>
              </table:table-cell>
              <table:table-cell office:value-type="float" office:value="0.50004023248677">
                <text:p>0.50004023248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2431299188">
                <text:p>1.0002431299188</text:p>
              </table:table-cell>
              <table:table-cell office:value-type="float" office:value="0.49981182145746">
                <text:p>0.49981182145746</text:p>
              </table:table-cell>
              <table:table-cell office:value-type="float" office:value="0.99949211293375">
                <text:p>0.99949211293375</text:p>
              </table:table-cell>
              <table:table-cell office:value-type="float" office:value="0.50023030974891">
                <text:p>0.50023030974891</text:p>
              </table:table-cell>
              <table:table-cell office:value-type="float" office:value="1.0001089040959">
                <text:p>1.0001089040959</text:p>
              </table:table-cell>
              <table:table-cell office:value-type="float" office:value="0.4998214121584">
                <text:p>0.4998214121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998331290277">
                <text:p>0.99998331290277</text:p>
              </table:table-cell>
              <table:table-cell office:value-type="float" office:value="0.50004293701389">
                <text:p>0.5000429370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2552977982">
                <text:p>1.0002552977982</text:p>
              </table:table-cell>
              <table:table-cell office:value-type="float" office:value="0.49982339720203">
                <text:p>0.49982339720203</text:p>
              </table:table-cell>
              <table:table-cell office:value-type="float" office:value="0.99952579545212">
                <text:p>0.99952579545212</text:p>
              </table:table-cell>
              <table:table-cell office:value-type="float" office:value="0.5001923587428">
                <text:p>0.5001923587428</text:p>
              </table:table-cell>
              <table:table-cell office:value-type="float" office:value="1.000148625723">
                <text:p>1.000148625723</text:p>
              </table:table-cell>
              <table:table-cell office:value-type="float" office:value="0.49981949936376">
                <text:p>0.499819499363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997156879809">
                <text:p>0.99997156879809</text:p>
              </table:table-cell>
              <table:table-cell office:value-type="float" office:value="0.50004437155642">
                <text:p>0.50004437155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2604437648">
                <text:p>1.0002604437648</text:p>
              </table:table-cell>
              <table:table-cell office:value-type="float" office:value="0.49983711277336">
                <text:p>0.49983711277336</text:p>
              </table:table-cell>
              <table:table-cell office:value-type="float" office:value="0.99956548370552">
                <text:p>0.99956548370552</text:p>
              </table:table-cell>
              <table:table-cell office:value-type="float" office:value="0.50015516074598">
                <text:p>0.50015516074598</text:p>
              </table:table-cell>
              <table:table-cell office:value-type="float" office:value="1.0001798580726">
                <text:p>1.0001798580726</text:p>
              </table:table-cell>
              <table:table-cell office:value-type="float" office:value="0.49982181646948">
                <text:p>0.499821816469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996201845837">
                <text:p>0.99996201845837</text:p>
              </table:table-cell>
              <table:table-cell office:value-type="float" office:value="0.50004467861904">
                <text:p>0.5000446786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2594141887">
                <text:p>1.0002594141887</text:p>
              </table:table-cell>
              <table:table-cell office:value-type="float" office:value="0.49985238870894">
                <text:p>0.49985238870894</text:p>
              </table:table-cell>
              <table:table-cell office:value-type="float" office:value="0.99960951733812">
                <text:p>0.99960951733812</text:p>
              </table:table-cell>
              <table:table-cell office:value-type="float" office:value="0.5001194344014">
                <text:p>0.5001194344014</text:p>
              </table:table-cell>
              <table:table-cell office:value-type="float" office:value="1.0002030260219">
                <text:p>1.0002030260219</text:p>
              </table:table-cell>
              <table:table-cell office:value-type="float" office:value="0.49982774839421">
                <text:p>0.499827748394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95456434965">
                <text:p>0.99995456434965</text:p>
              </table:table-cell>
              <table:table-cell office:value-type="float" office:value="0.50004400501338">
                <text:p>0.5000440050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2530704159">
                <text:p>1.0002530704159</text:p>
              </table:table-cell>
              <table:table-cell office:value-type="float" office:value="0.4998686914778">
                <text:p>0.4998686914778</text:p>
              </table:table-cell>
              <table:table-cell office:value-type="float" office:value="0.99965635813295">
                <text:p>0.99965635813295</text:p>
              </table:table-cell>
              <table:table-cell office:value-type="float" office:value="0.5000857718232">
                <text:p>0.5000857718232</text:p>
              </table:table-cell>
              <table:table-cell office:value-type="float" office:value="1.0002186801183">
                <text:p>1.0002186801183</text:p>
              </table:table-cell>
              <table:table-cell office:value-type="float" office:value="0.49983669227826">
                <text:p>0.499836692278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994907816953">
                <text:p>0.99994907816953</text:p>
              </table:table-cell>
              <table:table-cell office:value-type="float" office:value="0.50004249819087">
                <text:p>0.5000424981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2422685351">
                <text:p>1.0002422685351</text:p>
              </table:table-cell>
              <table:table-cell office:value-type="float" office:value="0.49988553849653">
                <text:p>0.49988553849653</text:p>
              </table:table-cell>
              <table:table-cell office:value-type="float" office:value="0.99970460777883">
                <text:p>0.99970460777883</text:p>
              </table:table-cell>
              <table:table-cell office:value-type="float" office:value="0.5000546422479">
                <text:p>0.5000546422479</text:p>
              </table:table-cell>
              <table:table-cell office:value-type="float" office:value="1.0002274630557">
                <text:p>1.0002274630557</text:p>
              </table:table-cell>
              <table:table-cell office:value-type="float" office:value="0.49984805502752">
                <text:p>0.499848055027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99454077218">
                <text:p>0.9999454077218</text:p>
              </table:table-cell>
              <table:table-cell office:value-type="float" office:value="0.50004030306091">
                <text:p>0.5000403030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2278420203">
                <text:p>1.0002278420203</text:p>
              </table:table-cell>
              <table:table-cell office:value-type="float" office:value="0.49990250137916">
                <text:p>0.49990250137916</text:p>
              </table:table-cell>
              <table:table-cell office:value-type="float" office:value="0.9997530202445">
                <text:p>0.9997530202445</text:p>
              </table:table-cell>
              <table:table-cell office:value-type="float" office:value="0.50002639780368">
                <text:p>0.50002639780368</text:p>
              </table:table-cell>
              <table:table-cell office:value-type="float" office:value="1.0002300846957">
                <text:p>1.0002300846957</text:p>
              </table:table-cell>
              <table:table-cell office:value-type="float" office:value="0.4998612687284">
                <text:p>0.49986126872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994338335767">
                <text:p>0.99994338335767</text:p>
              </table:table-cell>
              <table:table-cell office:value-type="float" office:value="0.50003755929477">
                <text:p>0.5000375592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2105872271">
                <text:p>1.0002105872271</text:p>
              </table:table-cell>
              <table:table-cell office:value-type="float" office:value="0.49991920759371">
                <text:p>0.49991920759371</text:p>
              </table:table-cell>
              <table:table-cell office:value-type="float" office:value="0.99980050922069">
                <text:p>0.99980050922069</text:p>
              </table:table-cell>
              <table:table-cell office:value-type="float" office:value="0.50000128108574">
                <text:p>0.50000128108574</text:p>
              </table:table-cell>
              <table:table-cell office:value-type="float" office:value="1.0002272972983">
                <text:p>1.0002272972983</text:p>
              </table:table-cell>
              <table:table-cell office:value-type="float" office:value="0.49987579896136">
                <text:p>0.49987579896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994282390788">
                <text:p>0.99994282390788</text:p>
              </table:table-cell>
              <table:table-cell office:value-type="float" office:value="0.50003439910583">
                <text:p>0.50003439910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912516574">
                <text:p>1.0001912516574</text:p>
              </table:table-cell>
              <table:table-cell office:value-type="float" office:value="0.49993534070901">
                <text:p>0.49993534070901</text:p>
              </table:table-cell>
              <table:table-cell office:value-type="float" office:value="0.9998461511008">
                <text:p>0.9998461511008</text:p>
              </table:table-cell>
              <table:table-cell office:value-type="float" office:value="0.49997943468886">
                <text:p>0.49997943468886</text:p>
              </table:table-cell>
              <table:table-cell office:value-type="float" office:value="1.0002198734693">
                <text:p>1.0002198734693</text:p>
              </table:table-cell>
              <table:table-cell office:value-type="float" office:value="0.49989115257607">
                <text:p>0.499891152576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994354205068">
                <text:p>0.99994354205068</text:p>
              </table:table-cell>
              <table:table-cell office:value-type="float" office:value="0.50003094548762">
                <text:p>0.50003094548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705248629">
                <text:p>1.0001705248629</text:p>
              </table:table-cell>
              <table:table-cell office:value-type="float" office:value="0.49995063942023">
                <text:p>0.49995063942023</text:p>
              </table:table-cell>
              <table:table-cell office:value-type="float" office:value="0.99988918380595">
                <text:p>0.99988918380595</text:p>
              </table:table-cell>
              <table:table-cell office:value-type="float" office:value="0.49996090954814">
                <text:p>0.49996090954814</text:p>
              </table:table-cell>
              <table:table-cell office:value-type="float" office:value="1.0002085863959">
                <text:p>1.0002085863959</text:p>
              </table:table-cell>
              <table:table-cell office:value-type="float" office:value="0.49990688317289">
                <text:p>0.499906883172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994534908003">
                <text:p>0.99994534908003</text:p>
              </table:table-cell>
              <table:table-cell office:value-type="float" office:value="0.50002731088447">
                <text:p>0.50002731088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49031817">
                <text:p>1.000149031817</text:p>
              </table:table-cell>
              <table:table-cell office:value-type="float" office:value="0.499964895542">
                <text:p>0.499964895542</text:p>
              </table:table-cell>
              <table:table-cell office:value-type="float" office:value="0.99992900284523">
                <text:p>0.99992900284523</text:p>
              </table:table-cell>
              <table:table-cell office:value-type="float" office:value="0.4999456773388">
                <text:p>0.4999456773388</text:p>
              </table:table-cell>
              <table:table-cell office:value-type="float" office:value="1.0001941926771">
                <text:p>1.0001941926771</text:p>
              </table:table-cell>
              <table:table-cell office:value-type="float" office:value="0.49992259533277">
                <text:p>0.499922595332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994805905546">
                <text:p>0.99994805905546</text:p>
              </table:table-cell>
              <table:table-cell office:value-type="float" office:value="0.50002359626393">
                <text:p>0.50002359626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273285567">
                <text:p>1.0001273285567</text:p>
              </table:table-cell>
              <table:table-cell office:value-type="float" office:value="0.49997795115374">
                <text:p>0.49997795115374</text:p>
              </table:table-cell>
              <table:table-cell office:value-type="float" office:value="0.99996515376409">
                <text:p>0.99996515376409</text:p>
              </table:table-cell>
              <table:table-cell office:value-type="float" office:value="0.49993364098487">
                <text:p>0.49993364098487</text:p>
              </table:table-cell>
              <table:table-cell office:value-type="float" office:value="1.0001774176029">
                <text:p>1.0001774176029</text:p>
              </table:table-cell>
              <table:table-cell office:value-type="float" office:value="0.49993794505644">
                <text:p>0.49993794505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995149233071">
                <text:p>0.99995149233071</text:p>
              </table:table-cell>
              <table:table-cell office:value-type="float" office:value="0.50001989055575">
                <text:p>0.5000198905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058998732">
                <text:p>1.0001058998732</text:p>
              </table:table-cell>
              <table:table-cell office:value-type="float" office:value="0.49998969507431">
                <text:p>0.49998969507431</text:p>
              </table:table-cell>
              <table:table-cell office:value-type="float" office:value="0.99999732250249">
                <text:p>0.99999732250249</text:p>
              </table:table-cell>
              <table:table-cell office:value-type="float" office:value="0.49992464579497">
                <text:p>0.49992464579497</text:p>
              </table:table-cell>
              <table:table-cell office:value-type="float" office:value="1.0001589436917">
                <text:p>1.0001589436917</text:p>
              </table:table-cell>
              <table:table-cell office:value-type="float" office:value="0.49995264214594">
                <text:p>0.499952642145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995547847129">
                <text:p>0.99995547847129</text:p>
              </table:table-cell>
              <table:table-cell office:value-type="float" office:value="0.50001627041962">
                <text:p>0.5000162704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851588208">
                <text:p>1.0000851588208</text:p>
              </table:table-cell>
              <table:table-cell office:value-type="float" office:value="0.50000005883292">
                <text:p>0.50000005883292</text:p>
              </table:table-cell>
              <table:table-cell office:value-type="float" office:value="1.0000253239171">
                <text:p>1.0000253239171</text:p>
              </table:table-cell>
              <table:table-cell office:value-type="float" office:value="0.49991849041486">
                <text:p>0.49991849041486</text:p>
              </table:table-cell>
              <table:table-cell office:value-type="float" office:value="1.0001394010244">
                <text:p>1.0001394010244</text:p>
              </table:table-cell>
              <table:table-cell office:value-type="float" office:value="0.49996644890033">
                <text:p>0.499966448900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995985858288">
                <text:p>0.99995985858288</text:p>
              </table:table-cell>
              <table:table-cell office:value-type="float" office:value="0.5000128003018">
                <text:p>0.5000128003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65447802">
                <text:p>1.000065447802</text:p>
              </table:table-cell>
              <table:table-cell office:value-type="float" office:value="0.50000901229065">
                <text:p>0.50000901229065</text:p>
              </table:table-cell>
              <table:table-cell office:value-type="float" office:value="1.0000490889429">
                <text:p>1.0000490889429</text:p>
              </table:table-cell>
              <table:table-cell office:value-type="float" office:value="0.49991493256499">
                <text:p>0.49991493256499</text:p>
              </table:table-cell>
              <table:table-cell office:value-type="float" office:value="1.0001193602977">
                <text:p>1.0001193602977</text:p>
              </table:table-cell>
              <table:table-cell office:value-type="float" office:value="0.49997917851161">
                <text:p>0.499979178511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996448708143">
                <text:p>0.99996448708143</text:p>
              </table:table-cell>
              <table:table-cell office:value-type="float" office:value="0.50000953274041">
                <text:p>0.5000095327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470409915">
                <text:p>1.0000470409915</text:p>
              </table:table-cell>
              <table:table-cell office:value-type="float" office:value="0.50001655905291">
                <text:p>0.50001655905291</text:p>
              </table:table-cell>
              <table:table-cell office:value-type="float" office:value="1.0000686526895">
                <text:p>1.0000686526895</text:p>
              </table:table-cell>
              <table:table-cell office:value-type="float" office:value="0.49991371468512">
                <text:p>0.49991371468512</text:p>
              </table:table-cell>
              <table:table-cell office:value-type="float" office:value="1.0000993280713">
                <text:p>1.0000993280713</text:p>
              </table:table-cell>
              <table:table-cell office:value-type="float" office:value="0.49999069247604">
                <text:p>0.49999069247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996923294362">
                <text:p>0.99996923294362</text:p>
              </table:table-cell>
              <table:table-cell office:value-type="float" office:value="0.50000650887927">
                <text:p>0.5000065088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301478638">
                <text:p>1.0000301478638</text:p>
              </table:table-cell>
              <table:table-cell office:value-type="float" office:value="0.50002273179831">
                <text:p>0.50002273179831</text:p>
              </table:table-cell>
              <table:table-cell office:value-type="float" office:value="1.0000841358574">
                <text:p>1.0000841358574</text:p>
              </table:table-cell>
              <table:table-cell office:value-type="float" office:value="0.49991456028053">
                <text:p>0.49991456028053</text:p>
              </table:table-cell>
              <table:table-cell office:value-type="float" office:value="1.0000797440601">
                <text:p>1.0000797440601</text:p>
              </table:table-cell>
              <table:table-cell office:value-type="float" office:value="0.50000089728082">
                <text:p>0.500000897280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997398048183">
                <text:p>0.99997398048183</text:p>
              </table:table-cell>
              <table:table-cell office:value-type="float" office:value="0.50000375915113">
                <text:p>0.5000037591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149175991">
                <text:p>1.0000149175991</text:p>
              </table:table-cell>
              <table:table-cell office:value-type="float" office:value="0.50002758763355">
                <text:p>0.50002758763355</text:p>
              </table:table-cell>
              <table:table-cell office:value-type="float" office:value="1.0000957318296">
                <text:p>1.0000957318296</text:p>
              </table:table-cell>
              <table:table-cell office:value-type="float" office:value="0.49991717734625">
                <text:p>0.49991717734625</text:p>
              </table:table-cell>
              <table:table-cell office:value-type="float" office:value="1.0000609802569">
                <text:p>1.0000609802569</text:p>
              </table:table-cell>
              <table:table-cell office:value-type="float" office:value="0.50000974053598">
                <text:p>0.50000974053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997862969181">
                <text:p>0.99997862969181</text:p>
              </table:table-cell>
              <table:table-cell office:value-type="float" office:value="0.50000130409321">
                <text:p>0.5000013040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14441551">
                <text:p>1.0000014441551</text:p>
              </table:table-cell>
              <table:table-cell office:value-type="float" office:value="0.50003120356855">
                <text:p>0.50003120356855</text:p>
              </table:table-cell>
              <table:table-cell office:value-type="float" office:value="1.000103695488">
                <text:p>1.000103695488</text:p>
              </table:table-cell>
              <table:table-cell office:value-type="float" office:value="0.49992127557882">
                <text:p>0.49992127557882</text:p>
              </table:table-cell>
              <table:table-cell office:value-type="float" office:value="1.0000433416634">
                <text:p>1.0000433416634</text:p>
              </table:table-cell>
              <table:table-cell office:value-type="float" office:value="0.50001720671048">
                <text:p>0.500017206710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998309622374">
                <text:p>0.99998309622374</text:p>
              </table:table-cell>
              <table:table-cell office:value-type="float" office:value="0.49999915525974">
                <text:p>0.4999991552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97718069">
                <text:p>0.9999897718069</text:p>
              </table:table-cell>
              <table:table-cell office:value-type="float" office:value="0.50003367219026">
                <text:p>0.50003367219026</text:p>
              </table:table-cell>
              <table:table-cell office:value-type="float" office:value="1.0001083283601">
                <text:p>1.0001083283601</text:p>
              </table:table-cell>
              <table:table-cell office:value-type="float" office:value="0.49992656335392">
                <text:p>0.49992656335392</text:p>
              </table:table-cell>
              <table:table-cell office:value-type="float" office:value="1.0000270684002">
                <text:p>1.0000270684002</text:p>
              </table:table-cell>
              <table:table-cell office:value-type="float" office:value="0.50002331261923">
                <text:p>0.500023312619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998731102832">
                <text:p>0.99998731102832</text:p>
              </table:table-cell>
              <table:table-cell office:value-type="float" office:value="0.49999731619946">
                <text:p>0.4999973161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7990097529">
                <text:p>0.99997990097529</text:p>
              </table:table-cell>
              <table:table-cell office:value-type="float" office:value="0.50003509759892">
                <text:p>0.50003509759892</text:p>
              </table:table-cell>
              <table:table-cell office:value-type="float" office:value="1.0001099682887">
                <text:p>1.0001099682887</text:p>
              </table:table-cell>
              <table:table-cell office:value-type="float" office:value="0.49993277225358">
                <text:p>0.49993277225358</text:p>
              </table:table-cell>
              <table:table-cell office:value-type="float" office:value="1.0000123389658">
                <text:p>1.0000123389658</text:p>
              </table:table-cell>
              <table:table-cell office:value-type="float" office:value="0.50002810279366">
                <text:p>0.500028102793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9999121972932">
                <text:p>0.99999121972932</text:p>
              </table:table-cell>
              <table:table-cell office:value-type="float" office:value="0.49999578346847">
                <text:p>0.4999957834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7179418166">
                <text:p>0.99997179418166</text:p>
              </table:table-cell>
              <table:table-cell office:value-type="float" office:value="0.50003559165594">
                <text:p>0.50003559165594</text:p>
              </table:table-cell>
              <table:table-cell office:value-type="float" office:value="1.0001089725857">
                <text:p>1.0001089725857</text:p>
              </table:table-cell>
              <table:table-cell office:value-type="float" office:value="0.49993964448953">
                <text:p>0.49993964448953</text:p>
              </table:table-cell>
              <table:table-cell office:value-type="float" office:value="0.99999927441661">
                <text:p>0.99999927441661</text:p>
              </table:table-cell>
              <table:table-cell office:value-type="float" office:value="0.50003164962574">
                <text:p>0.500031649625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999478177307">
                <text:p>0.99999478177307</text:p>
              </table:table-cell>
              <table:table-cell office:value-type="float" office:value="0.49999454765262">
                <text:p>0.49999454765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6538198787">
                <text:p>0.99996538198787</text:p>
              </table:table-cell>
              <table:table-cell office:value-type="float" office:value="0.50003527057968">
                <text:p>0.50003527057968</text:p>
              </table:table-cell>
              <table:table-cell office:value-type="float" office:value="1.0001057096476">
                <text:p>1.0001057096476</text:p>
              </table:table-cell>
              <table:table-cell office:value-type="float" office:value="0.49994694155792">
                <text:p>0.49994694155792</text:p>
              </table:table-cell>
              <table:table-cell office:value-type="float" office:value="0.99998794154564">
                <text:p>0.99998794154564</text:p>
              </table:table-cell>
              <table:table-cell office:value-type="float" office:value="0.50003403378455">
                <text:p>0.500034033784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99979694028">
                <text:p>0.9999979694028</text:p>
              </table:table-cell>
              <table:table-cell office:value-type="float" office:value="0.49999359437645">
                <text:p>0.49999359437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605687986">
                <text:p>0.9999605687986</text:p>
              </table:table-cell>
              <table:table-cell office:value-type="float" office:value="0.50003425191305">
                <text:p>0.50003425191305</text:p>
              </table:table-cell>
              <table:table-cell office:value-type="float" office:value="1.0001005493711">
                <text:p>1.0001005493711</text:p>
              </table:table-cell>
              <table:table-cell office:value-type="float" office:value="0.49995444697451">
                <text:p>0.49995444697451</text:p>
              </table:table-cell>
              <table:table-cell office:value-type="float" office:value="0.99997836240609">
                <text:p>0.99997836240609</text:p>
              </table:table-cell>
              <table:table-cell office:value-type="float" office:value="0.50003535631394">
                <text:p>0.500035356313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000007665034">
                <text:p>1.0000007665034</text:p>
              </table:table-cell>
              <table:table-cell office:value-type="float" office:value="0.49999290527942">
                <text:p>0.4999929052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5723842347">
                <text:p>0.99995723842347</text:p>
              </table:table-cell>
              <table:table-cell office:value-type="float" office:value="0.50003265187552">
                <text:p>0.50003265187552</text:p>
              </table:table-cell>
              <table:table-cell office:value-type="float" office:value="1.0000938547926">
                <text:p>1.0000938547926</text:p>
              </table:table-cell>
              <table:table-cell office:value-type="float" office:value="0.49996196814219">
                <text:p>0.49996196814219</text:p>
              </table:table-cell>
              <table:table-cell office:value-type="float" office:value="0.99997051726042">
                <text:p>0.99997051726042</text:p>
              </table:table-cell>
              <table:table-cell office:value-type="float" office:value="0.500035725397">
                <text:p>0.5000357253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000031673584">
                <text:p>1.0000031673584</text:p>
              </table:table-cell>
              <table:table-cell office:value-type="float" office:value="0.4999924589433">
                <text:p>0.499992458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5525931514">
                <text:p>0.99995525931514</text:p>
              </table:table-cell>
              <table:table-cell office:value-type="float" office:value="0.50003058310312">
                <text:p>0.50003058310312</text:p>
              </table:table-cell>
              <table:table-cell office:value-type="float" office:value="1.0000859749874">
                <text:p>1.0000859749874</text:p>
              </table:table-cell>
              <table:table-cell office:value-type="float" office:value="0.49996933767556">
                <text:p>0.49996933767556</text:p>
              </table:table-cell>
              <table:table-cell office:value-type="float" office:value="0.99996435164436">
                <text:p>0.99996435164436</text:p>
              </table:table-cell>
              <table:table-cell office:value-type="float" office:value="0.50003525798981">
                <text:p>0.500035257989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000051753568">
                <text:p>1.0000051753568</text:p>
              </table:table-cell>
              <table:table-cell office:value-type="float" office:value="0.4999922317579">
                <text:p>0.499992231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5448941789">
                <text:p>0.99995448941789</text:p>
              </table:table-cell>
              <table:table-cell office:value-type="float" office:value="0.50002815277054">
                <text:p>0.50002815277054</text:p>
              </table:table-cell>
              <table:table-cell office:value-type="float" office:value="1.0000772391316">
                <text:p>1.0000772391316</text:p>
              </table:table-cell>
              <table:table-cell office:value-type="float" office:value="0.49997641314706">
                <text:p>0.49997641314706</text:p>
              </table:table-cell>
              <table:table-cell office:value-type="float" office:value="0.99995978120599">
                <text:p>0.99995978120599</text:p>
              </table:table-cell>
              <table:table-cell office:value-type="float" office:value="0.50003407414663">
                <text:p>0.500034074146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000068016849">
                <text:p>1.0000068016849</text:p>
              </table:table-cell>
              <table:table-cell office:value-type="float" office:value="0.49999219871518">
                <text:p>0.4999921987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5478057786">
                <text:p>0.99995478057786</text:p>
              </table:table-cell>
              <table:table-cell office:value-type="float" office:value="0.50002546108307">
                <text:p>0.50002546108307</text:p>
              </table:table-cell>
              <table:table-cell office:value-type="float" office:value="1.0000679520322">
                <text:p>1.0000679520322</text:p>
              </table:table-cell>
              <table:table-cell office:value-type="float" office:value="0.4999830774981">
                <text:p>0.4999830774981</text:p>
              </table:table-cell>
              <table:table-cell office:value-type="float" office:value="0.99995669748652">
                <text:p>0.99995669748652</text:p>
              </table:table-cell>
              <table:table-cell office:value-type="float" office:value="0.50003229584219">
                <text:p>0.500032295842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000080640311">
                <text:p>1.0000080640311</text:p>
              </table:table-cell>
              <table:table-cell office:value-type="float" office:value="0.49999233412498">
                <text:p>0.4999923341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5598248247">
                <text:p>0.99995598248247</text:p>
              </table:table-cell>
              <table:table-cell office:value-type="float" office:value="0.50002260011953">
                <text:p>0.50002260011953</text:p>
              </table:table-cell>
              <table:table-cell office:value-type="float" office:value="1.0000583905436">
                <text:p>1.0000583905436</text:p>
              </table:table-cell>
              <table:table-cell office:value-type="float" office:value="0.4999892381158">
                <text:p>0.4999892381158</text:p>
              </table:table-cell>
              <table:table-cell office:value-type="float" office:value="0.99995497279153">
                <text:p>0.99995497279153</text:p>
              </table:table-cell>
              <table:table-cell office:value-type="float" office:value="0.50003003964439">
                <text:p>0.500030039644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000089853308">
                <text:p>1.0000089853308</text:p>
              </table:table-cell>
              <table:table-cell office:value-type="float" office:value="0.49999261224772">
                <text:p>0.49999261224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5794610997">
                <text:p>0.99995794610997</text:p>
              </table:table-cell>
              <table:table-cell office:value-type="float" office:value="0.5000196530028">
                <text:p>0.5000196530028</text:p>
              </table:table-cell>
              <table:table-cell office:value-type="float" office:value="1.0000488011496">
                <text:p>1.0000488011496</text:p>
              </table:table-cell>
              <table:table-cell office:value-type="float" office:value="0.49999482565564">
                <text:p>0.49999482565564</text:p>
              </table:table-cell>
              <table:table-cell office:value-type="float" office:value="0.99995446659923">
                <text:p>0.99995446659923</text:p>
              </table:table-cell>
              <table:table-cell office:value-type="float" office:value="0.50002741790365">
                <text:p>0.500027417903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000095925707">
                <text:p>1.0000095925707</text:p>
              </table:table-cell>
              <table:table-cell office:value-type="float" office:value="0.49999300784222">
                <text:p>0.4999930078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605266837">
                <text:p>0.9999605266837</text:p>
              </table:table-cell>
              <table:table-cell office:value-type="float" office:value="0.50001669337098">
                <text:p>0.50001669337098</text:p>
              </table:table-cell>
              <table:table-cell office:value-type="float" office:value="1.0000393985331">
                <text:p>1.0000393985331</text:p>
              </table:table-cell>
              <table:table-cell office:value-type="float" office:value="0.49999979250629">
                <text:p>0.49999979250629</text:p>
              </table:table-cell>
              <table:table-cell office:value-type="float" office:value="0.99995503005471">
                <text:p>0.99995503005471</text:p>
              </table:table-cell>
              <table:table-cell office:value-type="float" office:value="0.5000245363125">
                <text:p>0.500024536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000099156712">
                <text:p>1.0000099156712</text:p>
              </table:table-cell>
              <table:table-cell office:value-type="float" office:value="0.49999349662861">
                <text:p>0.4999934966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6358613613">
                <text:p>0.99996358613613</text:p>
              </table:table-cell>
              <table:table-cell office:value-type="float" office:value="0.50001378511931">
                <text:p>0.50001378511931</text:p>
              </table:table-cell>
              <table:table-cell office:value-type="float" office:value="1.0000303650348">
                <text:p>1.0000303650348</text:p>
              </table:table-cell>
              <table:table-cell office:value-type="float" office:value="0.50000411097788">
                <text:p>0.50000411097788</text:p>
              </table:table-cell>
              <table:table-cell office:value-type="float" office:value="0.9999565103127">
                <text:p>0.9999565103127</text:p>
              </table:table-cell>
              <table:table-cell office:value-type="float" office:value="0.50002149242492">
                <text:p>0.500021492424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000099864586">
                <text:p>1.0000099864586</text:p>
              </table:table-cell>
              <table:table-cell office:value-type="float" office:value="0.49999405566804">
                <text:p>0.49999405566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6699509753">
                <text:p>0.99996699509753</text:p>
              </table:table-cell>
              <table:table-cell office:value-type="float" office:value="0.50001098238163">
                <text:p>0.50001098238163</text:p>
              </table:table-cell>
              <table:table-cell office:value-type="float" office:value="1.0000218508936">
                <text:p>1.0000218508936</text:p>
              </table:table-cell>
              <table:table-cell office:value-type="float" office:value="0.50000777621688">
                <text:p>0.50000777621688</text:p>
              </table:table-cell>
              <table:table-cell office:value-type="float" office:value="0.99995875441491">
                <text:p>0.99995875441491</text:p>
              </table:table-cell>
              <table:table-cell office:value-type="float" office:value="0.50001837459004">
                <text:p>0.500018374590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000098377369">
                <text:p>1.0000098377369</text:p>
              </table:table-cell>
              <table:table-cell office:value-type="float" office:value="0.49999466366265">
                <text:p>0.49999466366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7063443211">
                <text:p>0.99997063443211</text:p>
              </table:table-cell>
              <table:table-cell office:value-type="float" office:value="0.50000832971929">
                <text:p>0.50000832971929</text:p>
              </table:table-cell>
              <table:table-cell office:value-type="float" office:value="1.0000139733795">
                <text:p>1.0000139733795</text:p>
              </table:table-cell>
              <table:table-cell office:value-type="float" office:value="0.50001078936159">
                <text:p>0.50001078936159</text:p>
              </table:table-cell>
              <table:table-cell office:value-type="float" office:value="0.99996161265914">
                <text:p>0.99996161265914</text:p>
              </table:table-cell>
              <table:table-cell office:value-type="float" office:value="0.50001526119965">
                <text:p>0.500015261199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000095024657">
                <text:p>1.0000095024657</text:p>
              </table:table-cell>
              <table:table-cell office:value-type="float" office:value="0.49999530118024">
                <text:p>0.49999530118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7439635073">
                <text:p>0.99997439635073</text:p>
              </table:table-cell>
              <table:table-cell office:value-type="float" office:value="0.50000586248534">
                <text:p>0.50000586248534</text:p>
              </table:table-cell>
              <table:table-cell office:value-type="float" office:value="1.0000068222355">
                <text:p>1.0000068222355</text:p>
              </table:table-cell>
              <table:table-cell office:value-type="float" office:value="0.50001316910932">
                <text:p>0.50001316910932</text:p>
              </table:table-cell>
              <table:table-cell office:value-type="float" office:value="0.99996494146356">
                <text:p>0.99996494146356</text:p>
              </table:table-cell>
              <table:table-cell office:value-type="float" office:value="0.50001221991657">
                <text:p>0.500012219916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000090130455">
                <text:p>1.0000090130455</text:p>
              </table:table-cell>
              <table:table-cell office:value-type="float" office:value="0.49999595080917">
                <text:p>0.4999959508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7818513418">
                <text:p>0.99997818513418</text:p>
              </table:table-cell>
              <table:table-cell office:value-type="float" office:value="0.50000360733268">
                <text:p>0.50000360733268</text:p>
              </table:table-cell>
              <table:table-cell office:value-type="float" office:value="1.0000004596651">
                <text:p>1.0000004596651</text:p>
              </table:table-cell>
              <table:table-cell office:value-type="float" office:value="0.50001494619212">
                <text:p>0.50001494619212</text:p>
              </table:table-cell>
              <table:table-cell office:value-type="float" office:value="0.99996860584975">
                <text:p>0.99996860584975</text:p>
              </table:table-cell>
              <table:table-cell office:value-type="float" office:value="0.50000930858345">
                <text:p>0.500009308583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000084007135">
                <text:p>1.0000084007135</text:p>
              </table:table-cell>
              <table:table-cell office:value-type="float" office:value="0.49999659724971">
                <text:p>0.4999965972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191750484">
                <text:p>0.99998191750484</text:p>
              </table:table-cell>
              <table:table-cell office:value-type="float" office:value="0.50000158283593">
                <text:p>0.50000158283593</text:p>
              </table:table-cell>
              <table:table-cell office:value-type="float" office:value="0.99999492232735">
                <text:p>0.99999492232735</text:p>
              </table:table-cell>
              <table:table-cell office:value-type="float" office:value="0.50001616187563">
                <text:p>0.50001616187563</text:p>
              </table:table-cell>
              <table:table-cell office:value-type="float" office:value="0.99997248102205">
                <text:p>0.99997248102205</text:p>
              </table:table-cell>
              <table:table-cell office:value-type="float" office:value="0.50000657429285">
                <text:p>0.500006574292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000076950445">
                <text:p>1.0000076950445</text:p>
              </table:table-cell>
              <table:table-cell office:value-type="float" office:value="0.49999722734861">
                <text:p>0.4999972273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552268642">
                <text:p>0.99998552268642</text:p>
              </table:table-cell>
              <table:table-cell office:value-type="float" office:value="0.49999980019847">
                <text:p>0.49999980019847</text:p>
              </table:table-cell>
              <table:table-cell office:value-type="float" office:value="0.99999022341689">
                <text:p>0.99999022341689</text:p>
              </table:table-cell>
              <table:table-cell office:value-type="float" office:value="0.5000168615482">
                <text:p>0.5000168615482</text:p>
              </table:table-cell>
              <table:table-cell office:value-type="float" office:value="0.9999764539199">
                <text:p>0.9999764539199</text:p>
              </table:table-cell>
              <table:table-cell office:value-type="float" office:value="0.50000405405578">
                <text:p>0.500004054055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000069235553">
                <text:p>1.0000069235553</text:p>
              </table:table-cell>
              <table:table-cell office:value-type="float" office:value="0.49999783008383">
                <text:p>0.4999978300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94219298">
                <text:p>0.99998894219298</text:p>
              </table:table-cell>
              <table:table-cell office:value-type="float" office:value="0.4999982640185">
                <text:p>0.4999982640185</text:p>
              </table:table-cell>
              <table:table-cell office:value-type="float" office:value="0.99998635659101">
                <text:p>0.99998635659101</text:p>
              </table:table-cell>
              <table:table-cell office:value-type="float" office:value="0.5000170947993">
                <text:p>0.5000170947993</text:p>
              </table:table-cell>
              <table:table-cell office:value-type="float" office:value="0.9999804241688">
                <text:p>0.9999804241688</text:p>
              </table:table-cell>
              <table:table-cell office:value-type="float" office:value="0.50000177530923">
                <text:p>0.50000177530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000061114063">
                <text:p>1.0000061114063</text:p>
              </table:table-cell>
              <table:table-cell office:value-type="float" office:value="0.4999983965065">
                <text:p>0.499998396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212938833">
                <text:p>0.99999212938833</text:p>
              </table:table-cell>
              <table:table-cell office:value-type="float" office:value="0.49999697308966">
                <text:p>0.49999697308966</text:p>
              </table:table-cell>
              <table:table-cell office:value-type="float" office:value="0.99998329895586">
                <text:p>0.99998329895586</text:p>
              </table:table-cell>
              <table:table-cell office:value-type="float" office:value="0.50001692437495">
                <text:p>0.50001692437495</text:p>
              </table:table-cell>
              <table:table-cell office:value-type="float" office:value="0.99998430462705">
                <text:p>0.99998430462705</text:p>
              </table:table-cell>
              <table:table-cell office:value-type="float" office:value="0.49999975656804">
                <text:p>0.499999756568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000052811927">
                <text:p>1.0000052811927</text:p>
              </table:table-cell>
              <table:table-cell office:value-type="float" office:value="0.49999891964726">
                <text:p>0.4999989196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504885621">
                <text:p>0.99999504885621</text:p>
              </table:table-cell>
              <table:table-cell office:value-type="float" office:value="0.49999592121508">
                <text:p>0.49999592121508</text:p>
              </table:table-cell>
              <table:table-cell office:value-type="float" office:value="0.99998101011609">
                <text:p>0.99998101011609</text:p>
              </table:table-cell>
              <table:table-cell office:value-type="float" office:value="0.50001640145261">
                <text:p>0.50001640145261</text:p>
              </table:table-cell>
              <table:table-cell office:value-type="float" office:value="0.99998802156928">
                <text:p>0.99998802156928</text:p>
              </table:table-cell>
              <table:table-cell office:value-type="float" office:value="0.49999800818774">
                <text:p>0.499998008187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000044528185">
                <text:p>1.0000044528185</text:p>
              </table:table-cell>
              <table:table-cell office:value-type="float" office:value="0.49999939439367">
                <text:p>0.4999993943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767562019">
                <text:p>0.99999767562019</text:p>
              </table:table-cell>
              <table:table-cell office:value-type="float" office:value="0.4999950980156">
                <text:p>0.4999950980156</text:p>
              </table:table-cell>
              <table:table-cell office:value-type="float" office:value="0.99997944042359">
                <text:p>0.99997944042359</text:p>
              </table:table-cell>
              <table:table-cell office:value-type="float" office:value="0.50001558532277">
                <text:p>0.50001558532277</text:p>
              </table:table-cell>
              <table:table-cell office:value-type="float" office:value="0.99999151455028">
                <text:p>0.99999151455028</text:p>
              </table:table-cell>
              <table:table-cell office:value-type="float" office:value="0.4999965316386">
                <text:p>0.49999653163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000036434436">
                <text:p>1.0000036434436</text:p>
              </table:table-cell>
              <table:table-cell office:value-type="float" office:value="0.49999981734528">
                <text:p>0.4999998173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425016">
                <text:p>0.99999999425016</text:p>
              </table:table-cell>
              <table:table-cell office:value-type="float" office:value="0.49999448971621">
                <text:p>0.49999448971621</text:p>
              </table:table-cell>
              <table:table-cell office:value-type="float" office:value="0.99997853016583">
                <text:p>0.99997853016583</text:p>
              </table:table-cell>
              <table:table-cell office:value-type="float" office:value="0.50001453334577">
                <text:p>0.50001453334577</text:p>
              </table:table-cell>
              <table:table-cell office:value-type="float" office:value="0.99999473656446">
                <text:p>0.99999473656446</text:p>
              </table:table-cell>
              <table:table-cell office:value-type="float" office:value="0.4999953252673">
                <text:p>0.49999532526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000028674964">
                <text:p>1.0000028674964</text:p>
              </table:table-cell>
              <table:table-cell office:value-type="float" office:value="0.50000018665237">
                <text:p>0.5000001866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19978895">
                <text:p>1.0000019978895</text:p>
              </table:table-cell>
              <table:table-cell office:value-type="float" office:value="0.49999407989699">
                <text:p>0.49999407989699</text:p>
              </table:table-cell>
              <table:table-cell office:value-type="float" office:value="0.99997821196306">
                <text:p>0.99997821196306</text:p>
              </table:table-cell>
              <table:table-cell office:value-type="float" office:value="0.50001329719009">
                <text:p>0.50001329719009</text:p>
              </table:table-cell>
              <table:table-cell office:value-type="float" office:value="0.99999765207398">
                <text:p>0.99999765207398</text:p>
              </table:table-cell>
              <table:table-cell office:value-type="float" office:value="0.49999438024898">
                <text:p>0.49999438024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000021367418">
                <text:p>1.0000021367418</text:p>
              </table:table-cell>
              <table:table-cell office:value-type="float" office:value="0.50000050184411">
                <text:p>0.5000005018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3687234">
                <text:p>1.000003687234</text:p>
              </table:table-cell>
              <table:table-cell office:value-type="float" office:value="0.49999385019767">
                <text:p>0.49999385019767</text:p>
              </table:table-cell>
              <table:table-cell office:value-type="float" office:value="0.99997841751961">
                <text:p>0.99997841751961</text:p>
              </table:table-cell>
              <table:table-cell office:value-type="float" office:value="0.50001192951726">
                <text:p>0.50001192951726</text:p>
              </table:table-cell>
              <table:table-cell office:value-type="float" office:value="1.0000002369641">
                <text:p>1.0000002369641</text:p>
              </table:table-cell>
              <table:table-cell office:value-type="float" office:value="0.49999368315068">
                <text:p>0.499993683150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000014603958">
                <text:p>1.0000014603958</text:p>
              </table:table-cell>
              <table:table-cell office:value-type="float" office:value="0.50000076365098">
                <text:p>0.5000007636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50694913">
                <text:p>1.0000050694913</text:p>
              </table:table-cell>
              <table:table-cell office:value-type="float" office:value="0.49999378096723">
                <text:p>0.49999378096723</text:p>
              </table:table-cell>
              <table:table-cell office:value-type="float" office:value="0.99997907213695">
                <text:p>0.99997907213695</text:p>
              </table:table-cell>
              <table:table-cell office:value-type="float" office:value="0.50001048019878">
                <text:p>0.50001048019878</text:p>
              </table:table-cell>
              <table:table-cell office:value-type="float" office:value="1.0000024775768">
                <text:p>1.0000024775768</text:p>
              </table:table-cell>
              <table:table-cell office:value-type="float" office:value="0.49999321683201">
                <text:p>0.499993216832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000008452785">
                <text:p>1.0000008452785</text:p>
              </table:table-cell>
              <table:table-cell office:value-type="float" office:value="0.50000097382617">
                <text:p>0.5000009738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61573438">
                <text:p>1.0000061573438</text:p>
              </table:table-cell>
              <table:table-cell office:value-type="float" office:value="0.49999385185238">
                <text:p>0.49999385185238</text:p>
              </table:table-cell>
              <table:table-cell office:value-type="float" office:value="0.99998010205889">
                <text:p>0.99998010205889</text:p>
              </table:table-cell>
              <table:table-cell office:value-type="float" office:value="0.50000899055448">
                <text:p>0.50000899055448</text:p>
              </table:table-cell>
              <table:table-cell office:value-type="float" office:value="1.0000043696416">
                <text:p>1.0000043696416</text:p>
              </table:table-cell>
              <table:table-cell office:value-type="float" office:value="0.4999929641968">
                <text:p>0.49999296419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00000295996">
                <text:p>1.000000295996</text:p>
              </table:table-cell>
              <table:table-cell office:value-type="float" office:value="0.50000113496973">
                <text:p>0.5000011349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69679388">
                <text:p>1.0000069679388</text:p>
              </table:table-cell>
              <table:table-cell office:value-type="float" office:value="0.4999940423208">
                <text:p>0.4999940423208</text:p>
              </table:table-cell>
              <table:table-cell office:value-type="float" office:value="0.99998143517759">
                <text:p>0.99998143517759</text:p>
              </table:table-cell>
              <table:table-cell office:value-type="float" office:value="0.50000749837685">
                <text:p>0.50000749837685</text:p>
              </table:table-cell>
              <table:table-cell office:value-type="float" office:value="1.0000059160874">
                <text:p>1.0000059160874</text:p>
              </table:table-cell>
              <table:table-cell office:value-type="float" office:value="0.49999289842159">
                <text:p>0.499992898421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999981514499">
                <text:p>0.99999981514499</text:p>
              </table:table-cell>
              <table:table-cell office:value-type="float" office:value="0.50000125035882">
                <text:p>0.5000012503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75219205">
                <text:p>1.0000075219205</text:p>
              </table:table-cell>
              <table:table-cell office:value-type="float" office:value="0.49999433211718">
                <text:p>0.49999433211718</text:p>
              </table:table-cell>
              <table:table-cell office:value-type="float" office:value="0.99998300232196">
                <text:p>0.99998300232196</text:p>
              </table:table-cell>
              <table:table-cell office:value-type="float" office:value="0.50000603516309">
                <text:p>0.50000603516309</text:p>
              </table:table-cell>
              <table:table-cell office:value-type="float" office:value="1.0000071289144">
                <text:p>1.0000071289144</text:p>
              </table:table-cell>
              <table:table-cell office:value-type="float" office:value="0.49999299621925">
                <text:p>0.499992996219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999940353087">
                <text:p>0.99999940353087</text:p>
              </table:table-cell>
              <table:table-cell office:value-type="float" office:value="0.50000132378678">
                <text:p>0.5000013237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78425213">
                <text:p>1.0000078425213</text:p>
              </table:table-cell>
              <table:table-cell office:value-type="float" office:value="0.49999470165122">
                <text:p>0.49999470165122</text:p>
              </table:table-cell>
              <table:table-cell office:value-type="float" office:value="0.99998473886621">
                <text:p>0.99998473886621</text:p>
              </table:table-cell>
              <table:table-cell office:value-type="float" office:value="0.50000463074481">
                <text:p>0.50000463074481</text:p>
              </table:table-cell>
              <table:table-cell office:value-type="float" office:value="1.0000080258116">
                <text:p>1.0000080258116</text:p>
              </table:table-cell>
              <table:table-cell office:value-type="float" office:value="0.49999323381725">
                <text:p>0.49999323381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999906039455">
                <text:p>0.99999906039455</text:p>
              </table:table-cell>
              <table:table-cell office:value-type="float" office:value="0.5000013594133">
                <text:p>0.5000013594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79547214">
                <text:p>1.0000079547214</text:p>
              </table:table-cell>
              <table:table-cell office:value-type="float" office:value="0.49999513231916">
                <text:p>0.49999513231916</text:p>
              </table:table-cell>
              <table:table-cell office:value-type="float" office:value="0.99998658428423">
                <text:p>0.99998658428423</text:p>
              </table:table-cell>
              <table:table-cell office:value-type="float" office:value="0.50000330838932">
                <text:p>0.50000330838932</text:p>
              </table:table-cell>
              <table:table-cell office:value-type="float" office:value="1.0000086290171">
                <text:p>1.0000086290171</text:p>
              </table:table-cell>
              <table:table-cell office:value-type="float" office:value="0.49999359161319">
                <text:p>0.49999359161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999878364093">
                <text:p>0.99999878364093</text:p>
              </table:table-cell>
              <table:table-cell office:value-type="float" office:value="0.50000136162718">
                <text:p>0.5000013616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78844862">
                <text:p>1.0000078844862</text:p>
              </table:table-cell>
              <table:table-cell office:value-type="float" office:value="0.49999560676071">
                <text:p>0.49999560676071</text:p>
              </table:table-cell>
              <table:table-cell office:value-type="float" office:value="0.99998848358707">
                <text:p>0.99998848358707</text:p>
              </table:table-cell>
              <table:table-cell office:value-type="float" office:value="0.50000208650202">
                <text:p>0.50000208650202</text:p>
              </table:table-cell>
              <table:table-cell office:value-type="float" office:value="1.0000089633958">
                <text:p>1.0000089633958</text:p>
              </table:table-cell>
              <table:table-cell office:value-type="float" office:value="0.49999404401335">
                <text:p>0.499994044013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99985700645">
                <text:p>0.9999985700645</text:p>
              </table:table-cell>
              <table:table-cell office:value-type="float" office:value="0.50000133492297">
                <text:p>0.5000013349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76580867">
                <text:p>1.0000076580867</text:p>
              </table:table-cell>
              <table:table-cell office:value-type="float" office:value="0.49999610905498">
                <text:p>0.49999610905498</text:p>
              </table:table-cell>
              <table:table-cell office:value-type="float" office:value="0.9999903878097">
                <text:p>0.9999903878097</text:p>
              </table:table-cell>
              <table:table-cell office:value-type="float" office:value="0.50000097885814">
                <text:p>0.50000097885814</text:p>
              </table:table-cell>
              <table:table-cell office:value-type="float" office:value="1.0000090556272">
                <text:p>1.0000090556272</text:p>
              </table:table-cell>
              <table:table-cell office:value-type="float" office:value="0.49999456845766">
                <text:p>0.499994568457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999841556767">
                <text:p>0.99999841556767</text:p>
              </table:table-cell>
              <table:table-cell office:value-type="float" office:value="0.5000012837921">
                <text:p>0.5000012837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73015056">
                <text:p>1.0000073015056</text:p>
              </table:table-cell>
              <table:table-cell office:value-type="float" office:value="0.4999966248595">
                <text:p>0.4999966248595</text:p>
              </table:table-cell>
              <table:table-cell office:value-type="float" office:value="0.99999225430097">
                <text:p>0.99999225430097</text:p>
              </table:table-cell>
              <table:table-cell office:value-type="float" office:value="0.49999999490608">
                <text:p>0.49999999490608</text:p>
              </table:table-cell>
              <table:table-cell office:value-type="float" office:value="1.0000089355565">
                <text:p>1.0000089355565</text:p>
              </table:table-cell>
              <table:table-cell office:value-type="float" office:value="0.49999514398115">
                <text:p>0.499995143981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999831536805">
                <text:p>0.99999831536805</text:p>
              </table:table-cell>
              <table:table-cell office:value-type="float" office:value="0.50000121262898">
                <text:p>0.50000121262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68399303">
                <text:p>1.0000068399303</text:p>
              </table:table-cell>
              <table:table-cell office:value-type="float" office:value="0.49999714149717">
                <text:p>0.49999714149717</text:p>
              </table:table-cell>
              <table:table-cell office:value-type="float" office:value="0.99999404683634">
                <text:p>0.99999404683634</text:p>
              </table:table-cell>
              <table:table-cell office:value-type="float" office:value="0.49999914012653">
                <text:p>0.49999914012653</text:p>
              </table:table-cell>
              <table:table-cell office:value-type="float" office:value="1.0000086337716">
                <text:p>1.0000086337716</text:p>
              </table:table-cell>
              <table:table-cell office:value-type="float" office:value="0.49999575120451">
                <text:p>0.499995751204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99982641921">
                <text:p>0.9999982641921</text:p>
              </table:table-cell>
              <table:table-cell office:value-type="float" office:value="0.50000112565176">
                <text:p>0.5000011256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62973318">
                <text:p>1.0000062973318</text:p>
              </table:table-cell>
              <table:table-cell office:value-type="float" office:value="0.49999764799633">
                <text:p>0.49999764799633</text:p>
              </table:table-cell>
              <table:table-cell office:value-type="float" office:value="0.99999573557408">
                <text:p>0.99999573557408</text:p>
              </table:table-cell>
              <table:table-cell office:value-type="float" office:value="0.49999841643192">
                <text:p>0.49999841643192</text:p>
              </table:table-cell>
              <table:table-cell office:value-type="float" office:value="1.0000081808269">
                <text:p>1.0000081808269</text:p>
              </table:table-cell>
              <table:table-cell office:value-type="float" office:value="0.49999637255347">
                <text:p>0.499996372553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99982564527">
                <text:p>0.9999982564527</text:p>
              </table:table-cell>
              <table:table-cell office:value-type="float" office:value="0.50000102683769">
                <text:p>0.5000010268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56961261">
                <text:p>1.0000056961261</text:p>
              </table:table-cell>
              <table:table-cell office:value-type="float" office:value="0.49999813508965">
                <text:p>0.49999813508965</text:p>
              </table:table-cell>
              <table:table-cell office:value-type="float" office:value="0.99999729687641">
                <text:p>0.99999729687641</text:p>
              </table:table-cell>
              <table:table-cell office:value-type="float" office:value="0.49999782259225">
                <text:p>0.49999782259225</text:p>
              </table:table-cell>
              <table:table-cell office:value-type="float" office:value="1.0000076076433">
                <text:p>1.0000076076433</text:p>
              </table:table-cell>
              <table:table-cell office:value-type="float" office:value="0.49999699162407">
                <text:p>0.499996991624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999828640914">
                <text:p>0.99999828640914</text:p>
              </table:table-cell>
              <table:table-cell office:value-type="float" office:value="0.50000091987224">
                <text:p>0.5000009198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50569141">
                <text:p>1.0000050569141</text:p>
              </table:table-cell>
              <table:table-cell office:value-type="float" office:value="0.49999859517721">
                <text:p>0.49999859517721</text:p>
              </table:table-cell>
              <table:table-cell office:value-type="float" office:value="0.99999871301724">
                <text:p>0.99999871301724</text:p>
              </table:table-cell>
              <table:table-cell office:value-type="float" office:value="0.49999735467434">
                <text:p>0.49999735467434</text:p>
              </table:table-cell>
              <table:table-cell office:value-type="float" office:value="1.0000069420174">
                <text:p>1.0000069420174</text:p>
              </table:table-cell>
              <table:table-cell office:value-type="float" office:value="0.49999759625153">
                <text:p>0.499997596251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999834830869">
                <text:p>0.99999834830869</text:p>
              </table:table-cell>
              <table:table-cell office:value-type="float" office:value="0.50000080811134">
                <text:p>0.5000008081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43982958">
                <text:p>1.0000043982958</text:p>
              </table:table-cell>
              <table:table-cell office:value-type="float" office:value="0.49999902225961">
                <text:p>0.49999902225961</text:p>
              </table:table-cell>
              <table:table-cell office:value-type="float" office:value="0.99999997179782">
                <text:p>0.99999997179782</text:p>
              </table:table-cell>
              <table:table-cell office:value-type="float" office:value="0.49999700648318">
                <text:p>0.49999700648318</text:p>
              </table:table-cell>
              <table:table-cell office:value-type="float" office:value="1.0000062105693">
                <text:p>1.0000062105693</text:p>
              </table:table-cell>
              <table:table-cell office:value-type="float" office:value="0.4999981745933">
                <text:p>0.4999981745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999843650911">
                <text:p>0.99999843650911</text:p>
              </table:table-cell>
              <table:table-cell office:value-type="float" office:value="0.50000069455556">
                <text:p>0.500000694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37367509">
                <text:p>1.0000037367509</text:p>
              </table:table-cell>
              <table:table-cell office:value-type="float" office:value="0.49999941184655">
                <text:p>0.49999941184655</text:p>
              </table:table-cell>
              <table:table-cell office:value-type="float" office:value="1.000001066091">
                <text:p>1.000001066091</text:p>
              </table:table-cell>
              <table:table-cell office:value-type="float" office:value="0.49999677267329">
                <text:p>0.49999677267329</text:p>
              </table:table-cell>
              <table:table-cell office:value-type="float" office:value="1.0000054380683">
                <text:p>1.0000054380683</text:p>
              </table:table-cell>
              <table:table-cell office:value-type="float" office:value="0.49999871733994">
                <text:p>0.499998717339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999854558222">
                <text:p>0.99999854558222</text:p>
              </table:table-cell>
              <table:table-cell office:value-type="float" office:value="0.50000058183545">
                <text:p>0.5000005818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30865809">
                <text:p>1.0000030865809</text:p>
              </table:table-cell>
              <table:table-cell office:value-type="float" office:value="0.49999976084607">
                <text:p>0.49999976084607</text:p>
              </table:table-cell>
              <table:table-cell office:value-type="float" office:value="1.0000019923596">
                <text:p>1.0000019923596</text:p>
              </table:table-cell>
              <table:table-cell office:value-type="float" office:value="0.49999664017438">
                <text:p>0.49999664017438</text:p>
              </table:table-cell>
              <table:table-cell office:value-type="float" office:value="1.0000046469396">
                <text:p>1.0000046469396</text:p>
              </table:table-cell>
              <table:table-cell office:value-type="float" office:value="0.49999921718847">
                <text:p>0.499999217188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999867039888">
                <text:p>0.99999867039888</text:p>
              </table:table-cell>
              <table:table-cell office:value-type="float" office:value="0.50000047220645">
                <text:p>0.5000004722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24599045">
                <text:p>1.0000024599045</text:p>
              </table:table-cell>
              <table:table-cell office:value-type="float" office:value="0.50000006743949">
                <text:p>0.50000006743949</text:p>
              </table:table-cell>
              <table:table-cell office:value-type="float" office:value="1.0000027526342">
                <text:p>1.0000027526342</text:p>
              </table:table-cell>
              <table:table-cell office:value-type="float" office:value="0.49999659847223">
                <text:p>0.49999659847223</text:p>
              </table:table-cell>
              <table:table-cell office:value-type="float" office:value="1.0000038570779">
                <text:p>1.0000038570779</text:p>
              </table:table-cell>
              <table:table-cell office:value-type="float" office:value="0.49999966874019">
                <text:p>0.49999966874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999880619618">
                <text:p>0.99999880619618</text:p>
              </table:table-cell>
              <table:table-cell office:value-type="float" office:value="0.50000036755251">
                <text:p>0.50000036755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18666996">
                <text:p>1.0000018666996</text:p>
              </table:table-cell>
              <table:table-cell office:value-type="float" office:value="0.50000033094657">
                <text:p>0.50000033094657</text:p>
              </table:table-cell>
              <table:table-cell office:value-type="float" office:value="1.0000033522965">
                <text:p>1.0000033522965</text:p>
              </table:table-cell>
              <table:table-cell office:value-type="float" office:value="0.49999663646403">
                <text:p>0.49999663646403</text:p>
              </table:table-cell>
              <table:table-cell office:value-type="float" office:value="1.0000030857402">
                <text:p>1.0000030857402</text:p>
              </table:table-cell>
              <table:table-cell office:value-type="float" office:value="0.50000006836994">
                <text:p>0.500000068369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999894862773">
                <text:p>0.99999894862773</text:p>
              </table:table-cell>
              <table:table-cell office:value-type="float" office:value="0.500000269397">
                <text:p>0.500000269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13148842">
                <text:p>1.0000013148842</text:p>
              </table:table-cell>
              <table:table-cell office:value-type="float" office:value="0.50000055168507">
                <text:p>0.50000055168507</text:p>
              </table:table-cell>
              <table:table-cell office:value-type="float" office:value="1.0000037995188">
                <text:p>1.0000037995188</text:p>
              </table:table-cell>
              <table:table-cell office:value-type="float" office:value="0.49999674277855">
                <text:p>0.49999674277855</text:p>
              </table:table-cell>
              <table:table-cell office:value-type="float" office:value="1.0000023475109">
                <text:p>1.0000023475109</text:p>
              </table:table-cell>
              <table:table-cell office:value-type="float" office:value="0.50000041407344">
                <text:p>0.500000414073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99990937984">
                <text:p>0.9999990937984</text:p>
              </table:table-cell>
              <table:table-cell office:value-type="float" office:value="0.50000017891966">
                <text:p>0.5000001789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08104307">
                <text:p>1.0000008104307</text:p>
              </table:table-cell>
              <table:table-cell office:value-type="float" office:value="0.50000073082841">
                <text:p>0.50000073082841</text:p>
              </table:table-cell>
              <table:table-cell office:value-type="float" office:value="1.0000041047163">
                <text:p>1.0000041047163</text:p>
              </table:table-cell>
              <table:table-cell office:value-type="float" office:value="0.49999690605937">
                <text:p>0.49999690605937</text:p>
              </table:table-cell>
              <table:table-cell office:value-type="float" office:value="1.0000016543312">
                <text:p>1.0000016543312</text:p>
              </table:table-cell>
              <table:table-cell office:value-type="float" office:value="0.50000070198752">
                <text:p>0.500000701987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999923828489">
                <text:p>0.99999923828489</text:p>
              </table:table-cell>
              <table:table-cell office:value-type="float" office:value="0.50000009697852">
                <text:p>0.5000000969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03575041">
                <text:p>1.0000003575041</text:p>
              </table:table-cell>
              <table:table-cell office:value-type="float" office:value="0.50000087026475">
                <text:p>0.50000087026475</text:p>
              </table:table-cell>
              <table:table-cell office:value-type="float" office:value="1.0000042781055">
                <text:p>1.0000042781055</text:p>
              </table:table-cell>
              <table:table-cell office:value-type="float" office:value="0.49999711607458">
                <text:p>0.49999711607458</text:p>
              </table:table-cell>
              <table:table-cell office:value-type="float" office:value="1.0000010167852">
                <text:p>1.0000010167852</text:p>
              </table:table-cell>
              <table:table-cell office:value-type="float" office:value="0.50000093650371">
                <text:p>0.500000936503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999937914352">
                <text:p>0.99999937914352</text:p>
              </table:table-cell>
              <table:table-cell office:value-type="float" office:value="0.50000002413561">
                <text:p>0.50000002413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5862059">
                <text:p>0.99999995862059</text:p>
              </table:table-cell>
              <table:table-cell office:value-type="float" office:value="0.50000097246013">
                <text:p>0.50000097246013</text:p>
              </table:table-cell>
              <table:table-cell office:value-type="float" office:value="1.0000043361285">
                <text:p>1.0000043361285</text:p>
              </table:table-cell>
              <table:table-cell office:value-type="float" office:value="0.49999736102943">
                <text:p>0.49999736102943</text:p>
              </table:table-cell>
              <table:table-cell office:value-type="float" office:value="1.0000004414145">
                <text:p>1.0000004414145</text:p>
              </table:table-cell>
              <table:table-cell office:value-type="float" office:value="0.50000111957336">
                <text:p>0.500001119573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99995139069">
                <text:p>0.9999995139069</text:p>
              </table:table-cell>
              <table:table-cell office:value-type="float" office:value="0.49999996068534">
                <text:p>0.49999996068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61481841">
                <text:p>0.99999961481841</text:p>
              </table:table-cell>
              <table:table-cell office:value-type="float" office:value="0.50000104032812">
                <text:p>0.50000104032812</text:p>
              </table:table-cell>
              <table:table-cell office:value-type="float" office:value="1.0000042931335">
                <text:p>1.0000042931335</text:p>
              </table:table-cell>
              <table:table-cell office:value-type="float" office:value="0.49999763130556">
                <text:p>0.49999763130556</text:p>
              </table:table-cell>
              <table:table-cell office:value-type="float" office:value="0.99999993253913">
                <text:p>0.99999993253913</text:p>
              </table:table-cell>
              <table:table-cell office:value-type="float" office:value="0.50000125401135">
                <text:p>0.500001254011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999964057112">
                <text:p>0.99999964057112</text:p>
              </table:table-cell>
              <table:table-cell office:value-type="float" office:value="0.49999990668473">
                <text:p>0.49999990668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32583718">
                <text:p>0.99999932583718</text:p>
              </table:table-cell>
              <table:table-cell office:value-type="float" office:value="0.50000107710775">
                <text:p>0.50000107710775</text:p>
              </table:table-cell>
              <table:table-cell office:value-type="float" office:value="1.0000041628994">
                <text:p>1.0000041628994</text:p>
              </table:table-cell>
              <table:table-cell office:value-type="float" office:value="0.49999791795514">
                <text:p>0.49999791795514</text:p>
              </table:table-cell>
              <table:table-cell office:value-type="float" office:value="0.9999994924577">
                <text:p>0.9999994924577</text:p>
              </table:table-cell>
              <table:table-cell office:value-type="float" office:value="0.50000134332045">
                <text:p>0.500001343320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999975757481">
                <text:p>0.99999975757481</text:p>
              </table:table-cell>
              <table:table-cell office:value-type="float" office:value="0.49999986198441">
                <text:p>0.4999998619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09029973">
                <text:p>0.99999909029973</text:p>
              </table:table-cell>
              <table:table-cell office:value-type="float" office:value="0.5000010862512">
                <text:p>0.5000010862512</text:p>
              </table:table-cell>
              <table:table-cell office:value-type="float" office:value="1.0000039592646">
                <text:p>1.0000039592646</text:p>
              </table:table-cell>
              <table:table-cell office:value-type="float" office:value="0.49999821269383">
                <text:p>0.49999821269383</text:p>
              </table:table-cell>
              <table:table-cell office:value-type="float" office:value="0.99999912166457">
                <text:p>0.99999912166457</text:p>
              </table:table-cell>
              <table:table-cell office:value-type="float" office:value="0.50000139152385">
                <text:p>0.500001391523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999986377184">
                <text:p>0.99999986377184</text:p>
              </table:table-cell>
              <table:table-cell office:value-type="float" office:value="0.49999982625988">
                <text:p>0.4999998262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890589285">
                <text:p>0.99999890589285</text:p>
              </table:table-cell>
              <table:table-cell office:value-type="float" office:value="0.50000107132231">
                <text:p>0.50000107132231</text:p>
              </table:table-cell>
              <table:table-cell office:value-type="float" office:value="1.0000036960001">
                <text:p>1.0000036960001</text:p>
              </table:table-cell>
              <table:table-cell office:value-type="float" office:value="0.49999850807904">
                <text:p>0.49999850807904</text:p>
              </table:table-cell>
              <table:table-cell office:value-type="float" office:value="0.99999881907793">
                <text:p>0.99999881907793</text:p>
              </table:table-cell>
              <table:table-cell office:value-type="float" office:value="0.50000140300854">
                <text:p>0.500001403008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999995839898">
                <text:p>0.99999995839898</text:p>
              </table:table-cell>
              <table:table-cell office:value-type="float" office:value="0.49999979904208">
                <text:p>0.49999979904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876954312">
                <text:p>0.99999876954312</text:p>
              </table:table-cell>
              <table:table-cell office:value-type="float" office:value="0.50000103590648">
                <text:p>0.50000103590648</text:p>
              </table:table-cell>
              <table:table-cell office:value-type="float" office:value="1.0000033836596">
                <text:p>1.0000033836596</text:p>
              </table:table-cell>
              <table:table-cell office:value-type="float" office:value="0.4999987960729">
                <text:p>0.4999987960729</text:p>
              </table:table-cell>
              <table:table-cell office:value-type="float" office:value="0.99999858227196">
                <text:p>0.99999858227196</text:p>
              </table:table-cell>
              <table:table-cell office:value-type="float" office:value="0.50000138232404">
                <text:p>0.500001382324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000000410399">
                <text:p>1.0000000410399</text:p>
              </table:table-cell>
              <table:table-cell office:value-type="float" office:value="0.49999977974692">
                <text:p>0.4999997797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867758482">
                <text:p>0.99999867758482</text:p>
              </table:table-cell>
              <table:table-cell office:value-type="float" office:value="0.50000098353236">
                <text:p>0.50000098353236</text:p>
              </table:table-cell>
              <table:table-cell office:value-type="float" office:value="1.0000030388782">
                <text:p>1.0000030388782</text:p>
              </table:table-cell>
              <table:table-cell office:value-type="float" office:value="0.49999907224676">
                <text:p>0.49999907224676</text:p>
              </table:table-cell>
              <table:table-cell office:value-type="float" office:value="0.99999840772852">
                <text:p>0.99999840772852</text:p>
              </table:table-cell>
              <table:table-cell office:value-type="float" office:value="0.50000133408323">
                <text:p>0.500001334083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000001115867">
                <text:p>1.0000001115867</text:p>
              </table:table-cell>
              <table:table-cell office:value-type="float" office:value="0.49999976770318">
                <text:p>0.49999976770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862591748">
                <text:p>0.99999862591748</text:p>
              </table:table-cell>
              <table:table-cell office:value-type="float" office:value="0.50000091760547">
                <text:p>0.50000091760547</text:p>
              </table:table-cell>
              <table:table-cell office:value-type="float" office:value="1.000002673451">
                <text:p>1.000002673451</text:p>
              </table:table-cell>
              <table:table-cell office:value-type="float" office:value="0.4999993321137">
                <text:p>0.4999993321137</text:p>
              </table:table-cell>
              <table:table-cell office:value-type="float" office:value="0.99999829106664">
                <text:p>0.99999829106664</text:p>
              </table:table-cell>
              <table:table-cell office:value-type="float" office:value="0.50000126327261">
                <text:p>0.500001263272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00000181612">
                <text:p>1.000000181612</text:p>
              </table:table-cell>
              <table:table-cell office:value-type="float" office:value="0.49999976110285">
                <text:p>0.4999997611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861015114">
                <text:p>0.99999861015114</text:p>
              </table:table-cell>
              <table:table-cell office:value-type="float" office:value="0.50000084135331">
                <text:p>0.50000084135331</text:p>
              </table:table-cell>
              <table:table-cell office:value-type="float" office:value="1.0000022980767">
                <text:p>1.0000022980767</text:p>
              </table:table-cell>
              <table:table-cell office:value-type="float" office:value="0.49999957216539">
                <text:p>0.49999957216539</text:p>
              </table:table-cell>
              <table:table-cell office:value-type="float" office:value="0.999998228058">
                <text:p>0.999998228058</text:p>
              </table:table-cell>
              <table:table-cell office:value-type="float" office:value="0.50000117419233">
                <text:p>0.500001174192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000002359919">
                <text:p>1.0000002359919</text:p>
              </table:table-cell>
              <table:table-cell office:value-type="float" office:value="0.49999976240955">
                <text:p>0.49999976240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862573792">
                <text:p>0.99999862573792</text:p>
              </table:table-cell>
              <table:table-cell office:value-type="float" office:value="0.50000075778174">
                <text:p>0.50000075778174</text:p>
              </table:table-cell>
              <table:table-cell office:value-type="float" office:value="1.0000019222553">
                <text:p>1.0000019222553</text:p>
              </table:table-cell>
              <table:table-cell office:value-type="float" office:value="0.49999978978965">
                <text:p>0.49999978978965</text:p>
              </table:table-cell>
              <table:table-cell office:value-type="float" office:value="0.99999821139769">
                <text:p>0.99999821139769</text:p>
              </table:table-cell>
              <table:table-cell office:value-type="float" office:value="0.50000107152">
                <text:p>0.500001071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00000275491">
                <text:p>1.000000275491</text:p>
              </table:table-cell>
              <table:table-cell office:value-type="float" office:value="0.49999977050225">
                <text:p>0.4999997705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866808912">
                <text:p>0.99999866808912</text:p>
              </table:table-cell>
              <table:table-cell office:value-type="float" office:value="0.50000066964195">
                <text:p>0.50000066964195</text:p>
              </table:table-cell>
              <table:table-cell office:value-type="float" office:value="1.0000015542397">
                <text:p>1.0000015542397</text:p>
              </table:table-cell>
              <table:table-cell office:value-type="float" office:value="0.49999998320885">
                <text:p>0.49999998320885</text:p>
              </table:table-cell>
              <table:table-cell office:value-type="float" office:value="0.99999823518666">
                <text:p>0.99999823518666</text:p>
              </table:table-cell>
              <table:table-cell office:value-type="float" office:value="0.50000095905959">
                <text:p>0.500000959059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000003010728">
                <text:p>1.0000003010728</text:p>
              </table:table-cell>
              <table:table-cell office:value-type="float" office:value="0.49999978425801">
                <text:p>0.49999978425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873267715">
                <text:p>0.99999873267715</text:p>
              </table:table-cell>
              <table:table-cell office:value-type="float" office:value="0.50000057940721">
                <text:p>0.50000057940721</text:p>
              </table:table-cell>
              <table:table-cell office:value-type="float" office:value="1.0000012010208">
                <text:p>1.0000012010208</text:p>
              </table:table-cell>
              <table:table-cell office:value-type="float" office:value="0.50000015140825">
                <text:p>0.50000015140825</text:p>
              </table:table-cell>
              <table:table-cell office:value-type="float" office:value="0.99999829405033">
                <text:p>0.99999829405033</text:p>
              </table:table-cell>
              <table:table-cell office:value-type="float" office:value="0.50000083959609">
                <text:p>0.500000839596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000003138437">
                <text:p>1.0000003138437</text:p>
              </table:table-cell>
              <table:table-cell office:value-type="float" office:value="0.49999980249197">
                <text:p>0.4999998024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881512244">
                <text:p>0.99999881512244</text:p>
              </table:table-cell>
              <table:table-cell office:value-type="float" office:value="0.50000048925869">
                <text:p>0.50000048925869</text:p>
              </table:table-cell>
              <table:table-cell office:value-type="float" office:value="1.0000008683421">
                <text:p>1.0000008683421</text:p>
              </table:table-cell>
              <table:table-cell office:value-type="float" office:value="0.50000029405716">
                <text:p>0.50000029405716</text:p>
              </table:table-cell>
              <table:table-cell office:value-type="float" office:value="0.99999838247207">
                <text:p>0.99999838247207</text:p>
              </table:table-cell>
              <table:table-cell office:value-type="float" office:value="0.50000071726912">
                <text:p>0.500000717269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000003152329">
                <text:p>1.0000003152329</text:p>
              </table:table-cell>
              <table:table-cell office:value-type="float" office:value="0.49999982379876">
                <text:p>0.49999982379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891126529">
                <text:p>0.99999891126529</text:p>
              </table:table-cell>
              <table:table-cell office:value-type="float" office:value="0.50000040107932">
                <text:p>0.50000040107932</text:p>
              </table:table-cell>
              <table:table-cell office:value-type="float" office:value="1.0000005607393">
                <text:p>1.0000005607393</text:p>
              </table:table-cell>
              <table:table-cell office:value-type="float" office:value="0.50000041142569">
                <text:p>0.50000041142569</text:p>
              </table:table-cell>
              <table:table-cell office:value-type="float" office:value="0.99999849475164">
                <text:p>0.99999849475164</text:p>
              </table:table-cell>
              <table:table-cell office:value-type="float" office:value="0.50000059511377">
                <text:p>0.500000595113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000003072141">
                <text:p>1.0000003072141</text:p>
              </table:table-cell>
              <table:table-cell office:value-type="float" office:value="0.49999984684629">
                <text:p>0.4999998468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01722349">
                <text:p>0.99999901722349</text:p>
              </table:table-cell>
              <table:table-cell office:value-type="float" office:value="0.50000031645473">
                <text:p>0.50000031645473</text:p>
              </table:table-cell>
              <table:table-cell office:value-type="float" office:value="1.0000002816014">
                <text:p>1.0000002816014</text:p>
              </table:table-cell>
              <table:table-cell office:value-type="float" office:value="0.50000050429928">
                <text:p>0.50000050429928</text:p>
              </table:table-cell>
              <table:table-cell office:value-type="float" office:value="0.9999986264946">
                <text:p>0.9999986264946</text:p>
              </table:table-cell>
              <table:table-cell office:value-type="float" office:value="0.5000004764265">
                <text:p>0.5000004764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000002916826">
                <text:p>1.0000002916826</text:p>
              </table:table-cell>
              <table:table-cell office:value-type="float" office:value="0.49999987079882">
                <text:p>0.4999998707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12943613">
                <text:p>0.99999912943613</text:p>
              </table:table-cell>
              <table:table-cell office:value-type="float" office:value="0.50000023668035">
                <text:p>0.50000023668035</text:p>
              </table:table-cell>
              <table:table-cell office:value-type="float" office:value="1.0000000332486">
                <text:p>1.0000000332486</text:p>
              </table:table-cell>
              <table:table-cell office:value-type="float" office:value="0.50000057426989">
                <text:p>0.50000057426989</text:p>
              </table:table-cell>
              <table:table-cell office:value-type="float" office:value="0.99999877090849">
                <text:p>0.99999877090849</text:p>
              </table:table-cell>
              <table:table-cell office:value-type="float" office:value="0.50000036286747">
                <text:p>0.500000362867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000002701666">
                <text:p>1.0000002701666</text:p>
              </table:table-cell>
              <table:table-cell office:value-type="float" office:value="0.4999998950149">
                <text:p>0.499999895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24469483">
                <text:p>0.99999924469483</text:p>
              </table:table-cell>
              <table:table-cell office:value-type="float" office:value="0.50000016277361">
                <text:p>0.50000016277361</text:p>
              </table:table-cell>
              <table:table-cell office:value-type="float" office:value="0.99999981688607">
                <text:p>0.99999981688607</text:p>
              </table:table-cell>
              <table:table-cell office:value-type="float" office:value="0.50000062244728">
                <text:p>0.50000062244728</text:p>
              </table:table-cell>
              <table:table-cell office:value-type="float" office:value="0.99999892320048">
                <text:p>0.99999892320048</text:p>
              </table:table-cell>
              <table:table-cell office:value-type="float" office:value="0.50000025632656">
                <text:p>0.500000256326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00002440249">
                <text:p>1.0000002440249</text:p>
              </table:table-cell>
              <table:table-cell office:value-type="float" office:value="0.49999991889146">
                <text:p>0.4999999188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36016322">
                <text:p>0.99999936016322</text:p>
              </table:table-cell>
              <table:table-cell office:value-type="float" office:value="0.50000009549036">
                <text:p>0.50000009549036</text:p>
              </table:table-cell>
              <table:table-cell office:value-type="float" office:value="0.99999963303721">
                <text:p>0.99999963303721</text:p>
              </table:table-cell>
              <table:table-cell office:value-type="float" office:value="0.50000065064799">
                <text:p>0.50000065064799</text:p>
              </table:table-cell>
              <table:table-cell office:value-type="float" office:value="0.99999907899905">
                <text:p>0.99999907899905</text:p>
              </table:table-cell>
              <table:table-cell office:value-type="float" office:value="0.50000015821055">
                <text:p>0.50000015821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000002145303">
                <text:p>1.0000002145303</text:p>
              </table:table-cell>
              <table:table-cell office:value-type="float" office:value="0.49999994188116">
                <text:p>0.49999994188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473386">
                <text:p>0.999999473386</text:p>
              </table:table-cell>
              <table:table-cell office:value-type="float" office:value="0.50000003534449">
                <text:p>0.50000003534449</text:p>
              </table:table-cell>
              <table:table-cell office:value-type="float" office:value="0.99999948144432">
                <text:p>0.99999948144432</text:p>
              </table:table-cell>
              <table:table-cell office:value-type="float" office:value="0.50000066088623">
                <text:p>0.50000066088623</text:p>
              </table:table-cell>
              <table:table-cell office:value-type="float" office:value="0.99999923443213">
                <text:p>0.99999923443213</text:p>
              </table:table-cell>
              <table:table-cell office:value-type="float" office:value="0.50000006955641">
                <text:p>0.500000069556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000001828729">
                <text:p>1.0000001828729</text:p>
              </table:table-cell>
              <table:table-cell office:value-type="float" office:value="0.49999996351481">
                <text:p>0.4999999635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58228876">
                <text:p>0.99999958228876</text:p>
              </table:table-cell>
              <table:table-cell office:value-type="float" office:value="0.49999998263008">
                <text:p>0.49999998263008</text:p>
              </table:table-cell>
              <table:table-cell office:value-type="float" office:value="0.99999934715962">
                <text:p>0.99999934715962</text:p>
              </table:table-cell>
              <table:table-cell office:value-type="float" office:value="0.50000065533705">
                <text:p>0.50000065533705</text:p>
              </table:table-cell>
              <table:table-cell office:value-type="float" office:value="0.99999938614597">
                <text:p>0.99999938614597</text:p>
              </table:table-cell>
              <table:table-cell office:value-type="float" office:value="0.49999999105737">
                <text:p>0.499999991057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000001501445">
                <text:p>1.0000001501445</text:p>
              </table:table-cell>
              <table:table-cell office:value-type="float" office:value="0.4999999834105">
                <text:p>0.499999983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68516983">
                <text:p>0.99999968516983</text:p>
              </table:table-cell>
              <table:table-cell office:value-type="float" office:value="0.49999993744502">
                <text:p>0.49999993744502</text:p>
              </table:table-cell>
              <table:table-cell office:value-type="float" office:value="0.99999924895725">
                <text:p>0.99999924895725</text:p>
              </table:table-cell>
              <table:table-cell office:value-type="float" office:value="0.50000063378264">
                <text:p>0.50000063378264</text:p>
              </table:table-cell>
              <table:table-cell office:value-type="float" office:value="0.99999953131031">
                <text:p>0.99999953131031</text:p>
              </table:table-cell>
              <table:table-cell office:value-type="float" office:value="0.4999999230931">
                <text:p>0.4999999230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000001173259">
                <text:p>1.0000001173259</text:p>
              </table:table-cell>
              <table:table-cell office:value-type="float" office:value="0.50000000127459">
                <text:p>0.5000000012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78068535">
                <text:p>0.99999978068535</text:p>
              </table:table-cell>
              <table:table-cell office:value-type="float" office:value="0.49999989971567">
                <text:p>0.49999989971567</text:p>
              </table:table-cell>
              <table:table-cell office:value-type="float" office:value="0.99999918421838">
                <text:p>0.99999918421838</text:p>
              </table:table-cell>
              <table:table-cell office:value-type="float" office:value="0.50000059900085">
                <text:p>0.50000059900085</text:p>
              </table:table-cell>
              <table:table-cell office:value-type="float" office:value="0.99999966761121">
                <text:p>0.99999966761121</text:p>
              </table:table-cell>
              <table:table-cell office:value-type="float" office:value="0.49999986576271">
                <text:p>0.499999865762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000000852772">
                <text:p>1.0000000852772</text:p>
              </table:table-cell>
              <table:table-cell office:value-type="float" office:value="0.50000001689859">
                <text:p>0.5000000168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8678289">
                <text:p>0.9999998678289</text:p>
              </table:table-cell>
              <table:table-cell office:value-type="float" office:value="0.49999986922171">
                <text:p>0.49999986922171</text:p>
              </table:table-cell>
              <table:table-cell office:value-type="float" office:value="0.99999914991698">
                <text:p>0.99999914991698</text:p>
              </table:table-cell>
              <table:table-cell office:value-type="float" office:value="0.50000055378474">
                <text:p>0.50000055378474</text:p>
              </table:table-cell>
              <table:table-cell office:value-type="float" office:value="0.99999979323366">
                <text:p>0.99999979323366</text:p>
              </table:table-cell>
              <table:table-cell office:value-type="float" office:value="0.49999981915831">
                <text:p>0.499999819158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00000054733">
                <text:p>1.000000054733</text:p>
              </table:table-cell>
              <table:table-cell office:value-type="float" office:value="0.50000003015347">
                <text:p>0.5000000301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459068">
                <text:p>0.9999999459068</text:p>
              </table:table-cell>
              <table:table-cell office:value-type="float" office:value="0.49999984562068">
                <text:p>0.49999984562068</text:p>
              </table:table-cell>
              <table:table-cell office:value-type="float" office:value="0.99999914255012">
                <text:p>0.99999914255012</text:p>
              </table:table-cell>
              <table:table-cell office:value-type="float" office:value="0.50000050100141">
                <text:p>0.50000050100141</text:p>
              </table:table-cell>
              <table:table-cell office:value-type="float" office:value="0.9999999061408">
                <text:p>0.9999999061408</text:p>
              </table:table-cell>
              <table:table-cell office:value-type="float" office:value="0.49999978184896">
                <text:p>0.499999781848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00000026301">
                <text:p>1.000000026301</text:p>
              </table:table-cell>
              <table:table-cell office:value-type="float" office:value="0.50000004098241">
                <text:p>0.5000000409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00278666">
                <text:p>1.0000000278666</text:p>
              </table:table-cell>
              <table:table-cell office:value-type="float" office:value="0.49999982513308">
                <text:p>0.49999982513308</text:p>
              </table:table-cell>
              <table:table-cell office:value-type="float" office:value="0.99999915813">
                <text:p>0.99999915813</text:p>
              </table:table-cell>
              <table:table-cell office:value-type="float" office:value="0.50000044326831">
                <text:p>0.50000044326831</text:p>
              </table:table-cell>
              <table:table-cell office:value-type="float" office:value="1.0000000183751">
                <text:p>1.0000000183751</text:p>
              </table:table-cell>
              <table:table-cell office:value-type="float" office:value="0.49999975253078">
                <text:p>0.499999752530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000000004652">
                <text:p>1.0000000004652</text:p>
              </table:table-cell>
              <table:table-cell office:value-type="float" office:value="0.50000004939267">
                <text:p>0.50000004939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00967924">
                <text:p>1.0000000967924</text:p>
              </table:table-cell>
              <table:table-cell office:value-type="float" office:value="0.49999981276773">
                <text:p>0.49999981276773</text:p>
              </table:table-cell>
              <table:table-cell office:value-type="float" office:value="0.99999919275904">
                <text:p>0.99999919275904</text:p>
              </table:table-cell>
              <table:table-cell office:value-type="float" office:value="0.50000038266001">
                <text:p>0.50000038266001</text:p>
              </table:table-cell>
              <table:table-cell office:value-type="float" office:value="1.0000001140341">
                <text:p>1.0000001140341</text:p>
              </table:table-cell>
              <table:table-cell office:value-type="float" office:value="0.49999973372612">
                <text:p>0.499999733726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999997759044">
                <text:p>0.99999997759044</text:p>
              </table:table-cell>
              <table:table-cell office:value-type="float" office:value="0.50000005544675">
                <text:p>0.5000000554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01527323">
                <text:p>1.0000001527323</text:p>
              </table:table-cell>
              <table:table-cell office:value-type="float" office:value="0.49999980770164">
                <text:p>0.49999980770164</text:p>
              </table:table-cell>
              <table:table-cell office:value-type="float" office:value="0.99999924286166">
                <text:p>0.99999924286166</text:p>
              </table:table-cell>
              <table:table-cell office:value-type="float" office:value="0.50000032096797">
                <text:p>0.50000032096797</text:p>
              </table:table-cell>
              <table:table-cell office:value-type="float" office:value="1.0000001931043">
                <text:p>1.0000001931043</text:p>
              </table:table-cell>
              <table:table-cell office:value-type="float" office:value="0.49999972441861">
                <text:p>0.499999724418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999995793069">
                <text:p>0.99999995793069</text:p>
              </table:table-cell>
              <table:table-cell office:value-type="float" office:value="0.50000005925331">
                <text:p>0.5000000592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0196031">
                <text:p>1.000000196031</text:p>
              </table:table-cell>
              <table:table-cell office:value-type="float" office:value="0.4999998090617">
                <text:p>0.4999998090617</text:p>
              </table:table-cell>
              <table:table-cell office:value-type="float" office:value="0.9999993050689">
                <text:p>0.9999993050689</text:p>
              </table:table-cell>
              <table:table-cell office:value-type="float" office:value="0.5000002598053">
                <text:p>0.5000002598053</text:p>
              </table:table-cell>
              <table:table-cell office:value-type="float" office:value="1.0000002559639">
                <text:p>1.0000002559639</text:p>
              </table:table-cell>
              <table:table-cell office:value-type="float" office:value="0.4999997235127">
                <text:p>0.49999972351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999994163879">
                <text:p>0.99999994163879</text:p>
              </table:table-cell>
              <table:table-cell office:value-type="float" office:value="0.50000006095792">
                <text:p>0.5000000609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02272651">
                <text:p>1.0000002272651</text:p>
              </table:table-cell>
              <table:table-cell office:value-type="float" office:value="0.49999981595567">
                <text:p>0.49999981595567</text:p>
              </table:table-cell>
              <table:table-cell office:value-type="float" office:value="0.99999937619616">
                <text:p>0.99999937619616</text:p>
              </table:table-cell>
              <table:table-cell office:value-type="float" office:value="0.50000020057954">
                <text:p>0.50000020057954</text:p>
              </table:table-cell>
              <table:table-cell office:value-type="float" office:value="1.0000003033146">
                <text:p>1.0000003033146</text:p>
              </table:table-cell>
              <table:table-cell office:value-type="float" office:value="0.49999972987127">
                <text:p>0.499999729871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